
<file path=META-INF/manifest.xml><?xml version="1.0" encoding="utf-8"?>
<manifest:manifest xmlns:ooo="http://openoffice.org/2004/office" xmlns:xlink="http://www.w3.org/1999/xlink" xmlns:draw="urn:oasis:names:tc:opendocument:xmlns:drawing:1.0" xmlns:office="urn:oasis:names:tc:opendocument:xmlns:office:1.0" xmlns:table="urn:oasis:names:tc:opendocument:xmlns:table:1.0" xmlns:chart="urn:oasis:names:tc:opendocument:xmlns:chart:1.0" xmlns:ns41="urn:org:documentfoundation:names:experimental:office:xmlns:loext:1.0" xmlns:fo="urn:oasis:names:tc:opendocument:xmlns:xsl-fo-compatible:1.0" xmlns:presentation="urn:oasis:names:tc:opendocument:xmlns:presentation:1.0" xmlns:dc="http://purl.org/dc/elements/1.1/" xmlns:text="urn:oasis:names:tc:opendocument:xmlns:text:1.0" xmlns:manifest="urn:oasis:names:tc:opendocument:xmlns:manifest:1.0" xmlns:xml="http://www.w3.org/XML/1998/namespace" xmlns:meta="urn:oasis:names:tc:opendocument:xmlns:meta:1.0" xmlns:svg="urn:oasis:names:tc:opendocument:xmlns:svg-compatible:1.0" xmlns:config="urn:oasis:names:tc:opendocument:xmlns:config:1.0" xmlns:style="urn:oasis:names:tc:opendocument:xmlns:style: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2010000012C000000311E02546C94ADDD21.png" manifest:media-type="image/png"/>
  <manifest:file-entry manifest:full-path="Pictures/100002010000012C00000215468EF2A42BF7AF49.png" manifest:media-type="image/png"/>
  <manifest:file-entry manifest:full-path="Pictures/10000201000001F4000000CCE847254789CBBE07.png" manifest:media-type="image/png"/>
  <manifest:file-entry manifest:full-path="Pictures/100002010000012C00000065B3897A72C518FC2A.png" manifest:media-type="image/png"/>
  <manifest:file-entry manifest:full-path="Pictures/100002010000012C0000021581CEA1E4A2938814.png" manifest:media-type="image/png"/>
  <manifest:file-entry manifest:full-path="Pictures/100002010000012C0000009B96F0F434D0EC8B2E.png" manifest:media-type="image/png"/>
  <manifest:file-entry manifest:full-path="Pictures/100002010000012C000002151477FFFB16C18CEE.png" manifest:media-type="image/png"/>
  <manifest:file-entry manifest:full-path="Pictures/100002010000012C0000021544BD6B388F891BCB.png" manifest:media-type="image/png"/>
  <manifest:file-entry manifest:full-path="Pictures/100002010000012C000000878EEFC8F5FC76FC56.png" manifest:media-type="image/png"/>
  <manifest:file-entry manifest:full-path="Pictures/100002010000012C0000006793E66965B950116E.png" manifest:media-type="image/png"/>
  <manifest:file-entry manifest:full-path="Pictures/1000020100000104000000E4E26B8F10E7C476E2.png" manifest:media-type="image/png"/>
  <manifest:file-entry manifest:full-path="Pictures/100002010000012C00000215E250BFE9748B498E.png" manifest:media-type="image/png"/>
  <manifest:file-entry manifest:full-path="Pictures/100002010000012C00000215F75ED2B50E019636.png" manifest:media-type="image/png"/>
  <manifest:file-entry manifest:full-path="Pictures/100002010000012C00000215F5CBA686F3A79F7C.png" manifest:media-type="image/png"/>
  <manifest:file-entry manifest:full-path="Pictures/100002010000012C00000215C2BB6BC0CA43DF2C.png" manifest:media-type="image/png"/>
  <manifest:file-entry manifest:full-path="Pictures/100002010000012C00000215A60D03235551B47C.png" manifest:media-type="image/png"/>
  <manifest:file-entry manifest:full-path="Pictures/100002010000012C00000215794AA2BE35FA88D3.png" manifest:media-type="image/png"/>
  <manifest:file-entry manifest:full-path="Pictures/100002010000012C0000021516C2AD8FE03E9F16.png" manifest:media-type="image/png"/>
  <manifest:file-entry manifest:full-path="Pictures/100002010000012C0000021587B918B438CEF4E1.png" manifest:media-type="image/png"/>
  <manifest:file-entry manifest:full-path="Pictures/100002010000012C000002153E08B84A7991DC8F.png" manifest:media-type="image/png"/>
  <manifest:file-entry manifest:full-path="Pictures/100002010000012C00000215E48B7117614C3EAB.png" manifest:media-type="image/png"/>
  <manifest:file-entry manifest:full-path="Pictures/10000201000001F4000000FA90CB0F3D1EF30227.png" manifest:media-type="image/png"/>
  <manifest:file-entry manifest:full-path="Pictures/10000201000003C0000001F48EC03D9B465E67AB.png" manifest:media-type="image/png"/>
  <manifest:file-entry manifest:full-path="Pictures/100002010000012C00000215C14289FF2FE943B7.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manifest.rdf" manifest:media-type="application/rdf+xml"/>
  <manifest:file-entry manifest:full-path="Configurations2/" manifest:media-type="application/vnd.sun.xml.ui.configuration"/>
  <manifest:file-entry manifest:full-path="layout-cache" manifest:media-type="application/binary"/>
</manifest:manifest>
</file>

<file path=content.xml><?xml version="1.0" encoding="utf-8"?>
<office:document-content xmlns:ooo="http://openoffice.org/2004/office" xmlns:xlink="http://www.w3.org/1999/xlink" xmlns:draw="urn:oasis:names:tc:opendocument:xmlns:drawing:1.0" xmlns:office="urn:oasis:names:tc:opendocument:xmlns:office:1.0" xmlns:table="urn:oasis:names:tc:opendocument:xmlns:table:1.0" xmlns:chart="urn:oasis:names:tc:opendocument:xmlns:chart:1.0" xmlns:ns41="urn:org:documentfoundation:names:experimental:office:xmlns:loext:1.0" xmlns:fo="urn:oasis:names:tc:opendocument:xmlns:xsl-fo-compatible:1.0" xmlns:presentation="urn:oasis:names:tc:opendocument:xmlns:presentation:1.0" xmlns:dc="http://purl.org/dc/elements/1.1/" xmlns:text="urn:oasis:names:tc:opendocument:xmlns:text:1.0" xmlns:manifest="urn:oasis:names:tc:opendocument:xmlns:manifest:1.0" xmlns:xml="http://www.w3.org/XML/1998/namespace" xmlns:meta="urn:oasis:names:tc:opendocument:xmlns:meta:1.0" xmlns:svg="urn:oasis:names:tc:opendocument:xmlns:svg-compatible:1.0" xmlns:config="urn:oasis:names:tc:opendocument:xmlns:config:1.0" xmlns:style="urn:oasis:names:tc:opendocument:xmlns:style:1.0" office:version="1.2">
  <office:font-face-decls>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system" style:name="Georgia1" svg:font-family="Georgi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system" style:name="Georgia1" svg:font-family="Georgia" style:font-pitch="variable"/>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system" style:name="Georgia1" svg:font-family="Georgi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office:font-face-decls>
  <office:automatic-styles>
    <style:style style:family="paragraph" style:parent-style-name="Standard" style:name="P1">
      <ns41:graphic-properties draw:fill-color="#ffffff" draw:fill="solid"/>
      <style:paragraph-properties fo:margin-top="0.0835in" fo:margin-bottom="0.0835in" fo:line-height="100%" fo:background-color="#ffffff" ns41:contextual-spacing="false"/>
    </style:style>
    <style:style style:family="paragraph" style:parent-style-name="Standard" style:master-page-name="Standard" style:name="P2">
      <ns41:graphic-properties draw:fill-color="#ffffff" draw:fill="solid"/>
      <style:paragraph-properties style:page-number="1" fo:line-height="100%" fo:margin-top="0.0835in" fo:margin-bottom="0.0835in" fo:background-color="#ffffff" ns41:contextual-spacing="false"/>
    </style:style>
    <style:style style:family="paragraph" style:parent-style-name="Standard" style:name="P3">
      <style:paragraph-properties fo:margin-top="0in" fo:margin-bottom="0in" ns41:contextual-spacing="false"/>
    </style:style>
    <style:style style:family="paragraph" style:parent-style-name="Standard" style:name="P4">
      <style:paragraph-properties fo:margin-top="0in" fo:margin-bottom="0in" fo:line-height="130%" ns41:contextual-spacing="false"/>
    </style:style>
    <style:style style:family="paragraph" style:parent-style-name="Standard" style:name="P5" style:list-style-name="WWNum5">
      <style:paragraph-properties fo:line-height="100%" style:auto-text-indent="false" fo:text-indent="-0.25in" fo:margin-right="0in" fo:margin-top="0.0417in" fo:margin-bottom="0.0138in" fo:margin-left="0.75in" ns41:contextual-spacing="true"/>
    </style:style>
    <style:style style:family="paragraph" style:parent-style-name="Standard" style:name="P6" style:list-style-name="WWNum1">
      <style:paragraph-properties fo:line-height="100%" style:auto-text-indent="false" fo:text-indent="-0.25in" fo:margin-right="0in" fo:margin-top="0.0417in" fo:margin-bottom="0.0138in" fo:margin-left="0.75in" ns41:contextual-spacing="true"/>
    </style:style>
    <style:style style:family="paragraph" style:parent-style-name="Standard" style:name="P7" style:list-style-name="WWNum2">
      <style:paragraph-properties fo:line-height="100%" style:auto-text-indent="false" fo:text-indent="-0.25in" fo:margin-right="0in" fo:margin-top="0.0417in" fo:margin-bottom="0.0138in" fo:margin-left="0.75in" ns41:contextual-spacing="true"/>
    </style:style>
    <style:style style:family="paragraph" style:parent-style-name="Standard" style:name="P8" style:list-style-name="WWNum3">
      <style:paragraph-properties fo:line-height="100%" style:auto-text-indent="false" fo:text-indent="-0.25in" fo:margin-right="0in" fo:margin-top="0.0417in" fo:margin-bottom="0.0138in" fo:margin-left="0.75in" ns41:contextual-spacing="true"/>
    </style:style>
    <style:style style:family="paragraph" style:parent-style-name="Standard" style:name="P9" style:list-style-name="WWNum4">
      <style:paragraph-properties fo:line-height="100%" style:auto-text-indent="false" fo:text-indent="-0.25in" fo:margin-right="0in" fo:margin-top="0.0417in" fo:margin-bottom="0.0138in" fo:margin-left="0.75in" ns41:contextual-spacing="true"/>
    </style:style>
    <style:style style:family="paragraph" style:parent-style-name="Heading_20_2" style:name="P10">
      <style:paragraph-properties fo:border-left="none" fo:keep-with-next="auto" fo:border-right="none" fo:line-height="130%" fo:margin-top="0.2362in" fo:keep-together="auto" fo:margin-bottom="0.0555in" ns41:contextual-spacing="false" fo:border-top="none" fo:border-bottom="0.74pt solid #a2a9b1" fo:padding="0in"/>
    </style:style>
    <style:style style:family="paragraph" style:parent-style-name="Heading_20_3" style:name="P11">
      <style:paragraph-properties fo:margin-top="0.0555in" fo:padding-right="0in" fo:keep-with-next="auto" fo:padding-bottom="0in" fo:line-height="160%" fo:padding-left="0in" fo:keep-together="auto" fo:margin-bottom="0in" ns41:contextual-spacing="false" fo:border="none" fo:padding-top="0.0835in"/>
    </style:style>
    <style:style style:family="paragraph" style:parent-style-name="Heading_20_4" style:name="P12">
      <style:paragraph-properties fo:margin-top="0.0417in" fo:padding-right="0in" fo:keep-with-next="auto" fo:padding-bottom="0in" fo:line-height="160%" fo:padding-left="0in" fo:keep-together="auto" fo:margin-bottom="0in" ns41:contextual-spacing="false" fo:border="none" fo:padding-top="0.0693in"/>
    </style:style>
    <style:style style:family="text" style:name="T1">
      <style:text-properties style:font-size-complex="10.5pt" fo:color="#222222" style:font-size-asian="10.5pt" fo:font-size="10.5pt"/>
    </style:style>
    <style:style style:family="text" style:name="T2">
      <style:text-properties style:font-size-complex="10.5pt" fo:color="#222222" style:font-size-asian="10.5pt" fo:background-color="#ffffff" fo:font-size="10.5pt"/>
    </style:style>
    <style:style style:family="text" style:name="T3">
      <style:text-properties style:font-size-complex="10.5pt" fo:color="#222222" style:font-size-asian="10.5pt" fo:font-size="10.5pt" fo:font-weight="bold" style:font-weight-asian="bold"/>
    </style:style>
    <style:style style:family="text" style:name="T4">
      <style:text-properties style:font-size-complex="10.5pt" fo:color="#222222" style:font-size-asian="10.5pt" fo:font-size="10.5pt" fo:font-weight="bold" style:font-weight-asian="bold" fo:background-color="#ffffff"/>
    </style:style>
    <style:style style:family="text" style:name="T5">
      <style:text-properties style:font-size-complex="10.5pt" fo:color="#222222" style:font-size-asian="10.5pt" fo:font-size="10.5pt" ns41:char-shading-value="0" fo:background-color="#ebf1f5"/>
    </style:style>
    <style:style style:family="text" style:name="T6">
      <style:text-properties style:font-size-complex="10.5pt" fo:color="#222222" style:font-style-asian="italic" style:font-size-asian="10.5pt" fo:font-size="10.5pt" fo:font-style="italic"/>
    </style:style>
    <style:style style:family="text" style:name="T7">
      <style:text-properties style:font-size-complex="17pt" fo:color="#222222" style:font-size-asian="17pt" style:font-name-complex="Georgia1" style:font-name="Georgia" fo:font-size="17pt" fo:background-color="#ffffff" style:font-name-asian="Georgia1"/>
    </style:style>
    <style:style style:family="text" style:name="T8">
      <style:text-properties style:font-size-complex="15.5pt" fo:color="#222222" style:font-size-asian="15.5pt" fo:font-size="15.5pt" fo:font-weight="bold" style:font-weight-asian="bold" fo:background-color="#ffffff"/>
    </style:style>
    <style:style style:family="text" style:name="T9">
      <style:text-properties ns41:char-shading-value="0" fo:color="#222222" fo:background-color="#ebf1f5"/>
    </style:style>
    <style:style style:family="text" style:name="T10">
      <style:text-properties style:font-size-complex="11pt" fo:color="#555555" style:font-size-asian="11pt" fo:background-color="#ffffff" fo:font-size="11pt"/>
    </style:style>
    <style:style style:family="text" style:name="T11">
      <style:text-properties style:font-size-complex="10.5pt" style:text-underline-style="solid" style:font-size-asian="10.5pt" fo:font-size="10.5pt" fo:font-weight="bold" style:font-weight-asian="bold" fo:color="#1155cc" style:text-underline-width="auto" style:text-underline-color="font-color"/>
    </style:style>
    <style:style style:family="text" style:name="T12">
      <style:text-properties style:font-size-complex="11pt" style:text-underline-width="auto" fo:color="#1155cc" style:font-size-asian="11pt" fo:font-size="11pt" fo:font-weight="bold" style:font-weight-asian="bold" style:text-underline-color="font-color" fo:background-color="#ffffff" style:text-underline-style="solid"/>
    </style:style>
    <style:style style:family="paragraph" style:parent-style-name="Standard_doc1" style:name="P1_doc1">
      <ns41:graphic-properties draw:fill-color="#ffffff" draw:fill="solid"/>
      <style:paragraph-properties fo:margin-top="0.0835in" fo:margin-bottom="0.0835in" fo:line-height="100%" fo:background-color="#ffffff" ns41:contextual-spacing="false"/>
    </style:style>
    <style:style style:family="paragraph" style:parent-style-name="Standard_doc1" style:name="P2_doc1">
      <style:paragraph-properties fo:margin-top="0in" fo:margin-bottom="0in" ns41:contextual-spacing="false"/>
    </style:style>
    <style:style style:family="paragraph" style:parent-style-name="Standard_doc1" style:name="P3_doc1">
      <style:paragraph-properties fo:text-align="center" style:justify-single-word="false" fo:margin-bottom="0in" ns41:contextual-spacing="false" fo:margin-top="0in"/>
    </style:style>
    <style:style style:family="paragraph" style:parent-style-name="Standard_doc1" style:name="P4_doc1">
      <style:paragraph-properties style:justify-single-word="false" fo:line-height="100%" fo:text-align="center" fo:margin-top="0in" fo:margin-bottom="0.0693in" ns41:contextual-spacing="false"/>
    </style:style>
    <style:style style:family="paragraph" style:parent-style-name="Standard_doc1" style:name="P5_doc1" style:list-style-name="WWNum1">
      <style:paragraph-properties fo:line-height="100%" style:auto-text-indent="false" fo:text-indent="-0.25in" fo:margin-right="0in" fo:margin-top="0.0417in" fo:margin-bottom="0.0138in" fo:margin-left="0.5in" ns41:contextual-spacing="true"/>
    </style:style>
    <style:style style:family="paragraph" style:parent-style-name="Standard_doc1" style:name="P6_doc1">
      <style:paragraph-properties fo:margin-top="0.0417in" fo:margin-bottom="0.0138in" fo:line-height="100%" ns41:contextual-spacing="false"/>
      <style:text-properties style:font-size-complex="10.5pt" fo:color="#222222" style:font-size-asian="10.5pt" fo:font-size="10.5pt"/>
    </style:style>
    <style:style style:family="paragraph" style:parent-style-name="Heading_20_2_doc1" style:name="P7_doc1">
      <style:paragraph-properties fo:border-left="none" fo:keep-with-next="auto" fo:border-right="none" fo:line-height="130%" fo:margin-top="0.2362in" fo:keep-together="auto" fo:margin-bottom="0.0555in" ns41:contextual-spacing="false" fo:border-top="none" fo:border-bottom="0.74pt solid #a2a9b1" fo:padding="0in"/>
    </style:style>
    <style:style style:family="paragraph" style:parent-style-name="Heading_20_2_doc1" style:master-page-name="Standard" style:name="P8_doc1">
      <style:paragraph-properties fo:border-bottom="0.74pt solid #a2a9b1" fo:margin-top="0.2362in" style:page-number="1" fo:keep-with-next="auto" fo:border-right="none" fo:line-height="130%" fo:keep-together="auto" fo:margin-bottom="0.0555in" ns41:contextual-spacing="false" fo:border-top="none" fo:border-left="none" fo:padding="0in"/>
    </style:style>
    <style:style style:family="text" style:name="T1_doc1">
      <style:text-properties style:font-size-complex="17pt" fo:color="#222222" style:font-size-asian="17pt" style:font-name-complex="Georgia1" style:font-name="Georgia" fo:font-size="17pt" fo:background-color="#ffffff" style:font-name-asian="Georgia1"/>
    </style:style>
    <style:style style:family="text" style:name="T2_doc1">
      <style:text-properties style:font-size-complex="10.5pt" fo:color="#222222" style:font-size-asian="10.5pt" fo:font-size="10.5pt"/>
    </style:style>
    <style:style style:family="text" style:name="T4_doc1">
      <style:text-properties style:font-size-complex="10.5pt" style:text-underline-style="solid" style:font-size-asian="10.5pt" fo:font-size="10.5pt" fo:font-weight="bold" style:font-weight-asian="bold" fo:color="#1155cc" style:text-underline-width="auto" style:text-underline-color="font-color"/>
    </style:style>
    <style:style style:family="paragraph" style:parent-style-name="Standard_doc2" style:name="P1_doc2">
      <ns41:graphic-properties draw:fill-color="#ffffff" draw:fill="solid"/>
      <style:paragraph-properties fo:margin-top="0.0835in" fo:margin-bottom="0.0835in" fo:line-height="100%" fo:background-color="#ffffff" ns41:contextual-spacing="false"/>
    </style:style>
    <style:style style:family="paragraph" style:parent-style-name="Standard_doc2" style:name="P2_doc2" style:list-style-name="WWNum13">
      <style:paragraph-properties fo:line-height="100%" style:auto-text-indent="false" fo:text-indent="-0.25in" fo:margin-right="0in" fo:margin-top="0.0417in" fo:margin-bottom="0.0138in" fo:margin-left="0.75in" ns41:contextual-spacing="true"/>
    </style:style>
    <style:style style:family="paragraph" style:parent-style-name="Standard_doc2" style:name="P3_doc2" style:list-style-name="WWNum18">
      <style:paragraph-properties fo:line-height="100%" style:auto-text-indent="false" fo:text-indent="-0.25in" fo:margin-right="0in" fo:margin-top="0.0417in" fo:margin-bottom="0.0138in" fo:margin-left="0.75in" ns41:contextual-spacing="true"/>
    </style:style>
    <style:style style:family="paragraph" style:parent-style-name="Standard_doc2" style:name="P4_doc2" style:list-style-name="WWNum10">
      <style:paragraph-properties fo:line-height="100%" style:auto-text-indent="false" fo:text-indent="-0.25in" fo:margin-right="0in" fo:margin-top="0.0417in" fo:margin-bottom="0.0138in" fo:margin-left="0.75in" ns41:contextual-spacing="true"/>
    </style:style>
    <style:style style:family="paragraph" style:parent-style-name="Standard_doc2" style:name="P5_doc2" style:list-style-name="WWNum11">
      <style:paragraph-properties fo:line-height="100%" style:auto-text-indent="false" fo:text-indent="-0.25in" fo:margin-right="0in" fo:margin-top="0.0417in" fo:margin-bottom="0.0138in" fo:margin-left="0.75in" ns41:contextual-spacing="true"/>
    </style:style>
    <style:style style:family="paragraph" style:parent-style-name="Standard_doc2" style:name="P6_doc2" style:list-style-name="WWNum2">
      <style:paragraph-properties fo:line-height="100%" style:auto-text-indent="false" fo:text-indent="-0.25in" fo:margin-right="0in" fo:margin-top="0.0417in" fo:margin-bottom="0.0138in" fo:margin-left="0.75in" ns41:contextual-spacing="true"/>
    </style:style>
    <style:style style:family="paragraph" style:parent-style-name="Standard_doc2" style:name="P7_doc2" style:list-style-name="WWNum8">
      <style:paragraph-properties fo:line-height="100%" style:auto-text-indent="false" fo:text-indent="-0.25in" fo:margin-right="0in" fo:margin-top="0.0417in" fo:margin-bottom="0.0138in" fo:margin-left="0.75in" ns41:contextual-spacing="true"/>
    </style:style>
    <style:style style:family="paragraph" style:parent-style-name="Standard_doc2" style:name="P8_doc2" style:list-style-name="WWNum5">
      <style:paragraph-properties fo:line-height="100%" style:auto-text-indent="false" fo:text-indent="-0.25in" fo:margin-right="0in" fo:margin-top="0.0417in" fo:margin-bottom="0.0138in" fo:margin-left="0.75in" ns41:contextual-spacing="true"/>
    </style:style>
    <style:style style:family="paragraph" style:parent-style-name="Standard_doc2" style:name="P9_doc2" style:list-style-name="WWNum20">
      <style:paragraph-properties fo:line-height="100%" style:auto-text-indent="false" fo:text-indent="-0.25in" fo:margin-right="0in" fo:margin-top="0.0417in" fo:margin-bottom="0.0138in" fo:margin-left="0.75in" ns41:contextual-spacing="true"/>
    </style:style>
    <style:style style:family="paragraph" style:parent-style-name="Standard_doc2" style:name="P10_doc2" style:list-style-name="WWNum12">
      <style:paragraph-properties fo:line-height="100%" style:auto-text-indent="false" fo:text-indent="-0.25in" fo:margin-right="0in" fo:margin-top="0.0417in" fo:margin-bottom="0.0138in" fo:margin-left="0.75in" ns41:contextual-spacing="true"/>
    </style:style>
    <style:style style:family="paragraph" style:parent-style-name="Standard_doc2" style:name="P11_doc2" style:list-style-name="WWNum15">
      <style:paragraph-properties fo:line-height="100%" style:auto-text-indent="false" fo:text-indent="-0.25in" fo:margin-right="0in" fo:margin-top="0.0417in" fo:margin-bottom="0.0138in" fo:margin-left="0.75in" ns41:contextual-spacing="true"/>
    </style:style>
    <style:style style:family="paragraph" style:parent-style-name="Standard_doc2" style:name="P12_doc2" style:list-style-name="WWNum13">
      <style:paragraph-properties fo:line-height="100%" style:auto-text-indent="false" fo:text-indent="-0.25in" fo:margin-right="0in" fo:margin-top="0.0835in" fo:margin-bottom="0.028in" fo:margin-left="1.4862in" ns41:contextual-spacing="true"/>
    </style:style>
    <style:style style:family="paragraph" style:parent-style-name="Standard_doc2" style:name="P13_doc2" style:list-style-name="WWNum18">
      <style:paragraph-properties fo:line-height="100%" style:auto-text-indent="false" fo:text-indent="-0.25in" fo:margin-right="0in" fo:margin-top="0.0835in" fo:margin-bottom="0.028in" fo:margin-left="1.4862in" ns41:contextual-spacing="true"/>
    </style:style>
    <style:style style:family="paragraph" style:parent-style-name="Standard_doc2" style:name="P14_doc2" style:list-style-name="WWNum15">
      <style:paragraph-properties fo:line-height="100%" style:auto-text-indent="false" fo:text-indent="-0.25in" fo:margin-right="0in" fo:margin-top="0.0835in" fo:margin-bottom="0.028in" fo:margin-left="1.4862in" ns41:contextual-spacing="true"/>
    </style:style>
    <style:style style:family="paragraph" style:parent-style-name="Standard_doc2" style:name="P15_doc2">
      <style:paragraph-properties style:justify-single-word="false" fo:line-height="100%" style:auto-text-indent="false" fo:text-indent="0in" fo:margin-right="0in" fo:text-align="center" fo:margin-top="0.0835in" fo:margin-bottom="0.1945in" fo:margin-left="0.2083in" ns41:contextual-spacing="false"/>
    </style:style>
    <style:style style:family="paragraph" style:parent-style-name="Standard_doc2" style:name="P16_doc2" style:list-style-name="WWNum4">
      <style:paragraph-properties fo:line-height="100%" style:auto-text-indent="false" fo:text-indent="-0.25in" fo:margin-right="0in" fo:margin-top="0.0417in" fo:margin-bottom="0.0138in" fo:margin-left="0.9862in" ns41:contextual-spacing="true"/>
    </style:style>
    <style:style style:family="paragraph" style:parent-style-name="Standard_doc2" style:name="P17_doc2" style:list-style-name="WWNum7">
      <style:paragraph-properties fo:line-height="100%" style:auto-text-indent="false" fo:text-indent="-0.25in" fo:margin-right="0in" fo:margin-top="0.0417in" fo:margin-bottom="0.0138in" fo:margin-left="0.9862in" ns41:contextual-spacing="true"/>
    </style:style>
    <style:style style:family="paragraph" style:parent-style-name="Standard_doc2" style:name="P18_doc2" style:list-style-name="WWNum3">
      <style:paragraph-properties fo:line-height="100%" style:auto-text-indent="false" fo:text-indent="-0.25in" fo:margin-right="0in" fo:margin-top="0.0417in" fo:margin-bottom="0.0138in" fo:margin-left="0.9862in" ns41:contextual-spacing="true"/>
    </style:style>
    <style:style style:family="paragraph" style:parent-style-name="Standard_doc2" style:name="P19_doc2" style:list-style-name="WWNum16">
      <style:paragraph-properties fo:line-height="100%" style:auto-text-indent="false" fo:text-indent="-0.25in" fo:margin-right="0in" fo:margin-top="0.0417in" fo:margin-bottom="0.0138in" fo:margin-left="0.9862in" ns41:contextual-spacing="true"/>
    </style:style>
    <style:style style:family="paragraph" style:parent-style-name="Standard_doc2" style:name="P20_doc2" style:list-style-name="WWNum17">
      <style:paragraph-properties fo:line-height="100%" style:auto-text-indent="false" fo:text-indent="-0.25in" fo:margin-right="0in" fo:margin-top="0.0417in" fo:margin-bottom="0.0138in" fo:margin-left="0.9862in" ns41:contextual-spacing="true"/>
    </style:style>
    <style:style style:family="paragraph" style:parent-style-name="Standard_doc2" style:name="P21_doc2" style:list-style-name="WWNum9">
      <style:paragraph-properties fo:line-height="100%" style:auto-text-indent="false" fo:text-indent="-0.25in" fo:margin-right="0in" fo:margin-top="0.0417in" fo:margin-bottom="0.0138in" fo:margin-left="0.9862in" ns41:contextual-spacing="true"/>
    </style:style>
    <style:style style:family="paragraph" style:parent-style-name="Standard_doc2" style:name="P22_doc2" style:list-style-name="WWNum6">
      <style:paragraph-properties fo:line-height="100%" style:auto-text-indent="false" fo:text-indent="-0.25in" fo:margin-right="0in" fo:margin-top="0.0417in" fo:margin-bottom="0.0138in" fo:margin-left="0.9862in" ns41:contextual-spacing="true"/>
    </style:style>
    <style:style style:family="paragraph" style:parent-style-name="Standard_doc2" style:name="P23_doc2" style:list-style-name="WWNum14">
      <style:paragraph-properties fo:line-height="100%" style:auto-text-indent="false" fo:text-indent="-0.25in" fo:margin-right="0in" fo:margin-top="0.0417in" fo:margin-bottom="0.0138in" fo:margin-left="0.9862in" ns41:contextual-spacing="true"/>
    </style:style>
    <style:style style:family="paragraph" style:parent-style-name="Standard_doc2" style:name="P24_doc2" style:list-style-name="WWNum1">
      <style:paragraph-properties fo:line-height="100%" style:auto-text-indent="false" fo:text-indent="-0.25in" fo:margin-right="0in" fo:margin-top="0.0417in" fo:margin-bottom="0.0138in" fo:margin-left="0.9862in" ns41:contextual-spacing="true"/>
    </style:style>
    <style:style style:family="paragraph" style:parent-style-name="Standard_doc2" style:name="P25_doc2" style:list-style-name="WWNum19">
      <style:paragraph-properties fo:line-height="100%" style:auto-text-indent="false" fo:text-indent="-0.25in" fo:margin-right="0in" fo:margin-top="0.0417in" fo:margin-bottom="0.0138in" fo:margin-left="0.9862in" ns41:contextual-spacing="true"/>
    </style:style>
    <style:style style:family="paragraph" style:parent-style-name="Standard_doc2" style:name="P26_doc2" style:list-style-name="WWNum17">
      <style:paragraph-properties fo:line-height="100%" style:auto-text-indent="false" fo:text-indent="-0.25in" fo:margin-right="0in" fo:margin-top="0.0835in" fo:margin-bottom="0.028in" fo:margin-left="1.722in" ns41:contextual-spacing="true"/>
    </style:style>
    <style:style style:family="paragraph" style:parent-style-name="Standard_doc2" style:name="P27_doc2" style:list-style-name="WWNum9">
      <style:paragraph-properties fo:line-height="100%" style:auto-text-indent="false" fo:text-indent="-0.25in" fo:margin-right="0in" fo:margin-top="0.0835in" fo:margin-bottom="0.028in" fo:margin-left="1.722in" ns41:contextual-spacing="true"/>
    </style:style>
    <style:style style:family="paragraph" style:parent-style-name="Standard_doc2" style:name="P28_doc2" style:list-style-name="WWNum6">
      <style:paragraph-properties fo:line-height="100%" style:auto-text-indent="false" fo:text-indent="-0.25in" fo:margin-right="0in" fo:margin-top="0.0835in" fo:margin-bottom="0.028in" fo:margin-left="1.722in" ns41:contextual-spacing="true"/>
    </style:style>
    <style:style style:family="paragraph" style:parent-style-name="Standard_doc2" style:name="P29_doc2" style:list-style-name="WWNum14">
      <style:paragraph-properties fo:line-height="100%" style:auto-text-indent="false" fo:text-indent="-0.25in" fo:margin-right="0in" fo:margin-top="0.0835in" fo:margin-bottom="0.028in" fo:margin-left="1.9583in" ns41:contextual-spacing="true"/>
    </style:style>
    <style:style style:family="paragraph" style:parent-style-name="Standard_doc2" style:name="P30_doc2">
      <style:paragraph-properties fo:margin-top="0in" fo:margin-bottom="0in" ns41:contextual-spacing="false"/>
    </style:style>
    <style:style style:family="paragraph" style:parent-style-name="Standard_doc2" style:name="P31_doc2">
      <style:paragraph-properties fo:margin-top="0in" fo:margin-bottom="0in" fo:line-height="130%" ns41:contextual-spacing="false"/>
    </style:style>
    <style:style style:family="paragraph" style:parent-style-name="Heading_20_4_doc2" style:name="P32_doc2">
      <style:paragraph-properties fo:margin-top="0.0417in" fo:padding-right="0in" fo:keep-with-next="auto" fo:padding-bottom="0in" fo:line-height="160%" fo:padding-left="0in" fo:keep-together="auto" fo:margin-bottom="0in" ns41:contextual-spacing="false" fo:border="none" fo:padding-top="0.0693in"/>
    </style:style>
    <style:style style:family="paragraph" style:parent-style-name="Heading_20_2_doc2" style:name="P33_doc2">
      <style:paragraph-properties fo:border-left="none" fo:keep-with-next="auto" fo:border-right="none" fo:line-height="130%" fo:margin-top="0.2362in" fo:keep-together="auto" fo:margin-bottom="0.0555in" ns41:contextual-spacing="false" fo:border-top="none" fo:border-bottom="0.74pt solid #a2a9b1" fo:padding="0in"/>
    </style:style>
    <style:style style:family="paragraph" style:parent-style-name="Heading_20_2_doc2" style:master-page-name="Standard" style:name="P34_doc2">
      <style:paragraph-properties fo:border-bottom="0.74pt solid #a2a9b1" fo:margin-top="0.2362in" style:page-number="1" fo:keep-with-next="auto" fo:border-right="none" fo:line-height="130%" fo:keep-together="auto" fo:margin-bottom="0.0555in" ns41:contextual-spacing="false" fo:border-top="none" fo:border-left="none" fo:padding="0in"/>
    </style:style>
    <style:style style:family="paragraph" style:parent-style-name="Heading_20_3_doc2" style:name="P35_doc2">
      <style:paragraph-properties fo:margin-top="0.0555in" fo:padding-right="0in" fo:keep-with-next="auto" fo:padding-bottom="0in" fo:line-height="160%" fo:padding-left="0in" fo:keep-together="auto" fo:margin-bottom="0in" ns41:contextual-spacing="false" fo:border="none" fo:padding-top="0.0835in"/>
    </style:style>
    <style:style style:family="text" style:name="T1_doc2">
      <style:text-properties style:font-size-complex="17pt" fo:color="#222222" style:font-size-asian="17pt" style:font-name-complex="Georgia1" style:font-name="Georgia" fo:font-size="17pt" fo:background-color="#ffffff" style:font-name-asian="Georgia1"/>
    </style:style>
    <style:style style:family="text" style:name="T2_doc2">
      <style:text-properties style:font-size-complex="10.5pt" fo:color="#222222" style:font-size-asian="10.5pt" fo:font-size="10.5pt"/>
    </style:style>
    <style:style style:family="text" style:name="T3_doc2">
      <style:text-properties style:font-size-complex="10.5pt" fo:color="#222222" style:font-style-asian="italic" style:font-size-asian="10.5pt" fo:font-size="10.5pt" fo:font-style="italic"/>
    </style:style>
    <style:style style:family="text" style:name="T4_doc2">
      <style:text-properties style:font-size-complex="10.5pt" fo:color="#222222" style:font-size-asian="10.5pt" fo:font-size="10.5pt" fo:font-weight="bold" style:font-weight-asian="bold" fo:background-color="#ffffff"/>
    </style:style>
    <style:style style:family="text" style:name="T5_doc2">
      <style:text-properties style:font-size-complex="10.5pt" fo:color="#222222" style:font-size-asian="10.5pt" fo:font-size="10.5pt" fo:font-weight="bold" style:font-weight-asian="bold"/>
    </style:style>
    <style:style style:family="text" style:name="T6_doc2">
      <style:text-properties style:font-size-complex="15.5pt" fo:color="#222222" style:font-size-asian="15.5pt" fo:font-size="15.5pt" fo:font-weight="bold" style:font-weight-asian="bold" fo:background-color="#ffffff"/>
    </style:style>
    <style:style style:family="text" style:name="T7_doc2">
      <style:text-properties ns41:char-shading-value="0" fo:color="#222222" fo:background-color="#ebf1f5"/>
    </style:style>
    <style:style style:family="text" style:name="T9_doc2">
      <style:text-properties style:font-size-complex="10.5pt" style:text-underline-style="solid" style:font-size-asian="10.5pt" fo:font-size="10.5pt" fo:font-weight="bold" style:font-weight-asian="bold" fo:color="#a55858" style:text-underline-width="auto" style:text-underline-color="font-color"/>
    </style:style>
    <style:style style:family="text" style:name="T10_doc2">
      <style:text-properties style:font-size-complex="10.5pt" style:text-underline-style="solid" style:font-size-asian="10.5pt" fo:font-size="10.5pt" fo:font-weight="bold" style:font-weight-asian="bold" fo:color="#1155cc" style:text-underline-width="auto" style:text-underline-color="font-color"/>
    </style:style>
    <style:style style:family="paragraph" style:parent-style-name="Standard_doc3" style:name="P1_doc3">
      <ns41:graphic-properties draw:fill-color="#ffffff" draw:fill="solid"/>
      <style:paragraph-properties fo:margin-top="0.0835in" fo:margin-bottom="0.0835in" fo:line-height="100%" fo:background-color="#ffffff" ns41:contextual-spacing="false"/>
    </style:style>
    <style:style style:family="paragraph" style:parent-style-name="Standard_doc3" style:master-page-name="Standard" style:name="P2_doc3">
      <ns41:graphic-properties draw:fill-color="#ffffff" draw:fill="solid"/>
      <style:paragraph-properties style:page-number="1" fo:line-height="100%" fo:margin-top="0.0835in" fo:margin-bottom="0.0835in" fo:background-color="#ffffff" ns41:contextual-spacing="false"/>
    </style:style>
    <style:style style:family="paragraph" style:parent-style-name="Standard_doc3" style:name="P3_doc3" style:list-style-name="WWNum3">
      <style:paragraph-properties fo:line-height="100%" style:auto-text-indent="false" fo:text-indent="-0.25in" fo:margin-right="0in" fo:margin-top="0.0417in" fo:margin-bottom="0.0138in" fo:margin-left="0.75in" ns41:contextual-spacing="true"/>
    </style:style>
    <style:style style:family="paragraph" style:parent-style-name="Standard_doc3" style:name="P4_doc3" style:list-style-name="WWNum10">
      <style:paragraph-properties fo:line-height="100%" style:auto-text-indent="false" fo:text-indent="-0.25in" fo:margin-right="0in" fo:margin-top="0.0417in" fo:margin-bottom="0.0138in" fo:margin-left="0.75in" ns41:contextual-spacing="true"/>
    </style:style>
    <style:style style:family="paragraph" style:parent-style-name="Standard_doc3" style:name="P5_doc3" style:list-style-name="WWNum7">
      <style:paragraph-properties fo:line-height="100%" style:auto-text-indent="false" fo:text-indent="-0.25in" fo:margin-right="0in" fo:margin-top="0.0417in" fo:margin-bottom="0.0138in" fo:margin-left="0.75in" ns41:contextual-spacing="true"/>
    </style:style>
    <style:style style:family="paragraph" style:parent-style-name="Standard_doc3" style:name="P6_doc3" style:list-style-name="WWNum4">
      <style:paragraph-properties fo:line-height="100%" style:auto-text-indent="false" fo:text-indent="-0.25in" fo:margin-right="0in" fo:margin-top="0.0417in" fo:margin-bottom="0.0138in" fo:margin-left="0.75in" ns41:contextual-spacing="true"/>
    </style:style>
    <style:style style:family="paragraph" style:parent-style-name="Standard_doc3" style:name="P7_doc3" style:list-style-name="WWNum6">
      <style:paragraph-properties fo:line-height="100%" style:auto-text-indent="false" fo:text-indent="-0.25in" fo:margin-right="0in" fo:margin-top="0.0417in" fo:margin-bottom="0.0138in" fo:margin-left="0.75in" ns41:contextual-spacing="true"/>
    </style:style>
    <style:style style:family="paragraph" style:parent-style-name="Standard_doc3" style:name="P8_doc3" style:list-style-name="WWNum1">
      <style:paragraph-properties fo:line-height="100%" style:auto-text-indent="false" fo:text-indent="-0.25in" fo:margin-right="0in" fo:margin-top="0.0417in" fo:margin-bottom="0.0138in" fo:margin-left="0.75in" ns41:contextual-spacing="true"/>
    </style:style>
    <style:style style:family="paragraph" style:parent-style-name="Standard_doc3" style:name="P9_doc3" style:list-style-name="WWNum8">
      <style:paragraph-properties fo:line-height="100%" style:auto-text-indent="false" fo:text-indent="-0.25in" fo:margin-right="0in" fo:margin-top="0.0417in" fo:margin-bottom="0.0138in" fo:margin-left="0.75in" ns41:contextual-spacing="true"/>
    </style:style>
    <style:style style:family="paragraph" style:parent-style-name="Standard_doc3" style:name="P10_doc3" style:list-style-name="WWNum5">
      <style:paragraph-properties fo:line-height="100%" style:auto-text-indent="false" fo:text-indent="-0.25in" fo:margin-right="0in" fo:margin-top="0.0417in" fo:margin-bottom="0.0138in" fo:margin-left="0.75in" ns41:contextual-spacing="true"/>
    </style:style>
    <style:style style:family="paragraph" style:parent-style-name="Standard_doc3" style:name="P11_doc3" style:list-style-name="WWNum2">
      <style:paragraph-properties fo:line-height="100%" style:auto-text-indent="false" fo:text-indent="-0.25in" fo:margin-right="0in" fo:margin-top="0.0417in" fo:margin-bottom="0.0138in" fo:margin-left="0.75in" ns41:contextual-spacing="true"/>
    </style:style>
    <style:style style:family="paragraph" style:parent-style-name="Standard_doc3" style:name="P12_doc3" style:list-style-name="WWNum9">
      <style:paragraph-properties fo:line-height="100%" style:auto-text-indent="false" fo:text-indent="-0.25in" fo:margin-right="0in" fo:margin-top="0.0417in" fo:margin-bottom="0.0555in" fo:margin-left="0.5in" ns41:contextual-spacing="true"/>
    </style:style>
    <style:style style:family="paragraph" style:parent-style-name="Standard_doc3" style:name="P13_doc3" style:list-style-name="WWNum7">
      <style:paragraph-properties fo:line-height="100%" style:auto-text-indent="false" fo:text-indent="-0.25in" fo:margin-right="0in" fo:margin-top="0.0835in" fo:margin-bottom="0.028in" fo:margin-left="1.4862in" ns41:contextual-spacing="true"/>
    </style:style>
    <style:style style:family="paragraph" style:parent-style-name="Standard_doc3" style:name="P14_doc3" style:list-style-name="WWNum6">
      <style:paragraph-properties fo:line-height="100%" style:auto-text-indent="false" fo:text-indent="-0.25in" fo:margin-right="0in" fo:margin-top="0.0835in" fo:margin-bottom="0.028in" fo:margin-left="1.4862in" ns41:contextual-spacing="true"/>
    </style:style>
    <style:style style:family="paragraph" style:parent-style-name="Standard_doc3" style:name="P15_doc3" style:list-style-name="WWNum6">
      <style:paragraph-properties fo:line-height="100%" style:auto-text-indent="false" fo:text-indent="-0.25in" fo:margin-right="0in" fo:margin-top="0.1252in" fo:margin-bottom="0.0417in" fo:margin-left="2.222in" ns41:contextual-spacing="true"/>
    </style:style>
    <style:style style:family="paragraph" style:parent-style-name="Standard_doc3" style:name="P16_doc3" style:list-style-name="WWNum6">
      <style:paragraph-properties fo:line-height="100%" style:auto-text-indent="false" fo:text-indent="-0.25in" fo:margin-right="0in" fo:margin-top="0.1665in" fo:margin-bottom="0.0555in" fo:margin-left="2.9583in" ns41:contextual-spacing="true"/>
    </style:style>
    <style:style style:family="paragraph" style:parent-style-name="Standard_doc3" style:name="P17_doc3">
      <style:paragraph-properties fo:margin-top="0in" fo:margin-bottom="0in" ns41:contextual-spacing="false"/>
    </style:style>
    <style:style style:family="paragraph" style:parent-style-name="Heading_20_2_doc3" style:name="P18_doc3">
      <style:paragraph-properties fo:border-left="none" fo:keep-with-next="auto" fo:border-right="none" fo:line-height="130%" fo:margin-top="0.2362in" fo:keep-together="auto" fo:margin-bottom="0.0555in" ns41:contextual-spacing="false" fo:border-top="none" fo:border-bottom="0.74pt solid #a2a9b1" fo:padding="0in"/>
    </style:style>
    <style:style style:family="paragraph" style:parent-style-name="Heading_20_3_doc3" style:name="P19_doc3">
      <style:paragraph-properties fo:margin-top="0.0555in" fo:padding-right="0in" fo:keep-with-next="auto" fo:padding-bottom="0in" fo:line-height="160%" fo:padding-left="0in" fo:keep-together="auto" fo:margin-bottom="0in" ns41:contextual-spacing="false" fo:border="none" fo:padding-top="0.0835in"/>
    </style:style>
    <style:style style:family="text" style:name="T1_doc3">
      <style:text-properties style:font-size-complex="10.5pt" fo:color="#222222" style:font-size-asian="10.5pt" fo:font-size="10.5pt"/>
    </style:style>
    <style:style style:family="text" style:name="T2_doc3">
      <style:text-properties style:font-size-complex="10.5pt" fo:color="#222222" style:font-size-asian="10.5pt" fo:font-size="10.5pt" ns41:char-shading-value="0" fo:background-color="#ebf1f5"/>
    </style:style>
    <style:style style:family="text" style:name="T3_doc3">
      <style:text-properties style:font-size-complex="17pt" fo:color="#222222" style:font-size-asian="17pt" style:font-name-complex="Georgia1" style:font-name="Georgia" fo:font-size="17pt" fo:background-color="#ffffff" style:font-name-asian="Georgia1"/>
    </style:style>
    <style:style style:family="text" style:name="T4_doc3">
      <style:text-properties style:font-size-complex="15.5pt" fo:color="#222222" style:font-size-asian="15.5pt" fo:font-size="15.5pt" fo:font-weight="bold" style:font-weight-asian="bold" fo:background-color="#ffffff"/>
    </style:style>
    <style:style style:family="text" style:name="T6_doc3">
      <style:text-properties style:font-size-complex="10.5pt" style:text-underline-style="solid" style:font-size-asian="10.5pt" fo:font-size="10.5pt" fo:font-weight="bold" style:font-weight-asian="bold" fo:color="#1155cc" style:text-underline-width="auto" style:text-underline-color="font-color"/>
    </style:style>
    <style:style style:family="paragraph" style:parent-style-name="Standard_doc4" style:name="P1_doc4">
      <style:paragraph-properties fo:margin-top="0in" fo:margin-bottom="0in" ns41:contextual-spacing="false"/>
    </style:style>
    <style:style style:family="paragraph" style:parent-style-name="Standard_doc4" style:name="P2_doc4">
      <style:paragraph-properties fo:margin-top="0in" fo:margin-bottom="0in" fo:line-height="130%" ns41:contextual-spacing="false"/>
    </style:style>
    <style:style style:family="paragraph" style:parent-style-name="Standard_doc4" style:name="P3_doc4">
      <ns41:graphic-properties draw:fill-color="#ffffff" draw:fill="solid"/>
      <style:paragraph-properties fo:margin-top="0.0835in" fo:margin-bottom="0.0835in" fo:line-height="100%" fo:background-color="#ffffff" ns41:contextual-spacing="false"/>
    </style:style>
    <style:style style:family="paragraph" style:parent-style-name="Standard_doc4" style:name="P4_doc4">
      <ns41:graphic-properties draw:fill-color="#ffffff" draw:fill="solid"/>
      <style:paragraph-properties fo:margin-top="0.0835in" fo:margin-bottom="0.0835in" fo:line-height="100%" fo:background-color="#ffffff" ns41:contextual-spacing="false"/>
      <style:text-properties style:font-size-complex="10.5pt" fo:color="#222222" style:font-size-asian="10.5pt" fo:font-size="10.5pt"/>
    </style:style>
    <style:style style:family="paragraph" style:parent-style-name="Standard_doc4" style:name="P5_doc4" style:list-style-name="WWNum3">
      <style:paragraph-properties fo:line-height="100%" style:auto-text-indent="false" fo:text-indent="-0.25in" fo:margin-right="0in" fo:margin-top="0.0417in" fo:margin-bottom="0.0138in" fo:margin-left="0.9862in" ns41:contextual-spacing="true"/>
    </style:style>
    <style:style style:family="paragraph" style:parent-style-name="Standard_doc4" style:name="P6_doc4" style:list-style-name="WWNum6">
      <style:paragraph-properties fo:line-height="100%" style:auto-text-indent="false" fo:text-indent="-0.25in" fo:margin-right="0in" fo:margin-top="0.0417in" fo:margin-bottom="0.0138in" fo:margin-left="0.75in" ns41:contextual-spacing="true"/>
    </style:style>
    <style:style style:family="paragraph" style:parent-style-name="Standard_doc4" style:name="P7_doc4" style:list-style-name="WWNum11">
      <style:paragraph-properties fo:line-height="100%" style:auto-text-indent="false" fo:text-indent="-0.25in" fo:margin-right="0in" fo:margin-top="0.0417in" fo:margin-bottom="0.0138in" fo:margin-left="0.75in" ns41:contextual-spacing="true"/>
    </style:style>
    <style:style style:family="paragraph" style:parent-style-name="Standard_doc4" style:name="P8_doc4" style:list-style-name="WWNum10">
      <style:paragraph-properties fo:line-height="100%" style:auto-text-indent="false" fo:text-indent="-0.25in" fo:margin-right="0in" fo:margin-top="0.0417in" fo:margin-bottom="0.0138in" fo:margin-left="0.75in" ns41:contextual-spacing="true"/>
    </style:style>
    <style:style style:family="paragraph" style:parent-style-name="Standard_doc4" style:name="P9_doc4" style:list-style-name="WWNum7">
      <style:paragraph-properties fo:line-height="100%" style:auto-text-indent="false" fo:text-indent="-0.25in" fo:margin-right="0in" fo:margin-top="0.0417in" fo:margin-bottom="0.0138in" fo:margin-left="0.75in" ns41:contextual-spacing="true"/>
    </style:style>
    <style:style style:family="paragraph" style:parent-style-name="Standard_doc4" style:name="P10_doc4" style:list-style-name="WWNum8">
      <style:paragraph-properties fo:line-height="100%" style:auto-text-indent="false" fo:text-indent="-0.25in" fo:margin-right="0in" fo:margin-top="0.0417in" fo:margin-bottom="0.0138in" fo:margin-left="0.75in" ns41:contextual-spacing="true"/>
    </style:style>
    <style:style style:family="paragraph" style:parent-style-name="Standard_doc4" style:name="P11_doc4" style:list-style-name="WWNum1">
      <style:paragraph-properties fo:line-height="100%" style:auto-text-indent="false" fo:text-indent="-0.25in" fo:margin-right="0in" fo:margin-top="0.0417in" fo:margin-bottom="0.0138in" fo:margin-left="0.75in" ns41:contextual-spacing="true"/>
    </style:style>
    <style:style style:family="paragraph" style:parent-style-name="Standard_doc4" style:name="P12_doc4" style:list-style-name="WWNum5">
      <style:paragraph-properties fo:line-height="100%" style:auto-text-indent="false" fo:text-indent="-0.25in" fo:margin-right="0in" fo:margin-top="0.0417in" fo:margin-bottom="0.0138in" fo:margin-left="0.75in" ns41:contextual-spacing="true"/>
    </style:style>
    <style:style style:family="paragraph" style:parent-style-name="Standard_doc4" style:name="P13_doc4" style:list-style-name="WWNum9">
      <style:paragraph-properties fo:line-height="100%" style:auto-text-indent="false" fo:text-indent="-0.25in" fo:margin-right="0in" fo:margin-top="0.0417in" fo:margin-bottom="0.0138in" fo:margin-left="0.75in" ns41:contextual-spacing="true"/>
    </style:style>
    <style:style style:family="paragraph" style:parent-style-name="Standard_doc4" style:name="P14_doc4" style:list-style-name="WWNum4">
      <style:paragraph-properties fo:line-height="100%" style:auto-text-indent="false" fo:text-indent="-0.25in" fo:margin-right="0in" fo:margin-top="0.0417in" fo:margin-bottom="0.0138in" fo:margin-left="0.75in" ns41:contextual-spacing="true"/>
    </style:style>
    <style:style style:family="paragraph" style:parent-style-name="Standard_doc4" style:name="P15_doc4" style:list-style-name="WWNum2">
      <style:paragraph-properties fo:line-height="100%" style:auto-text-indent="false" fo:text-indent="-0.25in" fo:margin-right="0in" fo:margin-top="0.0417in" fo:margin-bottom="0.0138in" fo:margin-left="0.75in" ns41:contextual-spacing="true"/>
    </style:style>
    <style:style style:family="paragraph" style:parent-style-name="Heading_20_2_doc4" style:name="P16_doc4">
      <style:paragraph-properties fo:border-left="none" fo:keep-with-next="auto" fo:border-right="none" fo:line-height="130%" fo:margin-top="0.2362in" fo:keep-together="auto" fo:margin-bottom="0.0555in" ns41:contextual-spacing="false" fo:border-top="none" fo:border-bottom="0.74pt solid #a2a9b1" fo:padding="0in"/>
    </style:style>
    <style:style style:family="paragraph" style:parent-style-name="Heading_20_2_doc4" style:master-page-name="Standard" style:name="P17_doc4">
      <style:paragraph-properties fo:border-bottom="0.74pt solid #a2a9b1" fo:margin-top="0.2362in" style:page-number="1" fo:keep-with-next="auto" fo:border-right="none" fo:line-height="130%" fo:keep-together="auto" fo:margin-bottom="0.0555in" ns41:contextual-spacing="false" fo:border-top="none" fo:border-left="none" fo:padding="0in"/>
    </style:style>
    <style:style style:family="paragraph" style:parent-style-name="Heading_20_3_doc4" style:name="P18_doc4">
      <style:paragraph-properties fo:margin-top="0.0555in" fo:padding-right="0in" fo:keep-with-next="auto" fo:padding-bottom="0in" fo:line-height="160%" fo:padding-left="0in" fo:keep-together="auto" fo:margin-bottom="0in" ns41:contextual-spacing="false" fo:border="none" fo:padding-top="0.0835in"/>
    </style:style>
    <style:style style:family="paragraph" style:parent-style-name="Heading_20_4_doc4" style:name="P19_doc4">
      <style:paragraph-properties fo:margin-top="0.0417in" fo:padding-right="0in" fo:keep-with-next="auto" fo:padding-bottom="0in" fo:line-height="160%" fo:padding-left="0in" fo:keep-together="auto" fo:margin-bottom="0in" ns41:contextual-spacing="false" fo:border="none" fo:padding-top="0.0693in"/>
    </style:style>
    <style:style style:family="text" style:name="T1_doc4">
      <style:text-properties style:font-size-complex="17pt" fo:color="#222222" style:font-size-asian="17pt" style:font-name-complex="Georgia1" style:font-name="Georgia" fo:font-size="17pt" fo:background-color="#ffffff" style:font-name-asian="Georgia1"/>
    </style:style>
    <style:style style:family="text" style:name="T2_doc4">
      <style:text-properties style:font-size-complex="10.5pt" fo:color="#222222" style:font-size-asian="10.5pt" fo:font-size="10.5pt" fo:font-weight="bold" style:font-weight-asian="bold" fo:background-color="#ffffff"/>
    </style:style>
    <style:style style:family="text" style:name="T3_doc4">
      <style:text-properties style:font-size-complex="10.5pt" fo:color="#222222" style:font-size-asian="10.5pt" fo:font-size="10.5pt" fo:font-weight="bold" style:font-weight-asian="bold"/>
    </style:style>
    <style:style style:family="text" style:name="T4_doc4">
      <style:text-properties style:font-size-complex="10.5pt" fo:color="#222222" style:font-size-asian="10.5pt" fo:background-color="#ffffff" fo:font-size="10.5pt"/>
    </style:style>
    <style:style style:family="text" style:name="T5_doc4">
      <style:text-properties style:font-size-complex="10.5pt" fo:color="#222222" style:font-size-asian="10.5pt" fo:font-size="10.5pt"/>
    </style:style>
    <style:style style:family="text" style:name="T6_doc4">
      <style:text-properties style:font-size-complex="10.5pt" fo:color="#222222" style:font-style-asian="italic" style:font-size-asian="10.5pt" fo:font-size="10.5pt" fo:font-style="italic"/>
    </style:style>
    <style:style style:family="text" style:name="T7_doc4">
      <style:text-properties style:font-size-complex="10.5pt" fo:color="#222222" style:font-style-asian="italic" style:font-size-asian="10.5pt" fo:font-size="10.5pt" style:text-underline-style="solid" style:text-underline-color="font-color" fo:font-style="italic" style:text-underline-width="auto"/>
    </style:style>
    <style:style style:family="text" style:name="T8_doc4">
      <style:text-properties style:font-size-complex="10.5pt" fo:color="#222222" style:font-size-asian="10.5pt" fo:font-size="10.5pt" ns41:char-shading-value="0" fo:background-color="#ebf1f5"/>
    </style:style>
    <style:style style:family="text" style:name="T9_doc4">
      <style:text-properties ns41:char-shading-value="0" fo:color="#222222" fo:background-color="#ebf1f5"/>
    </style:style>
    <style:style style:family="text" style:name="T10_doc4">
      <style:text-properties style:font-size-complex="15.5pt" fo:color="#222222" style:font-size-asian="15.5pt" fo:font-size="15.5pt" fo:font-weight="bold" style:font-weight-asian="bold" fo:background-color="#ffffff"/>
    </style:style>
    <style:style style:family="text" style:name="T12_doc4">
      <style:text-properties style:font-size-complex="10.5pt" style:text-underline-style="solid" style:font-size-asian="10.5pt" fo:font-size="10.5pt" fo:font-weight="bold" style:font-weight-asian="bold" fo:color="#1155cc" style:text-underline-width="auto" style:text-underline-color="font-color"/>
    </style:style>
    <style:style style:family="paragraph" style:parent-style-name="Standard_doc5" style:name="P1_doc5">
      <ns41:graphic-properties draw:fill-color="#ffffff" draw:fill="solid"/>
      <style:paragraph-properties fo:margin-top="0.0835in" fo:margin-bottom="0.0835in" fo:line-height="100%" fo:background-color="#ffffff" ns41:contextual-spacing="false"/>
    </style:style>
    <style:style style:family="paragraph" style:parent-style-name="Standard_doc5" style:name="P2_doc5">
      <style:paragraph-properties fo:margin-top="0in" fo:margin-bottom="0in" ns41:contextual-spacing="false"/>
    </style:style>
    <style:style style:family="paragraph" style:parent-style-name="Standard_doc5" style:name="P3_doc5">
      <style:paragraph-properties fo:margin-top="0in" fo:margin-bottom="0in" fo:line-height="130%" ns41:contextual-spacing="false"/>
    </style:style>
    <style:style style:family="paragraph" style:parent-style-name="Standard_doc5" style:name="P4_doc5" style:list-style-name="WWNum1">
      <style:paragraph-properties fo:line-height="100%" style:auto-text-indent="false" fo:text-indent="-0.25in" fo:margin-right="0in" fo:margin-top="0.0417in" fo:margin-bottom="0.0138in" fo:margin-left="0.9862in" ns41:contextual-spacing="true"/>
    </style:style>
    <style:style style:family="paragraph" style:parent-style-name="Standard_doc5" style:name="P5_doc5" style:list-style-name="WWNum2">
      <style:paragraph-properties fo:line-height="100%" style:auto-text-indent="false" fo:text-indent="-0.25in" fo:margin-right="0in" fo:margin-top="0.0417in" fo:margin-bottom="0.0138in" fo:margin-left="0.9862in" ns41:contextual-spacing="true"/>
    </style:style>
    <style:style style:family="paragraph" style:parent-style-name="Standard_doc5" style:name="P6_doc5" style:list-style-name="WWNum2">
      <style:paragraph-properties fo:line-height="100%" style:auto-text-indent="false" fo:text-indent="-0.25in" fo:margin-right="0in" fo:margin-top="0.0835in" fo:margin-bottom="0.028in" fo:margin-left="1.722in" ns41:contextual-spacing="true"/>
    </style:style>
    <style:style style:family="paragraph" style:parent-style-name="Standard_doc5" style:name="P7_doc5">
      <style:paragraph-properties fo:margin-top="0.0693in" fo:margin-bottom="0.0693in" fo:line-height="100%" ns41:contextual-spacing="false"/>
    </style:style>
    <style:style style:family="paragraph" style:parent-style-name="Heading_20_2_doc5" style:name="P8_doc5">
      <style:paragraph-properties fo:border-left="none" fo:keep-with-next="auto" fo:border-right="none" fo:line-height="130%" fo:margin-top="0.2362in" fo:keep-together="auto" fo:margin-bottom="0.0555in" ns41:contextual-spacing="false" fo:border-top="none" fo:border-bottom="0.74pt solid #a2a9b1" fo:padding="0in"/>
    </style:style>
    <style:style style:family="paragraph" style:parent-style-name="Heading_20_1_doc5" style:name="P9_doc5">
      <style:paragraph-properties fo:border-left="none" fo:keep-with-next="auto" fo:border-right="none" fo:line-height="130%" fo:margin-top="0.3193in" fo:keep-together="auto" fo:margin-bottom="0.0835in" ns41:contextual-spacing="false" fo:border-top="none" fo:border-bottom="0.74pt solid #a2a9b1" fo:padding="0in"/>
    </style:style>
    <style:style style:family="paragraph" style:parent-style-name="Heading_20_1_doc5" style:master-page-name="Standard" style:name="P10_doc5">
      <style:paragraph-properties fo:border-bottom="0.74pt solid #a2a9b1" fo:margin-top="0.3193in" style:page-number="1" fo:keep-with-next="auto" fo:border-right="none" fo:line-height="130%" fo:keep-together="auto" fo:margin-bottom="0.0835in" ns41:contextual-spacing="false" fo:border-top="none" fo:border-left="none" fo:padding="0in"/>
    </style:style>
    <style:style style:family="text" style:name="T1_doc5">
      <style:text-properties style:font-size-complex="41.5pt" fo:color="#222222" style:font-size-asian="41.5pt" style:font-name-complex="Georgia1" style:font-name="Georgia" fo:font-size="41.5pt" fo:background-color="#ffffff" style:font-name-asian="Georgia1"/>
    </style:style>
    <style:style style:family="text" style:name="T2_doc5">
      <style:text-properties style:font-size-complex="17pt" fo:color="#222222" style:font-size-asian="17pt" style:font-name-complex="Georgia1" style:font-name="Georgia" fo:font-size="17pt" fo:background-color="#ffffff" style:font-name-asian="Georgia1"/>
    </style:style>
    <style:style style:family="text" style:name="T3_doc5">
      <style:text-properties style:font-size-complex="17pt" fo:color="#222222" style:font-size-asian="17pt" fo:font-size="17pt" style:font-name="Georgia" ns41:char-shading-value="0" style:font-name-complex="Georgia1" fo:background-color="#ebf1f5" style:font-name-asian="Georgia1"/>
    </style:style>
    <style:style style:family="text" style:name="T4_doc5">
      <style:text-properties style:font-size-complex="10.5pt" fo:color="#222222" style:font-size-asian="10.5pt" fo:font-size="10.5pt"/>
    </style:style>
    <style:style style:family="text" style:name="T5_doc5">
      <style:text-properties style:font-size-complex="10.5pt" fo:color="#222222" style:font-size-asian="10.5pt" fo:font-size="10.5pt" ns41:char-shading-value="0" fo:background-color="#ebf1f5"/>
    </style:style>
    <style:style style:family="text" style:name="T6_doc5">
      <style:text-properties style:font-size-complex="10.5pt" fo:color="#222222" style:font-size-asian="10.5pt" fo:font-size="10.5pt" fo:font-weight="bold" style:font-weight-asian="bold"/>
    </style:style>
    <style:style style:family="text" style:name="T8_doc5">
      <style:text-properties style:font-size-complex="10.5pt" style:text-underline-style="solid" style:font-size-asian="10.5pt" fo:font-size="10.5pt" fo:font-weight="bold" style:font-weight-asian="bold" fo:color="#1155cc" style:text-underline-width="auto" style:text-underline-color="font-color"/>
    </style:style>
    <style:style style:family="text" style:name="T9_doc5">
      <style:text-properties style:font-size-complex="10.5pt" fo:color="#008000" style:font-size-asian="10.5pt" fo:font-size="10.5pt" fo:font-weight="bold" ns41:char-shading-value="0" style:font-weight-asian="bold" fo:background-color="#ebf1f5"/>
    </style:style>
    <style:style style:family="text" style:name="T10_doc5">
      <style:text-properties style:font-size-complex="10.5pt" fo:color="#ba2121" style:font-size-asian="10.5pt" fo:font-size="10.5pt" ns41:char-shading-value="0" fo:background-color="#ebf1f5"/>
    </style:style>
    <style:style style:family="text" style:name="T11_doc5">
      <style:text-properties style:font-size-complex="10.5pt" fo:color="#408080" style:font-style-asian="italic" style:font-size-asian="10.5pt" fo:font-size="10.5pt" ns41:char-shading-value="0" fo:font-style="italic" fo:background-color="#ebf1f5"/>
    </style:style>
    <style:style style:family="text" style:name="T12_doc5">
      <style:text-properties style:font-size-complex="10.5pt" fo:color="#19177c" style:font-size-asian="10.5pt" fo:font-size="10.5pt" ns41:char-shading-value="0" fo:background-color="#ebf1f5"/>
    </style:style>
    <style:style style:family="text" style:name="T13_doc5">
      <style:text-properties style:font-size-complex="10.5pt" fo:color="#666666" style:font-size-asian="10.5pt" fo:font-size="10.5pt" ns41:char-shading-value="0" fo:background-color="#ebf1f5"/>
    </style:style>
    <style:style style:family="text" style:name="T14_doc5">
      <style:text-properties style:font-size-complex="10.5pt" fo:color="#0000ff" style:font-size-asian="10.5pt" fo:font-size="10.5pt" ns41:char-shading-value="0" fo:background-color="#ebf1f5"/>
    </style:style>
    <style:style style:family="paragraph" style:parent-style-name="Standard_doc6" style:name="P1_doc6">
      <ns41:graphic-properties draw:fill-color="#ffffff" draw:fill="solid"/>
      <style:paragraph-properties fo:margin-top="0.0835in" fo:margin-bottom="0.0835in" fo:line-height="100%" fo:background-color="#ffffff" ns41:contextual-spacing="false"/>
    </style:style>
    <style:style style:family="paragraph" style:parent-style-name="Standard_doc6" style:name="P2_doc6" style:list-style-name="WWNum1">
      <style:paragraph-properties fo:line-height="100%" style:auto-text-indent="false" fo:text-indent="-0.25in" fo:margin-right="0in" fo:margin-top="0.0417in" fo:margin-bottom="0.0138in" fo:margin-left="0.9862in" ns41:contextual-spacing="true"/>
    </style:style>
    <style:style style:family="paragraph" style:parent-style-name="Standard_doc6" style:name="P3_doc6">
      <style:paragraph-properties fo:margin-top="0in" fo:margin-bottom="0in" ns41:contextual-spacing="false"/>
    </style:style>
    <style:style style:family="paragraph" style:parent-style-name="Heading_20_2_doc6" style:name="P4_doc6">
      <style:paragraph-properties fo:border-left="none" fo:keep-with-next="auto" fo:border-right="none" fo:line-height="130%" fo:margin-top="0.3193in" fo:keep-together="auto" fo:margin-bottom="0.0835in" ns41:contextual-spacing="false" fo:border-top="none" fo:border-bottom="0.74pt solid #a2a9b1" fo:padding="0in"/>
    </style:style>
    <style:style style:family="paragraph" style:parent-style-name="Heading_20_2_doc6" style:master-page-name="Standard" style:name="P5_doc6">
      <style:paragraph-properties fo:border-bottom="0.74pt solid #a2a9b1" fo:margin-top="0.3193in" style:page-number="1" fo:keep-with-next="auto" fo:border-right="none" fo:line-height="130%" fo:keep-together="auto" fo:margin-bottom="0.0835in" ns41:contextual-spacing="false" fo:border-top="none" fo:border-left="none" fo:padding="0in"/>
    </style:style>
    <style:style style:family="paragraph" style:parent-style-name="Heading_20_1_doc6" style:name="P6_doc6">
      <style:paragraph-properties fo:border-left="none" fo:keep-with-next="auto" fo:border-right="none" fo:line-height="130%" fo:margin-top="0.3193in" fo:keep-together="auto" fo:margin-bottom="0.0835in" ns41:contextual-spacing="false" fo:border-top="none" fo:border-bottom="0.74pt solid #a2a9b1" fo:padding="0in"/>
    </style:style>
    <style:style style:family="paragraph" style:parent-style-name="Heading_20_3_doc6" style:name="P7_doc6">
      <style:paragraph-properties fo:border-left="none" fo:keep-with-next="auto" fo:border-right="none" fo:line-height="130%" fo:margin-top="0.2362in" fo:keep-together="auto" fo:margin-bottom="0.0555in" ns41:contextual-spacing="false" fo:border-top="none" fo:border-bottom="0.74pt solid #a2a9b1" fo:padding="0in"/>
    </style:style>
    <style:style style:family="text" style:name="T1_doc6">
      <style:text-properties style:font-size-complex="10.5pt" fo:color="#222222" style:font-size-asian="10.5pt" fo:font-size="10.5pt"/>
    </style:style>
    <style:style style:family="text" style:name="T2_doc6">
      <style:text-properties style:font-size-complex="10.5pt" fo:color="#222222" style:font-size-asian="10.5pt" fo:font-size="10.5pt" fo:font-weight="bold" style:font-weight-asian="bold"/>
    </style:style>
    <style:style style:family="text" style:name="T3_doc6">
      <style:text-properties style:font-size-complex="10.5pt" fo:color="#222222" style:font-size-asian="10.5pt" fo:font-size="10.5pt" ns41:char-shading-value="0" fo:background-color="#ebf1f5"/>
    </style:style>
    <style:style style:family="text" style:name="T4_doc6">
      <style:text-properties style:font-size-complex="10.5pt" style:text-underline-style="solid" style:font-size-asian="10.5pt" fo:font-size="10.5pt" fo:font-weight="bold" style:font-weight-asian="bold" fo:color="#1155cc" style:text-underline-width="auto" style:text-underline-color="font-color"/>
    </style:style>
    <style:style style:family="paragraph" style:parent-style-name="Standard_doc7" style:name="P1_doc7">
      <ns41:graphic-properties draw:fill-color="#ffffff" draw:fill="solid"/>
      <style:paragraph-properties fo:margin-top="0.0835in" fo:margin-bottom="0.0835in" fo:line-height="100%" fo:background-color="#ffffff" ns41:contextual-spacing="false"/>
    </style:style>
    <style:style style:family="paragraph" style:parent-style-name="Standard_doc7" style:name="P2_doc7">
      <ns41:graphic-properties draw:fill-color="#ffffff" draw:fill="solid"/>
      <style:paragraph-properties fo:margin-top="0.0835in" fo:margin-bottom="0.0835in" fo:line-height="100%" fo:background-color="#ffffff" ns41:contextual-spacing="false"/>
      <style:text-properties style:font-size-complex="10.5pt" fo:color="#222222" style:font-size-asian="10.5pt" fo:font-size="10.5pt"/>
    </style:style>
    <style:style style:family="paragraph" style:parent-style-name="Standard_doc7" style:name="P3_doc7">
      <style:paragraph-properties fo:margin-top="0in" fo:margin-bottom="0in" ns41:contextual-spacing="false"/>
    </style:style>
    <style:style style:family="paragraph" style:parent-style-name="Heading_20_2_doc7" style:name="P4_doc7">
      <style:paragraph-properties fo:border-left="none" fo:keep-with-next="auto" fo:border-right="none" fo:line-height="130%" fo:margin-top="0.3193in" fo:keep-together="auto" fo:margin-bottom="0.0835in" ns41:contextual-spacing="false" fo:border-top="none" fo:border-bottom="0.74pt solid #a2a9b1" fo:padding="0in"/>
    </style:style>
    <style:style style:family="paragraph" style:parent-style-name="Heading_20_2_doc7" style:master-page-name="Standard" style:name="P5_doc7">
      <style:paragraph-properties fo:border-bottom="0.74pt solid #a2a9b1" fo:margin-top="0.3193in" style:page-number="1" fo:keep-with-next="auto" fo:border-right="none" fo:line-height="130%" fo:keep-together="auto" fo:margin-bottom="0.0835in" ns41:contextual-spacing="false" fo:border-top="none" fo:border-left="none" fo:padding="0in"/>
    </style:style>
    <style:style style:family="paragraph" style:parent-style-name="Heading_20_1_doc7" style:name="P6_doc7">
      <style:paragraph-properties fo:border-left="none" fo:keep-with-next="auto" fo:border-right="none" fo:line-height="130%" fo:margin-top="0.3193in" fo:keep-together="auto" fo:margin-bottom="0.0835in" ns41:contextual-spacing="false" fo:border-top="none" fo:border-bottom="0.74pt solid #a2a9b1" fo:padding="0in"/>
    </style:style>
    <style:style style:family="text" style:name="T1_doc7">
      <style:text-properties style:font-size-complex="10.5pt" fo:color="#222222" style:font-size-asian="10.5pt" fo:font-size="10.5pt"/>
    </style:style>
    <style:style style:family="text" style:name="T2_doc7">
      <style:text-properties style:font-size-complex="10.5pt" fo:color="#222222" style:font-style-asian="italic" style:font-size-asian="10.5pt" fo:font-size="10.5pt" fo:font-style="italic"/>
    </style:style>
    <style:style style:family="text" style:name="T3_doc7">
      <style:text-properties style:font-size-complex="10.5pt" fo:color="#222222" style:font-size-asian="10.5pt" fo:font-size="10.5pt" fo:font-weight="bold" style:font-weight-asian="bold"/>
    </style:style>
    <style:style style:family="text" style:name="T4_doc7">
      <style:text-properties style:font-size-complex="10.5pt" style:text-underline-style="solid" style:font-size-asian="10.5pt" fo:font-size="10.5pt" fo:font-weight="bold" style:font-weight-asian="bold" fo:color="#1155cc" style:text-underline-width="auto" style:text-underline-color="font-color"/>
    </style:style>
    <style:style style:family="paragraph" style:parent-style-name="Standard_doc8" style:name="P1_doc8">
      <ns41:graphic-properties draw:fill-color="#ffffff" draw:fill="solid"/>
      <style:paragraph-properties fo:margin-top="0.0835in" fo:margin-bottom="0.0835in" fo:line-height="100%" fo:background-color="#ffffff" ns41:contextual-spacing="false"/>
    </style:style>
    <style:style style:family="paragraph" style:parent-style-name="Standard_doc8" style:master-page-name="Standard" style:name="P2_doc8">
      <ns41:graphic-properties draw:fill-color="#ffffff" draw:fill="solid"/>
      <style:paragraph-properties style:page-number="1" fo:line-height="100%" fo:margin-top="0.0835in" fo:margin-bottom="0.0835in" fo:background-color="#ffffff" ns41:contextual-spacing="false"/>
    </style:style>
    <style:style style:family="paragraph" style:parent-style-name="Standard_doc8" style:name="P3_doc8">
      <style:paragraph-properties fo:margin-top="0in" fo:margin-bottom="0in" ns41:contextual-spacing="false"/>
    </style:style>
    <style:style style:family="text" style:name="T1_doc8">
      <style:text-properties style:font-size-complex="10.5pt" fo:color="#222222" style:font-size-asian="10.5pt" fo:font-size="10.5pt"/>
    </style:style>
    <style:style style:family="text" style:name="T2_doc8">
      <style:text-properties style:font-size-complex="10.5pt" fo:color="#222222" style:font-size-asian="10.5pt" fo:font-size="10.5pt" fo:font-weight="bold" style:font-weight-asian="bold"/>
    </style:style>
    <style:style style:family="text" style:name="T3_doc8">
      <style:text-properties style:font-size-complex="10.5pt" style:text-underline-style="solid" style:font-size-asian="10.5pt" fo:font-size="10.5pt" fo:font-weight="bold" style:font-weight-asian="bold" fo:color="#1155cc" style:text-underline-width="auto" style:text-underline-color="font-color"/>
    </style:style>
    <style:style style:family="paragraph" style:parent-style-name="Standard_doc9" style:name="P1_doc9">
      <ns41:graphic-properties draw:fill-color="#ffffff" draw:fill="solid"/>
      <style:paragraph-properties fo:margin-top="0.0835in" fo:margin-bottom="0.0835in" fo:line-height="100%" fo:background-color="#ffffff" ns41:contextual-spacing="false"/>
    </style:style>
    <style:style style:family="paragraph" style:parent-style-name="Standard_doc9" style:master-page-name="Standard" style:name="P2_doc9">
      <ns41:graphic-properties draw:fill-color="#ffffff" draw:fill="solid"/>
      <style:paragraph-properties style:page-number="1" fo:line-height="100%" fo:margin-top="0.0835in" fo:margin-bottom="0.0835in" fo:background-color="#ffffff" ns41:contextual-spacing="false"/>
    </style:style>
    <style:style style:family="paragraph" style:parent-style-name="Standard_doc9" style:name="P3_doc9">
      <style:paragraph-properties fo:margin-top="0in" fo:margin-bottom="0in" ns41:contextual-spacing="false"/>
    </style:style>
    <style:style style:family="paragraph" style:parent-style-name="Heading_20_2_doc9" style:name="P4_doc9">
      <style:paragraph-properties fo:border-left="none" fo:keep-with-next="auto" fo:border-right="none" fo:line-height="130%" fo:margin-top="0.2362in" fo:keep-together="auto" fo:margin-bottom="0.0555in" ns41:contextual-spacing="false" fo:border-top="none" fo:border-bottom="0.74pt solid #a2a9b1" fo:padding="0in"/>
    </style:style>
    <style:style style:family="text" style:name="T1_doc9">
      <style:text-properties style:font-size-complex="10.5pt" fo:color="#222222" style:font-size-asian="10.5pt" fo:font-size="10.5pt"/>
    </style:style>
    <style:style style:family="text" style:name="T2_doc9">
      <style:text-properties style:font-size-complex="10.5pt" fo:color="#222222" style:font-size-asian="10.5pt" fo:font-size="10.5pt" fo:font-weight="bold" style:font-weight-asian="bold"/>
    </style:style>
    <style:style style:family="text" style:name="T3_doc9">
      <style:text-properties style:font-size-complex="17pt" fo:color="#222222" style:font-size-asian="17pt" style:font-name-complex="Georgia1" style:font-name="Georgia" fo:font-size="17pt" fo:background-color="#ffffff" style:font-name-asian="Georgia1"/>
    </style:style>
    <style:style style:family="text" style:name="T5_doc9">
      <style:text-properties style:font-size-complex="10.5pt" style:text-underline-style="solid" style:font-size-asian="10.5pt" fo:font-size="10.5pt" fo:font-weight="bold" style:font-weight-asian="bold" fo:color="#1155cc" style:text-underline-width="auto" style:text-underline-color="font-color"/>
    </style:style>
    <style:style style:family="paragraph" style:parent-style-name="Standard_doc10" style:name="P1_doc10">
      <ns41:graphic-properties draw:fill-color="#ffffff" draw:fill="solid"/>
      <style:paragraph-properties fo:margin-top="0.0835in" fo:margin-bottom="0.0835in" fo:line-height="100%" fo:background-color="#ffffff" ns41:contextual-spacing="false"/>
    </style:style>
    <style:style style:family="paragraph" style:parent-style-name="Standard_doc10" style:name="P2_doc10">
      <style:paragraph-properties fo:margin-top="0in" fo:margin-bottom="0in" ns41:contextual-spacing="false"/>
    </style:style>
    <style:style style:family="paragraph" style:parent-style-name="Heading_20_4_doc10" style:name="P3_doc10">
      <style:paragraph-properties fo:margin-top="0.0417in" fo:padding-right="0in" fo:keep-with-next="auto" fo:padding-bottom="0in" fo:line-height="160%" fo:padding-left="0in" fo:keep-together="auto" fo:margin-bottom="0in" ns41:contextual-spacing="false" fo:border="none" fo:padding-top="0.0693in"/>
    </style:style>
    <style:style style:family="paragraph" style:parent-style-name="Heading_20_4_doc10" style:master-page-name="Standard" style:name="P4_doc10">
      <style:paragraph-properties fo:border="none" fo:padding-bottom="0in" fo:margin-top="0.0417in" style:page-number="1" fo:padding-right="0in" fo:keep-with-next="auto" fo:line-height="160%" fo:padding-left="0in" fo:keep-together="auto" fo:margin-bottom="0in" fo:padding-top="0.0693in" ns41:contextual-spacing="false"/>
    </style:style>
    <style:style style:family="paragraph" style:parent-style-name="Heading_20_2_doc10" style:name="P5_doc10">
      <style:paragraph-properties fo:border-left="none" fo:keep-with-next="auto" fo:border-right="none" fo:line-height="130%" fo:margin-top="0.2362in" fo:keep-together="auto" fo:margin-bottom="0.0555in" ns41:contextual-spacing="false" fo:border-top="none" fo:border-bottom="0.74pt solid #a2a9b1" fo:padding="0in"/>
    </style:style>
    <style:style style:family="text" style:name="T1_doc10">
      <style:text-properties style:font-size-complex="10.5pt" fo:color="#222222" style:font-size-asian="10.5pt" fo:font-size="10.5pt" fo:font-weight="bold" style:font-weight-asian="bold" fo:background-color="#ffffff"/>
    </style:style>
    <style:style style:family="text" style:name="T2_doc10">
      <style:text-properties style:font-size-complex="10.5pt" fo:color="#222222" style:font-size-asian="10.5pt" fo:font-size="10.5pt"/>
    </style:style>
    <style:style style:family="text" style:name="T3_doc10">
      <style:text-properties style:font-size-complex="17pt" fo:color="#222222" style:font-size-asian="17pt" style:font-name-complex="Georgia1" style:font-name="Georgia" fo:font-size="17pt" fo:background-color="#ffffff" style:font-name-asian="Georgia1"/>
    </style:style>
    <style:style style:family="paragraph" style:parent-style-name="Standard_doc11" style:name="P1_doc11">
      <ns41:graphic-properties draw:fill-color="#ffffff" draw:fill="solid"/>
      <style:paragraph-properties fo:margin-top="0.0835in" fo:margin-bottom="0.0835in" fo:line-height="100%" fo:background-color="#ffffff" ns41:contextual-spacing="false"/>
    </style:style>
    <style:style style:family="paragraph" style:parent-style-name="Standard_doc11" style:master-page-name="Standard" style:name="P2_doc11">
      <ns41:graphic-properties draw:fill-color="#ffffff" draw:fill="solid"/>
      <style:paragraph-properties style:page-number="1" fo:line-height="100%" fo:margin-top="0.0835in" fo:margin-bottom="0.0835in" fo:background-color="#ffffff" ns41:contextual-spacing="false"/>
    </style:style>
    <style:style style:family="paragraph" style:parent-style-name="Standard_doc11" style:name="P3_doc11">
      <style:paragraph-properties fo:margin-top="0in" fo:margin-bottom="0in" ns41:contextual-spacing="false"/>
    </style:style>
    <style:style style:family="paragraph" style:parent-style-name="Heading_20_2_doc11" style:name="P4_doc11">
      <style:paragraph-properties fo:margin-top="0.25in" fo:margin-bottom="0.0835in" ns41:contextual-spacing="false"/>
    </style:style>
    <style:style style:family="paragraph" style:parent-style-name="Heading_20_2_doc11" style:name="P5_doc11">
      <style:paragraph-properties fo:border-left="none" fo:keep-with-next="auto" fo:border-right="none" fo:line-height="130%" fo:margin-top="0.3193in" fo:keep-together="auto" fo:margin-bottom="0.0835in" ns41:contextual-spacing="false" fo:border-top="none" fo:border-bottom="0.74pt solid #a2a9b1" fo:padding="0in"/>
    </style:style>
    <style:style style:family="paragraph" style:parent-style-name="Heading_20_3_doc11" style:name="P6_doc11">
      <style:paragraph-properties fo:border-left="none" fo:keep-with-next="auto" fo:border-right="none" fo:line-height="130%" fo:margin-top="0.3193in" fo:keep-together="auto" fo:margin-bottom="0.0555in" ns41:contextual-spacing="false" fo:border-top="none" fo:border-bottom="0.74pt solid #a2a9b1" fo:padding="0in"/>
    </style:style>
    <style:style style:family="paragraph" style:parent-style-name="Heading_20_3_doc11" style:name="P7_doc11">
      <style:paragraph-properties fo:border-left="none" fo:keep-with-next="auto" fo:border-right="none" fo:line-height="130%" fo:margin-top="0.2362in" fo:keep-together="auto" fo:margin-bottom="0.0555in" ns41:contextual-spacing="false" fo:border-top="none" fo:border-bottom="0.74pt solid #a2a9b1" fo:padding="0in"/>
    </style:style>
    <style:style style:family="text" style:name="T1_doc11">
      <style:text-properties style:font-size-complex="10.5pt" fo:color="#222222" style:font-size-asian="10.5pt" fo:font-size="10.5pt"/>
    </style:style>
    <style:style style:family="paragraph" style:parent-style-name="Standard_doc12" style:name="P1_doc12">
      <ns41:graphic-properties draw:fill-color="#ffffff" draw:fill="solid"/>
      <style:paragraph-properties fo:margin-top="0.0835in" fo:margin-bottom="0.0835in" fo:line-height="100%" fo:background-color="#ffffff" ns41:contextual-spacing="false"/>
    </style:style>
    <style:style style:family="paragraph" style:parent-style-name="Standard_doc12" style:master-page-name="Standard" style:name="P2_doc12">
      <ns41:graphic-properties draw:fill-color="#ffffff" draw:fill="solid"/>
      <style:paragraph-properties style:page-number="1" fo:line-height="100%" fo:margin-top="0.0835in" fo:margin-bottom="0.0835in" fo:background-color="#ffffff" ns41:contextual-spacing="false"/>
    </style:style>
    <style:style style:family="paragraph" style:parent-style-name="Standard_doc12" style:name="P3_doc12" style:list-style-name="WWNum5">
      <style:paragraph-properties fo:line-height="100%" style:auto-text-indent="false" fo:text-indent="-0.25in" fo:margin-right="0in" fo:margin-top="0.0417in" fo:margin-bottom="0.0138in" fo:margin-left="0.75in" ns41:contextual-spacing="true"/>
    </style:style>
    <style:style style:family="paragraph" style:parent-style-name="Standard_doc12" style:name="P4_doc12" style:list-style-name="WWNum6">
      <style:paragraph-properties fo:line-height="100%" style:auto-text-indent="false" fo:text-indent="-0.25in" fo:margin-right="0in" fo:margin-top="0.0417in" fo:margin-bottom="0.0138in" fo:margin-left="0.75in" ns41:contextual-spacing="true"/>
    </style:style>
    <style:style style:family="paragraph" style:parent-style-name="Standard_doc12" style:name="P5_doc12" style:list-style-name="WWNum4">
      <style:paragraph-properties fo:line-height="100%" style:auto-text-indent="false" fo:text-indent="-0.25in" fo:margin-right="0in" fo:margin-top="0.0417in" fo:margin-bottom="0.0138in" fo:margin-left="0.75in" ns41:contextual-spacing="true"/>
    </style:style>
    <style:style style:family="paragraph" style:parent-style-name="Standard_doc12" style:name="P6_doc12" style:list-style-name="WWNum1">
      <style:paragraph-properties fo:line-height="100%" style:auto-text-indent="false" fo:text-indent="-0.25in" fo:margin-right="0in" fo:margin-top="0.0417in" fo:margin-bottom="0.0138in" fo:margin-left="0.75in" ns41:contextual-spacing="true"/>
    </style:style>
    <style:style style:family="paragraph" style:parent-style-name="Standard_doc12" style:name="P7_doc12" style:list-style-name="WWNum2">
      <style:paragraph-properties fo:line-height="100%" style:auto-text-indent="false" fo:text-indent="-0.25in" fo:margin-right="0in" fo:margin-top="0.0417in" fo:margin-bottom="0.0138in" fo:margin-left="0.75in" ns41:contextual-spacing="true"/>
    </style:style>
    <style:style style:family="paragraph" style:parent-style-name="Standard_doc12" style:name="P8_doc12" style:list-style-name="WWNum7">
      <style:paragraph-properties fo:line-height="100%" style:auto-text-indent="false" fo:text-indent="-0.25in" fo:margin-right="0in" fo:margin-top="0.0417in" fo:margin-bottom="0.0138in" fo:margin-left="0.75in" ns41:contextual-spacing="true"/>
    </style:style>
    <style:style style:family="paragraph" style:parent-style-name="Standard_doc12" style:name="P9_doc12" style:list-style-name="WWNum3">
      <style:paragraph-properties fo:line-height="100%" style:auto-text-indent="false" fo:text-indent="-0.25in" fo:margin-right="0in" fo:margin-top="0.0417in" fo:margin-bottom="0.0138in" fo:margin-left="0.75in" ns41:contextual-spacing="true"/>
    </style:style>
    <style:style style:family="paragraph" style:parent-style-name="Standard_doc12" style:name="P10_doc12" style:list-style-name="WWNum7">
      <style:paragraph-properties fo:line-height="100%" style:auto-text-indent="false" fo:text-indent="-0.25in" fo:margin-right="0in" fo:margin-top="0.0835in" fo:margin-bottom="0.028in" fo:margin-left="1.4862in" ns41:contextual-spacing="true"/>
    </style:style>
    <style:style style:family="paragraph" style:parent-style-name="Standard_doc12" style:name="P11_doc12" style:list-style-name="WWNum7">
      <style:paragraph-properties fo:line-height="100%" style:auto-text-indent="false" fo:text-indent="-0.25in" fo:margin-right="0in" fo:margin-top="0.1252in" fo:margin-bottom="0.0417in" fo:margin-left="2.222in" ns41:contextual-spacing="true"/>
    </style:style>
    <style:style style:family="paragraph" style:parent-style-name="Standard_doc12" style:name="P12_doc12">
      <style:paragraph-properties fo:margin-top="0in" fo:margin-bottom="0in" ns41:contextual-spacing="false"/>
    </style:style>
    <style:style style:family="paragraph" style:parent-style-name="Heading_20_2_doc12" style:name="P13_doc12">
      <style:paragraph-properties fo:border-left="none" fo:keep-with-next="auto" fo:border-right="none" fo:line-height="130%" fo:margin-top="0.2362in" fo:keep-together="auto" fo:margin-bottom="0.0555in" ns41:contextual-spacing="false" fo:border-top="none" fo:border-bottom="0.74pt solid #a2a9b1" fo:padding="0in"/>
    </style:style>
    <style:style style:family="text" style:name="T1_doc12">
      <style:text-properties style:font-size-complex="10.5pt" fo:color="#222222" style:font-size-asian="10.5pt" fo:font-size="10.5pt"/>
    </style:style>
    <style:style style:family="text" style:name="T2_doc12">
      <style:text-properties style:font-size-complex="10.5pt" fo:color="#222222" style:font-size-asian="10.5pt" fo:font-size="10.5pt" ns41:char-shading-value="0" fo:background-color="#ebf1f5"/>
    </style:style>
    <style:style style:family="text" style:name="T3_doc12">
      <style:text-properties style:font-size-complex="17pt" fo:color="#222222" style:font-size-asian="17pt" style:font-name-complex="Georgia1" style:font-name="Georgia" fo:font-size="17pt" fo:background-color="#ffffff" style:font-name-asian="Georgia1"/>
    </style:style>
    <style:style style:family="paragraph" style:parent-style-name="Standard_doc13" style:name="P1_doc13">
      <ns41:graphic-properties draw:fill-color="#ffffff" draw:fill="solid"/>
      <style:paragraph-properties fo:margin-top="0.0835in" fo:margin-bottom="0.0835in" fo:line-height="100%" fo:background-color="#ffffff" ns41:contextual-spacing="false"/>
    </style:style>
    <style:style style:family="paragraph" style:parent-style-name="Standard_doc13" style:name="P2_doc13">
      <ns41:graphic-properties draw:fill-color="#ffffff" draw:fill="solid"/>
      <style:paragraph-properties fo:margin-top="0.0835in" fo:margin-bottom="0.0835in" fo:line-height="100%" fo:background-color="#ffffff" ns41:contextual-spacing="false"/>
      <style:text-properties style:font-size-complex="10.5pt" fo:color="#222222" style:font-size-asian="10.5pt" fo:font-size="10.5pt"/>
    </style:style>
    <style:style style:family="paragraph" style:parent-style-name="Standard_doc13" style:name="P3_doc13" style:list-style-name="WWNum1">
      <style:paragraph-properties fo:line-height="100%" style:auto-text-indent="false" fo:text-indent="-0.25in" fo:margin-right="0in" fo:margin-top="0.0417in" fo:margin-bottom="0.0138in" fo:margin-left="0.75in" ns41:contextual-spacing="true"/>
    </style:style>
    <style:style style:family="paragraph" style:parent-style-name="Standard_doc13" style:name="P4_doc13">
      <style:paragraph-properties fo:margin-top="0in" fo:margin-bottom="0in" ns41:contextual-spacing="false"/>
    </style:style>
    <style:style style:family="paragraph" style:parent-style-name="Heading_20_2_doc13" style:name="P5_doc13">
      <style:paragraph-properties fo:border-left="none" fo:keep-with-next="auto" fo:border-right="none" fo:line-height="130%" fo:margin-top="0.3193in" fo:keep-together="auto" fo:margin-bottom="0.0835in" ns41:contextual-spacing="false" fo:border-top="none" fo:border-bottom="0.74pt solid #a2a9b1" fo:padding="0in"/>
    </style:style>
    <style:style style:family="paragraph" style:parent-style-name="Heading_20_2_doc13" style:master-page-name="Standard" style:name="P6_doc13">
      <style:paragraph-properties fo:border-bottom="0.74pt solid #a2a9b1" fo:margin-top="0.3193in" style:page-number="1" fo:keep-with-next="auto" fo:border-right="none" fo:line-height="130%" fo:keep-together="auto" fo:margin-bottom="0.0835in" ns41:contextual-spacing="false" fo:border-top="none" fo:border-left="none" fo:padding="0in"/>
    </style:style>
    <style:style style:family="paragraph" style:parent-style-name="Heading_20_2_doc13" style:name="P7_doc13">
      <style:paragraph-properties fo:border-left="none" fo:keep-with-next="auto" fo:border-right="none" fo:line-height="130%" fo:margin-top="0.2362in" fo:keep-together="auto" fo:margin-bottom="0.0555in" ns41:contextual-spacing="false" fo:border-top="none" fo:border-bottom="0.74pt solid #a2a9b1" fo:padding="0in"/>
    </style:style>
    <style:style style:family="paragraph" style:parent-style-name="Heading_20_1_doc13" style:name="P8_doc13">
      <style:paragraph-properties fo:border-left="none" fo:keep-with-next="auto" fo:border-right="none" fo:line-height="130%" fo:margin-top="0.3193in" fo:keep-together="auto" fo:margin-bottom="0.0835in" ns41:contextual-spacing="false" fo:border-top="none" fo:border-bottom="0.74pt solid #a2a9b1" fo:padding="0in"/>
    </style:style>
    <style:style style:family="paragraph" style:parent-style-name="Heading_20_3_doc13" style:name="P9_doc13">
      <style:paragraph-properties fo:border-left="none" fo:keep-with-next="auto" fo:border-right="none" fo:line-height="130%" fo:margin-top="0.2362in" fo:keep-together="auto" fo:margin-bottom="0.0555in" ns41:contextual-spacing="false" fo:border-top="none" fo:border-bottom="0.74pt solid #a2a9b1" fo:padding="0in"/>
    </style:style>
    <style:style style:family="text" style:name="T1_doc13">
      <style:text-properties style:font-size-complex="10.5pt" fo:color="#222222" style:font-size-asian="10.5pt" fo:font-size="10.5pt"/>
    </style:style>
    <style:style style:family="text" style:name="T2_doc13">
      <style:text-properties style:font-size-complex="10.5pt" fo:color="#222222" style:font-size-asian="10.5pt" fo:font-size="10.5pt" fo:font-weight="bold" style:font-weight-asian="bold"/>
    </style:style>
    <style:style style:family="text" style:name="T3_doc13">
      <style:text-properties style:font-size-complex="17pt" fo:color="#222222" style:font-size-asian="17pt" style:font-name-complex="Georgia1" style:font-name="Georgia" fo:font-size="17pt" fo:background-color="#ffffff" style:font-name-asian="Georgia1"/>
    </style:style>
    <style:style style:family="text" style:name="T4_doc13">
      <style:text-properties style:font-size-complex="10.5pt" style:text-underline-style="solid" style:font-size-asian="10.5pt" fo:font-size="10.5pt" fo:font-weight="bold" style:font-weight-asian="bold" fo:color="#1155cc" style:text-underline-width="auto" style:text-underline-color="font-color"/>
    </style:style>
    <style:style style:family="paragraph" style:parent-style-name="Standard_doc14" style:name="P1_doc14" style:list-style-name="WWNum1">
      <style:paragraph-properties fo:line-height="100%" style:auto-text-indent="false" fo:text-indent="-0.25in" fo:margin-right="0in" fo:margin-top="0.0417in" fo:margin-bottom="0.0138in" fo:margin-left="0.9862in" ns41:contextual-spacing="true"/>
    </style:style>
    <style:style style:family="paragraph" style:parent-style-name="Standard_doc14" style:name="P2_doc14" style:list-style-name="WWNum6">
      <style:paragraph-properties fo:line-height="100%" style:auto-text-indent="false" fo:text-indent="-0.25in" fo:margin-right="0in" fo:margin-top="0.0417in" fo:margin-bottom="0.0138in" fo:margin-left="0.9862in" ns41:contextual-spacing="true"/>
    </style:style>
    <style:style style:family="paragraph" style:parent-style-name="Standard_doc14" style:name="P3_doc14" style:list-style-name="WWNum3">
      <style:paragraph-properties fo:line-height="100%" style:auto-text-indent="false" fo:text-indent="-0.25in" fo:margin-right="0in" fo:margin-top="0.0417in" fo:margin-bottom="0.0138in" fo:margin-left="0.9862in" ns41:contextual-spacing="true"/>
    </style:style>
    <style:style style:family="paragraph" style:parent-style-name="Standard_doc14" style:name="P4_doc14" style:list-style-name="WWNum2">
      <style:paragraph-properties fo:line-height="100%" style:auto-text-indent="false" fo:text-indent="-0.25in" fo:margin-right="0in" fo:margin-top="0.0417in" fo:margin-bottom="0.0138in" fo:margin-left="0.9862in" ns41:contextual-spacing="true"/>
    </style:style>
    <style:style style:family="paragraph" style:parent-style-name="Standard_doc14" style:name="P5_doc14" style:list-style-name="WWNum4">
      <style:paragraph-properties fo:line-height="100%" style:auto-text-indent="false" fo:text-indent="-0.25in" fo:margin-right="0in" fo:margin-top="0.0417in" fo:margin-bottom="0.0138in" fo:margin-left="0.9862in" ns41:contextual-spacing="true"/>
    </style:style>
    <style:style style:family="paragraph" style:parent-style-name="Standard_doc14" style:name="P6_doc14" style:list-style-name="WWNum1">
      <style:paragraph-properties fo:line-height="100%" style:auto-text-indent="false" fo:text-indent="-0.25in" fo:margin-right="0in" fo:margin-top="0.0835in" fo:margin-bottom="0.028in" fo:margin-left="1.9583in" ns41:contextual-spacing="true"/>
    </style:style>
    <style:style style:family="paragraph" style:parent-style-name="Standard_doc14" style:name="P7_doc14">
      <ns41:graphic-properties draw:fill-color="#ffffff" draw:fill="solid"/>
      <style:paragraph-properties fo:margin-top="0.0835in" fo:margin-bottom="0.0835in" fo:line-height="100%" fo:background-color="#ffffff" ns41:contextual-spacing="false"/>
    </style:style>
    <style:style style:family="paragraph" style:parent-style-name="Standard_doc14" style:name="P8_doc14">
      <style:paragraph-properties fo:margin-top="0.1528in" fo:margin-bottom="0.1528in" fo:line-height="100%" ns41:contextual-spacing="false"/>
    </style:style>
    <style:style style:family="paragraph" style:parent-style-name="Standard_doc14" style:name="P9_doc14" style:list-style-name="WWNum5">
      <style:paragraph-properties fo:line-height="100%" style:auto-text-indent="false" fo:text-indent="-0.25in" fo:margin-right="0in" fo:margin-top="0.0417in" fo:margin-bottom="0.0138in" fo:margin-left="0.75in" ns41:contextual-spacing="true"/>
    </style:style>
    <style:style style:family="paragraph" style:parent-style-name="Standard_doc14" style:name="P10_doc14" style:list-style-name="WWNum5">
      <style:paragraph-properties fo:line-height="100%" style:auto-text-indent="false" fo:text-indent="-0.25in" fo:margin-right="0in" fo:margin-top="0.0835in" fo:margin-bottom="0.028in" fo:margin-left="1.4862in" ns41:contextual-spacing="true"/>
    </style:style>
    <style:style style:family="paragraph" style:parent-style-name="Standard_doc14" style:name="P11_doc14">
      <style:paragraph-properties fo:margin-top="0in" fo:margin-bottom="0in" ns41:contextual-spacing="false"/>
    </style:style>
    <style:style style:family="paragraph" style:parent-style-name="Heading_20_3_doc14" style:name="P12_doc14">
      <style:paragraph-properties fo:margin-top="0.0555in" fo:padding-right="0in" fo:keep-with-next="auto" fo:padding-bottom="0in" fo:line-height="160%" fo:padding-left="0in" fo:keep-together="auto" fo:margin-bottom="0in" ns41:contextual-spacing="false" fo:border="none" fo:padding-top="0.0835in"/>
    </style:style>
    <style:style style:family="paragraph" style:parent-style-name="Heading_20_3_doc14" style:master-page-name="Standard" style:name="P13_doc14">
      <style:paragraph-properties fo:border="none" fo:padding-bottom="0in" fo:margin-top="0.0555in" style:page-number="1" fo:padding-right="0in" fo:keep-with-next="auto" fo:line-height="160%" fo:padding-left="0in" fo:keep-together="auto" fo:margin-bottom="0in" fo:padding-top="0.0835in" ns41:contextual-spacing="false"/>
    </style:style>
    <style:style style:family="text" style:name="T1_doc14">
      <style:text-properties style:font-size-complex="15.5pt" fo:color="#222222" style:font-size-asian="15.5pt" fo:font-size="15.5pt" fo:font-weight="bold" style:font-weight-asian="bold" fo:background-color="#ffffff"/>
    </style:style>
    <style:style style:family="text" style:name="T2_doc14">
      <style:text-properties style:font-size-complex="10.5pt" fo:color="#222222" style:font-size-asian="10.5pt" fo:font-size="10.5pt"/>
    </style:style>
    <style:style style:family="text" style:name="T4_doc14">
      <style:text-properties style:font-size-complex="10.5pt" style:text-underline-style="solid" style:font-size-asian="10.5pt" fo:font-size="10.5pt" fo:font-weight="bold" style:font-weight-asian="bold" fo:color="#1155cc" style:text-underline-width="auto" style:text-underline-color="font-color"/>
    </style:style>
    <style:style style:family="text" style:name="T5_doc14">
      <style:text-properties style:font-size-complex="10.5pt" style:font-size-asian="10.5pt" fo:font-size="10.5pt"/>
    </style:style>
    <style:style style:family="paragraph" style:parent-style-name="Standard_doc15" style:name="P1_doc15">
      <ns41:graphic-properties draw:fill-color="#ffffff" draw:fill="solid"/>
      <style:paragraph-properties fo:margin-top="0.0835in" fo:margin-bottom="0.0835in" fo:line-height="100%" fo:background-color="#ffffff" ns41:contextual-spacing="false"/>
    </style:style>
    <style:style style:family="paragraph" style:parent-style-name="Standard_doc15" style:master-page-name="Standard" style:name="P2_doc15">
      <ns41:graphic-properties draw:fill-color="#ffffff" draw:fill="solid"/>
      <style:paragraph-properties style:page-number="1" fo:line-height="100%" fo:margin-top="0.0835in" fo:margin-bottom="0.0835in" fo:background-color="#ffffff" ns41:contextual-spacing="false"/>
    </style:style>
    <style:style style:family="paragraph" style:parent-style-name="Standard_doc15" style:name="P3_doc15">
      <style:paragraph-properties fo:margin-top="0in" fo:margin-bottom="0in" ns41:contextual-spacing="false"/>
    </style:style>
    <style:style style:family="paragraph" style:parent-style-name="Heading_20_2_doc15" style:name="P4_doc15">
      <style:paragraph-properties fo:border-left="none" fo:keep-with-next="auto" fo:border-right="none" fo:line-height="130%" fo:margin-top="0.3193in" fo:keep-together="auto" fo:margin-bottom="0.0835in" ns41:contextual-spacing="false" fo:border-top="none" fo:border-bottom="0.74pt solid #a2a9b1" fo:padding="0in"/>
    </style:style>
    <style:style style:family="text" style:name="T1_doc15">
      <style:text-properties style:font-size-complex="10.5pt" fo:color="#222222" style:font-size-asian="10.5pt" fo:font-size="10.5pt"/>
    </style:style>
    <style:style style:family="paragraph" style:parent-style-name="Standard_doc16" style:name="P1_doc16">
      <style:paragraph-properties fo:margin-top="0.1528in" fo:margin-bottom="0.1528in" fo:line-height="100%" ns41:contextual-spacing="false"/>
    </style:style>
    <style:style style:family="paragraph" style:parent-style-name="Standard_doc16" style:name="P2_doc16">
      <ns41:graphic-properties draw:fill-color="#ffffff" draw:fill="solid"/>
      <style:paragraph-properties fo:margin-top="0.0835in" fo:margin-bottom="0.0835in" fo:line-height="100%" fo:background-color="#ffffff" ns41:contextual-spacing="false"/>
    </style:style>
    <style:style style:family="paragraph" style:parent-style-name="Standard_doc16" style:name="P3_doc16">
      <style:paragraph-properties fo:margin-top="0.222in" fo:margin-bottom="0.222in" fo:line-height="100%" ns41:contextual-spacing="false"/>
    </style:style>
    <style:style style:family="paragraph" style:parent-style-name="Standard_doc16" style:name="P4_doc16">
      <style:paragraph-properties fo:margin-top="0in" fo:margin-bottom="0in" ns41:contextual-spacing="false"/>
    </style:style>
    <style:style style:family="paragraph" style:parent-style-name="Heading_20_3_doc16" style:name="P5_doc16">
      <style:paragraph-properties fo:margin-top="0.0555in" fo:padding-right="0in" fo:keep-with-next="auto" fo:padding-bottom="0in" fo:line-height="160%" fo:padding-left="0in" fo:keep-together="auto" fo:margin-bottom="0in" ns41:contextual-spacing="false" fo:border="none" fo:padding-top="0.0835in"/>
    </style:style>
    <style:style style:family="paragraph" style:parent-style-name="Heading_20_3_doc16" style:master-page-name="Standard" style:name="P6_doc16">
      <style:paragraph-properties fo:border="none" fo:padding-bottom="0in" fo:margin-top="0.0555in" style:page-number="1" fo:padding-right="0in" fo:keep-with-next="auto" fo:line-height="160%" fo:padding-left="0in" fo:keep-together="auto" fo:margin-bottom="0in" fo:padding-top="0.0835in" ns41:contextual-spacing="false"/>
    </style:style>
    <style:style style:family="text" style:name="T1_doc16">
      <style:text-properties style:font-size-complex="15.5pt" fo:color="#222222" style:font-size-asian="15.5pt" fo:font-size="15.5pt" fo:font-weight="bold" style:font-weight-asian="bold" fo:background-color="#ffffff"/>
    </style:style>
    <style:style style:family="text" style:name="T2_doc16">
      <style:text-properties style:font-size-complex="10.5pt" fo:color="#222222" style:font-size-asian="10.5pt" fo:font-size="10.5pt"/>
    </style:style>
    <style:style style:family="text" style:name="T4_doc16">
      <style:text-properties fo:font-weight="bold" style:font-size-complex="10.5pt" style:font-weight-asian="bold" style:font-size-asian="10.5pt" fo:font-size="10.5pt"/>
    </style:style>
    <style:style style:family="text" style:name="T5_doc16">
      <style:text-properties style:font-size-complex="10.5pt" style:font-size-asian="10.5pt" fo:font-size="10.5pt"/>
    </style:style>
    <style:style style:family="text" style:name="T6_doc16">
      <style:text-properties style:font-size-complex="10.5pt" style:text-underline-style="solid" style:font-size-asian="10.5pt" fo:font-size="10.5pt" fo:font-weight="bold" style:font-weight-asian="bold" fo:color="#1155cc" style:text-underline-width="auto" style:text-underline-color="font-color"/>
    </style:style>
    <style:style style:family="paragraph" style:parent-style-name="Standard_doc17" style:name="P1_doc17">
      <style:paragraph-properties fo:margin-top="0in" fo:margin-bottom="0in" ns41:contextual-spacing="false"/>
    </style:style>
    <style:style style:family="paragraph" style:parent-style-name="Standard_doc17" style:master-page-name="Standard" style:name="P2_doc17">
      <style:paragraph-properties fo:margin-top="0in" fo:margin-bottom="0in" style:page-number="1" ns41:contextual-spacing="false"/>
    </style:style>
  </office:automatic-styles>
  <office:body>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2"><text:span text:style-name="T1">This document is the entry point for developers of Status. This guide is for anyone who is interested in building, developing, debugging or submitting a bug report, pull request or contributing to Status with code.</text:span></text:p>
      <text:p text:style-name="P1"><text:span text:style-name="T1">This guide is written with OS X in mind.</text:span></text:p>
      <text:p text:style-name="P10"><text:bookmark text:name="_j40aflwbz90q"/><text:span text:style-name="T7">Build and Run</text:span></text:p>
      <text:p text:style-name="P11"><text:bookmark text:name="_423dqno74bly"/><text:span text:style-name="T8">Requirements</text:span></text:p>
      <text:p text:style-name="P1"><text:span text:style-name="T3">Note</text:span><text:span text:style-name="T1">: You should be able to build all of the requirements by running the setup script:</text:span></text:p>
      <text:p text:style-name="P4"><text:span text:style-name="T9">$ scripts/setup<text:line-break/></text:span></text:p>
      <text:p text:style-name="P3"><text:span text:style-name="T2">If npm seems to hang at some point, and your npm version is &gt;= 5.6.0, downgrade it to 5.5.1 with</text:span></text:p>
      <text:p text:style-name="P4"><text:span text:style-name="T5">npm install -g npm@5.5.1<text:line-break/></text:span></text:p>
      <text:p text:style-name="P3"><text:span text:style-name="T2">If that doesn't work for some reason, the manual steps are listed below for reference.</text:span></text:p>
      <text:list xml:id="list494825473163779909" text:style-name="WWNum5">
        <text:list-item>
          <text:p text:style-name="P5"><text:a text:visited-style-name="Visited_20_Internet_20_Link" xlink:href="http://brew.sh/" xlink:type="simple" text:style-name="Internet_20_link"><text:span text:style-name="T11">Homebrew</text:span></text:a><text:span text:style-name="T1"> + </text:span><text:span text:style-name="T5">brew update</text:span><text:span text:style-name="T1"> (optional, for OS X) + </text:span><text:span text:style-name="T5">brew tap caskroom/cask</text:span><text:span text:style-name="T1">. For Windows use </text:span><text:a text:visited-style-name="Visited_20_Internet_20_Link" xlink:href="https://chocolatey.org/" xlink:type="simple" text:style-name="Internet_20_link"><text:span text:style-name="T11">Chocolatey</text:span></text:a><text:span text:style-name="T1">.</text:span></text:p>
        </text:list-item>
        <text:list-item>
          <text:p text:style-name="P5"><text:a text:visited-style-name="Visited_20_Internet_20_Link" xlink:href="https://nodejs.org/en/" xlink:type="simple" text:style-name="Internet_20_link"><text:span text:style-name="T11">Node &amp; NPM</text:span></text:a><text:span text:style-name="T1"> </text:span><text:span text:style-name="T5">brew install node watchman</text:span></text:p>
        </text:list-item>
        <text:list-item>
          <text:p text:style-name="P5"><text:a text:visited-style-name="Visited_20_Internet_20_Link" xlink:href="http://leiningen.org/" xlink:type="simple" text:style-name="Internet_20_link"><text:span text:style-name="T11">Lein</text:span></text:a><text:span text:style-name="T1"> </text:span><text:span text:style-name="T5">brew install leiningen</text:span></text:p>
        </text:list-item>
        <text:list-item>
          <text:p text:style-name="P5"><text:a text:visited-style-name="Visited_20_Internet_20_Link" xlink:href="https://facebook.github.io/react-native/docs/getting-started.html" xlink:type="simple" text:style-name="Internet_20_link"><text:span text:style-name="T11">react-native</text:span></text:a><text:span text:style-name="T1"> </text:span><text:span text:style-name="T5">npm install -g react-native-cli</text:span></text:p>
        </text:list-item>
        <text:list-item>
          <text:p text:style-name="P5"><text:a text:visited-style-name="Visited_20_Internet_20_Link" xlink:href="http://www.oracle.com/technetwork/java/javase/downloads/jdk8-downloads-2133151.html" xlink:type="simple" text:style-name="Internet_20_link"><text:span text:style-name="T11">Latest JDK</text:span></text:a><text:span text:style-name="T1"> </text:span><text:span text:style-name="T5">brew cask install java</text:span></text:p>
        </text:list-item>
        <text:list-item>
          <text:p text:style-name="P5"><text:span text:style-name="T1">Android SDK with build tools version 23.0.1 [Mac] </text:span><text:span text:style-name="T5">brew cask install android-sdk</text:span><text:span text:style-name="T1"> or </text:span><text:a text:visited-style-name="Visited_20_Internet_20_Link" xlink:href="https://developer.android.com/sdk/installing/index.html" xlink:type="simple" text:style-name="Internet_20_link"><text:span text:style-name="T11">Windows/Linux</text:span></text:a></text:p>
        </text:list-item>
        <text:list-item>
          <text:p text:style-name="P5"><text:a text:visited-style-name="Visited_20_Internet_20_Link" xlink:href="https://www.genymotion.com/" xlink:type="simple" text:style-name="Internet_20_link"><text:span text:style-name="T11">Genymotion</text:span></text:a><text:span text:style-name="T1"> (optional, you may use an Android Virtual Device or real device)</text:span></text:p>
        </text:list-item>
        <text:list-item>
          <text:p text:style-name="P5"><text:a text:visited-style-name="Visited_20_Internet_20_Link" xlink:href="https://wiki.status.im/Building_Status#Android_Manual_Setup_Steps" xlink:type="simple" text:style-name="Internet_20_link"><text:span text:style-name="T11">Setup Android SDK/emulator environment</text:span></text:a></text:p>
        </text:list-item>
        <text:list-item>
          <text:p text:style-name="P5"><text:span text:style-name="T1">GIT over SSH, please add public key to Github</text:span></text:p>
        </text:list-item>
        <text:list-item>
          <text:p text:style-name="P5"><text:a text:visited-style-name="Visited_20_Internet_20_Link" xlink:href="https://maven.apache.org/install.html" xlink:type="simple" text:style-name="Internet_20_link"><text:span text:style-name="T11">Maven</text:span></text:a><text:span text:style-name="T1"> </text:span><text:span text:style-name="T5">brew install maven</text:span></text:p>
        </text:list-item>
        <text:list-item>
          <text:p text:style-name="P5"><text:span text:style-name="T1">For Windows, </text:span><text:a text:visited-style-name="Visited_20_Internet_20_Link" xlink:href="https://www.ruby-lang.org/en/" xlink:type="simple" text:style-name="Internet_20_link"><text:span text:style-name="T11">Ruby</text:span></text:a><text:span text:style-name="T1"> </text:span><text:span text:style-name="T5">choco install ruby</text:span></text:p>
        </text:list-item>
        <text:list-item>
          <text:p text:style-name="P5"><text:a text:visited-style-name="Visited_20_Internet_20_Link" xlink:href="https://cocoapods.org/" xlink:type="simple" text:style-name="Internet_20_link"><text:span text:style-name="T11">Cocoapods</text:span></text:a><text:span text:style-name="T1"> </text:span><text:span text:style-name="T5">sudo gem install cocoapods</text:span><text:span text:style-name="T1">.</text:span></text:p>
        </text:list-item>
      </text:list>
      <text:p text:style-name="P12"><text:bookmark text:name="_kd3sxtja10sr"/><text:span text:style-name="T4">Android Manual Setup Steps</text:span><text:span text:style-name="T10">[</text:span><text:a text:visited-style-name="Visited_20_Internet_20_Link" xlink:href="https://wiki.status.im/index.php?title=Building_Status&amp;veaction=edit&amp;section=3" xlink:type="simple" text:style-name="Internet_20_link"><text:span text:style-name="T12">edit</text:span></text:a><text:span text:style-name="T10"> | </text:span><text:a text:visited-style-name="Visited_20_Internet_20_Link" xlink:href="https://wiki.status.im/index.php?title=Building_Status&amp;action=edit&amp;section=3" xlink:type="simple" text:style-name="Internet_20_link"><text:span text:style-name="T12">edit source</text:span></text:a><text:span text:style-name="T10">]</text:span></text:p>
      <text:p text:style-name="P1"><text:span text:style-name="T1">The react-native docs used to supply an Android Setup document, but </text:span><text:a text:visited-style-name="Visited_20_Internet_20_Link" xlink:href="https://facebook.github.io/react-native/docs/android-setup.html" xlink:type="simple" text:style-name="Internet_20_link"><text:span text:style-name="T11">that link is dead</text:span></text:a><text:span text:style-name="T1">. </text:span><text:a text:visited-style-name="Visited_20_Internet_20_Link" xlink:href="https://www.decoide.org/docs/react-native/android-setup.html" xlink:type="simple" text:style-name="Internet_20_link"><text:span text:style-name="T11">A copy is still available on the web</text:span></text:a><text:span text:style-name="T1">, but in case it too dies, here are some tips.</text:span></text:p>
      <text:p text:style-name="P1"><text:span text:style-name="T1">The following instructions were verified on an Ubuntu 14.04.1 system. (On Mac, per that old react-native doc, if you installed the SDK via Homebrew, ANDROID_HOME should be /usr/local/opt/android-sdk, otherwise ~/Library/Android/sdk. Aside from that, the following instructions should all still apply.)</text:span></text:p>
      <text:p text:style-name="P1"><text:span text:style-name="T1">First download the Android SDK. When you go looking for the download, it will likely be bundled with the Android Studio IDE, but that is not required to run Status. You can dig for "Download Options," then "Get just the command line tools," and download the sdk-tools-linux-NNN.zip.</text:span></text:p>
      <text:p text:style-name="P1"><text:soft-page-break/><text:span text:style-name="T1">Then:</text:span></text:p>
      <text:p text:style-name="P4"><text:span text:style-name="T9">mkdir ~/AndroidSdk<text:line-break/>cd ~/AndroidSdk<text:line-break/>wget https://dl.google.com/android/repository/sdk-tools-linux-3859397.zip<text:line-break/>unzip sdk-tools-linux-3859397.zip<text:line-break/>export ANDROID_HOME=`pwd`<text:line-break/>$ANDROID_HOME/tools/bin/sdkmanager --install platform-tools emulator 'system-images;android-26;google_apis;x86' ndk-bundle<text:line-break/>$ANDROID_HOME/tools/bin/avdmanager --verbose create avd --name Status --device pixel_xl --package system-images\;android-26\;google_apis\;x86 --tag google_apis<text:line-break/>$ANDROID_HOME/tools/emulator -avd Status -skin "1440x2560"<text:line-break/>export PATH=$ANDROID_HOME/platform-tools:$PATH<text:line-break/>export ANDROID_NDK_HOME=$ANDROID_HOME/ndk-bundle</text:span></text:p>
      <text:p text:style-name="P1"><text:span text:style-name="T1">Note the --install option of sdkmanager may not be valid, in which case it can be omitted.</text:span></text:p>
      <text:p text:style-name="P1"><text:span text:style-name="T1">After the above, you can follow the </text:span><text:a text:visited-style-name="Visited_20_Internet_20_Link" xlink:href="https://wiki.status.im/Building_Status#Building_Status_for_Development" xlink:type="simple" text:style-name="Internet_20_link"><text:span text:style-name="T11">Building Status for Development</text:span></text:a><text:span text:style-name="T1"> directions below.</text:span></text:p>
      <text:p text:style-name="P1"><text:span text:style-name="T1">Note that if you do run the Android Studio IDE, it will create a file </text:span><text:span text:style-name="T5">status-react/android/local.properties</text:span><text:span text:style-name="T1">. If such a file exists, the </text:span><text:span text:style-name="T5">status-react</text:span><text:span text:style-name="T1"> build scripts will ignore the </text:span><text:span text:style-name="T5">ANDROID_HOME</text:span><text:span text:style-name="T1"> and </text:span><text:span text:style-name="T5">ANDROID_NDK_HOME</text:span><text:span text:style-name="T1"> environment variables, relying solely on the paths in that file. If this file is used, be sure that it includes </text:span><text:span text:style-name="T6">both</text:span><text:span text:style-name="T1"> sdk.dir </text:span><text:span text:style-name="T6">and</text:span><text:span text:style-name="T1"> ndk.dir, otherwise </text:span><text:span text:style-name="T5">make run-android</text:span><text:span text:style-name="T1"> will fail with an unclear error message.</text:span></text:p>
      <text:p text:style-name="P12"><text:bookmark text:name="_oll5g413aim1"/><text:span text:style-name="T4">Windows-specific Setup Notes</text:span></text:p>
      <text:p text:style-name="P1"><text:span text:style-name="T1">Setting up a development instance in Windows requires some tweaks. Consider the following before attempting the following sections:</text:span></text:p>
      <text:list xml:id="list5971073806143232702" text:style-name="WWNum1">
        <text:list-item>
          <text:p text:style-name="P6"><text:span text:style-name="T1">Make sure you run everything in a elevated command prompt (Right-click a link to Cmd.exe or Cygwin and click 'Run as Administrator')</text:span></text:p>
        </text:list-item>
        <text:list-item>
          <text:p text:style-name="P6"><text:span text:style-name="T1">Do not use the ./re-natal symlink. Write your own </text:span><text:span text:style-name="T5">re-natal.sh</text:span><text:span text:style-name="T1"> script that uses full relative paths, give it execution permissions with </text:span><text:span text:style-name="T5">chmod +x</text:span><text:span text:style-name="T1">, and use it instead. Script:</text:span></text:p>
        </text:list-item>
      </text:list>
      <text:p text:style-name="P4"><text:span text:style-name="T9">#!/usr/bin/env node<text:line-break/>require('coffee-script/register'); require('./node_modules/re-natal/index.js');</text:span></text:p>
      <text:list xml:id="list7443277080553096448" text:style-name="WWNum2">
        <text:list-item>
          <text:p text:style-name="P7"><text:span text:style-name="T1">In the root </text:span><text:span text:style-name="T5">package.json</text:span><text:span text:style-name="T1"> edit </text:span><text:span text:style-name="T5">"./postinstall.sh"</text:span><text:span text:style-name="T1"> to </text:span><text:span text:style-name="T5">"postinstall.sh"</text:span></text:p>
        </text:list-item>
        <text:list-item>
          <text:p text:style-name="P7"><text:span text:style-name="T1">Any </text:span><text:span text:style-name="T5">npm install</text:span><text:span text:style-name="T1"> commands (except for </text:span><text:span text:style-name="T5">npm install -g</text:span><text:span text:style-name="T1"> global commands) should be done as follows, to avoid windows symlink problems: </text:span><text:span text:style-name="T5">npm install --no-bin-links</text:span></text:p>
        </text:list-item>
        <text:list-item>
          <text:p text:style-name="P7"><text:span text:style-name="T1">Do not use Cygwin for </text:span><text:span text:style-name="T5">npm install</text:span><text:span text:style-name="T1"> commands, use cmd.exe.</text:span></text:p>
        </text:list-item>
        <text:list-item>
          <text:p text:style-name="P7"><text:span text:style-name="T1">React-native is not bug-free. If you run into an error like </text:span><text:span text:style-name="T5">error: bundling: UnableToResolveError: Unable to resolve module...</text:span><text:span text:style-name="T1">, the guaranteed solution is to manually edit the </text:span><text:span text:style-name="T5">require()</text:span><text:span text:style-name="T1"> statements to the full relative path. E.g. </text:span><text:span text:style-name="T5">(crypt = require('crypto'))</text:span><text:span text:style-name="T1"> becomes </text:span><text:span text:style-name="T5">(crypt = require('../../../../node_modules/crypto/package.json'))</text:span><text:span text:style-name="T1">.</text:span></text:p>
        </text:list-item>
      </text:list>
      <text:p text:style-name="P12"><text:bookmark text:name="_2ralc8709q7z"/><text:span text:style-name="T4">Linux-specific Setup Notes</text:span></text:p>
      <text:p text:style-name="P1"><text:span text:style-name="T5">scripts/setup</text:span><text:span text:style-name="T1"> does not implement the Android SDK setup for Linux, so you will need to do this manually. See </text:span><text:a text:visited-style-name="Visited_20_Internet_20_Link" xlink:href="https://wiki.status.im/Building_Status#Android_Setup_Notes" xlink:type="simple" text:style-name="Internet_20_link"><text:span text:style-name="T11">Android Setup Notes</text:span></text:a><text:span text:style-name="T1">.</text:span></text:p>
      <text:p text:style-name="P11"><text:bookmark text:name="_e9n92lp3mjao"/><text:span text:style-name="T8">Dependencies &amp; Setup</text:span></text:p>
      <text:p text:style-name="P4"><text:span text:style-name="T9">$ git clone git@github.com:status-im/status-react.git -b develop &amp;&amp; cd status-react<text:line-break/><text:line-break/># NOTE: the following line is run by the "setup" script and doesn't need to be run if that script was used to setup the system.<text:line-break/>$ lein deps &amp;&amp; npm install &amp;&amp; ./re-natal deps &amp;&amp; ./re-natal use-figwheel &amp;&amp; lein re-frisk use-re-natal &amp;&amp; ./re-natal enable-source-maps<text:line-break/>$ mvn -f modules/react-native-status/ios/RCTStatus dependency:unpack<text:line-break/>$ cd ios &amp;&amp; pod install &amp;&amp; cd ..</text:span></text:p>
      <text:p text:style-name="P11"><text:bookmark text:name="_9b0kyqayqlro"/><text:span text:style-name="T8">Building Status for Release</text:span></text:p>
      <text:p text:style-name="P4"><text:span text:style-name="T9"># fill in store file properties in android/gradle.properties<text:line-break/>$ make release-android<text:line-break/># for iOS, run make release-ios and build in Xcode</text:span></text:p>
      <text:p text:style-name="P11"><text:bookmark text:name="_rh8nd2sym5ux"/><text:span text:style-name="T8">Building Status for Development</text:span></text:p>
      <text:p text:style-name="P4"><text:span text:style-name="T9">$ make prod-build<text:line-break/><text:line-break/>$ make dev-android-&lt;device&gt; # (replace &lt;device&gt; with genymotion, real or avd)<text:line-break/># or<text:line-break/>$ make dev-ios-&lt;device&gt; # (replace &lt;device&gt; with simulator or real)<text:line-break/><text:line-break/># new tab, run figwheel REPL (can also be more specific with repl-android or repl-ios target)<text:line-break/>$ make repl<text:line-break/><text:line-break/># new tab, run react native packager<text:line-break/>$ make react-native<text:line-break/><text:line-break/># FOR ANDROID<text:line-break/># new tab, enable communication to react-native, figwheel and re-frisk debugging<text:line-break/>$ make android-ports<text:line-break/>$ make run-android<text:line-break/><text:line-break/># FOR IOS<text:line-break/>$ make run-ios</text:span></text:p>
      <text:p text:style-name="P10"><text:bookmark text:name="_8r1v4eauzkm6"/><text:span text:style-name="T7">Access Geth on Device</text:span></text:p>
      <text:p text:style-name="P4"><text:span text:style-name="T9">make geth-connect</text:span></text:p>
      <text:p text:style-name="P10"><text:bookmark text:name="_xh0igva0cdcj"/><text:span text:style-name="T7">Contributing</text:span></text:p>
      <text:p text:style-name="P1"><text:span text:style-name="T1">Please make sure your contributions adhere to our coding guidelines:</text:span></text:p>
      <text:list xml:id="list1242483224775402042" text:style-name="WWNum3">
        <text:list-item>
          <text:p text:style-name="P8"><text:soft-page-break/><text:span text:style-name="T1">Code must be idiomatic Clojure, please refer to the </text:span><text:a text:visited-style-name="Visited_20_Internet_20_Link" xlink:href="https://github.com/bbatsov/clojure-style-guide" xlink:type="simple" text:style-name="Internet_20_link"><text:span text:style-name="T11">style guidelines</text:span></text:a><text:span text:style-name="T1"> (i.e. use </text:span><text:a text:visited-style-name="Visited_20_Internet_20_Link" xlink:href="https://github.com/jonase/eastwood" xlink:type="simple" text:style-name="Internet_20_link"><text:span text:style-name="T11">lein eastwood</text:span></text:a><text:span text:style-name="T1"> &amp; </text:span><text:a text:visited-style-name="Visited_20_Internet_20_Link" xlink:href="https://github.com/jonase/kibit" xlink:type="simple" text:style-name="Internet_20_link"><text:span text:style-name="T11">lein kibit</text:span></text:a><text:span text:style-name="T1">).</text:span></text:p>
        </text:list-item>
        <text:list-item>
          <text:p text:style-name="P8"><text:span text:style-name="T1">Code must be documented.</text:span></text:p>
        </text:list-item>
        <text:list-item>
          <text:p text:style-name="P8"><text:span text:style-name="T1">Pull requests need to be based on and opened against the </text:span><text:span text:style-name="T5">develop</text:span><text:span text:style-name="T1"> branch.</text:span></text:p>
        </text:list-item>
        <text:list-item>
          <text:p text:style-name="P8"><text:span text:style-name="T1">Commit messages should be prefixed with the root namespace(s) under </text:span><text:span text:style-name="T5">status-im</text:span><text:span text:style-name="T1"> that they modify.</text:span></text:p>
        </text:list-item>
        <text:list-item>
          <text:p text:style-name="P8"><text:span text:style-name="T1">e.g. "contacts, ios: add contact stylistic changes"</text:span></text:p>
        </text:list-item>
      </text:list>
      <text:p text:style-name="P11"><text:bookmark text:name="_2dy3b9xir6ct"/><text:span text:style-name="T8">Issues</text:span></text:p>
      <text:p text:style-name="P1"><text:span text:style-name="T1">Only Github is used to track issues. (Please include the commit and branch when reporting an issue.)</text:span></text:p>
      <text:p text:style-name="P1"><text:a text:visited-style-name="Visited_20_Internet_20_Link" xlink:href="https://overv.io/~/status/" xlink:type="simple" text:style-name="Internet_20_link"><text:span text:style-name="T11">Overv.io</text:span></text:a><text:span text:style-name="T1"> is used to overview issues in multiple repositories.</text:span></text:p>
      <text:p text:style-name="P11"><text:bookmark text:name="_wndnitikwy1v"/><text:span text:style-name="T8">Code formatting</text:span></text:p>
      <text:p text:style-name="P1"><text:span text:style-name="T1">Please run </text:span><text:span text:style-name="T5">lein eastwood</text:span><text:span text:style-name="T1"> and </text:span><text:span text:style-name="T5">lein kibit</text:span><text:span text:style-name="T1"> before contributing.</text:span></text:p>
      <text:p text:style-name="P11"><text:bookmark text:name="_cnoij5oysxwi"/><text:span text:style-name="T8">Branch naming</text:span></text:p>
      <text:p text:style-name="P1"><text:span text:style-name="T1">Branch format must be under </text:span><text:span text:style-name="T5">CATEGORY/PLAIN-TEXT-#ISSUE_NUMBER</text:span><text:span text:style-name="T1"> acceptable branches are;</text:span></text:p>
      <text:p text:style-name="P1"><text:span text:style-name="T5">feature/discover</text:span><text:span text:style-name="T1"> or </text:span><text:span text:style-name="T5">bug/broken-form-#113</text:span></text:p>
      <text:p text:style-name="P1"><text:span text:style-name="T1">The following categories are; - </text:span><text:span text:style-name="T5">feature/</text:span><text:span text:style-name="T1"> for implementation of features - </text:span><text:span text:style-name="T5">bug/</text:span><text:span text:style-name="T1"> for fixing bugs - </text:span><text:span text:style-name="T5">tests/</text:span><text:span text:style-name="T1"> for unit/UI tests - </text:span><text:span text:style-name="T5">experiment/</text:span><text:span text:style-name="T1"> for non-features - </text:span><text:span text:style-name="T5">wip/</text:span><text:span text:style-name="T1"> for longer lived branches - </text:span><text:span text:style-name="T5">junk/</text:span><text:span text:style-name="T1"> for irrelevant/soon-to-be-deleted branches</text:span></text:p>
      <text:p text:style-name="P11"><text:bookmark text:name="_yfu0vxy5rc65"/><text:span text:style-name="T8">Pull Requests</text:span></text:p>
      <text:p text:style-name="P1"><text:span text:style-name="T1">Pull Requests should by default use the </text:span><text:span text:style-name="T5">develop</text:span><text:span text:style-name="T1"> branch as a base. The </text:span><text:span text:style-name="T5">master</text:span><text:span text:style-name="T1"> branch is kept stable and </text:span><text:span text:style-name="T5">develop</text:span><text:span text:style-name="T1"> is periodically merged there. Tags are used for releases. Each Pull Request must be rebased against </text:span><text:span text:style-name="T5">develop</text:span><text:span text:style-name="T1"> and squashed into a single commit.</text:span></text:p>
      <text:p text:style-name="P11"><text:bookmark text:name="_hcjreyicxai"/><text:span text:style-name="T8">Commit messages</text:span></text:p>
      <text:p text:style-name="P1"><text:span text:style-name="T1">Commit message should help understand why (and what) has been fixed. Add a summary as first line if the message is too long. When fixing bugs the first line should be prefixed with </text:span><text:span text:style-name="T5">[FIX #123]</text:span><text:span text:style-name="T1">.</text:span></text:p>
      <text:p text:style-name="P1"><text:span text:style-name="T1">As a good practice message starts with capitalized verb in the imperative mood.</text:span></text:p>
      <text:p text:style-name="P11"><text:bookmark text:name="_qfy9xak015x0"/><text:span text:style-name="T8">Walkthrough</text:span></text:p>
      <text:p text:style-name="P1"><text:span text:style-name="T1">Fork the repository on Github's web UI.</text:span></text:p>
      <text:p text:style-name="P1"><text:span text:style-name="T1">Clone your fork. Add the upstream as a remote.</text:span></text:p>
      <text:p text:style-name="P4"><text:span text:style-name="T9">$ git clone git@github.com:&lt;you&gt;/status-react.git<text:line-break/>$ git remote add upstream git@github.com:status-im/status-react.git</text:span></text:p>
      <text:p text:style-name="P1"><text:span text:style-name="T1">Now you have two remotes: </text:span><text:span text:style-name="T5">origin</text:span><text:span text:style-name="T1"> pointing to your fork and </text:span><text:span text:style-name="T5">upstream</text:span><text:span text:style-name="T1"> pointing to the shared repo.</text:span></text:p>
      <text:p text:style-name="P4"><text:span text:style-name="T9">$ git fetch --all</text:span></text:p>
      <text:p text:style-name="P1"><text:span text:style-name="T1">Then isolate the bug/feature work you will do into a topic branch</text:span></text:p>
      <text:p text:style-name="P4"><text:soft-page-break/><text:span text:style-name="T9">$ git checkout -b bug/missing-contact-#116 upstream/develop</text:span></text:p>
      <text:p text:style-name="P1"><text:span text:style-name="T1">Keep your branch fresh against upstream</text:span></text:p>
      <text:p text:style-name="P4"><text:span text:style-name="T9">$ git fetch upstream<text:line-break/>$ git rebase upstream/develop</text:span></text:p>
      <text:p text:style-name="P1"><text:span text:style-name="T1">If multiple people are working on the same feature branch don't forget to also</text:span></text:p>
      <text:p text:style-name="P4"><text:span text:style-name="T9">$ git rebase upstream bug/missing-contact-#116</text:span></text:p>
      <text:p text:style-name="P1"><text:span text:style-name="T1">When you are ready to make your pull request</text:span></text:p>
      <text:p text:style-name="P4"><text:span text:style-name="T9">$ git push origin</text:span></text:p>
      <text:p text:style-name="P1"><text:span text:style-name="T1">After PR has been reviewed do a final cleanup and squash your commit</text:span></text:p>
      <text:p text:style-name="P4"><text:span text:style-name="T9">$ git rebase -i upstream/develop<text:line-break/>$ git push -f origin</text:span></text:p>
      <text:p text:style-name="P10"><text:bookmark text:name="_h5t1knyphxt"/><text:span text:style-name="T7">Repository Overview</text:span></text:p>
      <text:p text:style-name="P1"><text:span text:style-name="T1">The Status application is divided into 3 core repositories;</text:span></text:p>
      <text:list xml:id="list1445007422241892843" text:style-name="WWNum4">
        <text:list-item>
          <text:p text:style-name="P9"><text:a text:visited-style-name="Visited_20_Internet_20_Link" xlink:href="https://github.com/status-im/status-react" xlink:type="simple" text:style-name="Internet_20_link"><text:span text:style-name="T11">status-react</text:span></text:a><text:span text:style-name="T1"> - our main react native application writtein in Clojurescript, Java &amp; Objective C</text:span></text:p>
        </text:list-item>
        <text:list-item>
          <text:p text:style-name="P9"><text:a text:visited-style-name="Visited_20_Internet_20_Link" xlink:href="https://github.com/status-im/go-ethereum" xlink:type="simple" text:style-name="Internet_20_link"><text:span text:style-name="T11">go-ethereum</text:span></text:a><text:span text:style-name="T1"> - our branch of </text:span><text:span text:style-name="T5">go-ethereum</text:span><text:span text:style-name="T1"> which contains our custom modifications in </text:span><text:span text:style-name="T5">go-ethereum/status-develop</text:span></text:p>
        </text:list-item>
        <text:list-item>
          <text:p text:style-name="P9"><text:a text:visited-style-name="Visited_20_Internet_20_Link" xlink:href="https://github.com/status-im/status-go" xlink:type="simple" text:style-name="Internet_20_link"><text:span text:style-name="T11">status-go</text:span></text:a><text:span text:style-name="T1"> - represents our binding to the </text:span><text:span text:style-name="T5">go-ethereum</text:span><text:span text:style-name="T1"> lib and exposes methods to </text:span><text:span text:style-name="T5">status-react</text:span><text:span text:style-name="T1"> to Java / Objective C.</text:span></text:p>
        </text:list-item>
      </text:list>
      <text:p text:style-name="P3"/>
    </office:text>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8_doc1"><text:bookmark text:name="_kkn303c73wff"/><text:span text:style-name="T1_doc1">Getting Started</text:span></text:p>
      <text:p text:style-name="P1_doc1"><text:span text:style-name="T2_doc1">Welcome to Status! This is Ethereum, anywhere. Ethereum everywhere. A world computer in your pocket. It is so many cool and amazing things that is difficult to know where to start, but I suppose we’ll just begin at the beginning.</text:span></text:p>
      <text:p text:style-name="P1_doc1"><text:span text:style-name="T2_doc1">Once you have downloaded the app, installed it and opened it, it should take you into a chat with Console: a DApp that lives inside status and lets you set up your account and control all the important stuff (as well as a bunch of other rad features, which we will get to in good time). If you'd like to restore an old account, you should see that option near the top left, and it will take you to the sign in screen, where you'll need both your 12-word seed phrase and password you used to create the account you're wishing to recover.</text:span></text:p>
      <text:p text:style-name="P3_doc1"><draw:frame text:anchor-type="as-char" draw:name="image17.png" svg:height="5.7602in" svg:width="3.2453in" draw:z-index="0" draw:style-name="fr1"><draw:image xlink:show="embed" xlink:type="simple" xlink:actuate="onLoad" xlink:href="Pictures/100002010000012C00000215A60D03235551B47C.png"/><svg:desc>Image 01.png</svg:desc></draw:frame></text:p>
      <text:p text:style-name="P1_doc1"><text:span text:style-name="T2_doc1">As you can see, I have already been chatting a fair bit with Console (friends, yay!!). When setting up a new account, Console will send you an "Action" message, requesting that you set up and confirm a password. Once submitted, it goes off and does the crazy math required to generate your account. The UI concept here is that when someone sends an action message requesting (in this case) a password, or money, or a confirmation code etc., you can tap the message and it will insert the appropriate syntax to respond to that request, followed by your input. It's all about making interacting with these new technologies as intuitive and easy as possible.</text:span></text:p>
      <text:p text:style-name="P1_doc1"><text:span text:style-name="T2_doc1">One other thing to note is the ‘Available’ beneath ‘Console’ in the top left. This means that my phone has synced with the ropsten testnet (Status defaults to Ropsten, but you can also switch it to the Rinkeby testnet under 'Settings'). I am running android 7.0 and am doing so over wifi. It took just under 40mins for me to sync from scratch, though there are varying reports coming in depending on phone, OS and network differences. Still, ~40min sync time on a mobile is just insane. Thanks to Zsolt for the amazing work on </text:span><text:a text:visited-style-name="Visited_20_Internet_20_Link" xlink:href="https://github.com/ethcore/parity/wiki/Light-Ethereum-Subprotocol-(LES)" xlink:type="simple" text:style-name="Internet_20_link_doc1"><text:span text:style-name="T4_doc1">LES</text:span></text:a><text:span text:style-name="T2_doc1">.</text:span></text:p>
      <text:p text:style-name="P1_doc1"><text:span text:style-name="T2_doc1">You can optionally give your phone number to help status sync with your existing contacts. This is not mandatory (we're all about privacy if you are) and the app will work fine without it. Note that if you run into any issues, you can just shake your phone and this should bring up a screen that allows you to submit an error report directly to the status team. You can select from the options what you want to do, but generally it seems best to `Report a Problem`:</text:span></text:p>
      <text:p text:style-name="P2_doc1"><draw:frame text:anchor-type="as-char" draw:name="image22.png" svg:height="4.5047in" svg:width="2.5398in" draw:z-index="0" draw:style-name="fr1"><draw:image xlink:show="embed" xlink:type="simple" xlink:actuate="onLoad" xlink:href="Pictures/100002010000012C0000021587B918B438CEF4E1.png"/><svg:desc>Instabug1.png</svg:desc></draw:frame></text:p>
      <text:p text:style-name="P1_doc1"><text:span text:style-name="T2_doc1">You should be able to select a colour to indicate the severity of the issue on the second screen above. I really want to make sure that Jarrad, Carl and the crew are on their toes, so I have gone for red here. Hitting the forward button (top right) should take you to where the magic really happens.</text:span></text:p>
      <text:p text:style-name="P3_doc1"><draw:frame text:anchor-type="as-char" draw:name="image25.png" svg:height="7.4028in" svg:width="4.1665in" draw:z-index="0" draw:style-name="fr1"><draw:image xlink:show="embed" xlink:type="simple" xlink:actuate="onLoad" xlink:href="Pictures/100002010000012C0000021581CEA1E4A2938814.png"/><svg:desc>Instabug2.png</svg:desc></draw:frame></text:p>
      <text:p text:style-name="P1_doc1"><text:span text:style-name="T2_doc1">Please note the `Take a screen recording` button in the bottom left. This is how the team prefers you to submit bug reports as it is enormously helpful with seeing exactly what went wrong and so providing insight into where to go to fix the issue. You can enter your email, take a video and go ahead and submit. At which point we issue you a massive thank you for being such a stellar alpha tester. Go you!</text:span></text:p>
      <text:p text:style-name="P3_doc1"><draw:frame text:anchor-type="as-char" draw:name="image21.png" svg:height="7.4028in" svg:width="4.1665in" draw:z-index="0" draw:style-name="fr1"><draw:image xlink:show="embed" xlink:type="simple" xlink:actuate="onLoad" xlink:href="Pictures/100002010000012C00000215794AA2BE35FA88D3.png"/><svg:desc>Instabug3.png</svg:desc></draw:frame></text:p>
      <text:p text:style-name="P7_doc1"><text:bookmark text:name="_261fmze204wr"/><text:span text:style-name="T1_doc1">Actually Using the App</text:span></text:p>
      <text:p text:style-name="P1_doc1"><text:span text:style-name="T2_doc1">OK, now that we have the setup out the way, we can get into the really fun stuff. Once you have generated your account with Console, you can open either testnet faucet (depending on which network you're on) to get some shweet test ether into your account so that you can go out and convince actual people to be your friends too. Please do not open an issue if this doesn’t happen - we can’t convince people to like you (even if you do use the best tech around).</text:span></text:p>
      <text:p text:style-name="P1_doc1"><text:span text:style-name="T2_doc1">To open the faucet, tap the hamburger menu to the left of the chat box, or just select the '/faucet' option above the keyboard input. Select the 'Status Testnet Faucet' and hit the blue arrow to send the message. You should get a message back saying 'Faucet message has been received', and some test ether should arrive shortly in your wallet.</text:span></text:p>
      <text:p text:style-name="P4_doc1"><draw:frame text:anchor-type="as-char" draw:name="image20.png" svg:height="7.4028in" svg:width="4.1665in" draw:z-index="0" draw:style-name="fr2"><draw:image xlink:show="embed" xlink:type="simple" xlink:actuate="onLoad" xlink:href="Pictures/100002010000012C000002153E08B84A7991DC8F.png"/><svg:desc>Image 02.png</svg:desc></draw:frame></text:p>
      <text:p text:style-name="P1_doc1"><text:span text:style-name="T2_doc1">Seeing as we’re now finished chatting to Console for the moment, we can hit the back button and this will take us into the Chats page:</text:span></text:p>
      <text:p text:style-name="P2_doc1"><draw:frame text:anchor-type="as-char" draw:name="image23.png" svg:height="7.4028in" svg:width="4.1665in" draw:z-index="0" draw:style-name="fr1"><draw:image xlink:show="embed" xlink:type="simple" xlink:actuate="onLoad" xlink:href="Pictures/100002010000012C00000215C2BB6BC0CA43DF2C.png"/><svg:desc>Image 03.png</svg:desc></draw:frame></text:p>
      <text:p text:style-name="P1_doc1"><text:span text:style-name="T2_doc1">Here you can see all the lovely people that you have been chatting to. It’s really straightforward and intuitive, so behave as you normally would in WhatsApp or WeChat etc. Tapping a conversation will take you into it, and you can use the bottom three tabs to navigate through the Wallet, Chats, Discover and Contacts screen. You can also just swipe right. Just do you.</text:span></text:p>
      <text:p text:style-name="P1_doc1"><text:span text:style-name="T2_doc1">Wallet used to be a DApp that lived in your contact, but we have abstracted it away into its own native screen as we get closer to Beta and start testing ERC20 token support, sending, receiving and exchange functions and a bunch of other, visually-stunning ways of showing you the value you control through Status. Swipe left from the contacts screen to have a look around and see if your test Ether from the faucet has arrived.</text:span></text:p>
      <text:p text:style-name="P3_doc1"><draw:frame text:anchor-type="as-char" draw:name="image26.png" svg:height="7.4028in" svg:width="4.1665in" draw:z-index="0" draw:style-name="fr1"><draw:image xlink:show="embed" xlink:type="simple" xlink:actuate="onLoad" xlink:href="Pictures/100002010000012C00000215E48B7117614C3EAB.png"/><svg:desc>Image 04.png</svg:desc></draw:frame></text:p>
      <text:p text:style-name="P1_doc1"><text:span text:style-name="T2_doc1">Obviously, you want to be able to transact from the Wallet, so get a friend's address and see if you can send them some Ether. Hit the Send button and follow the prompts through our beautiful new transaction screens. You'll see that Status asks for permission to access your camera, but you only need to grant this in the case that you want to scan someone's QR code. If you have an ETH address already copied, or would like to send directly to one of your contacts in Status, you can safely deny this permission and carry on along to select a different option.</text:span></text:p>
      <text:p text:style-name="P1_doc1"><text:span text:style-name="T2_doc1">I had an address copied to my clipboard, so selected that option and then input an amount of 0.01 ETH to send to that address:</text:span></text:p>
      <text:p text:style-name="P3_doc1"><draw:frame text:anchor-type="as-char" draw:name="image27.png" svg:height="6.4898in" svg:width="3.6516in" draw:z-index="0" draw:style-name="fr1"><draw:image xlink:show="embed" xlink:type="simple" xlink:actuate="onLoad" xlink:href="Pictures/100002010000012C0000021516C2AD8FE03E9F16.png"/><svg:desc>Image 11.png</svg:desc></draw:frame></text:p>
      <text:p text:style-name="P1_doc1"><text:span text:style-name="T2_doc1">You'll be asked to use your password to sign the transaction and, once you have done that, you should see this Success screen. We have been extra cautious and advise people to wait for at least 12 confirmations before being absolutely sure that the money has been sent. Future versions of the wallet screen will make it much more obvious how many confirmations each transaction in your history has. Make sure to explore the rest of the wallet and go and take a look at your transaction history to see what I mean here. There's still a host of features to come, but this should be more than enough to whet your appetite and show you what is possible from nothing more than a mobile phone.:</text:span></text:p>
      <text:p text:style-name="P3_doc1"><draw:frame text:anchor-type="as-char" draw:name="image19.png" svg:height="7.4028in" svg:width="4.1665in" draw:z-index="0" draw:style-name="fr1"><draw:image xlink:show="embed" xlink:type="simple" xlink:actuate="onLoad" xlink:href="Pictures/100002010000012C000002151477FFFB16C18CEE.png"/><svg:desc>Image 12.png</svg:desc></draw:frame></text:p>
      <text:p text:style-name="P1_doc1"><text:span text:style-name="T2_doc1">Ok great, we can send transactions, awesome! If you now hit 'Got It', navigate back out of the wallet view and swipe right twice, or select the Discover tab at the bottom, you will get to the Discover page:</text:span></text:p>
      <text:p text:style-name="P2_doc1"><draw:frame text:anchor-type="as-char" draw:name="image14.png" svg:height="7.4028in" svg:width="4.1665in" draw:z-index="0" draw:style-name="fr1"><draw:image xlink:show="embed" xlink:type="simple" xlink:actuate="onLoad" xlink:href="Pictures/100002010000012C00000215C14289FF2FE943B7.png"/><svg:desc>Image 05.png</svg:desc></draw:frame></text:p>
      <text:p text:style-name="P1_doc1"><text:span text:style-name="T2_doc1">Discover is going to be one of the most crucial aspects of our product going forward. This is the gateway through which you can find other contacts and contracts on a decentralized network that are relevant and interesting to you. Think of it like PageRank for the distributed computing age. In Discover, you can see hashtags people are using and discover all the different conversations going on. Swipe right through the cards to see the most popular categories, or scroll down to see the most recent updates.</text:span></text:p>
      <text:p text:style-name="P1_doc1"><text:span text:style-name="T2_doc1">If you want to make a message of your own appear here, you need to hit the hamburger menu in the top left there and edit your status with the hashtag you want to see appear here. Start a meme or hop onto an existing one - it’s all up to you. You can also edit your name there, unless you're amused by the anonymous handles we assign by default. Here, I have updated my status to reflect the work being done on the wiki, and changed my name to my preferred online handle:</text:span></text:p>
      <text:p text:style-name="P2_doc1"><draw:frame text:anchor-type="as-char" draw:name="image24.png" svg:height="6.3075in" svg:width="3.5484in" draw:z-index="0" draw:style-name="fr1"><draw:image xlink:show="embed" xlink:type="simple" xlink:actuate="onLoad" xlink:href="Pictures/100002010000012C0000021544BD6B388F891BCB.png"/><svg:desc>Image 06.png</svg:desc></draw:frame></text:p>
      <text:p text:style-name="P1_doc1"><text:span text:style-name="T2_doc1">If you would like to make further changes to your profile, tap the 3 dots to the right of your name and avatar. Your profile page should look like the below. Here, you can see account and device info, switch between different test networks and show off a QR code if you ever need someone to be able to scan your address info quickly.</text:span></text:p>
      <text:p text:style-name="P2_doc1"><draw:frame text:anchor-type="as-char" draw:name="image18.png" svg:height="7.4028in" svg:width="4.1665in" draw:z-index="0" draw:style-name="fr1"><draw:image xlink:show="embed" xlink:type="simple" xlink:actuate="onLoad" xlink:href="Pictures/100002010000012C00000215E250BFE9748B498E.png"/><svg:desc>Image 07.png</svg:desc></draw:frame></text:p>
      <text:p text:style-name="P1_doc1"><text:span text:style-name="T2_doc1">Tap your editable status field in order to edit your status again, change your name, or upload a cool profile pic. Remember to include that hashtag if you want it to appear on the Discover page.</text:span></text:p>
      <text:p text:style-name="P1_doc1"><text:span text:style-name="T2_doc1">Once that is all done and you’ve broadcast a status for all the world to see, hit the back button and navigate to the Contacts page. Here, you will find a full list of the people and DApps you have connected with through Status. Don't stress though, a bunch of DApps also appear there by default so you don't feel lonely at first. You can see that we have split them into two groups for ease-of-use - the State of the DApps and just normal DApps. State of the DApps are optimized to work well with Status and provide a really slick, intuitive UX:</text:span></text:p>
      <text:p text:style-name="P2_doc1"><draw:frame text:anchor-type="as-char" draw:name="image28.png" svg:height="7.4028in" svg:width="4.1665in" draw:z-index="0" draw:style-name="fr1"><draw:image xlink:show="embed" xlink:type="simple" xlink:actuate="onLoad" xlink:href="Pictures/100002010000012C00000215F75ED2B50E019636.png"/><svg:desc>Image 08.png</svg:desc></draw:frame></text:p>
      <text:p text:style-name="P1_doc1"><text:span text:style-name="T2_doc1">These DApps all work in essentially the same way as Console - you can open a chat with them, which will direct you to an in-app browser that displays whatever is appropriate for that app. If no in-app browser opens, that means the DApp has been built into a chatbot and should provide you with a bunch of options for interacting with it in the form of '/suggestions' above the keyboard input.</text:span></text:p>
      <text:p text:style-name="P1_doc1"><text:span text:style-name="T2_doc1">If you close your app or otherwise have an issue, when you reopen it, you should be directed to a screen which looks like the below. Select the account that belongs to you (in the case where you set up more than one) and then put in the appropriate password and you should get back to the chat screen:</text:span></text:p>
      <text:p text:style-name="P2_doc1"><draw:frame text:anchor-type="as-char" draw:name="image29.png" svg:height="7.4028in" svg:width="4.1665in" draw:z-index="0" draw:style-name="fr1"><draw:image xlink:show="embed" xlink:type="simple" xlink:actuate="onLoad" xlink:href="Pictures/100002010000012C00000215F5CBA686F3A79F7C.png"/><svg:desc>Image 09.png</svg:desc></draw:frame></text:p>
      <text:p text:style-name="P1_doc1"><text:span text:style-name="T2_doc1">If that doesn’t work for you or your account doesn’t appear like mine, hit the `Recover access` button at the bottom of the first screen and follow the prompts to input the 12 word passphrase console gave you when you first set stuff up and your password.</text:span></text:p>
      <text:p text:style-name="P1_doc1"><text:span text:style-name="T2_doc1">Happy sailing!</text:span></text:p>
      <text:p text:style-name="P7_doc1"><text:bookmark text:name="_k4d5d128mjew"/><text:span text:style-name="T1_doc1">For the Adventurous</text:span></text:p>
      <text:p text:style-name="P1_doc1"><text:span text:style-name="T2_doc1">We’ve covered all the basic functionality as it stands, but there is so much more that you can do with status. Most of this stuff will only become available in the beta release or after, but developers around the world should be getting really excited to start building dApps to live alongside Flight Delays and Maker etc.</text:span></text:p>
      <text:p text:style-name="P1_doc1"><text:span text:style-name="T2_doc1">Though it is by no means complete yet, you can do a lot more than just set your account up using Console - it is, after all, a full dApp of its own. Go back to that chat and type `web3.` (the fullstop is important) and `web3.eth.`:</text:span></text:p>
      <text:p text:style-name="P3_doc1"><draw:frame text:anchor-type="as-char" draw:name="image30.png" svg:height="5.5819in" svg:width="3.1402in" draw:z-index="0" draw:style-name="fr1"><draw:image xlink:show="embed" xlink:type="simple" xlink:actuate="onLoad" xlink:href="Pictures/100002010000012C00000215468EF2A42BF7AF49.png"/><svg:desc>Image 10.png</svg:desc></draw:frame></text:p>
      <text:p text:style-name="P1_doc1"><text:span text:style-name="T2_doc1">You should be able to see a whole bunch of suggestions for the sorts of things you can do directly from Console, the most basic of which is `web3.eth.blockNumber` which will return the current block number on the testnet you are on. If this doesn’t blow your mind, I’m not sure what will...</text:span></text:p>
      <text:p text:style-name="P1_doc1"><text:span text:style-name="T2_doc1">If you want to dive in even further and help develop the app, contribute some code or otherwise get involved in the technical side of things, here are the links you need:</text:span></text:p>
      <text:list xml:id="list1650527093222236127" text:style-name="WWNum1">
        <text:list-item>
          <text:p text:style-name="P5_doc1"><text:span text:style-name="T2_doc1">How to </text:span><text:a text:visited-style-name="Visited_20_Internet_20_Link" xlink:href="https://wiki.status.im/Building_Status" xlink:type="simple" text:style-name="Internet_20_link_doc1"><text:span text:style-name="T4_doc1">build Status</text:span></text:a><text:span text:style-name="T2_doc1"> yourself.</text:span></text:p>
        </text:list-item>
        <text:list-item>
          <text:p text:style-name="P5_doc1"><text:span text:style-name="T2_doc1">The latest nightlies for those with Android phones or Genymotion running (much easier than building): </text:span><text:a text:visited-style-name="Visited_20_Internet_20_Link" xlink:href="http://artifacts.status.im:8081/artifactory/nightlies-local/" xlink:type="simple" text:style-name="Internet_20_link_doc1"><text:span text:style-name="T4_doc1">http://artifacts.status.im:8081/artifactory/nightlies-local/</text:span></text:a></text:p>
        </text:list-item>
        <text:list-item>
          <text:p text:style-name="P5_doc1"><text:span text:style-name="T2_doc1">Our </text:span><text:a text:visited-style-name="Visited_20_Internet_20_Link" xlink:href="https://wiki.status.im/Status_API" xlink:type="simple" text:style-name="Internet_20_link_doc1"><text:span text:style-name="T4_doc1">API documentation</text:span></text:a><text:span text:style-name="T2_doc1"> so you can figure out what '/debug' does and how to build your own </text:span><text:a text:visited-style-name="Visited_20_Internet_20_Link" xlink:href="https://wiki.status.im/Make_A_DApp" xlink:type="simple" text:style-name="Internet_20_link_doc1"><text:span text:style-name="T4_doc1">DApps</text:span></text:a><text:span text:style-name="T2_doc1"> and </text:span><text:a text:visited-style-name="Visited_20_Internet_20_Link" xlink:href="https://wiki.status.im/Make_A_Bot" xlink:type="simple" text:style-name="Internet_20_link_doc1"><text:span text:style-name="T4_doc1">chatbots</text:span></text:a><text:span text:style-name="T2_doc1">.</text:span></text:p>
        </text:list-item>
      </text:list>
      <text:p text:style-name="P6_doc1"/>
      <text:p text:style-name="P2_doc1"/>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34_doc2"><text:bookmark text:name="_9d9wqw91esla"/><text:span text:style-name="T1_doc2">Hiring Criteria</text:span></text:p>
      <text:p text:style-name="P1_doc2"><text:span text:style-name="T2_doc2">The attributes to assess candidates for Status should follow 4 criteria:</text:span></text:p>
      <text:list xml:id="list3180124647293849961" text:style-name="WWNum13">
        <text:list-item>
          <text:p text:style-name="P2_doc2"><text:span text:style-name="T2_doc2">Analytical Ability</text:span></text:p>
          <text:list>
            <text:list-item>
              <text:p text:style-name="P12_doc2"><text:span text:style-name="T2_doc2">Is the candidate able to think critically?</text:span></text:p>
            </text:list-item>
            <text:list-item>
              <text:p text:style-name="P12_doc2"><text:span text:style-name="T2_doc2">High vs low resolution of thought. Shallow vs deep idea generation.</text:span></text:p>
            </text:list-item>
          </text:list>
        </text:list-item>
      </text:list>
      <text:list xml:id="list1685433655950032733" text:style-name="WWNum18">
        <text:list-item>
          <text:p text:style-name="P3_doc2"><text:span text:style-name="T2_doc2">Role Related Knowledge (RRK)</text:span></text:p>
          <text:list>
            <text:list-item>
              <text:p text:style-name="P13_doc2"><text:span text:style-name="T2_doc2">Ensure that the candidate has the experience and knowledge to be able to successfully fulfil their role</text:span></text:p>
            </text:list-item>
          </text:list>
        </text:list-item>
        <text:list-item>
          <text:p text:style-name="P3_doc2"><text:span text:style-name="T2_doc2">General Cognitive Ability (GCA)</text:span></text:p>
          <text:list>
            <text:list-item>
              <text:p text:style-name="P13_doc2"><text:span text:style-name="T2_doc2">How smart is the candidate?</text:span></text:p>
            </text:list-item>
            <text:list-item>
              <text:p text:style-name="P13_doc2"><text:span text:style-name="T2_doc2">Think </text:span><text:span text:style-name="T3_doc2">”Always hire someone smarter than you!”</text:span></text:p>
            </text:list-item>
          </text:list>
        </text:list-item>
        <text:list-item>
          <text:p text:style-name="P3_doc2"><text:span text:style-name="T2_doc2">Community receptivity/engagement</text:span></text:p>
          <text:list>
            <text:list-item>
              <text:p text:style-name="P13_doc2"><text:span text:style-name="T2_doc2">Engagement with the project - communication, idea generation and self ownership. Passionate about Blockchain (and Status preferably)</text:span></text:p>
            </text:list-item>
          </text:list>
        </text:list-item>
      </text:list>
      <text:p text:style-name="P33_doc2"><text:bookmark text:name="_jod94ckw2ruq"/><text:span text:style-name="T1_doc2">Candidate Scoring</text:span></text:p>
      <text:p text:style-name="P1_doc2"><text:span text:style-name="T2_doc2">Each interviewee should insert a score and a recommendation summary for each candidate, including a definitive score on each of the above areas</text:span></text:p>
      <text:p text:style-name="P15_doc2"><draw:frame text:anchor-type="as-char" draw:name="image2.png" svg:height="0.6807in" svg:width="4.1665in" draw:z-index="0" draw:style-name="fr1"><draw:image xlink:show="embed" xlink:type="simple" xlink:actuate="onLoad" xlink:href="Pictures/100002010000012C000000311E02546C94ADDD21.png"/><svg:desc>Feedback Review.png</svg:desc></draw:frame></text:p>
      <text:p text:style-name="P1_doc2"><text:span text:style-name="T2_doc2">If you are unsure about a candidate, remember how important your decision is to maintaining Status' culture. Err on the side of false negatives, instead of false positives.</text:span></text:p>
      <text:p text:style-name="P33_doc2"><text:bookmark text:name="_a1abcgdnsg9o"/><text:span text:style-name="T1_doc2">SWE Interview Process</text:span></text:p>
      <text:p text:style-name="P1_doc2"><text:span text:style-name="T2_doc2">As an Open Source community, Status is uniquely positioned to include all applicants in the project as part of the interview process.</text:span></text:p>
      <text:p text:style-name="P35_doc2"><text:bookmark text:name="_1pzpacgedrfh"/><text:span text:style-name="T6_doc2">Engineering Introduction</text:span></text:p>
      <text:p text:style-name="P1_doc2"><text:span text:style-name="T2_doc2">The 30m engineering introduction should cover the following:</text:span></text:p>
      <text:list xml:id="list9134589678750946783" text:style-name="WWNum10">
        <text:list-item>
          <text:p text:style-name="P4_doc2"><text:soft-page-break/><text:span text:style-name="T2_doc2">Development style inside of Status (e.g. GH, Idea Meritocracy, Slack as a communication)</text:span></text:p>
        </text:list-item>
        <text:list-item>
          <text:p text:style-name="P4_doc2"><text:span text:style-name="T2_doc2">The open culture (e.g. flat hierarchy, blurred lines between core contributors and community)</text:span></text:p>
        </text:list-item>
        <text:list-item>
          <text:p text:style-name="P4_doc2"><text:span text:style-name="T2_doc2">The perks of working at Status (e.g. remote work, your own hours, offsite twice a year)</text:span></text:p>
        </text:list-item>
        <text:list-item>
          <text:p text:style-name="P4_doc2"><text:span text:style-name="T2_doc2">Next steps in their process (i.e. Submit 2+ PR so that the team can see how the candidate works with the rest of the team. The candidate can use Status Open Bounty to find PR's and get paid at the same time)</text:span></text:p>
        </text:list-item>
      </text:list>
      <text:p text:style-name="P1_doc2"><text:span text:style-name="T2_doc2">Questions to ask:</text:span></text:p>
      <text:list xml:id="list2178233754703480878" text:style-name="WWNum11">
        <text:list-item>
          <text:p text:style-name="P5_doc2"><text:span text:style-name="T2_doc2">Why does the candidate want to work at Status?</text:span></text:p>
        </text:list-item>
        <text:list-item>
          <text:p text:style-name="P5_doc2"><text:span text:style-name="T2_doc2">Have they worked on Open Source projects before?</text:span></text:p>
        </text:list-item>
      </text:list>
      <text:p text:style-name="P1_doc2"><text:span text:style-name="T2_doc2">Be sure to leave some time at the end (~6-8m) for the candidate to ask questions.</text:span></text:p>
      <text:p text:style-name="P35_doc2"><text:bookmark text:name="_x2a4ehr2e1p"/><text:span text:style-name="T6_doc2">Closure/Go Software Engineer:</text:span></text:p>
      <text:list xml:id="list5063528688244808072" text:style-name="WWNum4">
        <text:list-item>
          <text:p text:style-name="P16_doc2"><text:span text:style-name="T2_doc2">Candidate submits application</text:span></text:p>
        </text:list-item>
        <text:list-item>
          <text:p text:style-name="P16_doc2"><text:span text:style-name="T2_doc2">HR Screen</text:span></text:p>
        </text:list-item>
        <text:list-item>
          <text:p text:style-name="P16_doc2"><text:span text:style-name="T2_doc2">Intro interview with engineer</text:span></text:p>
        </text:list-item>
        <text:list-item>
          <text:p text:style-name="P16_doc2"><text:span text:style-name="T2_doc2">Candidate is requested to send a minimum of 2 Pull Requests from a </text:span><text:a text:visited-style-name="Visited_20_Internet_20_Link" xlink:href="https://wiki.status.im/index.php?title=Github.com/status-im&amp;action=edit&amp;redlink=1" xlink:type="simple" text:style-name="Internet_20_link_doc2"><text:span text:style-name="T9_doc2">Status Repository</text:span></text:a><text:span text:style-name="T2_doc2"> or </text:span><text:a text:visited-style-name="Visited_20_Internet_20_Link" xlink:href="https://wiki.status.im/index.php?title=Openbounty.status.im&amp;action=edit&amp;redlink=1" xlink:type="simple" text:style-name="Internet_20_link_doc2"><text:span text:style-name="T9_doc2">Status Open Bounty</text:span></text:a><text:span text:style-name="T2_doc2">.</text:span></text:p>
        </text:list-item>
        <text:list-item>
          <text:p text:style-name="P16_doc2"><text:span text:style-name="T2_doc2">Team member who merged Pull Requests are consulted to provide feedback on code quality.</text:span></text:p>
        </text:list-item>
        <text:list-item>
          <text:p text:style-name="P16_doc2"><text:span text:style-name="T2_doc2">Leadership interview</text:span></text:p>
        </text:list-item>
      </text:list>
      <text:p text:style-name="P1_doc2"><text:span text:style-name="T2_doc2">For software engineering interviews that are not able to find relevant space in the repository or on Status Open Bounty, they can submit an application with a Github link in order to see relevant work in the applied field.</text:span></text:p>
      <text:p text:style-name="P33_doc2"><text:bookmark text:name="_7g8g3jz35sns"/><text:span text:style-name="T1_doc2">Tester Inclusion Activity</text:span></text:p>
      <text:p text:style-name="P1_doc2"><text:span text:style-name="T2_doc2">After candidate submits their application, there will be multi-stage inclusion activity for the candidate to familiarise themselves with the work environment:</text:span></text:p>
      <text:p text:style-name="P32_doc2"><text:bookmark text:name="_nl376kofxdj2"/><text:span text:style-name="T4_doc2">Part 1 - General Testing Expertise</text:span></text:p>
      <text:p text:style-name="P1_doc2"><text:span text:style-name="T5_doc2">Prerequisites:</text:span></text:p>
      <text:list xml:id="list7028427645758014226" text:style-name="WWNum7">
        <text:list-item>
          <text:p text:style-name="P17_doc2"><text:span text:style-name="T2_doc2">It’s a mobile app with lots of functionality to send/receive messages, so you’ll need at least 2 mobile devices to effectively test it. Ideally, it’s 2 real devices. Acceptable: 1 real/1 emulator. In the worst-case scenario, 2 emulators.</text:span></text:p>
        </text:list-item>
        <text:list-item>
          <text:p text:style-name="P17_doc2"><text:soft-page-break/><text:span text:style-name="T2_doc2">For Android emulator you can install trial </text:span><text:a text:visited-style-name="Visited_20_Internet_20_Link" xlink:href="https://www.genymotion.com/" xlink:type="simple" text:style-name="Internet_20_link_doc2"><text:span text:style-name="T10_doc2">Genymotion</text:span></text:a><text:span text:style-name="T2_doc2"> version (please, use any phone with Android 6 or higher)</text:span></text:p>
        </text:list-item>
        <text:list-item>
          <text:p text:style-name="P17_doc2"><text:span text:style-name="T2_doc2">To learn the app you can read </text:span><text:a text:visited-style-name="Visited_20_Internet_20_Link" xlink:href="https://wiki.status.im/User_Guide" xlink:type="simple" text:style-name="Internet_20_link_doc2"><text:span text:style-name="T10_doc2">User guide</text:span></text:a></text:p>
        </text:list-item>
      </text:list>
      <text:p text:style-name="P1_doc2"><text:span text:style-name="T5_doc2">Stage 1:</text:span></text:p>
      <text:list xml:id="list7008047891602512624" text:style-name="WWNum3">
        <text:list-item>
          <text:p text:style-name="P18_doc2"><text:span text:style-name="T2_doc2">Download the Status app from the </text:span><text:a text:visited-style-name="Visited_20_Internet_20_Link" xlink:href="https://play.google.com/store/apps/details?id=im.status.ethereum&amp;hl=en" xlink:type="simple" text:style-name="Internet_20_link_doc2"><text:span text:style-name="T10_doc2">Google Play Store</text:span></text:a><text:span text:style-name="T2_doc2"> for Android or from the TestFlight for iOS (to get invite for TestFlight share you email with HR). For installing on Android emulator: </text:span><text:a text:visited-style-name="Visited_20_Internet_20_Link" xlink:href="https://drive.google.com/drive/folders/1F9HzN4pgW2zkp7m_0O_9tTGcV-eguUsy?usp=sharing" xlink:type="simple" text:style-name="Internet_20_link_doc2"><text:span text:style-name="T10_doc2">0.9.12b version</text:span></text:a></text:p>
        </text:list-item>
        <text:list-item>
          <text:p text:style-name="P18_doc2"><text:span text:style-name="T2_doc2">Find 3 bugs in the application, that are not reported yet in the </text:span><text:a text:visited-style-name="Visited_20_Internet_20_Link" xlink:href="https://github.com/status-im/status-react/issues" xlink:type="simple" text:style-name="Internet_20_link_doc2"><text:span text:style-name="T10_doc2">Github Repo</text:span></text:a></text:p>
        </text:list-item>
        <text:list-item>
          <text:p text:style-name="P18_doc2"><text:span text:style-name="T2_doc2">Report them into the same repo as above, according to the template inside the issue creator</text:span></text:p>
        </text:list-item>
        <text:list-item>
          <text:p text:style-name="P18_doc2"><text:span text:style-name="T2_doc2">Candidate to send links of the reported bugs to HR</text:span></text:p>
        </text:list-item>
      </text:list>
      <text:p text:style-name="P1_doc2"><text:span text:style-name="T5_doc2">Stage 2:</text:span></text:p>
      <text:list xml:id="list6211900162450252097" text:style-name="WWNum16">
        <text:list-item>
          <text:p text:style-name="P19_doc2"><text:span text:style-name="T2_doc2">Execute test cases (</text:span><text:a text:visited-style-name="Visited_20_Internet_20_Link" xlink:href="https://docs.google.com/spreadsheets/d/1jAFu74Qq4WdF7-ecLsOImvNHKqtL9Etqa38hPIjjd40/edit#gid=572215431" xlink:type="simple" text:style-name="Internet_20_link_doc2"><text:span text:style-name="T10_doc2">link</text:span></text:a><text:span text:style-name="T2_doc2">), download app from the same source as in Stage 1</text:span></text:p>
        </text:list-item>
        <text:list-item>
          <text:p text:style-name="P19_doc2"><text:span text:style-name="T2_doc2">Propose at least 2 improvements for the test cases you've executed: describe them in a free form and send to HR</text:span></text:p>
        </text:list-item>
      </text:list>
      <text:p text:style-name="P1_doc2"><text:span text:style-name="T5_doc2">Stage 3:</text:span></text:p>
      <text:list xml:id="list5381711540887913768" text:style-name="WWNum17">
        <text:list-item>
          <text:p text:style-name="P20_doc2"><text:span text:style-name="T2_doc2">Create a functional test design for a `send` command that is used to send ETH in the chats (/send). It should highlight as many test ideas as you can generate to verify that send command works. It can be any form you like that can be shared online and accessible without installing extra software (e.g. Google Sheet, online mind map, etc.). No need to describe its UI (e.g. no need to list that command is grey in the input field or there is a green sticker in the sent message, etc). Only ideas to check the functionality are expected. For example, for another command 'location' such ideas would be:</text:span></text:p>
          <text:list>
            <text:list-item>
              <text:p text:style-name="P26_doc2"><text:span text:style-name="T2_doc2">can send existing location selected on the map;</text:span></text:p>
            </text:list-item>
            <text:list-item>
              <text:p text:style-name="P26_doc2"><text:span text:style-name="T2_doc2">can send location if type some address and select it from the suggestions;</text:span></text:p>
            </text:list-item>
            <text:list-item>
              <text:p text:style-name="P26_doc2"><text:span text:style-name="T2_doc2">can copy/paste coordinates if long tap on sent location command,</text:span></text:p>
            </text:list-item>
            <text:list-item>
              <text:p text:style-name="P26_doc2"><text:span text:style-name="T2_doc2">can’t send if type non-existing address -&gt; no send button shown.</text:span></text:p>
            </text:list-item>
          </text:list>
        </text:list-item>
      </text:list>
      <text:p text:style-name="P1_doc2"><text:span text:style-name="T2_doc2">Send the link to the ideas doc to HR.</text:span></text:p>
      <text:p text:style-name="P1_doc2"><text:span text:style-name="T5_doc2">Stage 4:</text:span></text:p>
      <text:list xml:id="list4325466122174877696" text:style-name="WWNum9">
        <text:list-item>
          <text:p text:style-name="P21_doc2"><text:span text:style-name="T2_doc2">If stages 1-3 are OK then schedule a pair-testing session with one of the testers from the team (via HR).</text:span></text:p>
          <text:list>
            <text:list-item>
              <text:p text:style-name="P27_doc2"><text:span text:style-name="T2_doc2">It will take ~1 hour and you will test together some new feature or a bug fix.</text:span></text:p>
            </text:list-item>
            <text:list-item>
              <text:p text:style-name="P27_doc2"><text:span text:style-name="T2_doc2">You should have good enough internet connection to share the screen where emulator is shown or a real device screen (e.g. screencast with AirDroid or Reflector2). This should be ready before session starts.</text:span></text:p>
            </text:list-item>
            <text:list-item>
              <text:p text:style-name="P27_doc2"><text:soft-page-break/><text:span text:style-name="T2_doc2">You'll get link(s) to the issue(s) on GitHub and the apk file 10 minutes before session starts.</text:span></text:p>
            </text:list-item>
            <text:list-item>
              <text:p text:style-name="P27_doc2"><text:span text:style-name="T2_doc2">During the session, tester will answer extra questions you might have about the functionality or the bug to be verified. He/she can also assist if you need extra contact to be added and interact with your contact in the app. You need to lead a session and show how you would approach the task, so at the end of the session you can tell "bug is fixed"/"bug is not fixed because ..." or "feature is implemented"/"feature is not implemented because...".</text:span></text:p>
            </text:list-item>
          </text:list>
        </text:list-item>
      </text:list>
      <text:p text:style-name="P32_doc2"><text:bookmark text:name="_813v99jqxgnz"/><text:span text:style-name="T4_doc2">Part 2 - Test Automation Expertise</text:span></text:p>
      <text:list xml:id="list442648256862449496" text:style-name="WWNum6">
        <text:list-item>
          <text:p text:style-name="P22_doc2"><text:span text:style-name="T2_doc2">Set up local infrastructure according to </text:span><text:a text:visited-style-name="Visited_20_Internet_20_Link" xlink:href="https://wiki.status.im/Appium_end-to-end_tests_for_Status_app" xlink:type="simple" text:style-name="Internet_20_link_doc2"><text:span text:style-name="T10_doc2">guide</text:span></text:a><text:span text:style-name="T2_doc2"> (automation framework can be found by the </text:span><text:a text:visited-style-name="Visited_20_Internet_20_Link" xlink:href="https://github.com/status-im/status-react/tree/develop/test/appium" xlink:type="simple" text:style-name="Internet_20_link_doc2"><text:span text:style-name="T10_doc2">link</text:span></text:a><text:span text:style-name="T2_doc2">)</text:span></text:p>
        </text:list-item>
        <text:list-item>
          <text:p text:style-name="P22_doc2"><text:span text:style-name="T2_doc2">Describe how IOS client testing could be implemented in the automation framework.</text:span></text:p>
        </text:list-item>
        <text:list-item>
          <text:p text:style-name="P22_doc2"><text:span text:style-name="T2_doc2">Create test according to scenario below and submit your PR:</text:span></text:p>
          <text:list>
            <text:list-item>
              <text:p text:style-name="P28_doc2"><text:span text:style-name="T2_doc2">Create 2 users from scratch on 2 devices</text:span></text:p>
            </text:list-item>
            <text:list-item>
              <text:p text:style-name="P28_doc2"><text:span text:style-name="T2_doc2">As user A, add user B to contacts </text:span></text:p>
            </text:list-item>
            <text:list-item>
              <text:p text:style-name="P28_doc2"><text:span text:style-name="T2_doc2">As user A, send several messages on several different languages to user B</text:span></text:p>
            </text:list-item>
            <text:list-item>
              <text:p text:style-name="P28_doc2"><text:span text:style-name="T2_doc2">As user B, verify that all messages received and displayed correctly</text:span></text:p>
            </text:list-item>
          </text:list>
        </text:list-item>
      </text:list>
      <text:p text:style-name="P33_doc2"><text:bookmark text:name="_eatio0878qc7"/><text:span text:style-name="T1_doc2">DevOps Inclusion Activity</text:span></text:p>
      <text:p text:style-name="P1_doc2"><text:span text:style-name="T2_doc2">After candidate submits their application, there will be multi-stage inclusion activity for the candidate to familiarise themselves with the work environment:</text:span></text:p>
      <text:list xml:id="list4706064379259514057" text:style-name="WWNum14">
        <text:list-item>
          <text:p text:style-name="P23_doc2"><text:a text:visited-style-name="Visited_20_Internet_20_Link" xlink:href="https://openbounty.status.im/" xlink:type="simple" text:style-name="Internet_20_link_doc2"><text:span text:style-name="T10_doc2">Status Open Bounty</text:span></text:a><text:span text:style-name="T2_doc2"> uses the same testing and production server.</text:span></text:p>
          <text:list>
            <text:list-item>
              <text:p text:style-name="P29_doc2"><text:span text:style-name="T2_doc2">How would you change this setup?</text:span></text:p>
            </text:list-item>
            <text:list-item>
              <text:p text:style-name="P29_doc2"><text:span text:style-name="T2_doc2">How would you implement monitoring for a production website and for production server?</text:span></text:p>
            </text:list-item>
            <text:list-item>
              <text:p text:style-name="P29_doc2"><text:span text:style-name="T2_doc2">What will be monitored on the production server?</text:span></text:p>
            </text:list-item>
          </text:list>
        </text:list-item>
      </text:list>
      <text:p text:style-name="P33_doc2"><text:bookmark text:name="_19jr8y9d2p4x"/><text:span text:style-name="T1_doc2">Smart Contract Inclusion Activity</text:span></text:p>
      <text:p text:style-name="P1_doc2"><text:span text:style-name="T2_doc2">Write the code (deployable to the EVM), publish it on GitHub (public or private) and send the link to the repo. Please include any additional information you consider important.</text:span></text:p>
      <text:p text:style-name="P1_doc2"><text:span text:style-name="T2_doc2">The code we are looking for could be conformant to the following interface. Feel free to remove/add any functions as you see fit:</text:span></text:p>
      <text:p text:style-name="P31_doc2"><text:span text:style-name="T7_doc2">// For the sake of simplicity lets assume EUR is a ERC20 token<text:line-break/>// Also lets assume we can 100% trust the exchange rate oracle<text:line-break/>contract PayrollInterface {<text:line-break/> <text:s/>/* OWNER ONLY */<text:line-break/> <text:s/>function addEmployee(address accountAddress, address[] allowedTokens, uint256 initialYearlyEURSalary);<text:line-break/> <text:s/>function setEmployeeSalary(uint256 employeeId, uint256 yearlyEURSalary);<text:line-break/> <text:s/>function removeEmployee(uint256 employeeId);<text:line-break/><text:line-break/> <text:s/>function addFunds() payable;<text:line-break/> <text:s/>function scapeHatch();<text:line-break/> <text:s/>// function addTokenFunds()? // Use approveAndCall or ERC223 tokenFallback<text:line-break/><text:line-break/> <text:s/>function getEmployeeCount() constant returns (uint256);<text:line-break/> <text:s/>function getEmployee(uint256 employeeId) constant returns (address employee); // Return all important info too<text:line-break/><text:line-break/> <text:s/>function calculatePayrollBurnrate() constant returns (uint256); // Monthly EUR amount spent in salaries<text:line-break/> <text:s/>function calculatePayrollRunway() constant returns (uint256); // Days until the contract can run out of funds<text:line-break/><text:line-break/> <text:s/>/* EMPLOYEE ONLY */<text:line-break/> <text:s/>function determineAllocation(address[] tokens, uint256[] distribution); // only callable once every 6 months<text:line-break/> <text:s/>function payday(); // only callable once a month<text:line-break/><text:line-break/> <text:s/>/* ORACLE ONLY */<text:line-break/> <text:s/>function setExchangeRate(address token, uint256 EURExchangeRate); // uses decimals from token<text:line-break/>}<text:line-break/></text:span></text:p>
      <text:p text:style-name="P33_doc2"><text:bookmark text:name="_7gy4jjz0kzjq"/><text:span text:style-name="T1_doc2">Non-SWE Interview Process</text:span></text:p>
      <text:p text:style-name="P1_doc2"><text:soft-page-break/><text:span text:style-name="T2_doc2">For non-SWE interviews, there will be a more traditional hiring process. This includes:</text:span></text:p>
      <text:list xml:id="list8839571299888214109" text:style-name="WWNum1">
        <text:list-item>
          <text:p text:style-name="P24_doc2"><text:span text:style-name="T2_doc2">CV screen</text:span></text:p>
        </text:list-item>
        <text:list-item>
          <text:p text:style-name="P24_doc2"><text:span text:style-name="T2_doc2">HR phone screen</text:span></text:p>
        </text:list-item>
        <text:list-item>
          <text:p text:style-name="P24_doc2"><text:span text:style-name="T2_doc2">Inclusion task (outlined below)</text:span></text:p>
        </text:list-item>
        <text:list-item>
          <text:p text:style-name="P24_doc2"><text:span text:style-name="T2_doc2">45m interview with functional lead (Design/PM)</text:span></text:p>
        </text:list-item>
        <text:list-item>
          <text:p text:style-name="P24_doc2"><text:span text:style-name="T2_doc2">45m Operations interview (i.e. Nabil)</text:span></text:p>
        </text:list-item>
      </text:list>
      <text:p text:style-name="P35_doc2"><text:bookmark text:name="_5sumw0dt80mx"/><text:span text:style-name="T6_doc2">Inclusion Activity</text:span></text:p>
      <text:p text:style-name="P32_doc2"><text:bookmark text:name="_n4cetogvd5vr"/><text:span text:style-name="T4_doc2">PM</text:span></text:p>
      <text:list xml:id="list5670315284002027440" text:style-name="WWNum19">
        <text:list-item>
          <text:p text:style-name="P25_doc2"><text:span text:style-name="T2_doc2">Pick a topic outlined in the </text:span><text:a text:visited-style-name="Visited_20_Internet_20_Link" xlink:href="https://status.im/whitepaper.pdf" xlink:type="simple" text:style-name="Internet_20_link_doc2"><text:span text:style-name="T10_doc2">Status White Paper</text:span></text:a></text:p>
        </text:list-item>
        <text:list-item>
          <text:p text:style-name="P25_doc2"><text:span text:style-name="T2_doc2">Write a 2-3 page mini-</text:span><text:a text:visited-style-name="Visited_20_Internet_20_Link" xlink:href="https://en.wikipedia.org/wiki/Product_requirements_document" xlink:type="simple" text:style-name="Internet_20_link_doc2"><text:span text:style-name="T10_doc2">PRD</text:span></text:a><text:span text:style-name="T2_doc2">. The document should outline the user problems to be solved, product overview, success metrics and more. (See "Top Highlights" example on </text:span><text:a text:visited-style-name="Visited_20_Internet_20_Link" xlink:href="https://www.orbitlift.com/product-requirements-document/" xlink:type="simple" text:style-name="Internet_20_link_doc2"><text:span text:style-name="T10_doc2">this page</text:span></text:a><text:span text:style-name="T2_doc2"> to get an idea of what to focus on)</text:span></text:p>
        </text:list-item>
      </text:list>
      <text:p text:style-name="P32_doc2"><text:bookmark text:name="_4ki02lp9u251"/><text:span text:style-name="T4_doc2">UX</text:span></text:p>
      <text:p text:style-name="P1_doc2"><text:span text:style-name="T2_doc2">The UX inclusion activity can be one of the following:</text:span></text:p>
      <text:list xml:id="list4805270965071680077" text:style-name="WWNum2">
        <text:list-item>
          <text:p text:style-name="P6_doc2"><text:span text:style-name="T2_doc2">Redesign an existing user flows</text:span></text:p>
        </text:list-item>
        <text:list-item>
          <text:p text:style-name="P6_doc2"><text:span text:style-name="T2_doc2">Design a new flow from the </text:span><text:a text:visited-style-name="Visited_20_Internet_20_Link" xlink:href="https://status.im/whitepaper.pdf" xlink:type="simple" text:style-name="Internet_20_link_doc2"><text:span text:style-name="T10_doc2">Status White Paper</text:span></text:a></text:p>
        </text:list-item>
      </text:list>
      <text:p text:style-name="P1_doc2"><text:span text:style-name="T2_doc2">Be sure to outline the user journey being solved, and some principles behind the design</text:span></text:p>
      <text:p text:style-name="P32_doc2"><text:bookmark text:name="_rbo1k99rsge"/><text:span text:style-name="T4_doc2">UXR</text:span></text:p>
      <text:p text:style-name="P1_doc2"><text:span text:style-name="T2_doc2">The UX Research inclusion activity includes. First, pick a topic outlined in the </text:span><text:a text:visited-style-name="Visited_20_Internet_20_Link" xlink:href="https://status.im/whitepaper.pdf" xlink:type="simple" text:style-name="Internet_20_link_doc2"><text:span text:style-name="T10_doc2">Status White Paper</text:span></text:a><text:span text:style-name="T2_doc2"> (e.g. Core Application, Status Open Bounty [aka Commiteth], Status Teller Network, Sticker Market, Discover etc.)</text:span></text:p>
      <text:p text:style-name="P1_doc2"><text:span text:style-name="T2_doc2">Perform one of the following tasks in a 1-2 page document:</text:span></text:p>
      <text:list xml:id="list1834332652434689638" text:style-name="WWNum8">
        <text:list-item>
          <text:p text:style-name="P7_doc2"><text:span text:style-name="T2_doc2">A script for a Diary Study (</text:span><text:a text:visited-style-name="Visited_20_Internet_20_Link" xlink:href="https://medium.com/user-research/user-research-basics-scoping-and-planning-b27595fed192" xlink:type="simple" text:style-name="Internet_20_link_doc2"><text:span text:style-name="T10_doc2">example</text:span></text:a><text:span text:style-name="T2_doc2">)</text:span></text:p>
        </text:list-item>
        <text:list-item>
          <text:p text:style-name="P7_doc2"><text:span text:style-name="T2_doc2">Competitive analysis (</text:span><text:a text:visited-style-name="Visited_20_Internet_20_Link" xlink:href="https://usabilitygeek.com/how-to-do-ux-competitor-analysis/" xlink:type="simple" text:style-name="Internet_20_link_doc2"><text:span text:style-name="T10_doc2">example</text:span></text:a><text:span text:style-name="T2_doc2">)</text:span></text:p>
        </text:list-item>
        <text:list-item>
          <text:p text:style-name="P7_doc2"><text:span text:style-name="T2_doc2">Persona building (</text:span><text:a text:visited-style-name="Visited_20_Internet_20_Link" xlink:href="https://xtensio.com/how-to-create-a-persona/" xlink:type="simple" text:style-name="Internet_20_link_doc2"><text:span text:style-name="T10_doc2">example</text:span></text:a><text:span text:style-name="T2_doc2">)</text:span></text:p>
        </text:list-item>
        <text:list-item>
          <text:p text:style-name="P7_doc2"><text:soft-page-break/><text:span text:style-name="T2_doc2">Journey mapping (</text:span><text:a text:visited-style-name="Visited_20_Internet_20_Link" xlink:href="https://www.nngroup.com/articles/customer-journey-mapping/" xlink:type="simple" text:style-name="Internet_20_link_doc2"><text:span text:style-name="T10_doc2">example</text:span></text:a><text:span text:style-name="T2_doc2">)</text:span></text:p>
        </text:list-item>
        <text:list-item>
          <text:p text:style-name="P7_doc2"><text:span text:style-name="T2_doc2">Using our </text:span><text:a text:visited-style-name="Visited_20_Internet_20_Link" xlink:href="https://play.google.com/store/apps/details?id=im.status.ethereum&amp;hl=en" xlink:type="simple" text:style-name="Internet_20_link_doc2"><text:span text:style-name="T10_doc2">Android App</text:span></text:a><text:span text:style-name="T2_doc2">, perform a usability study on 1-2 users.</text:span></text:p>
        </text:list-item>
      </text:list>
      <text:p text:style-name="P32_doc2"><text:bookmark text:name="_88768kptk69t"/><text:span text:style-name="T4_doc2">Marketing</text:span></text:p>
      <text:p text:style-name="P1_doc2"><text:span text:style-name="T2_doc2">Create a project brief (1-2 pg document) for one of the topics outlined in the Status White paper which outlines the following:</text:span></text:p>
      <text:list xml:id="list3415760795717683208" text:style-name="WWNum5">
        <text:list-item>
          <text:p text:style-name="P8_doc2"><text:span text:style-name="T2_doc2">Project Background and Goals (i.e. Why are we doing this?)</text:span></text:p>
        </text:list-item>
        <text:list-item>
          <text:p text:style-name="P8_doc2"><text:span text:style-name="T2_doc2">Project Target Audience</text:span></text:p>
        </text:list-item>
        <text:list-item>
          <text:p text:style-name="P8_doc2"><text:span text:style-name="T2_doc2">Key Project Challenges</text:span></text:p>
        </text:list-item>
        <text:list-item>
          <text:p text:style-name="P8_doc2"><text:span text:style-name="T2_doc2">Strategic Approach (i.e. what is the goal of the project and how will we achieve it?)</text:span></text:p>
        </text:list-item>
        <text:list-item>
          <text:p text:style-name="P8_doc2"><text:span text:style-name="T2_doc2">Project Requirements</text:span></text:p>
        </text:list-item>
        <text:list-item>
          <text:p text:style-name="P8_doc2"><text:span text:style-name="T2_doc2">High Level Project Timeline</text:span></text:p>
        </text:list-item>
      </text:list>
      <text:p text:style-name="P32_doc2"><text:bookmark text:name="_e5f94fscvys4"/><text:span text:style-name="T4_doc2">BD</text:span></text:p>
      <text:list xml:id="list4816935893844602703" text:style-name="WWNum20">
        <text:list-item>
          <text:p text:style-name="P9_doc2"><text:span text:style-name="T2_doc2">Pick a topic outlined in the Status White Paper</text:span></text:p>
        </text:list-item>
        <text:list-item>
          <text:p text:style-name="P9_doc2"><text:span text:style-name="T2_doc2">Write a 2-3 page strategy document outlining key partnerships and growth strategies for Status</text:span></text:p>
        </text:list-item>
      </text:list>
      <text:p text:style-name="P1_doc2"><text:span text:style-name="T5_doc2">Technical Writer</text:span></text:p>
      <text:list xml:id="list8926465290486694358" text:style-name="WWNum12">
        <text:list-item>
          <text:p text:style-name="P10_doc2"><text:span text:style-name="T2_doc2">Take a look at </text:span><text:a text:visited-style-name="Visited_20_Internet_20_Link" xlink:href="https://github.com/status-im/nimbus" xlink:type="simple" text:style-name="Internet_20_link_doc2"><text:span text:style-name="T10_doc2">https://github.com/status-im/nimbus</text:span></text:a><text:span text:style-name="T2_doc2"> and in 1-2 pages, describe the main areas of support that a Technical Writer could provide towards this project</text:span></text:p>
        </text:list-item>
        <text:list-item>
          <text:p text:style-name="P10_doc2"><text:span text:style-name="T2_doc2">Provide examples of previous technical writing</text:span></text:p>
        </text:list-item>
      </text:list>
      <text:p text:style-name="P1_doc2"><text:span text:style-name="T5_doc2">Technical Program Manager</text:span></text:p>
      <text:list xml:id="list498406176038546699" text:style-name="WWNum15">
        <text:list-item>
          <text:p text:style-name="P11_doc2"><text:span text:style-name="T2_doc2">Check out the Status Ideas repo (</text:span><text:a text:visited-style-name="Visited_20_Internet_20_Link" xlink:href="https://github.com/status-im/ideas/issues" xlink:type="simple" text:style-name="Internet_20_link_doc2"><text:span text:style-name="T10_doc2">https://github.com/status-im/ideas/issues</text:span></text:a><text:span text:style-name="T2_doc2">). In 1-2 pages describe which processes and improvements you would propose to the development team in order to:</text:span></text:p>
          <text:list>
            <text:list-item>
              <text:p text:style-name="P14_doc2"><text:span text:style-name="T2_doc2">A) Improve efficiency of the decentralized team</text:span></text:p>
            </text:list-item>
            <text:list-item>
              <text:p text:style-name="P14_doc2"><text:span text:style-name="T2_doc2">B) Ensure the most important features are built first</text:span></text:p>
            </text:list-item>
            <text:list-item>
              <text:p text:style-name="P14_doc2"><text:span text:style-name="T2_doc2">C) Make sure team deadlines are met</text:span></text:p>
            </text:list-item>
          </text:list>
        </text:list-item>
      </text:list>
      <text:p text:style-name="P33_doc2"><text:bookmark text:name="_vlzix9mxjg23"/><text:soft-page-break/><text:span text:style-name="T1_doc2">Hiring Committee</text:span></text:p>
      <text:p text:style-name="P1_doc2"><text:span text:style-name="T2_doc2">Once a week, the Status support team will meet and review each candidate to be hired by the company.</text:span></text:p>
      <text:p text:style-name="P1_doc2"><text:span text:style-name="T2_doc2">There will be the final go/no-go decision making process for each candidate, which will then be communicated to the candidate by HR.</text:span></text:p>
      <text:p text:style-name="P30_doc2"/>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2_doc3"><text:span text:style-name="T1_doc3">What is a launch 🚀? A launch is a major release of the core app or product, which can also be synchronized with a PR event (e.g. DevCon). The definition of major may seem subjective, but we are all rational people and should define if something is current a ‘launch’ or simply a new feature or bug fix.</text:span></text:p>
      <text:p text:style-name="P1_doc3"><text:span text:style-name="T1_doc3">Example of a ‘major’ release:</text:span></text:p>
      <text:list xml:id="list8859317193536876836" text:style-name="WWNum3">
        <text:list-item>
          <text:p text:style-name="P3_doc3"><text:span text:style-name="T1_doc3">Status Hard Wallet is for sale</text:span></text:p>
        </text:list-item>
        <text:list-item>
          <text:p text:style-name="P3_doc3"><text:span text:style-name="T1_doc3">Status core application launches out of Beta</text:span></text:p>
        </text:list-item>
        <text:list-item>
          <text:p text:style-name="P3_doc3"><text:span text:style-name="T1_doc3">etc.</text:span></text:p>
        </text:list-item>
      </text:list>
      <text:list xml:id="list8406831441549872490" text:style-name="WWNum9">
        <text:list-item>
          <text:p text:style-name="P12_doc3"><text:a text:visited-style-name="Visited_20_Internet_20_Link" xlink:href="https://wiki.status.im/Launching_at_Status_%F0%9F%9A%80#Launch_Tool" xlink:type="simple" text:style-name="Internet_20_link_doc3"/></text:p>
        </text:list-item>
      </text:list>
      <text:p text:style-name="P18_doc3"><text:bookmark text:name="_dz583xujhnb7"/><text:span text:style-name="T3_doc3">The Launch Process</text:span></text:p>
      <text:p text:style-name="P19_doc3"><text:bookmark text:name="_hfwn5rivdgye"/><text:span text:style-name="T4_doc3">Product</text:span></text:p>
      <text:list xml:id="list2944343422931966224" text:style-name="WWNum10">
        <text:list-item>
          <text:p text:style-name="P4_doc3"><text:span text:style-name="T1_doc3">Ensure success metrics are being measured</text:span></text:p>
        </text:list-item>
        <text:list-item>
          <text:p text:style-name="P4_doc3"><text:span text:style-name="T1_doc3">Define launch timelines</text:span></text:p>
        </text:list-item>
      </text:list>
      <text:list xml:id="list7278474068794034954" text:style-name="WWNum7">
        <text:list-item>
          <text:p text:style-name="P5_doc3"><text:span text:style-name="T1_doc3">GitHub - update ReadMe for all their products</text:span></text:p>
          <text:list>
            <text:list-item>
              <text:p text:style-name="P13_doc3"><text:span text:style-name="T1_doc3">How tos</text:span></text:p>
            </text:list-item>
          </text:list>
        </text:list-item>
        <text:list-item>
          <text:p text:style-name="P5_doc3"><text:span text:style-name="T1_doc3">Write up FAQs</text:span></text:p>
        </text:list-item>
      </text:list>
      <text:p text:style-name="P19_doc3"><text:bookmark text:name="_n7rvhw2zyxmd"/><text:span text:style-name="T4_doc3">Con-Ops</text:span></text:p>
      <text:list xml:id="list7899665229084823025" text:style-name="WWNum4">
        <text:list-item>
          <text:p text:style-name="P6_doc3"><text:span text:style-name="T1_doc3">Update Help Center in Wiki</text:span></text:p>
        </text:list-item>
      </text:list>
      <text:p text:style-name="P19_doc3"><text:bookmark text:name="_l0dim74ca8g4"/><text:span text:style-name="T4_doc3">Marketing</text:span></text:p>
      <text:list xml:id="list6626150542599585403" text:style-name="WWNum6">
        <text:list-item>
          <text:p text:style-name="P7_doc3"><text:span text:style-name="T1_doc3">Messaging and positioning</text:span></text:p>
          <text:list>
            <text:list-item>
              <text:p text:style-name="P14_doc3"><text:span text:style-name="T1_doc3">Decide on assets and channel support needed</text:span></text:p>
            </text:list-item>
            <text:list-item>
              <text:p text:style-name="P14_doc3"><text:span text:style-name="T1_doc3">Write Brief for channel team (eg. what are we saying, what does the web look like etc)</text:span></text:p>
            </text:list-item>
            <text:list-item>
              <text:p text:style-name="P14_doc3"><text:span text:style-name="T1_doc3">Create social and blog copy and send to Social &amp; Community leads for copy creation and posting optimized to their channel</text:span></text:p>
            </text:list-item>
          </text:list>
        </text:list-item>
        <text:list-item>
          <text:p text:style-name="P7_doc3"><text:span text:style-name="T1_doc3">Measurement / Strategy / Marketing Operations Team (Dan Pham??)</text:span></text:p>
          <text:list>
            <text:list-item>
              <text:p text:style-name="P14_doc3"><text:span text:style-name="T1_doc3">Help with KPI setting and realistic expectation</text:span></text:p>
            </text:list-item>
            <text:list-item>
              <text:p text:style-name="P14_doc3"><text:span text:style-name="T1_doc3">Show historic performance or expected outcome of particular launches</text:span></text:p>
            </text:list-item>
          </text:list>
        </text:list-item>
        <text:list-item>
          <text:p text:style-name="P7_doc3"><text:span text:style-name="T1_doc3">Social</text:span></text:p>
          <text:list>
            <text:list-item>
              <text:p text:style-name="P14_doc3"><text:span text:style-name="T1_doc3">Twitter, Facebook, LinkedIn copy creation (Jesse / Ben / Jonny)</text:span></text:p>
            </text:list-item>
            <text:list-item>
              <text:p text:style-name="P14_doc3"><text:soft-page-break/><text:span text:style-name="T1_doc3">Twitter, Facebook, LinkedIn copy &amp; publishing and tracking</text:span></text:p>
            </text:list-item>
            <text:list-item>
              <text:p text:style-name="P14_doc3"><text:span text:style-name="T1_doc3">Blog posting</text:span></text:p>
            </text:list-item>
            <text:list-item>
              <text:p text:style-name="P14_doc3"><text:span text:style-name="T1_doc3">No posts to be published without final approvals</text:span></text:p>
            </text:list-item>
          </text:list>
        </text:list-item>
        <text:list-item>
          <text:p text:style-name="P7_doc3"><text:span text:style-name="T1_doc3">Community Team</text:span></text:p>
          <text:list>
            <text:list-item>
              <text:p text:style-name="P14_doc3"><text:span text:style-name="T1_doc3">Responding to community on Riot</text:span></text:p>
            </text:list-item>
            <text:list-item>
              <text:p text:style-name="P14_doc3"><text:span text:style-name="T1_doc3">Riot channel openings and collaboration eg. #WalletChannel</text:span></text:p>
            </text:list-item>
            <text:list-item>
              <text:p text:style-name="P14_doc3"><text:span text:style-name="T1_doc3">Reddit posting and tracking</text:span></text:p>
              <text:list>
                <text:list-item>
                  <text:p text:style-name="P15_doc3"><text:span text:style-name="T1_doc3">Reddit posting channels;</text:span></text:p>
                  <text:list>
                    <text:list-item>
                      <text:p text:style-name="P16_doc3"><text:span text:style-name="T2_doc3">/r/ethereum</text:span><text:span text:style-name="T1_doc3"> </text:span><text:span text:style-name="T2_doc3">/r/Clojure</text:span><text:span text:style-name="T1_doc3"> </text:span><text:span text:style-name="T2_doc3">/r/ethtrader</text:span><text:span text:style-name="T1_doc3"> </text:span><text:span text:style-name="T2_doc3">/r/statusim</text:span></text:p>
                    </text:list-item>
                  </text:list>
                </text:list-item>
              </text:list>
            </text:list-item>
            <text:list-item>
              <text:p text:style-name="P14_doc3"><text:span text:style-name="T1_doc3">Dissemination through </text:span><text:a text:visited-style-name="Visited_20_Internet_20_Link" xlink:href="https://docs.google.com/a/status.im/spreadsheets/d/1b4NRVQjpufihuM8eAxekTk210Y_jpHIrAP2mKZr8CdM/edit?usp=sharing+%E2%80%98Crypto+Communities%E2%80%99+tab+for+an+example" xlink:type="simple" text:style-name="Internet_20_link_doc3"><text:span text:style-name="T6_doc3">crypto communities</text:span></text:a></text:p>
            </text:list-item>
          </text:list>
        </text:list-item>
        <text:list-item>
          <text:p text:style-name="P7_doc3"><text:span text:style-name="T1_doc3">Web Team / Web UX</text:span></text:p>
          <text:list>
            <text:list-item>
              <text:p text:style-name="P14_doc3"><text:span text:style-name="T1_doc3">Ensure website is ready and sitting behind a flag in anticipation for launch. This includes all FE changes, bug fixes, DNS config and site tagging</text:span></text:p>
            </text:list-item>
          </text:list>
        </text:list-item>
        <text:list-item>
          <text:p text:style-name="P7_doc3"><text:span text:style-name="T1_doc3">Paid Media (Rocco) (if required)</text:span></text:p>
          <text:list>
            <text:list-item>
              <text:p text:style-name="P14_doc3"><text:span text:style-name="T1_doc3">Google Search, FB Display ads strategy and execution</text:span></text:p>
            </text:list-item>
            <text:list-item>
              <text:p text:style-name="P14_doc3"><text:span text:style-name="T1_doc3">Tracking / measurement and optimization</text:span></text:p>
            </text:list-item>
          </text:list>
        </text:list-item>
        <text:list-item>
          <text:p text:style-name="P7_doc3"><text:span text:style-name="T1_doc3">Automated Marketing eg. HubSpot (New Breed + Jonny and Jesse)</text:span></text:p>
          <text:list>
            <text:list-item>
              <text:p text:style-name="P14_doc3"><text:span text:style-name="T1_doc3">Think about user flows</text:span></text:p>
            </text:list-item>
            <text:list-item>
              <text:p text:style-name="P14_doc3"><text:span text:style-name="T1_doc3">Nurture campaigns content by stage/flow</text:span></text:p>
            </text:list-item>
            <text:list-item>
              <text:p text:style-name="P14_doc3"><text:span text:style-name="T1_doc3">Work with design &amp; dev for email templates and tracking</text:span></text:p>
            </text:list-item>
            <text:list-item>
              <text:p text:style-name="P14_doc3"><text:span text:style-name="T1_doc3">Add HubSpot automation</text:span></text:p>
            </text:list-item>
          </text:list>
        </text:list-item>
      </text:list>
      <text:p text:style-name="P19_doc3"><text:bookmark text:name="_lwh36pny5n2e"/><text:span text:style-name="T4_doc3">Security/Privacy</text:span></text:p>
      <text:list xml:id="list6553420472715177682" text:style-name="WWNum1">
        <text:list-item>
          <text:p text:style-name="P8_doc3"><text:span text:style-name="T1_doc3">Ensure security and privacy reviews have been completed.</text:span></text:p>
        </text:list-item>
      </text:list>
      <text:p text:style-name="P19_doc3"><text:bookmark text:name="_u6dmns8a16zj"/><text:span text:style-name="T4_doc3">Legal</text:span></text:p>
      <text:list xml:id="list4880533277704671855" text:style-name="WWNum8">
        <text:list-item>
          <text:p text:style-name="P9_doc3"><text:span text:style-name="T1_doc3">Legal approval regarding policy, token usage, etc.</text:span></text:p>
        </text:list-item>
        <text:list-item>
          <text:p text:style-name="P9_doc3"><text:span text:style-name="T1_doc3">Approve messaging, naming and assets</text:span></text:p>
        </text:list-item>
      </text:list>
      <text:p text:style-name="P19_doc3"><text:bookmark text:name="_j9jn4lg6epdq"/><text:span text:style-name="T4_doc3">PR</text:span></text:p>
      <text:list xml:id="list3462619005853688233" text:style-name="WWNum5">
        <text:list-item>
          <text:p text:style-name="P10_doc3"><text:soft-page-break/><text:span text:style-name="T1_doc3">Press coverage across key publishers</text:span></text:p>
        </text:list-item>
        <text:list-item>
          <text:p text:style-name="P10_doc3"><text:a text:visited-style-name="Visited_20_Internet_20_Link" xlink:href="https://docs.google.com/a/status.im/document/d/1gpzk5B8gI2hD0lg8qnWetIftNpMOZMVdcwLr5hw0wbQ/edit?usp=drive_web" xlink:type="simple" text:style-name="Internet_20_link_doc3"><text:span text:style-name="T6_doc3">Comms doc</text:span></text:a><text:span text:style-name="T1_doc3"> updated</text:span></text:p>
        </text:list-item>
      </text:list>
      <text:p text:style-name="P18_doc3"><text:bookmark text:name="_uisdb48d0gbc"/><text:span text:style-name="T3_doc3">Launch Tool</text:span></text:p>
      <text:p text:style-name="P1_doc3"><text:span text:style-name="T1_doc3">Current, Status has no formal "launch" tool. Below are resources for launch checklists</text:span></text:p>
      <text:list xml:id="list2626637620265095955" text:style-name="WWNum2">
        <text:list-item>
          <text:p text:style-name="P11_doc3"><text:a text:visited-style-name="Visited_20_Internet_20_Link" xlink:href="https://branch.io/resources/app-launch-checklist/" xlink:type="simple" text:style-name="Internet_20_link_doc3"><text:span text:style-name="T6_doc3">App Launch Checklist</text:span></text:a></text:p>
        </text:list-item>
      </text:list>
      <text:p text:style-name="P17_doc3"/>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17_doc4"><text:bookmark text:name="_9idfb55is4a8"/><text:span text:style-name="T1_doc4">Status API FAQs</text:span></text:p>
      <text:p text:style-name="P16_doc4"><text:bookmark text:name="_kowmh7xjmdwm"/><text:span text:style-name="T2_doc4"><text:s/>How can I set the text input value?</text:span></text:p>
      <text:p text:style-name="P1_doc4"><text:span text:style-name="T4_doc4">You can use </text:span><text:span text:style-name="T9_doc4">status.components.dispatch</text:span><text:span text:style-name="T4_doc4"> in tandem with the </text:span><text:span text:style-name="T9_doc4">SET_VALUE</text:span><text:span text:style-name="T4_doc4"> object. For instance, if you wanted to suggest a url, you would do the following: </text:span><text:span text:style-name="T9_doc4">status.components.dispatch([status.events.SET_VALUE, "@browse url"])}</text:span><text:span text:style-name="T4_doc4">. A more complete example is also given alongside.</text:span></text:p>
      <text:p text:style-name="P2_doc4"><text:span text:style-name="T9_doc4">return {<text:line-break/> <text:s text:c="3"/>markup: status.components.touchable({<text:line-break/> <text:s text:c="3"/>onPress: status.components.dispatch([status.events.SET_VALUE, "@browse url"])},<text:line-break/> <text:s text:c="3"/>status.components.view(<text:line-break/> <text:s text:c="7"/>{},<text:line-break/> <text:s text:c="7"/>status.components.text(<text:line-break/> <text:s text:c="11"/>{},<text:line-break/> <text:s text:c="11"/>"Click me"<text:line-break/> <text:s text:c="7"/>)<text:line-break/> <text:s text:c="3"/>)<text:line-break/>)};<text:line-break/></text:span></text:p>
      <text:p text:style-name="P19_doc4"><text:bookmark text:name="_q4c0fely2dtp"/><text:span text:style-name="T2_doc4">How can I send a command a display result back?</text:span></text:p>
      <text:p text:style-name="P19_doc4"><text:bookmark text:name="_9es8nk41iqgd"/><text:span text:style-name="T4_doc4">Here we use the </text:span><text:span text:style-name="T9_doc4">onSend</text:span><text:span text:style-name="T4_doc4"> function to direct a user to a website based on their initial input.</text:span></text:p>
      <text:p text:style-name="P2_doc4"><text:span text:style-name="T9_doc4">status.command({<text:line-break/> <text:s text:c="3"/>name: "google_or_yahoo",<text:line-break/> <text:s text:c="3"/>title: 'TITLE',<text:line-break/> <text:s text:c="3"/>description: 'DESCRIPTION',<text:line-break/> <text:s text:c="3"/>fullscreen: true,<text:line-break/> <text:s text:c="3"/>params: [{<text:line-break/> <text:s text:c="7"/>name: "option",<text:line-break/> <text:s text:c="7"/>type: status.types.TEXT,<text:line-break/> <text:s text:c="7"/>placeholder: "either type G or Y"<text:line-break/> <text:s text:c="3"/>}],<text:line-break/> <text:s text:c="3"/>onSend: function(params){<text:line-break/> <text:s text:c="7"/>console.log('***', params);<text:line-break/> <text:s text:c="7"/>if (params.option == 'g') {<text:line-break/> <text:s text:c="11"/>url = 'http://www.google.com'<text:line-break/> <text:s text:c="7"/>} else {<text:line-break/> <text:s text:c="11"/>url = 'http://www.yahoo.com'<text:line-break/> <text:s text:c="7"/>}<text:line-break/> <text:s text:c="7"/>return {<text:line-break/> <text:s text:c="11"/>title: "Browser",<text:line-break/> <text:s text:c="11"/>dynamicTitle: true,<text:line-break/> <text:s text:c="11"/>singleLineInput: true,<text:line-break/> <text:s text:c="11"/>actions: [ { type: status.actions.FULLSCREEN } ],<text:line-break/> <text:s text:c="11"/>markup: status.components.bridgedWebView(url)<text:line-break/> <text:s text:c="7"/>};<text:line-break/> <text:s text:c="3"/>}<text:line-break/>});<text:line-break/></text:span></text:p>
      <text:p text:style-name="P19_doc4"><text:bookmark text:name="_y9tj813rfcnk"/><text:span text:style-name="T2_doc4">Can I send a message asynchrounously after and request has been sent?</text:span></text:p>
      <text:p text:style-name="P1_doc4"><text:span text:style-name="T4_doc4">Use the latest nightlies and </text:span><text:span text:style-name="T9_doc4">status.sendMessage</text:span><text:span text:style-name="T4_doc4"> will now be available.</text:span></text:p>
      <text:p text:style-name="P2_doc4"><text:span text:style-name="T9_doc4">status.command({<text:line-break/> <text:s text:c="3"/>name: "test",<text:line-break/> <text:s text:c="3"/>icon: "test",<text:line-break/> <text:s text:c="3"/>title: "test",<text:line-break/> <text:s text:c="3"/>description: "test",<text:line-break/> <text:s text:c="3"/>color: "#a187d5",<text:line-break/> <text:s text:c="3"/>sequentialParams: true,<text:line-break/> <text:s text:c="3"/>params: [{<text:line-break/> <text:s text:c="7"/>name: "address",<text:line-break/> <text:s text:c="7"/>type: status.types.TEXT,<text:line-break/> <text:s text:c="7"/>placeholder: "address"<text:line-break/> <text:s text:c="3"/>}],<text:line-break/> <text:s text:c="3"/>handler: function (params) {<text:line-break/> <text:s text:c="7"/>status.sendMessage("Address " + params.address);<text:line-break/> <text:s text:c="3"/>}<text:line-break/>});<text:line-break/></text:span></text:p>
      <text:p text:style-name="P19_doc4"><text:bookmark text:name="_xzmdrrvwzxt5"/><text:span text:style-name="T2_doc4">How can I add an image to my reactive component?</text:span></text:p>
      <text:p text:style-name="P1_doc4"><text:span text:style-name="T4_doc4">It's easy enough to achieve this by using </text:span><text:span text:style-name="T9_doc4">status.components.image</text:span><text:span text:style-name="T4_doc4">.</text:span></text:p>
      <text:p text:style-name="P2_doc4"><text:span text:style-name="T9_doc4">status.components.image({<text:line-break/> <text:s text:c="3"/>style: {<text:line-break/> <text:s text:c="7"/>width: 50, height: 50<text:line-break/> <text:s text:c="3"/>}, <text:line-break/> <text:s text:c="3"/>source: {<text:line-break/> <text:s text:c="7"/>uri: 'https://facebook.github.io/react/img/logo_og.png'<text:line-break/> <text:s text:c="3"/>}<text:line-break/>}),<text:line-break/></text:span></text:p>
      <text:p text:style-name="P19_doc4"><text:bookmark text:name="_89n7amlgc69t"/><text:span text:style-name="T2_doc4">Why do we use async JS calls in React Native but sometimes sync calls for bots?</text:span><text:span text:style-name="T6_doc4">(Based on answer by @roma in Slack on August 15, 2017)</text:span></text:p>
      <text:p text:style-name="P3_doc4"><text:span text:style-name="T5_doc4">In general we want to use async, however, different JS environments have different capabilities to consider:</text:span></text:p>
      <text:p text:style-name="P3_doc4"><text:span text:style-name="T7_doc4">React Native</text:span></text:p>
      <text:list xml:id="list8796305120701931111" text:style-name="WWNum3">
        <text:list-item>
          <text:p text:style-name="P5_doc4"><text:span text:style-name="T5_doc4">RN doesn’t support sync http calls (that’s why we didn’t use sync calls with web3 when we used http provider)</text:span></text:p>
        </text:list-item>
        <text:list-item>
          <text:p text:style-name="P5_doc4"><text:span text:style-name="T5_doc4">RN doesn’t allow to make sync calls to native modules, currently we are calling CallRPC through native modules, that’s why calls can be only async</text:span></text:p>
        </text:list-item>
      </text:list>
      <text:p text:style-name="P3_doc4"><text:span text:style-name="T7_doc4">Dapps</text:span></text:p>
      <text:list xml:id="list2050054667303842316" text:style-name="WWNum6">
        <text:list-item>
          <text:p text:style-name="P6_doc4"><text:span text:style-name="T5_doc4">Dapps are running in webview env which supports sync calls in some cases (only android), but we don’t support sync calls for iOS, that will not work. Mostly any call to web3 causes http request, so using sync call is a bad idea in one threaded env, in any case. So I wouldn’t use it in dapps.</text:span></text:p>
        </text:list-item>
      </text:list>
      <text:p text:style-name="P3_doc4"><text:soft-page-break/><text:span text:style-name="T7_doc4">Bots in Otto VM</text:span></text:p>
      <text:p text:style-name="P3_doc4"><text:span text:style-name="T5_doc4">During the last year both sync and async calls <text:s/>were handled by the same function and tbh that was sync call with only difference: in case when we pass callback it was called instead of returning the value. But the call was blocking. I’m not sure if it was implemented, but there were issues with making async calls in otto really async.</text:span></text:p>
      <text:p text:style-name="P3_doc4"><text:span text:style-name="T7_doc4">Summary</text:span></text:p>
      <text:list xml:id="list7501761546496675092" text:style-name="WWNum11">
        <text:list-item>
          <text:p text:style-name="P7_doc4"><text:span text:style-name="T5_doc4">Both sync and async calls are available in otto</text:span></text:p>
        </text:list-item>
        <text:list-item>
          <text:p text:style-name="P7_doc4"><text:span text:style-name="T5_doc4">Only async in RN</text:span></text:p>
        </text:list-item>
        <text:list-item>
          <text:p text:style-name="P7_doc4"><text:span text:style-name="T5_doc4">Only async in iOS webview</text:span></text:p>
        </text:list-item>
        <text:list-item>
          <text:p text:style-name="P7_doc4"><text:span text:style-name="T5_doc4">Both async/sync in Android webview</text:span></text:p>
        </text:list-item>
      </text:list>
      <text:p text:style-name="P16_doc4"><text:bookmark text:name="_ruid44hnw0xo"/><text:span text:style-name="T1_doc4">Building A Bot FAQs</text:span></text:p>
      <text:p text:style-name="P19_doc4"><text:bookmark text:name="_nmnyfk9mp6r4"/><text:span text:style-name="T2_doc4"><text:s/>My bot has been deployed but it does not appear to work.</text:span></text:p>
      <text:p text:style-name="P3_doc4"><text:span text:style-name="T5_doc4">Make sure that the </text:span><text:span text:style-name="T8_doc4">bot-url</text:span><text:span text:style-name="T5_doc4"> you provided when adding your bot is accessible from your device. An easy way to test this is to open it in mobile browser.</text:span></text:p>
      <text:p text:style-name="P19_doc4"><text:bookmark text:name="_85gzm1cs2rve"/><text:span text:style-name="T2_doc4">Is there a way to debug my bot?</text:span></text:p>
      <text:p text:style-name="P3_doc4"><text:span text:style-name="T8_doc4">status-dev-cli log</text:span><text:span text:style-name="T5_doc4"> allows to access outputs from </text:span><text:span text:style-name="T8_doc4">console.log()</text:span><text:span text:style-name="T5_doc4">. So, just add in the necessary </text:span><text:span text:style-name="T8_doc4">console.log()</text:span><text:span text:style-name="T5_doc4">s and read them in your terminal. The team is working actively to make this easier.</text:span></text:p>
      <text:p text:style-name="P19_doc4"><text:bookmark text:name="_ojzm9pw64mav"/><text:span text:style-name="T2_doc4">Can I connect to a different RPC server?</text:span></text:p>
      <text:p text:style-name="P3_doc4"><text:span text:style-name="T8_doc4">status-dev-cli switch-node</text:span><text:span text:style-name="T5_doc4"> only works for </text:span><text:span text:style-name="T8_doc4">dapp-url</text:span><text:span text:style-name="T5_doc4">s at the moment. Due to the restrictions of the Otto VM jail that the bots </text:span><text:span text:style-name="T8_doc4">js</text:span><text:span text:style-name="T5_doc4"> is run in, it still connects by default to Ropsten and your Status account. The team is actively working on ways around this.</text:span></text:p>
      <text:p text:style-name="P19_doc4"><text:bookmark text:name="_w4y6pp7skvt0"/><text:span text:style-name="T2_doc4">I have a suggestionsView similar to the slider view shown in the docs.I want it to set a command argument similar to the SET_COMMAND_ARGUMENT event in a regular suggestions view. How do I accomplish that?</text:span></text:p>
      <text:p text:style-name="P2_doc4"><text:span text:style-name="T9_doc4">['dispatch', [status.events.SET_COMMAND_ARGUMENT, [0 /*arg idx*/, value, false /*move-to-next? true or false*/]]]<text:line-break/> <text:s/>['touchable',<text:line-break/> <text:s text:c="7"/>{onPress: ['dispatch', [status.events.SET_COMMAND_ARGUMENT, [0, value, false]]]},<text:line-break/> <text:s text:c="7"/>['view', {}, ['text', {}, 'Set value']]<text:line-break/> <text:s text:c="3"/>],<text:line-break/><text:line-break/></text:span></text:p>
      <text:p text:style-name="P19_doc4"><text:bookmark text:name="_ym5g491t0p8g"/><text:span text:style-name="T2_doc4">Can custom commands be added to normal chat?</text:span></text:p>
      <text:p text:style-name="P3_doc4"><text:span text:style-name="T5_doc4">Currently they are only available to 1-1 chat with bots. At some stage in the future we will implement group chats and all your dreams will come true.</text:span></text:p>
      <text:p text:style-name="P16_doc4"><text:bookmark text:name="_kcwlt8cmj9bb"/><text:span text:style-name="T1_doc4">JS and web3 FAQs</text:span></text:p>
      <text:p text:style-name="P19_doc4"><text:bookmark text:name="_uu5vibvokyzk"/><text:span text:style-name="T2_doc4">Can data be stored and retrieved? If so, how?</text:span></text:p>
      <text:p text:style-name="P1_doc4"><text:span text:style-name="T4_doc4">Yes it can be, using </text:span><text:span text:style-name="T9_doc4">localStorage</text:span><text:span text:style-name="T4_doc4">.</text:span></text:p>
      <text:p text:style-name="P2_doc4"><text:soft-page-break/><text:span text:style-name="T9_doc4">status.addListener("on-message-send", function (params, context) {<text:line-break/> <text:s text:c="3"/>var cnt = localStorage.getItem("cnt");<text:line-break/> <text:s text:c="3"/>if(!cnt) {<text:line-break/> <text:s text:c="7"/>cnt = 0;<text:line-break/> <text:s text:c="3"/>}<text:line-break/><text:line-break/> <text:s text:c="3"/>cnt++;<text:line-break/><text:line-break/> <text:s text:c="3"/>localStorage.setItem("cnt", cnt);<text:line-break/> <text:s text:c="3"/>if (isNaN(params.message)) {<text:line-break/> <text:s text:c="7"/>return {"text-message": "Seems that you don't want to send money :(. cnt = " + cnt};<text:line-break/> <text:s text:c="3"/>}<text:line-break/><text:line-break/> <text:s text:c="3"/>var balance = web3.eth.getBalance(context.from);<text:line-break/> <text:s text:c="3"/>var value = parseFloat(params.message);<text:line-break/> <text:s text:c="3"/>var weiValue = web3.toWei(value, "ether");<text:line-break/> <text:s text:c="3"/>if (bn(weiValue).greaterThan(bn(balance))) {<text:line-break/> <text:s text:c="7"/>return {"text-message": "No way man, you don't have enough money! :)"};<text:line-break/> <text:s text:c="3"/>}<text:line-break/> <text:s text:c="3"/>web3.eth.sendTransaction({<text:line-break/> <text:s text:c="7"/>from: context.from,<text:line-break/> <text:s text:c="7"/>to: context.from,<text:line-break/> <text:s text:c="7"/>value: weiValue<text:line-break/> <text:s text:c="3"/>}, function (error, hash) {<text:line-break/> <text:s text:c="7"/>if (error) {<text:line-break/> <text:s text:c="11"/>status.sendMessage("Something went wrong, try again :(");<text:line-break/> <text:s text:c="11"/>status.showSuggestions(demoSuggestions(params, context).markup);<text:line-break/> <text:s text:c="7"/>} else {<text:line-break/> <text:s text:c="11"/>status.sendMessage("You are the hero, you sent " + value + " ETH to yourself!")<text:line-break/> <text:s text:c="7"/>}<text:line-break/> <text:s text:c="3"/>});<text:line-break/>});<text:line-break/></text:span></text:p>
      <text:p text:style-name="P19_doc4"><text:bookmark text:name="_o761dakcxlxl"/><text:span text:style-name="T2_doc4">Can I interact with web3 object?</text:span></text:p>
      <text:p text:style-name="P3_doc4"><text:span text:style-name="T5_doc4">Yes! The snippet provided showcases both </text:span><text:span text:style-name="T8_doc4">localStrage</text:span><text:span text:style-name="T5_doc4"> and the </text:span><text:span text:style-name="T8_doc4">web3</text:span><text:span text:style-name="T5_doc4"> object operating in tandem.</text:span></text:p>
      <text:p text:style-name="P19_doc4"><text:bookmark text:name="_h27uvtyj8c1x"/><text:span text:style-name="T2_doc4">Can I parse JSON data?</text:span></text:p>
      <text:p text:style-name="P3_doc4"><text:span text:style-name="T5_doc4">Yes </text:span><text:span text:style-name="T8_doc4">JSON.parse()</text:span><text:span text:style-name="T5_doc4"> is supported.</text:span></text:p>
      <text:p text:style-name="P19_doc4"><text:bookmark text:name="_vgvyk8y3fawi"/><text:span text:style-name="T2_doc4">Is XMLHttpRequest supported?</text:span></text:p>
      <text:p text:style-name="P3_doc4"><text:span text:style-name="T5_doc4">Not yet.</text:span></text:p>
      <text:p text:style-name="P19_doc4"><text:bookmark text:name="_nb937m8as6hi"/><text:span text:style-name="T2_doc4">Any examples?</text:span></text:p>
      <text:list xml:id="list71710799920033307" text:style-name="WWNum10">
        <text:list-item>
          <text:p text:style-name="P8_doc4"><text:a text:visited-style-name="Visited_20_Internet_20_Link" xlink:href="https://github.com/status-im/status-react/blob/develop/resources/js/bots/demo_bot/bot.js" xlink:type="simple" text:style-name="Internet_20_link_doc4"><text:span text:style-name="T12_doc4">https://github.com/status-im/status-react/blob/develop/resources/js/bots/demo_bot/bot.js</text:span></text:a></text:p>
        </text:list-item>
        <text:list-item>
          <text:p text:style-name="P8_doc4"><text:a text:visited-style-name="Visited_20_Internet_20_Link" xlink:href="https://github.com/status-im/status-react/blob/develop/resources/js/bots/console/bot.js" xlink:type="simple" text:style-name="Internet_20_link_doc4"><text:span text:style-name="T12_doc4">https://github.com/status-im/status-react/blob/develop/resources/js/bots/console/bot.js</text:span></text:a></text:p>
        </text:list-item>
      </text:list>
      <text:p text:style-name="P16_doc4"><text:bookmark text:name="_1b6mslbrex7p"/><text:span text:style-name="T1_doc4">General FAQs</text:span></text:p>
      <text:p text:style-name="P18_doc4"><text:bookmark text:name="_kwcmwnn01r8x"/><text:span text:style-name="T10_doc4">Why a Messenger?</text:span></text:p>
      <text:p text:style-name="P3_doc4"><text:span text:style-name="T5_doc4">When looking at how to achieve mass adoption for a client, we looked at how people interact with their devices. For instance, as of 2014 more time is spent on mobile devices compared with desktop PCs. Moreover, a third of that total time is spent within instant messaging applications. Amongst mobile apps, instant messengers have the highest retention rates. Once installed they become sticky and typically users won't uninstall immediately. Therefore, for mass adoption an instant messenger simply makes senses. Once network effects come into play and user's friends also begin to utilise the app the average user lifetime skyrockets. When you start thinking about this as a user base and how to connect that with Ethereum, things like payments and applications built atop of Ethereum and integrated into a conversational interface begin to seem like a clear path forward.</text:span></text:p>
      <text:p text:style-name="P3_doc4"><text:span text:style-name="T5_doc4">Ultimately what we're building is a hybrid browser and messenger, this allows us to have the best chance at casting the widest net which permits us to focus on user acquisition, staying agnostic and as close as possible to the principles that Ethereum embodies.</text:span></text:p>
      <text:p text:style-name="P18_doc4"><text:bookmark text:name="_94b6omj9cm8b"/><text:span text:style-name="T10_doc4">Does Status support DApps that have their own web page ?</text:span></text:p>
      <text:p text:style-name="P18_doc4"><text:bookmark text:name="_dqc9sx1x9fxq"/><text:span text:style-name="T5_doc4">Yes, we absolutely support DApps on their own webpage and are striving for SWARM support also. Chances are, if a DApp works in Mist or MetaMask it is likely to work in Status!</text:span></text:p>
      <text:p text:style-name="P3_doc4"><text:span text:style-name="T5_doc4">Our goal is to be a DApp browser for Android &amp; iOS, in addition to this we support a </text:span><text:a text:visited-style-name="Visited_20_Internet_20_Link" xlink:href="https://wiki.status.im/Chat_API" xlink:type="simple" text:style-name="Internet_20_link_doc4"><text:span text:style-name="T12_doc4">Chat API</text:span></text:a><text:span text:style-name="T5_doc4"> if you wish to integrate within a chat context.</text:span></text:p>
      <text:p text:style-name="P3_doc4"><text:span text:style-name="T5_doc4">If your web-based DApp renders on mobile, trying using the </text:span><text:span text:style-name="T8_doc4">@browse</text:span><text:span text:style-name="T5_doc4"> command inside a chat and navigating to your DApp URL! During our alpha release, DApp developers can also add their DApps as default contacts by following these instructions, but in later releases these will be discoverable to uses through the Discover feature.</text:span></text:p>
      <text:p text:style-name="P18_doc4"><text:bookmark text:name="_i0q5zm9b0y3y"/><text:span text:style-name="T10_doc4">Can your App be launched with a link?</text:span></text:p>
      <text:p text:style-name="P18_doc4"><text:bookmark text:name="_9y2ruflj15ap"/><text:span text:style-name="T5_doc4">Not at the moment, the standard we'll likely support is </text:span><text:a text:visited-style-name="Visited_20_Internet_20_Link" xlink:href="https://github.com/ethereum/EIPs/issues/67" xlink:type="simple" text:style-name="Internet_20_link_doc4"><text:span text:style-name="T12_doc4">EIP67</text:span></text:a></text:p>
      <text:p text:style-name="P18_doc4"><text:bookmark text:name="_lzfcqmg6rdva"/><text:span text:style-name="T10_doc4">Do I have to run go-ethereum myself or on server?</text:span></text:p>
      <text:p text:style-name="P3_doc4"><text:soft-page-break/><text:span text:style-name="T5_doc4">Status includes </text:span><text:span text:style-name="T8_doc4">go-ethereum</text:span><text:span text:style-name="T5_doc4"> and connects directly to the Ethereum network. All you need to do is run the Status app! This is possible to do with the new Light Client Protocol we've implemented into our own </text:span><text:a text:visited-style-name="Visited_20_Internet_20_Link" xlink:href="https://github.com/status-im/status-go" xlink:type="simple" text:style-name="Internet_20_link_doc4"><text:span text:style-name="T12_doc4">Codebase</text:span></text:a></text:p>
      <text:p text:style-name="P18_doc4"><text:bookmark text:name="_8lnpq5vmlmsh"/><text:span text:style-name="T10_doc4">When did you start coding and how you are funded?</text:span></text:p>
      <text:p text:style-name="P18_doc4"><text:bookmark text:name="_e026srvpmksd"/><text:span text:style-name="T5_doc4">Status is largely self-funded. We've been working on it since prior to Devcon1 in 2015, and we were awarded a Devgrant to port EthereumJ to Android prior to that.</text:span></text:p>
      <text:p text:style-name="P3_doc4"><text:span text:style-name="T5_doc4">EthereumJ has different goals, its developers intended for server use and had no interest in supporting the light client protocol, another large factor is we wanted largely a single codebase for multiple platforms, we had Java running on iOS and Android, we want unify the GUI but the means to do that (JavaFX) is really not suited to mobile devices.</text:span></text:p>
      <text:p text:style-name="P3_doc4"><text:span text:style-name="T5_doc4">Our current approach allows us to get bleeding edge tech and stability of geth whilst maintaining a single codebase.</text:span></text:p>
      <text:p text:style-name="P18_doc4"><text:bookmark text:name="_kypr0kq4aq64"/><text:span text:style-name="T10_doc4">I am new to Ethereum &amp; Blockchain. I would like to contribute to the project, where would you suggest I start?</text:span></text:p>
      <text:p text:style-name="P18_doc4"><text:bookmark text:name="_mvbp4d97lgxo"/><text:span text:style-name="T5_doc4">To get up to speed with Ethereum, here are a few resources to get you started: </text:span><text:a text:visited-style-name="Visited_20_Internet_20_Link" xlink:href="http://www.ethdocs.org/en/latest/" xlink:type="simple" text:style-name="Internet_20_link_doc4"><text:span text:style-name="T12_doc4">EthDocs</text:span></text:a><text:span text:style-name="T5_doc4"> , </text:span><text:a text:visited-style-name="Visited_20_Internet_20_Link" xlink:href="https://www.ethereum.org/" xlink:type="simple" text:style-name="Internet_20_link_doc4"><text:span text:style-name="T12_doc4">Ethereum.org</text:span></text:a><text:span text:style-name="T5_doc4"> , </text:span><text:a text:visited-style-name="Visited_20_Internet_20_Link" xlink:href="https://ethereum.stackexchange.com/" xlink:type="simple" text:style-name="Internet_20_link_doc4"><text:span text:style-name="T12_doc4">Ethereum Stack Exchange</text:span></text:a><text:span text:style-name="T5_doc4"> , </text:span><text:a text:visited-style-name="Visited_20_Internet_20_Link" xlink:href="https://www.youtube.com/user/ethereumproject/playlists" xlink:type="simple" text:style-name="Internet_20_link_doc4"><text:span text:style-name="T12_doc4">Ethereum on YouTube</text:span></text:a><text:span text:style-name="T5_doc4"> , </text:span><text:a text:visited-style-name="Visited_20_Internet_20_Link" xlink:href="https://ocalog.com/post/10/" xlink:type="simple" text:style-name="Internet_20_link_doc4"><text:span text:style-name="T12_doc4">Ethereum from scratch</text:span></text:a></text:p>
      <text:p text:style-name="P3_doc4"><text:span text:style-name="T5_doc4">For contributing to Status directly you will want to check out our </text:span><text:a text:visited-style-name="Visited_20_Internet_20_Link" xlink:href="https://wiki.status.im/Developer_Documentation" xlink:type="simple" text:style-name="Internet_20_link_doc4"><text:span text:style-name="T12_doc4">Developer Documentation</text:span></text:a></text:p>
      <text:p text:style-name="P18_doc4"><text:bookmark text:name="_demi4kanvue3"/><text:span text:style-name="T10_doc4">I have a DApp that runs on Mist how can I test it in Status?</text:span></text:p>
      <text:p text:style-name="P18_doc4"><text:bookmark text:name="_2f241wh9gqj4"/><text:span text:style-name="T5_doc4">So each chat context has a command </text:span><text:span text:style-name="T8_doc4">@browse</text:span><text:span text:style-name="T5_doc4"> - allowing users to access a webview (you can imagine this as a bit like a browser tab), so much in the same way as mist. In terms of integration/compatibility nothing is required on your end to do that if it already works in Mist.</text:span></text:p>
      <text:p text:style-name="P3_doc4"><text:span text:style-name="T5_doc4">That said, looking beyond the alpha, we'll have developer tooling, and a way for DApp developers to have profiles for theirs DApps (this then makes them discoverable through the 'Discover' feature), along with the Chat API for Developers who want to integrate through a conversational UI rather than (or in addition to) webview.</text:span></text:p>
      <text:p text:style-name="P18_doc4"><text:bookmark text:name="_dwpdsgzft70v"/><text:span text:style-name="T10_doc4">What is the "jail" in your status-react code?</text:span></text:p>
      <text:p text:style-name="P18_doc4"><text:bookmark text:name="_7670as131sqk"/><text:span text:style-name="T5_doc4">When the Chat API is ready to use, your javascript code is executed in </text:span><text:a text:visited-style-name="Visited_20_Internet_20_Link" xlink:href="https://github.com/robertkrimen/otto" xlink:type="simple" text:style-name="Internet_20_link_doc4"><text:span text:style-name="T12_doc4">Otto VM</text:span></text:a><text:span text:style-name="T5_doc4"> this is the same javascript engine </text:span><text:span text:style-name="T8_doc4">go-ethereum</text:span><text:span text:style-name="T5_doc4"> uses. That way your code is executed in a "jail" and shouldn't interfere with the rest of Status. At least, that's the theory, at the moment we have no implementation of the halting problem, but we will.</text:span></text:p>
      <text:p text:style-name="P3_doc4"><text:span text:style-name="T5_doc4">For web DApps, we rely on the webview to correctly jail javascript.</text:span></text:p>
      <text:p text:style-name="P18_doc4"><text:bookmark text:name="_8bdag6c7p8pe"/><text:span text:style-name="T10_doc4">Is it going to be for Android only?</text:span></text:p>
      <text:p text:style-name="P18_doc4"><text:bookmark text:name="_5l0skjdcydtc"/><text:span text:style-name="T5_doc4">No, we currently support both iOS and Android and have a dedicated team working on desktop integration.</text:span></text:p>
      <text:p text:style-name="P18_doc4"><text:bookmark text:name="_j0pcmutcyr08"/><text:span text:style-name="T10_doc4">Is it possible to install Status &amp; how can I test?</text:span></text:p>
      <text:p text:style-name="P3_doc4"><text:span text:style-name="T5_doc4">We are working through getting more TestFlight invites out for iOS, so make sure to sign up on the </text:span><text:a text:visited-style-name="Visited_20_Internet_20_Link" xlink:href="https://status.im/" xlink:type="simple" text:style-name="Internet_20_link_doc4"><text:span text:style-name="T12_doc4">homepage</text:span></text:a><text:span text:style-name="T5_doc4">. For Android users you can navigate to our </text:span><text:a text:visited-style-name="Visited_20_Internet_20_Link" xlink:href="http://artifacts.status.im:8081/artifactory/nightlies-local/" xlink:type="simple" text:style-name="Internet_20_link_doc4"><text:span text:style-name="T12_doc4">http://artifacts.status.im:8081/artifactory/nightlies-local/</text:span></text:a><text:span text:style-name="T5_doc4"> nightly build repository] and download an APK for yourself. Alternatively, we have a section on how to </text:span><text:a text:visited-style-name="Visited_20_Internet_20_Link" xlink:href="https://wiki.status.im/Building_Status" xlink:type="simple" text:style-name="Internet_20_link_doc4"><text:span text:style-name="T12_doc4">build it yourself</text:span></text:a><text:span text:style-name="T5_doc4">.</text:span></text:p>
      <text:p text:style-name="P18_doc4"><text:bookmark text:name="_9aamor58jjva"/><text:span text:style-name="T10_doc4">What languages do you support?</text:span></text:p>
      <text:p text:style-name="P3_doc4"><text:span text:style-name="T5_doc4">We’re currently supporting 30 languages — this includes; English, 官話, 官话, 廣東話, 上海话, Nederlands, Français, Deutsch, हिन्दी, Magyar, Italiano, 日本語, 한국어, Polski, Português brasileiro, Português europeu, Română, Slovenski, Español, Español (Latin-America), Swahili, Svenska, Suisse française, Schweizerdeutsch, Svizzera Italiana, ภาษาไทย, Türkçe, русский, українська, اُردُو &amp; Tiếng Việt!</text:span></text:p>
      <text:p text:style-name="P3_doc4"><text:span text:style-name="T5_doc4">If you see a typo, mistranslation or something missing, don't hesitate to let us know via the Status Riot, or fix it yourself using our Translation Guide! </text:span><text:span text:style-name="T3_doc4">&lt;Needs link</text:span></text:p>
      <text:p text:style-name="P18_doc4"><text:bookmark text:name="_avfv7ug05wqh"/><text:soft-page-break/><text:span text:style-name="T10_doc4">What about all these permissions in the app?</text:span></text:p>
      <text:p text:style-name="P3_doc4"><text:span text:style-name="T5_doc4">Permissions are always a hot topic for apps, we hate the way we’re doing them too. The good news is it’s only like this for alpha and in production we’ll make permission usage on-demand. At the moment there’s many moving parts and a bunch of react-native dependencies (and Instabug) which don’t have code to ask on-demand. Thanks for understanding!</text:span></text:p>
      <text:list xml:id="list1500796342518299529" text:style-name="WWNum7">
        <text:list-item>
          <text:p text:style-name="P9_doc4"><text:span text:style-name="T3_doc4">Contacts, SMS, Telephone</text:span><text:span text:style-name="T5_doc4"> — these are for an optional step of phone contact synchronisation. We don’t use them unless you tap on the phone sync request message. This allows you to find your friends with related contacts.</text:span></text:p>
        </text:list-item>
      </text:list>
      <text:list xml:id="list4900430107528754616" text:style-name="WWNum8">
        <text:list-item>
          <text:p text:style-name="P10_doc4"><text:span text:style-name="T3_doc4">Location </text:span><text:span text:style-name="T5_doc4">— Currently used for our </text:span><text:span text:style-name="T8_doc4">/location</text:span><text:span text:style-name="T5_doc4"> command. Our aim is to provide this to DApps For things like sharing location with friends, ordering food, or self-driving cars.</text:span></text:p>
        </text:list-item>
      </text:list>
      <text:list xml:id="list1916614566321713137" text:style-name="WWNum1">
        <text:list-item>
          <text:p text:style-name="P11_doc4"><text:span text:style-name="T3_doc4">Microphone </text:span><text:span text:style-name="T5_doc4">— In this version, we don’t need it, it’s there because we intended to send audio messages over Whisper, in practice this was a bad idea. We still intend to offer Audio messages in Beta so it’s going to stay. It is also used in Instabug which we use to collect feedback.</text:span></text:p>
        </text:list-item>
      </text:list>
      <text:list xml:id="list2613820886020575025" text:style-name="WWNum5">
        <text:list-item>
          <text:p text:style-name="P12_doc4"><text:span text:style-name="T3_doc4">Storage </text:span><text:span text:style-name="T5_doc4">— We need a place to put the blockchain data this will most likely be Swarm.</text:span></text:p>
        </text:list-item>
      </text:list>
      <text:list xml:id="list7633527788406582831" text:style-name="WWNum9">
        <text:list-item>
          <text:p text:style-name="P13_doc4"><text:span text:style-name="T3_doc4">Camera </text:span><text:span text:style-name="T5_doc4">— We use this for setting your profile picture and for reading QR codes.</text:span></text:p>
        </text:list-item>
      </text:list>
      <text:p text:style-name="P18_doc4"><text:bookmark text:name="_6mdl8l15gsew"/><text:span text:style-name="T10_doc4">How can I install a nightly for android?</text:span></text:p>
      <text:p text:style-name="P3_doc4"><text:a text:visited-style-name="Visited_20_Internet_20_Link" xlink:href="http://artifacts.status.im:8081/artifactory/nightlies-local/" xlink:type="simple" text:style-name="Internet_20_link_doc4"><text:span text:style-name="T12_doc4">Here you go!</text:span></text:a></text:p>
      <text:p text:style-name="P18_doc4"><text:bookmark text:name="_7048km3pl9d7"/><text:span text:style-name="T10_doc4">Is there a rationale for using simple optimizations only for prod builds?</text:span></text:p>
      <text:p text:style-name="P3_doc4"><text:span text:style-name="T5_doc4">difference in size is about 300KB, anyway RN packager makes some magic with js after cljs compiler. The difference in error output is that with `:simple` we have much more useful info if error happens, not just `a.b.adsfas is undefined`.</text:span></text:p>
      <text:p text:style-name="P3_doc4"><text:span text:style-name="T5_doc4">The only reason why we added `:advanced` was that when resulting cjs was small RN packager ran much faster. And we didn’t meet that non-configurable 300s timeout for packager</text:span></text:p>
      <text:p text:style-name="P4_doc4"/>
      <text:p text:style-name="P18_doc4"><text:bookmark text:name="_47bdjs5is2vx"/><text:span text:style-name="T10_doc4">Is that intentional? Alice has account Sneaky White Koala. Bob has account Cool Damp Bear</text:span></text:p>
      <text:p text:style-name="P3_doc4"><text:span text:style-name="T5_doc4">When Alice adds Bob's account, she will see him as e.g. Breezy Tall Elephant Until Bob repays the honors.</text:span></text:p>
      <text:p text:style-name="P3_doc4"><text:span text:style-name="T5_doc4">the names are not currently deterministic so the best option at the time, was to randomly generate one well, we intentionally did that behaviour but it's not desirable in this revision</text:span></text:p>
      <text:p text:style-name="P18_doc4"><text:bookmark text:name="_lg0b1g25ty4l"/><text:span text:style-name="T10_doc4">Is there no way to skip new account creation wizard after a fresh install? If e.g. I just installed Status on a new device, but only with intention to recover my existing account there?</text:span></text:p>
      <text:p text:style-name="P18_doc4"><text:bookmark text:name="_q521a8fp5hr7"/><text:span text:style-name="T5_doc4">we'll be redesigning the onboarding but currently, no, the reason was back in the day 90% of people would be making a new account</text:span></text:p>
      <text:p text:style-name="P3_doc4"><text:a text:visited-style-name="Visited_20_Internet_20_Link" xlink:href="https://github.com/status-im/status-react/issues/741" xlink:type="simple" text:style-name="Internet_20_link_doc4"><text:span text:style-name="T12_doc4">https://github.com/status-im/status-react/issues/741</text:span></text:a></text:p>
      <text:p text:style-name="P18_doc4"><text:bookmark text:name="_c3ku0so1vtco"/><text:span text:style-name="T10_doc4">Saved username, image, etc are only stored in the device's local storage, right? Not supposed to be restored ?</text:span></text:p>
      <text:p text:style-name="P18_doc4"><text:bookmark text:name="_5ptutkfv0p2s"/><text:span text:style-name="T5_doc4">thats correct, we have no servers to store that on (as we are a p2p application), when we have Light Swarm Clients (goteam i'm looking at you!) we can have some kind of persistent state, photo/audio messaging, encrypted app-db and uploaded to swarm for retrieval</text:span></text:p>
      <text:p text:style-name="P3_doc4"><text:soft-page-break/><text:a text:visited-style-name="Visited_20_Internet_20_Link" xlink:href="https://github.com/status-im/status-react/issues/718" xlink:type="simple" text:style-name="Internet_20_link_doc4"><text:span text:style-name="T12_doc4">[1]</text:span></text:a></text:p>
      <text:p text:style-name="P18_doc4"><text:bookmark text:name="_jjfqi2w1esqt"/><text:span text:style-name="T10_doc4">Why do we use async JS calls in RN but sometimes sync calls for bots?</text:span></text:p>
      <text:p text:style-name="P3_doc4"><text:span text:style-name="T5_doc4">Different JS environments have different capabilities. In general we want to use async.</text:span></text:p>
      <text:p text:style-name="P18_doc4"><text:bookmark text:name="_9b5nxoeqaga"/><text:span text:style-name="T10_doc4">React Native</text:span></text:p>
      <text:list xml:id="list9102268760450903412" text:style-name="WWNum4">
        <text:list-item>
          <text:p text:style-name="P14_doc4"><text:span text:style-name="T5_doc4">RN doesn’t support sync http calls (that’s why we didn’t use sync calls with web3 when we used http provider)</text:span></text:p>
        </text:list-item>
        <text:list-item>
          <text:p text:style-name="P14_doc4"><text:span text:style-name="T5_doc4">RN doesn’t allow to make sync calls to native modules, currently we are calling CallRPC through native modules, that’s why calls can be only async</text:span></text:p>
        </text:list-item>
      </text:list>
      <text:p text:style-name="P18_doc4"><text:bookmark text:name="_x8r2efbuhou8"/><text:span text:style-name="T10_doc4">Dapps</text:span></text:p>
      <text:p text:style-name="P3_doc4"><text:span text:style-name="T5_doc4">Dapps are running in webview env which supports sync calls in some cases (only android), but we don’t support sync calls for iOS, that will not work. Mostly any call to web3 causes http request, so using sync call is a bad idea in one threaded env, in any case. So i wouldn’t use it in dapps.</text:span></text:p>
      <text:p text:style-name="P18_doc4"><text:bookmark text:name="_55isein8xyxt"/><text:span text:style-name="T10_doc4">Bots in Otto VM</text:span></text:p>
      <text:p text:style-name="P3_doc4"><text:span text:style-name="T5_doc4">During the last year both sync and async calls were handled by the same function and tbh that was sync call with only difference: in case when we pass callback it was called instead of returning the value. But the call was blocking. I’m not sure if it was implemented, but there was an issues about making async calls in otto really async.</text:span></text:p>
      <text:p text:style-name="P18_doc4"><text:bookmark text:name="_xkvtq4idml0f"/><text:span text:style-name="T10_doc4">Summary</text:span></text:p>
      <text:list xml:id="list5833814952415905439" text:style-name="WWNum2">
        <text:list-item>
          <text:p text:style-name="P15_doc4"><text:span text:style-name="T5_doc4">Both sync and async calls are available in otto</text:span></text:p>
        </text:list-item>
        <text:list-item>
          <text:p text:style-name="P15_doc4"><text:span text:style-name="T5_doc4">Only async in rn</text:span></text:p>
        </text:list-item>
        <text:list-item>
          <text:p text:style-name="P15_doc4"><text:span text:style-name="T5_doc4">Only async in iOS webview</text:span></text:p>
        </text:list-item>
        <text:list-item>
          <text:p text:style-name="P15_doc4"><text:span text:style-name="T5_doc4">Both async/sync in Android webview</text:span></text:p>
        </text:list-item>
      </text:list>
      <text:p text:style-name="P1_doc4"/>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10_doc5"><text:bookmark text:name="_horiupumwj3y"/><text:span text:style-name="T1_doc5">Initialisation</text:span></text:p>
      <text:p text:style-name="P1_doc5"><text:span text:style-name="T4_doc5">Whisper is initialised </text:span><text:a text:visited-style-name="Visited_20_Internet_20_Link" xlink:href="https://github.com/status-im/status-react/blob/cede0957467739fb660f70944dd0fd2f2580e438/src/status_im/protocol/core.cljs#L78" xlink:type="simple" text:style-name="Internet_20_link_doc5"><text:span text:style-name="T8_doc5">here</text:span></text:a><text:span text:style-name="T4_doc5"> in our </text:span><text:span text:style-name="T5_doc5">core.cljs</text:span><text:span text:style-name="T4_doc5"> file.</text:span></text:p>
      <text:p text:style-name="P8_doc5"><text:bookmark text:name="_5cyyg8er75i7"/><text:span text:style-name="T2_doc5">Create filters for all groups.</text:span></text:p>
      <text:p text:style-name="P8_doc5"><text:bookmark text:name="_qtxu3heaigaq"/><text:span text:style-name="T4_doc5">In order to do this we first generate symmetric keys using the group id as a password (</text:span><text:span text:style-name="T5_doc5">shh.generateSymKeyFromPassword</text:span><text:span text:style-name="T4_doc5">). Currently this key is used only as a “topic” for messages in group chat (that’s how we distinguish group chats from each other). In whisper v2 we were allowed to use topics of any length, that’s why it was possible to pass </text:span><text:span text:style-name="T5_doc5">topic</text:span><text:span text:style-name="T4_doc5"> option to </text:span><text:span text:style-name="T5_doc5">shh.newMessageFilter</text:span><text:span text:style-name="T4_doc5">. But in whisper v5 </text:span><text:span text:style-name="T5_doc5">topic</text:span><text:span text:style-name="T4_doc5"> can be only 4 bytes, which is not enough for our purposes.</text:span></text:p>
      <text:p text:style-name="P1_doc5"><text:span text:style-name="T4_doc5">When we have symmetric key we can start listening to new messages using </text:span><text:span text:style-name="T5_doc5">shh.newMessageFilter</text:span><text:span text:style-name="T4_doc5"> with next parameters:</text:span></text:p>
      <text:p text:style-name="P3_doc5"><text:span text:style-name="T5_doc5">{<text:line-break/> </text:span><text:span text:style-name="T9_doc5">"sym"</text:span><text:span text:style-name="T5_doc5">: </text:span><text:span text:style-name="T10_doc5">"generated sym key"</text:span><text:span text:style-name="T5_doc5">,<text:line-break/> </text:span><text:span text:style-name="T9_doc5">"topics"</text:span><text:span text:style-name="T5_doc5">: [</text:span><text:span text:style-name="T10_doc5">"hardcoded status topic 0xaabb11ee"</text:span><text:span text:style-name="T5_doc5">]<text:line-break/>}<text:line-break/></text:span></text:p>
      <text:p text:style-name="P8_doc5"><text:bookmark text:name="_sjzk7f71p3vf"/><text:span text:style-name="T2_doc5">Create filter for 1-1 chats</text:span></text:p>
      <text:p text:style-name="P1_doc5"><text:span text:style-name="T4_doc5">The same </text:span><text:span text:style-name="T5_doc5">shh.newMessageFilter</text:span><text:span text:style-name="T4_doc5"> is used, parameters are</text:span></text:p>
      <text:p text:style-name="P3_doc5"><text:span text:style-name="T5_doc5">{<text:line-break/> </text:span><text:span text:style-name="T9_doc5">"asym"</text:span><text:span text:style-name="T5_doc5">: </text:span><text:span text:style-name="T10_doc5">"user's public key"</text:span><text:span text:style-name="T5_doc5">,<text:line-break/> </text:span><text:span text:style-name="T9_doc5">"topics"</text:span><text:span text:style-name="T5_doc5">: [</text:span><text:span text:style-name="T10_doc5">"0xaabb11ee"</text:span><text:span text:style-name="T5_doc5">]<text:line-break/>}<text:line-break/></text:span></text:p>
      <text:p text:style-name="P1_doc5"><text:span text:style-name="T4_doc5">Only one filter is created for all incoming 1-1 messages as we can distinguish senders by their signature.</text:span></text:p>
      <text:p text:style-name="P8_doc5"><text:bookmark text:name="_vfr3lmabs78i"/><text:span text:style-name="T2_doc5">Create filters for profile updates</text:span></text:p>
      <text:p text:style-name="P1_doc5"><text:span text:style-name="T4_doc5">Unlike in group messages filters, we know who will send messages and can use </text:span><text:span text:style-name="T5_doc5">sig</text:span><text:span text:style-name="T4_doc5"> option here. Still symmetric key is used as messages are broadcasted to all contacts. So </text:span><text:span text:style-name="T5_doc5">shh.newMessageFilter</text:span><text:span text:style-name="T4_doc5"> parameters are:</text:span></text:p>
      <text:p text:style-name="P3_doc5"><text:span text:style-name="T5_doc5">{<text:line-break/> </text:span><text:span text:style-name="T9_doc5">"sig"</text:span><text:span text:style-name="T5_doc5">: </text:span><text:span text:style-name="T10_doc5">"user's public key"</text:span><text:span text:style-name="T5_doc5">,<text:line-break/> </text:span><text:span text:style-name="T9_doc5">"sym"</text:span><text:span text:style-name="T5_doc5">: </text:span><text:span text:style-name="T10_doc5">"key generated from hardcoded string 'status-discovery'"</text:span><text:span text:style-name="T5_doc5">,<text:line-break/> </text:span><text:span text:style-name="T9_doc5">"topics"</text:span><text:span text:style-name="T5_doc5">: [</text:span><text:span text:style-name="T10_doc5">"0xaabb11ee"</text:span><text:span text:style-name="T5_doc5">]<text:line-break/>}<text:line-break/></text:span></text:p>
      <text:p text:style-name="P8_doc5"><text:bookmark text:name="_yob5pzillp04"/><text:span text:style-name="T2_doc5">Create delivery loop (will be described in separate doc)</text:span></text:p>
      <text:p text:style-name="P8_doc5"><text:bookmark text:name="_9894zzojntbx"/><text:span text:style-name="T2_doc5">Send </text:span><text:span text:style-name="T3_doc5">:online</text:span><text:span text:style-name="T2_doc5"> message</text:span></text:p>
      <text:p text:style-name="P1_doc5"><text:span text:style-name="T6_doc5">Parameters</text:span></text:p>
      <text:p text:style-name="P3_doc5"><text:span text:style-name="T5_doc5">{<text:line-break/> </text:span><text:span text:style-name="T11_doc5">;; web3 object</text:span><text:span text:style-name="T5_doc5"><text:line-break/> </text:span><text:span text:style-name="T12_doc5">:web3</text:span><text:span text:style-name="T5_doc5"> <text:s text:c="23"/></text:span><text:span text:style-name="T12_doc5">web3</text:span><text:span text:style-name="T5_doc5"><text:line-break/> </text:span><text:span text:style-name="T11_doc5">;; user's public key</text:span><text:span text:style-name="T5_doc5"><text:line-break/> </text:span><text:span text:style-name="T12_doc5">:identity</text:span><text:span text:style-name="T5_doc5"> <text:s text:c="19"/></text:span><text:span text:style-name="T12_doc5">public-key</text:span><text:span text:style-name="T5_doc5"><text:line-break/> </text:span><text:span text:style-name="T11_doc5">;; vector of groups, where group is {:group-id "id" :keypair {:private "" :public ""}}</text:span><text:span text:style-name="T5_doc5"><text:line-break/> </text:span><text:span text:style-name="T12_doc5">:groups</text:span><text:span text:style-name="T5_doc5"> <text:s text:c="21"/></text:span><text:span text:style-name="T12_doc5">groups</text:span><text:span text:style-name="T5_doc5"><text:line-break/> </text:span><text:span text:style-name="T11_doc5">;; function which will be called on incoming message,</text:span><text:span text:style-name="T5_doc5"><text:line-break/> </text:span><text:span text:style-name="T11_doc5">;; first parameter is message type, second payload</text:span><text:span text:style-name="T5_doc5"><text:line-break/> </text:span><text:span text:style-name="T12_doc5">:callback</text:span><text:span text:style-name="T5_doc5"> <text:s text:c="19"/></text:span><text:span text:style-name="T13_doc5">#</text:span><text:span text:style-name="T5_doc5">(</text:span><text:span text:style-name="T14_doc5">dispatch</text:span><text:span text:style-name="T5_doc5"> [</text:span><text:span text:style-name="T12_doc5">:incoming-message</text:span><text:span text:style-name="T5_doc5"> </text:span><text:span text:style-name="T12_doc5">%1</text:span><text:span text:style-name="T5_doc5"> </text:span><text:span text:style-name="T12_doc5">%2</text:span><text:span text:style-name="T5_doc5">])<text:line-break/> </text:span><text:span text:style-name="T11_doc5">;; if message require ack and it wasn't received during :ack-not-received-s-interval after previous</text:span><text:span text:style-name="T5_doc5"><text:line-break/> </text:span><text:span text:style-name="T11_doc5">;; attempt to send message message will be sent again. Should be bigger than default-ttl.</text:span><text:span text:style-name="T5_doc5"><text:line-break/> </text:span><text:span text:style-name="T11_doc5">;; In seconds.</text:span><text:span text:style-name="T5_doc5"><text:line-break/> </text:span><text:span text:style-name="T12_doc5">:ack-not-received-s-interval</text:span><text:span text:style-name="T5_doc5"> </text:span><text:span text:style-name="T13_doc5">125</text:span><text:span text:style-name="T5_doc5"><text:line-break/> </text:span><text:span text:style-name="T11_doc5">;; default ttl for all messages in seconds</text:span><text:span text:style-name="T5_doc5"><text:line-break/> </text:span><text:span text:style-name="T12_doc5">:default-ttl</text:span><text:span text:style-name="T5_doc5"> <text:s text:c="16"/></text:span><text:span text:style-name="T13_doc5">120</text:span><text:span text:style-name="T5_doc5"><text:line-break/> </text:span><text:span text:style-name="T11_doc5">;; interval for sending :online message</text:span><text:span text:style-name="T5_doc5"><text:line-break/> </text:span><text:span text:style-name="T12_doc5">:send-online-s-interval</text:span><text:span text:style-name="T5_doc5"> <text:s text:c="5"/></text:span><text:span text:style-name="T13_doc5">180</text:span><text:span text:style-name="T5_doc5"><text:line-break/> </text:span><text:span text:style-name="T11_doc5">;; custom ttl config for specific message types</text:span><text:span text:style-name="T5_doc5"><text:line-break/> </text:span><text:span text:style-name="T12_doc5">:ttl-config</text:span><text:span text:style-name="T5_doc5"> <text:s text:c="17"/>{</text:span><text:span text:style-name="T11_doc5">;; we don't expect to receive acc for <text:s/>:public-group-message, that's why ttl is</text:span><text:span text:style-name="T5_doc5"><text:line-break/> <text:s text:c="30"/></text:span><text:span text:style-name="T11_doc5">;;bigger <text:s/>than default. This increases chances for message</text:span><text:span text:style-name="T5_doc5"><text:line-break/> <text:s text:c="30"/></text:span><text:span text:style-name="T11_doc5">;; delivery, though guaranties nothing.</text:span><text:span text:style-name="T5_doc5"><text:line-break/> <text:s text:c="30"/></text:span><text:span text:style-name="T12_doc5">:public-group-message</text:span><text:span text:style-name="T5_doc5"> </text:span><text:span text:style-name="T13_doc5">2400</text:span><text:span text:style-name="T5_doc5">}<text:line-break/> </text:span><text:span text:style-name="T11_doc5">;; Number of attempts of sending message if it requires ack.</text:span><text:span text:style-name="T5_doc5"><text:line-break/> </text:span><text:span text:style-name="T12_doc5">:max-attempts-number</text:span><text:span text:style-name="T5_doc5"> <text:s text:c="8"/></text:span><text:span text:style-name="T13_doc5">3</text:span><text:span text:style-name="T5_doc5"><text:line-break/> </text:span><text:span text:style-name="T11_doc5">;; Interval for delivery loop. Details will be described in separate doc.</text:span><text:span text:style-name="T5_doc5"><text:line-break/> </text:span><text:span text:style-name="T12_doc5">:delivery-loop-ms-interval</text:span><text:span text:style-name="T5_doc5"> <text:s text:c="2"/></text:span><text:span text:style-name="T13_doc5">500</text:span><text:span text:style-name="T5_doc5"><text:line-break/> </text:span><text:span text:style-name="T11_doc5">;; Keypair which is used for sending profile updates and discovery</text:span><text:span text:style-name="T5_doc5"><text:line-break/> </text:span><text:span text:style-name="T12_doc5">:profile-keypair</text:span><text:span text:style-name="T5_doc5"> <text:s text:c="12"/>{</text:span><text:span text:style-name="T12_doc5">:public</text:span><text:span text:style-name="T5_doc5"> <text:s/></text:span><text:span text:style-name="T12_doc5">updates-public-key</text:span><text:span text:style-name="T5_doc5"><text:line-break/> <text:s text:c="30"/></text:span><text:span text:style-name="T12_doc5">:private</text:span><text:span text:style-name="T5_doc5"> </text:span><text:span text:style-name="T12_doc5">updates-private-key</text:span><text:span text:style-name="T5_doc5">}<text:line-break/> </text:span><text:span text:style-name="T11_doc5">;; messages from db that require ack but haven't received it</text:span><text:span text:style-name="T5_doc5"><text:line-break/> </text:span><text:span text:style-name="T12_doc5">:pending-messages</text:span><text:span text:style-name="T5_doc5"> <text:s text:c="11"/>(</text:span><text:span text:style-name="T14_doc5">pending-messages/get-all</text:span><text:span text:style-name="T5_doc5">)<text:line-break/> </text:span><text:span text:style-name="T11_doc5">;; all contacts which can send profile updates/discovery</text:span><text:span text:style-name="T5_doc5"><text:line-break/> </text:span><text:span text:style-name="T12_doc5">:contacts</text:span><text:span text:style-name="T5_doc5"> <text:s text:c="19"/></text:span><text:span text:style-name="T12_doc5">all-contacts</text:span><text:span text:style-name="T5_doc5"><text:line-break/> </text:span><text:span text:style-name="T11_doc5">;; callback for errors in `shh.post` call</text:span><text:span text:style-name="T5_doc5"><text:line-break/> </text:span><text:span text:style-name="T12_doc5">:post-error-callback</text:span><text:span text:style-name="T5_doc5"> <text:s text:c="8"/></text:span><text:span text:style-name="T13_doc5">#</text:span><text:span text:style-name="T5_doc5">(</text:span><text:span text:style-name="T14_doc5">dispatch</text:span><text:span text:style-name="T5_doc5"> [</text:span><text:span text:style-name="T12_doc5">::post-error</text:span><text:span text:style-name="T5_doc5"> </text:span><text:span text:style-name="T12_doc5">%</text:span><text:span text:style-name="T5_doc5">])}<text:line-break/></text:span></text:p>
      <text:p text:style-name="P9_doc5"><text:bookmark text:name="_t5tu4ed8b95"/><text:span text:style-name="T1_doc5">Delivery</text:span></text:p>
      <text:list xml:id="list717269690075938583" text:style-name="WWNum1">
        <text:list-item>
          <text:p text:style-name="P4_doc5"><text:span text:style-name="T4_doc5">For each new message we create an entry of the </text:span><text:span text:style-name="T5_doc5">:pending-message</text:span><text:span text:style-name="T4_doc5"> entity and store it in </text:span><text:span text:style-name="T5_doc5">db</text:span></text:p>
        </text:list-item>
        <text:list-item>
          <text:p text:style-name="P4_doc5"><text:span text:style-name="T4_doc5">Each new message is added to </text:span><text:span text:style-name="T5_doc5">status-im.protocol.web3.delivery/messages</text:span><text:span text:style-name="T4_doc5"> map</text:span></text:p>
        </text:list-item>
        <text:list-item>
          <text:p text:style-name="P4_doc5"><text:soft-page-break/><text:span text:style-name="T4_doc5">All </text:span><text:span text:style-name="T5_doc5">:pending-message</text:span><text:span text:style-name="T4_doc5"> entries from </text:span><text:span text:style-name="T5_doc5">db</text:span><text:span text:style-name="T4_doc5"> are added to </text:span><text:span text:style-name="T5_doc5">status-im.protocol.web3.delivery/messages</text:span><text:span text:style-name="T4_doc5"> on whisper initialisation</text:span></text:p>
        </text:list-item>
        <text:list-item>
          <text:p text:style-name="P4_doc5"><text:span text:style-name="T4_doc5">All messages from </text:span><text:span text:style-name="T5_doc5">status-im.protocol.web3.delivery/messages</text:span><text:span text:style-name="T4_doc5"> are sent over Whisper inside delivery loop</text:span></text:p>
        </text:list-item>
        <text:list-item>
          <text:p text:style-name="P4_doc5"><text:span text:style-name="T4_doc5">Messages which don’t require </text:span><text:span text:style-name="T5_doc5">ack</text:span><text:span text:style-name="T4_doc5"> are removed from both </text:span><text:span text:style-name="T5_doc5">:pending-message</text:span><text:span text:style-name="T4_doc5"> and </text:span><text:span text:style-name="T5_doc5">status-im.protocol.web3.delivery/messages</text:span><text:span text:style-name="T4_doc5"> after successful call to </text:span><text:span text:style-name="T5_doc5">shh.post</text:span></text:p>
        </text:list-item>
        <text:list-item>
          <text:p text:style-name="P4_doc5"><text:span text:style-name="T4_doc5">Messages that require </text:span><text:span text:style-name="T5_doc5">ack</text:span><text:span text:style-name="T4_doc5"> are removed from </text:span><text:span text:style-name="T5_doc5">pending-message</text:span><text:span text:style-name="T4_doc5"> and </text:span><text:span text:style-name="T5_doc5">status-im.protocol.web3.delivery/messages</text:span><text:span text:style-name="T4_doc5"> only after receiving </text:span><text:span text:style-name="T5_doc5">ack</text:span><text:span text:style-name="T4_doc5">.</text:span></text:p>
        </text:list-item>
      </text:list>
      <text:p text:style-name="P9_doc5"><text:bookmark text:name="_ogmbf6318527"/><text:span text:style-name="T1_doc5">Delivery loop</text:span></text:p>
      <text:p text:style-name="P1_doc5"><text:span text:style-name="T4_doc5">The delivery loop is started </text:span><text:a text:visited-style-name="Visited_20_Internet_20_Link" xlink:href="https://github.com/status-im/status-react/blob/43a5d91ca2702cfb63cc57c2eac2c5193d77aa8f/src/status_im/protocol/web3/delivery.cljs#L204" xlink:type="simple" text:style-name="Internet_20_link_doc5"><text:span text:style-name="T8_doc5">here</text:span></text:a><text:span text:style-name="T4_doc5"> in our </text:span><text:span text:style-name="T5_doc5">delivery.cljs</text:span><text:span text:style-name="T4_doc5"> file.</text:span></text:p>
      <text:p text:style-name="P1_doc5"><text:span text:style-name="T6_doc5">Parameters:</text:span></text:p>
      <text:p text:style-name="P3_doc5"><text:span text:style-name="T5_doc5">{</text:span><text:span text:style-name="T11_doc5">;; function which sends :online message</text:span><text:span text:style-name="T5_doc5"><text:line-break/> </text:span><text:span text:style-name="T11_doc5">;;https://github.com/status-im/status-react/blob/cede0957467739fb660f70944dd0fd2f2580e438/src/status_im/protocol/core.cljs#L112</text:span><text:span text:style-name="T5_doc5"><text:line-break/> </text:span><text:span text:style-name="T12_doc5">:online-message</text:span><text:span text:style-name="T5_doc5"> <text:s text:c="3"/></text:span><text:span text:style-name="T12_doc5">fn</text:span><text:span text:style-name="T5_doc5"><text:line-break/> </text:span><text:span text:style-name="T11_doc5">;; other parameter are same as for whisper initialisation</text:span><text:span text:style-name="T5_doc5"><text:line-break/> </text:span><text:span text:style-name="T12_doc5">:delivery-loop-ms-interval</text:span><text:span text:style-name="T5_doc5"> </text:span><text:span text:style-name="T12_doc5">...</text:span><text:span text:style-name="T5_doc5"><text:line-break/> </text:span><text:span text:style-name="T12_doc5">:ack-not-received-s-interval</text:span><text:span text:style-name="T5_doc5"> <text:s/></text:span><text:span text:style-name="T12_doc5">...</text:span><text:span text:style-name="T5_doc5"><text:line-break/> </text:span><text:span text:style-name="T12_doc5">:max-attempts-number</text:span><text:span text:style-name="T5_doc5"> </text:span><text:span text:style-name="T12_doc5">...</text:span><text:span text:style-name="T5_doc5"><text:line-break/> </text:span><text:span text:style-name="T12_doc5">:default-ttl</text:span><text:span text:style-name="T5_doc5"> </text:span><text:span text:style-name="T12_doc5">...</text:span><text:span text:style-name="T5_doc5"><text:line-break/> </text:span><text:span text:style-name="T12_doc5">:send-online-s-interval</text:span><text:span text:style-name="T5_doc5"> </text:span><text:span text:style-name="T12_doc5">...</text:span><text:span text:style-name="T5_doc5">}<text:line-break/></text:span></text:p>
      <text:p text:style-name="P1_doc5"><text:span text:style-name="T4_doc5">Delivery loop is running with </text:span><text:span text:style-name="T5_doc5">delivery-loop-ms-interval</text:span><text:span text:style-name="T4_doc5"> interval, it is 500ms by default.</text:span></text:p>
      <text:p text:style-name="P1_doc5"><text:span text:style-name="T4_doc5">In order to check if message should be sent in the current iteration of delivery loop we check message with </text:span><text:a text:visited-style-name="Visited_20_Internet_20_Link" xlink:href="https://github.com/status-im/status-react/blob/develop/src/status_im/protocol/web3/delivery.cljs" xlink:type="simple" text:style-name="Internet_20_link_doc5"><text:span text:style-name="T8_doc5">https://github.com/status-im/status-react/blob/develop/src/status_im/protocol/web3/delivery.cljs</text:span></text:a><text:span text:style-name="T4_doc5"> function, message will be sent if:</text:span></text:p>
      <text:list xml:id="list1016462037322914287" text:style-name="WWNum2">
        <text:list-item>
          <text:p text:style-name="P5_doc5"><text:span text:style-name="T4_doc5">Wasn’t previously successfully sent via </text:span><text:span text:style-name="T5_doc5">shh.posts</text:span><text:span text:style-name="T4_doc5"> (during current session), we retry to do this </text:span><text:span text:style-name="T5_doc5">max-attempts-number * 5</text:span><text:span text:style-name="T4_doc5"> times</text:span></text:p>
        </text:list-item>
        <text:list-item>
          <text:p text:style-name="P5_doc5"><text:span text:style-name="T4_doc5">Was successfully sent, but requires </text:span><text:span text:style-name="T5_doc5">ack</text:span><text:span text:style-name="T4_doc5"> which wasn’t received</text:span></text:p>
          <text:list>
            <text:list-item>
              <text:p text:style-name="P6_doc5"><text:span text:style-name="T4_doc5">previous attempt to send message (during current session) was done more than </text:span><text:span text:style-name="T5_doc5">ack-not-received-s-interval</text:span><text:span text:style-name="T4_doc5"> seconds ago</text:span></text:p>
            </text:list-item>
            <text:list-item>
              <text:p text:style-name="P6_doc5"><text:span text:style-name="T4_doc5">we did not more than </text:span><text:span text:style-name="T5_doc5">max-attempts-number</text:span><text:span text:style-name="T4_doc5"> attempts previously (during current session)</text:span></text:p>
            </text:list-item>
          </text:list>
        </text:list-item>
      </text:list>
      <text:p text:style-name="P9_doc5"><text:bookmark text:name="_a8cl63uept4n"/><text:span text:style-name="T1_doc5">Keys</text:span></text:p>
      <text:p text:style-name="P1_doc5"><text:span text:style-name="T4_doc5">Key type </text:span><text:span text:style-name="T5_doc5">asym</text:span><text:span text:style-name="T4_doc5"> (asymmetric) means that asymmetric key will be used on whisper side to encrypt message before sending, in our case it's always user's public key, this means that currently messages with </text:span><text:span text:style-name="T5_doc5">asym</text:span><text:span text:style-name="T4_doc5"> key type are supposed to be sent from </text:span><text:span text:style-name="T5_doc5">UserA</text:span><text:span text:style-name="T4_doc5"> to </text:span><text:span text:style-name="T5_doc5">UserB</text:span><text:span text:style-name="T4_doc5">directly, but not to any group of users.</text:span></text:p>
      <text:p text:style-name="P1_doc5"><text:span text:style-name="T4_doc5">Key type </text:span><text:span text:style-name="T5_doc5">sym</text:span><text:span text:style-name="T4_doc5"> (symmetric) means that symmetric key will be used to encrypt message. Currently all </text:span><text:span text:style-name="T5_doc5">symkey</text:span><text:span text:style-name="T4_doc5">s are generated from passwords which are hardcoded or are groups' ids, so this is not secure and must be change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_doc5"><text:span text:style-name="T6_doc5">Type</text:span></text:p>
          </table:table-cell>
          <table:table-cell table:style-name="Table1.A1" office:value-type="string">
            <text:p text:style-name="P7_doc5"><text:span text:style-name="T6_doc5">Description</text:span></text:p>
          </table:table-cell>
          <table:table-cell table:style-name="Table1.A1" office:value-type="string">
            <text:p text:style-name="P7_doc5"><text:span text:style-name="T6_doc5">Key type</text:span></text:p>
          </table:table-cell>
        </table:table-row>
        <table:table-row table:style-name="Table1.1">
          <table:table-cell table:style-name="Table1.A1" office:value-type="string">
            <text:p text:style-name="P7_doc5"><text:a text:visited-style-name="Visited_20_Internet_20_Link" xlink:href="https://wiki.status.im/Whisper_Messaging#:message" xlink:type="simple" text:style-name="Internet_20_link_doc5"><text:span text:style-name="T8_doc5">:message</text:span></text:a></text:p>
          </table:table-cell>
          <table:table-cell table:style-name="Table1.A1" office:value-type="string">
            <text:p text:style-name="P7_doc5"><text:span text:style-name="T4_doc5">1-1 chat message</text:span></text:p>
          </table:table-cell>
          <table:table-cell table:style-name="Table1.A1" office:value-type="string">
            <text:p text:style-name="P7_doc5"><text:span text:style-name="T4_doc5">asym</text:span></text:p>
          </table:table-cell>
        </table:table-row>
        <table:table-row table:style-name="Table1.3">
          <table:table-cell table:style-name="Table1.A1" office:value-type="string">
            <text:p text:style-name="P7_doc5"><text:a text:visited-style-name="Visited_20_Internet_20_Link" xlink:href="https://wiki.status.im/Whisper_Messaging#:group-message" xlink:type="simple" text:style-name="Internet_20_link_doc5"><text:span text:style-name="T8_doc5">:group-message</text:span></text:a></text:p>
          </table:table-cell>
          <table:table-cell table:style-name="Table1.A1" office:value-type="string">
            <text:p text:style-name="P7_doc5"><text:span text:style-name="T4_doc5">group message</text:span></text:p>
          </table:table-cell>
          <table:table-cell table:style-name="Table1.A1" office:value-type="string">
            <text:p text:style-name="P7_doc5"><text:span text:style-name="T4_doc5">sym (group's id)</text:span></text:p>
          </table:table-cell>
        </table:table-row>
        <table:table-row table:style-name="Table1.3">
          <table:table-cell table:style-name="Table1.A1" office:value-type="string">
            <text:p text:style-name="P7_doc5"><text:a text:visited-style-name="Visited_20_Internet_20_Link" xlink:href="https://wiki.status.im/Whisper_Messaging#:public-group-message" xlink:type="simple" text:style-name="Internet_20_link_doc5"><text:span text:style-name="T8_doc5">:public-group-message</text:span></text:a></text:p>
          </table:table-cell>
          <table:table-cell table:style-name="Table1.A1" office:value-type="string">
            <text:p text:style-name="P7_doc5"><text:span text:style-name="T4_doc5">public group message</text:span></text:p>
          </table:table-cell>
          <table:table-cell table:style-name="Table1.A1" office:value-type="string">
            <text:p text:style-name="P7_doc5"><text:span text:style-name="T4_doc5">sym (group's id)</text:span></text:p>
          </table:table-cell>
        </table:table-row>
        <table:table-row table:style-name="Table1.1">
          <table:table-cell table:style-name="Table1.A1" office:value-type="string">
            <text:p text:style-name="P7_doc5"><text:a text:visited-style-name="Visited_20_Internet_20_Link" xlink:href="https://wiki.status.im/Whisper_Messaging#:ack" xlink:type="simple" text:style-name="Internet_20_link_doc5"><text:span text:style-name="T8_doc5">:ack</text:span></text:a></text:p>
          </table:table-cell>
          <table:table-cell table:style-name="Table1.A1" office:value-type="string">
            <text:p text:style-name="P7_doc5"><text:span text:style-name="T4_doc5">confirms message delivery</text:span></text:p>
          </table:table-cell>
          <table:table-cell table:style-name="Table1.A1" office:value-type="string">
            <text:p text:style-name="P7_doc5"><text:span text:style-name="T4_doc5">asym</text:span></text:p>
          </table:table-cell>
        </table:table-row>
        <table:table-row table:style-name="Table1.1">
          <table:table-cell table:style-name="Table1.A1" office:value-type="string">
            <text:p text:style-name="P7_doc5"><text:a text:visited-style-name="Visited_20_Internet_20_Link" xlink:href="https://wiki.status.im/Whisper_Messaging#:seen" xlink:type="simple" text:style-name="Internet_20_link_doc5"><text:span text:style-name="T8_doc5">:seen</text:span></text:a></text:p>
          </table:table-cell>
          <table:table-cell table:style-name="Table1.A1" office:value-type="string">
            <text:p text:style-name="P7_doc5"><text:span text:style-name="T4_doc5">confirms that message was seen</text:span></text:p>
          </table:table-cell>
          <table:table-cell table:style-name="Table1.A1" office:value-type="string">
            <text:p text:style-name="P7_doc5"><text:span text:style-name="T4_doc5">asym</text:span></text:p>
          </table:table-cell>
        </table:table-row>
        <text:soft-page-break/>
        <table:table-row table:style-name="Table1.7">
          <table:table-cell table:style-name="Table1.A1" office:value-type="string">
            <text:p text:style-name="P7_doc5"><text:a text:visited-style-name="Visited_20_Internet_20_Link" xlink:href="https://wiki.status.im/Whisper_Messaging#:group-invitation" xlink:type="simple" text:style-name="Internet_20_link_doc5"><text:span text:style-name="T8_doc5">:group-invitation</text:span></text:a></text:p>
          </table:table-cell>
          <table:table-cell table:style-name="Table1.A1" office:value-type="string">
            <text:p text:style-name="P7_doc5"><text:span text:style-name="T4_doc5">is sent by admin</text:span></text:p>
          </table:table-cell>
          <table:table-cell table:style-name="Table1.A1" office:value-type="string">
            <text:p text:style-name="P7_doc5"><text:span text:style-name="T4_doc5">asym</text:span></text:p>
          </table:table-cell>
        </table:table-row>
        <table:table-row table:style-name="Table1.7">
          <table:table-cell table:style-name="Table1.A1" office:value-type="string">
            <text:p text:style-name="P7_doc5"><text:a text:visited-style-name="Visited_20_Internet_20_Link" xlink:href="https://wiki.status.im/Whisper_Messaging#:update-group" xlink:type="simple" text:style-name="Internet_20_link_doc5"><text:span text:style-name="T8_doc5">:update-group</text:span></text:a></text:p>
          </table:table-cell>
          <table:table-cell table:style-name="Table1.A1" office:value-type="string">
            <text:p text:style-name="P7_doc5"><text:span text:style-name="T4_doc5">currently this message is sent when some user is removed from group, in result group's keypair is updated</text:span></text:p>
          </table:table-cell>
          <table:table-cell table:style-name="Table1.A1" office:value-type="string">
            <text:p text:style-name="P7_doc5"><text:span text:style-name="T4_doc5">asym</text:span></text:p>
          </table:table-cell>
        </table:table-row>
        <table:table-row table:style-name="Table1.3">
          <table:table-cell table:style-name="Table1.A1" office:value-type="string">
            <text:p text:style-name="P7_doc5"><text:a text:visited-style-name="Visited_20_Internet_20_Link" xlink:href="https://wiki.status.im/Whisper_Messaging#:add-group-identity" xlink:type="simple" text:style-name="Internet_20_link_doc5"><text:span text:style-name="T8_doc5">:add-group-identity</text:span></text:a></text:p>
          </table:table-cell>
          <table:table-cell table:style-name="Table1.A1" office:value-type="string">
            <text:p text:style-name="P7_doc5"><text:span text:style-name="T4_doc5">is sent when a new user is added to group</text:span></text:p>
          </table:table-cell>
          <table:table-cell table:style-name="Table1.A1" office:value-type="string">
            <text:p text:style-name="P7_doc5"><text:span text:style-name="T4_doc5">sym (group's id)</text:span></text:p>
          </table:table-cell>
        </table:table-row>
        <table:table-row table:style-name="Table1.3">
          <table:table-cell table:style-name="Table1.A1" office:value-type="string">
            <text:p text:style-name="P7_doc5"><text:a text:visited-style-name="Visited_20_Internet_20_Link" xlink:href="https://wiki.status.im/Whisper_Messaging#:remove-group-identity" xlink:type="simple" text:style-name="Internet_20_link_doc5"><text:span text:style-name="T8_doc5">:remove-group-identity</text:span></text:a></text:p>
          </table:table-cell>
          <table:table-cell table:style-name="Table1.A1" office:value-type="string">
            <text:p text:style-name="P7_doc5"><text:span text:style-name="T4_doc5">is sent when some user is removed from group (by admin), after that :update-group with new keypair is sent</text:span></text:p>
          </table:table-cell>
          <table:table-cell table:style-name="Table1.A1" office:value-type="string">
            <text:p text:style-name="P7_doc5"><text:span text:style-name="T4_doc5">sym (group's id)</text:span></text:p>
          </table:table-cell>
        </table:table-row>
        <table:table-row table:style-name="Table1.3">
          <table:table-cell table:style-name="Table1.A1" office:value-type="string">
            <text:p text:style-name="P7_doc5"><text:a text:visited-style-name="Visited_20_Internet_20_Link" xlink:href="https://wiki.status.im/Whisper_Messaging#:leave-group" xlink:type="simple" text:style-name="Internet_20_link_doc5"><text:span text:style-name="T8_doc5">:leave-group</text:span></text:a></text:p>
          </table:table-cell>
          <table:table-cell table:style-name="Table1.A1" office:value-type="string">
            <text:p text:style-name="P7_doc5"><text:span text:style-name="T4_doc5">is sent when user leaves group</text:span></text:p>
          </table:table-cell>
          <table:table-cell table:style-name="Table1.A1" office:value-type="string">
            <text:p text:style-name="P7_doc5"><text:span text:style-name="T4_doc5">sym (group's id)</text:span></text:p>
          </table:table-cell>
        </table:table-row>
        <table:table-row table:style-name="Table1.7">
          <table:table-cell table:style-name="Table1.A1" office:value-type="string">
            <text:p text:style-name="P7_doc5"><text:a text:visited-style-name="Visited_20_Internet_20_Link" xlink:href="https://wiki.status.im/Whisper_Messaging#:contact-request" xlink:type="simple" text:style-name="Internet_20_link_doc5"><text:span text:style-name="T8_doc5">:contact-request</text:span></text:a></text:p>
          </table:table-cell>
          <table:table-cell table:style-name="Table1.A1" office:value-type="string">
            <text:p text:style-name="P7_doc5"><text:span text:style-name="T4_doc5">-</text:span></text:p>
          </table:table-cell>
          <table:table-cell table:style-name="Table1.A1" office:value-type="string">
            <text:p text:style-name="P7_doc5"><text:span text:style-name="T4_doc5">asym</text:span></text:p>
          </table:table-cell>
        </table:table-row>
        <text:soft-page-break/>
        <table:table-row table:style-name="Table1.1">
          <table:table-cell table:style-name="Table1.A1" office:value-type="string">
            <text:p text:style-name="P7_doc5"><text:a text:visited-style-name="Visited_20_Internet_20_Link" xlink:href="https://wiki.status.im/Whisper_Messaging#:discover" xlink:type="simple" text:style-name="Internet_20_link_doc5"><text:span text:style-name="T8_doc5">:discover</text:span></text:a></text:p>
          </table:table-cell>
          <table:table-cell table:style-name="Table1.A1" office:value-type="string">
            <text:p text:style-name="P2_doc5"><text:a text:visited-style-name="Visited_20_Internet_20_Link" xlink:href="https://wiki.status.im/Whisper_Messaging#:discover" xlink:type="simple" text:style-name="Internet_20_link_doc5"><text:span text:style-name="T4_doc5"/></text:a></text:p>
          </table:table-cell>
          <table:table-cell table:style-name="Table1.A1" office:value-type="string">
            <text:p text:style-name="P7_doc5"><text:span text:style-name="T4_doc5">sym</text:span></text:p>
          </table:table-cell>
        </table:table-row>
        <table:table-row table:style-name="Table1.7">
          <table:table-cell table:style-name="Table1.A1" office:value-type="string">
            <text:p text:style-name="P7_doc5"><text:a text:visited-style-name="Visited_20_Internet_20_Link" xlink:href="https://wiki.status.im/Whisper_Messaging#:discoveries-request" xlink:type="simple" text:style-name="Internet_20_link_doc5"><text:span text:style-name="T8_doc5">:discoveries-request</text:span></text:a></text:p>
          </table:table-cell>
          <table:table-cell table:style-name="Table1.A1" office:value-type="string">
            <text:p text:style-name="P2_doc5"><text:a text:visited-style-name="Visited_20_Internet_20_Link" xlink:href="https://wiki.status.im/Whisper_Messaging#:discoveries-request" xlink:type="simple" text:style-name="Internet_20_link_doc5"><text:span text:style-name="T4_doc5"/></text:a></text:p>
          </table:table-cell>
          <table:table-cell table:style-name="Table1.A1" office:value-type="string">
            <text:p text:style-name="P7_doc5"><text:span text:style-name="T4_doc5">sym</text:span></text:p>
          </table:table-cell>
        </table:table-row>
        <table:table-row table:style-name="Table1.7">
          <table:table-cell table:style-name="Table1.A1" office:value-type="string">
            <text:p text:style-name="P7_doc5"><text:a text:visited-style-name="Visited_20_Internet_20_Link" xlink:href="https://wiki.status.im/Whisper_Messaging#:discoveries-response" xlink:type="simple" text:style-name="Internet_20_link_doc5"><text:span text:style-name="T8_doc5">:discoveries-response</text:span></text:a></text:p>
          </table:table-cell>
          <table:table-cell table:style-name="Table1.A1" office:value-type="string">
            <text:p text:style-name="P2_doc5"><text:a text:visited-style-name="Visited_20_Internet_20_Link" xlink:href="https://wiki.status.im/Whisper_Messaging#:discoveries-response" xlink:type="simple" text:style-name="Internet_20_link_doc5"><text:span text:style-name="T4_doc5"/></text:a></text:p>
          </table:table-cell>
          <table:table-cell table:style-name="Table1.A1" office:value-type="string">
            <text:p text:style-name="P7_doc5"><text:span text:style-name="T4_doc5">sym</text:span></text:p>
          </table:table-cell>
        </table:table-row>
        <table:table-row table:style-name="Table1.1">
          <table:table-cell table:style-name="Table1.A1" office:value-type="string">
            <text:p text:style-name="P7_doc5"><text:a text:visited-style-name="Visited_20_Internet_20_Link" xlink:href="https://wiki.status.im/Whisper_Messaging#:profile" xlink:type="simple" text:style-name="Internet_20_link_doc5"><text:span text:style-name="T8_doc5">:profile</text:span></text:a></text:p>
          </table:table-cell>
          <table:table-cell table:style-name="Table1.A1" office:value-type="string">
            <text:p text:style-name="P2_doc5"><text:a text:visited-style-name="Visited_20_Internet_20_Link" xlink:href="https://wiki.status.im/Whisper_Messaging#:profile" xlink:type="simple" text:style-name="Internet_20_link_doc5"><text:span text:style-name="T4_doc5"/></text:a></text:p>
          </table:table-cell>
          <table:table-cell table:style-name="Table1.A1" office:value-type="string">
            <text:p text:style-name="P7_doc5"><text:span text:style-name="T4_doc5">sym</text:span></text:p>
          </table:table-cell>
        </table:table-row>
        <table:table-row table:style-name="Table1.1">
          <table:table-cell table:style-name="Table1.A1" office:value-type="string">
            <text:p text:style-name="P7_doc5"><text:a text:visited-style-name="Visited_20_Internet_20_Link" xlink:href="https://wiki.status.im/Whisper_Messaging#:update-keys" xlink:type="simple" text:style-name="Internet_20_link_doc5"><text:span text:style-name="T8_doc5">:update-keys</text:span></text:a></text:p>
          </table:table-cell>
          <table:table-cell table:style-name="Table1.A1" office:value-type="string">
            <text:p text:style-name="P2_doc5"><text:a text:visited-style-name="Visited_20_Internet_20_Link" xlink:href="https://wiki.status.im/Whisper_Messaging#:update-keys" xlink:type="simple" text:style-name="Internet_20_link_doc5"><text:span text:style-name="T4_doc5"/></text:a></text:p>
          </table:table-cell>
          <table:table-cell table:style-name="Table1.A1" office:value-type="string">
            <text:p text:style-name="P7_doc5"><text:span text:style-name="T4_doc5">sym</text:span></text:p>
          </table:table-cell>
        </table:table-row>
        <table:table-row table:style-name="Table1.1">
          <table:table-cell table:style-name="Table1.A1" office:value-type="string">
            <text:p text:style-name="P7_doc5"><text:a text:visited-style-name="Visited_20_Internet_20_Link" xlink:href="https://wiki.status.im/Whisper_Messaging#:online" xlink:type="simple" text:style-name="Internet_20_link_doc5"><text:span text:style-name="T8_doc5">:online</text:span></text:a></text:p>
          </table:table-cell>
          <table:table-cell table:style-name="Table1.A1" office:value-type="string">
            <text:p text:style-name="P2_doc5"><text:a text:visited-style-name="Visited_20_Internet_20_Link" xlink:href="https://wiki.status.im/Whisper_Messaging#:online" xlink:type="simple" text:style-name="Internet_20_link_doc5"><text:span text:style-name="T4_doc5"/></text:a></text:p>
          </table:table-cell>
          <table:table-cell table:style-name="Table1.A1" office:value-type="string">
            <text:p text:style-name="P7_doc5"><text:span text:style-name="T4_doc5">sym</text:span></text:p>
          </table:table-cell>
        </table:table-row>
      </table:table>
      <text:p text:style-name="P8_doc5"><text:bookmark text:name="_axliesfl3lja"/><text:soft-page-break/><text:span text:style-name="T2_doc5">:message</text:span></text:p>
      <text:p text:style-name="P3_doc5"><text:span text:style-name="T5_doc5">{</text:span><text:span text:style-name="T12_doc5">:message-id</text:span><text:span text:style-name="T5_doc5"> <text:s text:c="3"/></text:span><text:span text:style-name="T10_doc5">"1498723691404-7711c1b3-411c-5e4b-a64b-dc0ab2317c5a"</text:span><text:span text:style-name="T5_doc5">,<text:line-break/> </text:span><text:span text:style-name="T12_doc5">:requires-ack?</text:span><text:span text:style-name="T5_doc5"> </text:span><text:span text:style-name="T12_doc5">true</text:span><text:span text:style-name="T5_doc5">,<text:line-break/> </text:span><text:span text:style-name="T12_doc5">:type</text:span><text:span text:style-name="T5_doc5"> <text:s text:c="9"/></text:span><text:span text:style-name="T12_doc5">:message</text:span><text:span text:style-name="T5_doc5">,<text:line-break/> </text:span><text:span text:style-name="T12_doc5">:timestamp</text:span><text:span text:style-name="T5_doc5"> <text:s text:c="4"/></text:span><text:span text:style-name="T13_doc5">1498723691404</text:span><text:span text:style-name="T5_doc5">,<text:line-break/> </text:span><text:span text:style-name="T12_doc5">:content</text:span><text:span text:style-name="T5_doc5"> <text:s text:c="6"/></text:span><text:span text:style-name="T10_doc5">"123"</text:span><text:span text:style-name="T5_doc5">,<text:line-break/> </text:span><text:span text:style-name="T12_doc5">:content-type</text:span><text:span text:style-name="T5_doc5"> <text:s/></text:span><text:span text:style-name="T10_doc5">"text/plain"</text:span><text:span text:style-name="T5_doc5">,<text:line-break/> </text:span><text:span text:style-name="T12_doc5">:clock-value</text:span><text:span text:style-name="T5_doc5"> <text:s text:c="2"/></text:span><text:span text:style-name="T13_doc5">1</text:span><text:span text:style-name="T5_doc5">,<text:line-break/> </text:span><text:span text:style-name="T12_doc5">:show?</text:span><text:span text:style-name="T5_doc5"> <text:s text:c="8"/></text:span><text:span text:style-name="T12_doc5">true</text:span><text:span text:style-name="T5_doc5">}<text:line-break/></text:span></text:p>
      <text:p text:style-name="P8_doc5"><text:bookmark text:name="_c60tm1cmtb8k"/><text:span text:style-name="T2_doc5">:group-message</text:span></text:p>
      <text:p text:style-name="P3_doc5"><text:span text:style-name="T5_doc5">{</text:span><text:span text:style-name="T12_doc5">:message-id</text:span><text:span text:style-name="T5_doc5"> <text:s text:c="3"/></text:span><text:span text:style-name="T10_doc5">"1498724252836-24753a20-b67e-50ae-8fcd-95b22a1ee78b"</text:span><text:span text:style-name="T5_doc5">,<text:line-break/> </text:span><text:span text:style-name="T12_doc5">:group-id</text:span><text:span text:style-name="T5_doc5"> <text:s text:c="5"/></text:span><text:span text:style-name="T10_doc5">"1498723975430-5a3f18f5-189e-5966-b159-bdf837d47e58"</text:span><text:span text:style-name="T5_doc5">,<text:line-break/> </text:span><text:span text:style-name="T12_doc5">:content</text:span><text:span text:style-name="T5_doc5"> <text:s text:c="6"/></text:span><text:span text:style-name="T10_doc5">"{\"iv\":[2071556246,-1120403611,-1962404966,921696242],\"v\":1,\"iter\":1000,\"ks\":128,\"ts\":64,\"mode\":\"ccm\",\"adata\":\"\",\"cipher\":\"aes\",\"ct\":[-1840979203,1955718739,-1431291835,8794767622144],\"tag\":\"75b9b052a2c2835d8ae9525bd6ae3245e879f4b4b8b510fca22b4ad142a2f10913a83c6ff87e80ef766e194d5017cd1eca6c27fb41611cf9c8d8cf3a5df8980b6959d6d66bbfc9e4cf8a6af27decc1663f60a9e201992236a9ea21b2ccab7284\"}"</text:span><text:span text:style-name="T5_doc5">,<text:line-break/> </text:span><text:span text:style-name="T12_doc5">:username</text:span><text:span text:style-name="T5_doc5"> <text:s text:c="5"/></text:span><text:span text:style-name="T12_doc5">nil</text:span><text:span text:style-name="T5_doc5">,<text:line-break/> </text:span><text:span text:style-name="T12_doc5">:type</text:span><text:span text:style-name="T5_doc5"> <text:s text:c="9"/></text:span><text:span text:style-name="T12_doc5">:group-message</text:span><text:span text:style-name="T5_doc5">,<text:line-break/> </text:span><text:span text:style-name="T12_doc5">:show?</text:span><text:span text:style-name="T5_doc5"> <text:s text:c="8"/></text:span><text:span text:style-name="T12_doc5">true</text:span><text:span text:style-name="T5_doc5">,<text:line-break/> </text:span><text:span text:style-name="T12_doc5">:clock-value</text:span><text:span text:style-name="T5_doc5"> <text:s text:c="2"/></text:span><text:span text:style-name="T13_doc5">1</text:span><text:span text:style-name="T5_doc5">,<text:line-break/> </text:span><text:span text:style-name="T12_doc5">:requires-ack?</text:span><text:span text:style-name="T5_doc5"> </text:span><text:span text:style-name="T12_doc5">true</text:span><text:span text:style-name="T5_doc5">,<text:line-break/> </text:span><text:span text:style-name="T12_doc5">:content-type</text:span><text:span text:style-name="T5_doc5"> <text:s/></text:span><text:span text:style-name="T10_doc5">"text/plain"</text:span><text:span text:style-name="T5_doc5">,<text:line-break/> </text:span><text:span text:style-name="T12_doc5">:timestamp</text:span><text:span text:style-name="T5_doc5"> <text:s text:c="4"/></text:span><text:span text:style-name="T13_doc5">1498724252865</text:span><text:span text:style-name="T5_doc5">}<text:line-break/></text:span></text:p>
      <text:p text:style-name="P8_doc5"><text:bookmark text:name="_3adgaw143vbp"/><text:span text:style-name="T2_doc5">:public-group-message</text:span></text:p>
      <text:p text:style-name="P3_doc5"><text:span text:style-name="T5_doc5">{</text:span><text:span text:style-name="T12_doc5">:message-id</text:span><text:span text:style-name="T5_doc5"> <text:s text:c="3"/></text:span><text:span text:style-name="T10_doc5">"1498724827175-9c097aa0-d859-5ddd-bdd1-0c83e52d930e"</text:span><text:span text:style-name="T5_doc5">,<text:line-break/> </text:span><text:span text:style-name="T12_doc5">:group-id</text:span><text:span text:style-name="T5_doc5"> <text:s text:c="5"/></text:span><text:span text:style-name="T10_doc5">"wow"</text:span><text:span text:style-name="T5_doc5">,<text:line-break/> </text:span><text:span text:style-name="T12_doc5">:content</text:span><text:span text:style-name="T5_doc5"> <text:s text:c="6"/></text:span><text:span text:style-name="T10_doc5">"123"</text:span><text:span text:style-name="T5_doc5">,<text:line-break/> </text:span><text:span text:style-name="T12_doc5">:username</text:span><text:span text:style-name="T5_doc5"> <text:s text:c="5"/></text:span><text:span text:style-name="T10_doc5">"Name"</text:span><text:span text:style-name="T5_doc5">,<text:line-break/> </text:span><text:span text:style-name="T12_doc5">:type</text:span><text:span text:style-name="T5_doc5"> <text:s text:c="9"/></text:span><text:span text:style-name="T12_doc5">:public-group-message</text:span><text:span text:style-name="T5_doc5">,<text:line-break/> </text:span><text:span text:style-name="T12_doc5">:show?</text:span><text:span text:style-name="T5_doc5"> <text:s text:c="8"/></text:span><text:span text:style-name="T12_doc5">true</text:span><text:span text:style-name="T5_doc5">,<text:line-break/> </text:span><text:span text:style-name="T12_doc5">:clock-value</text:span><text:span text:style-name="T5_doc5"> <text:s text:c="2"/></text:span><text:span text:style-name="T13_doc5">1</text:span><text:span text:style-name="T5_doc5">,<text:line-break/> </text:span><text:span text:style-name="T12_doc5">:requires-ack?</text:span><text:span text:style-name="T5_doc5"> </text:span><text:span text:style-name="T12_doc5">false</text:span><text:span text:style-name="T5_doc5">,<text:line-break/> </text:span><text:span text:style-name="T12_doc5">:content-type</text:span><text:span text:style-name="T5_doc5"> <text:s/></text:span><text:span text:style-name="T10_doc5">"text/plain"</text:span><text:span text:style-name="T5_doc5">,<text:line-break/> </text:span><text:span text:style-name="T12_doc5">:timestamp</text:span><text:span text:style-name="T5_doc5"> <text:s text:c="4"/></text:span><text:span text:style-name="T13_doc5">1498724827202</text:span><text:span text:style-name="T5_doc5">}<text:line-break/></text:span></text:p>
      <text:p text:style-name="P8_doc5"><text:bookmark text:name="_r2tyboj6jqsb"/><text:span text:style-name="T2_doc5">:contact-request</text:span></text:p>
      <text:p text:style-name="P3_doc5"><text:span text:style-name="T5_doc5">{</text:span><text:span text:style-name="T12_doc5">:message-id</text:span><text:span text:style-name="T5_doc5"> <text:s text:c="3"/></text:span><text:span text:style-name="T10_doc5">"1498723171063-c3ecb16a-b3fd-5ee1-99f0-783ef7a1070c"</text:span><text:span text:style-name="T5_doc5">,<text:line-break/> </text:span><text:span text:style-name="T12_doc5">:requires-ack?</text:span><text:span text:style-name="T5_doc5"> </text:span><text:span text:style-name="T12_doc5">true</text:span><text:span text:style-name="T5_doc5">,<text:line-break/> </text:span><text:span text:style-name="T12_doc5">:type</text:span><text:span text:style-name="T5_doc5"> <text:s text:c="9"/></text:span><text:span text:style-name="T12_doc5">:contact-request</text:span><text:span text:style-name="T5_doc5">,<text:line-break/> </text:span><text:span text:style-name="T12_doc5">:contact</text:span><text:span text:style-name="T5_doc5"> <text:s text:c="6"/>{</text:span><text:span text:style-name="T12_doc5">:name</text:span><text:span text:style-name="T5_doc5"> <text:s text:c="9"/></text:span><text:span text:style-name="T10_doc5">"Yearly Onerlooked Westafricanantelope"</text:span><text:span text:style-name="T5_doc5">,<text:line-break/> <text:s text:c="16"/></text:span><text:span text:style-name="T12_doc5">:profile-image</text:span><text:span text:style-name="T5_doc5"> </text:span><text:span text:style-name="T10_doc5">"..."</text:span><text:span text:style-name="T5_doc5">},<text:line-break/> </text:span><text:span text:style-name="T11_doc5">;; public key is used by UserA (who sends this request) for broadcasting changes of his profile to UserB </text:span><text:span text:style-name="T5_doc5"><text:line-break/> </text:span><text:span text:style-name="T11_doc5">;; (and other contacts) </text:span><text:span text:style-name="T5_doc5"><text:line-break/> </text:span><text:span text:style-name="T12_doc5">:keypair</text:span><text:span text:style-name="T5_doc5"> <text:s text:c="6"/>{</text:span><text:span text:style-name="T12_doc5">:public</text:span><text:span text:style-name="T5_doc5"> <text:s/></text:span><text:span text:style-name="T10_doc5">".."</text:span><text:span text:style-name="T5_doc5">,<text:line-break/> <text:s text:c="16"/></text:span><text:span text:style-name="T12_doc5">:private</text:span><text:span text:style-name="T5_doc5"> </text:span><text:span text:style-name="T10_doc5">".."</text:span><text:span text:style-name="T5_doc5">},<text:line-break/> </text:span><text:span text:style-name="T12_doc5">:content</text:span><text:span text:style-name="T5_doc5"> <text:s text:c="6"/></text:span><text:span text:style-name="T12_doc5">nil</text:span><text:span text:style-name="T5_doc5">}<text:line-break/></text:span></text:p>
      <text:p text:style-name="P8_doc5"><text:bookmark text:name="_4vacgg6azqgb"/><text:span text:style-name="T2_doc5">:online</text:span></text:p>
      <text:p text:style-name="P3_doc5"><text:span text:style-name="T5_doc5">{</text:span><text:span text:style-name="T12_doc5">:message-id</text:span><text:span text:style-name="T5_doc5"> <text:s text:c="3"/></text:span><text:span text:style-name="T10_doc5">"1498723263025-a83a4fe0-eff6-518d-9348-2570d1494067"</text:span><text:span text:style-name="T5_doc5">,<text:line-break/> </text:span><text:span text:style-name="T12_doc5">:requires-ack?</text:span><text:span text:style-name="T5_doc5"> </text:span><text:span text:style-name="T12_doc5">false</text:span><text:span text:style-name="T5_doc5">,<text:line-break/> </text:span><text:span text:style-name="T12_doc5">:type</text:span><text:span text:style-name="T5_doc5"> <text:s text:c="9"/></text:span><text:span text:style-name="T12_doc5">:online</text:span><text:span text:style-name="T5_doc5">,<text:line-break/> </text:span><text:span text:style-name="T12_doc5">:content</text:span><text:span text:style-name="T5_doc5"> <text:s text:c="6"/></text:span><text:span text:style-name="T10_doc5">"{\"iv\":[1966114636,-1876596685,-393541684,-299376444],\"v\":1,\"iter\":1000,\"ks\":128,\"ts\":64,\"mode\":\"ccm\",\"adata\":\"\",\"cipher\":\"aes\",\"ct\":[-1468463324,357257435,1338099857,1642960690,-1068289456,705936716,-1541701378,-565102533,26389113252352],\"tag\":\"3151bd11093fdeb90ccdf311b660386b2edb959a5c52d9ed63095fb9ac9bf3d9bdb7ce3841dce1d2820c04d43ca2548c171c4049e06e498b35e6bea3e210afd8dfb32437663e1497a8d3ed7772b72160edc69f124e69e2385ca19cfc5692c7f9\"}"</text:span><text:span text:style-name="T5_doc5">}<text:line-break/></text:span></text:p>
      <text:p text:style-name="P8_doc5"><text:bookmark text:name="_3ae3cj60spji"/><text:span text:style-name="T2_doc5">:profile</text:span></text:p>
      <text:p text:style-name="P3_doc5"><text:span text:style-name="T5_doc5">{</text:span><text:span text:style-name="T12_doc5">:message-id</text:span><text:span text:style-name="T5_doc5"> </text:span><text:span text:style-name="T10_doc5">"1498723799459-6642807d-2b32-58cd-98d6-19359ad3d8da"</text:span><text:span text:style-name="T5_doc5">,<text:line-break/> </text:span><text:span text:style-name="T12_doc5">:type</text:span><text:span text:style-name="T5_doc5"> <text:s text:c="6"/></text:span><text:span text:style-name="T12_doc5">:profile</text:span><text:span text:style-name="T5_doc5">,<text:line-break/> </text:span><text:span text:style-name="T12_doc5">:timestamp</text:span><text:span text:style-name="T5_doc5"> <text:s/></text:span><text:span text:style-name="T13_doc5">1498723799465</text:span><text:span text:style-name="T5_doc5">,<text:line-break/> </text:span><text:span text:style-name="T12_doc5">:content</text:span><text:span text:style-name="T5_doc5"> <text:s text:c="3"/></text:span><text:span text:style-name="T10_doc5">"encrypted content: username, status, photo etc"</text:span><text:span text:style-name="T5_doc5">}<text:line-break/></text:span></text:p>
      <text:p text:style-name="P8_doc5"><text:bookmark text:name="_m45otduah4t6"/><text:span text:style-name="T2_doc5">:group-invitation</text:span></text:p>
      <text:p text:style-name="P3_doc5"><text:span text:style-name="T5_doc5">{</text:span><text:span text:style-name="T12_doc5">:group-admin</text:span><text:span text:style-name="T5_doc5"> <text:s text:c="2"/></text:span><text:span text:style-name="T10_doc5">"0x04e40d8b966a6644bb8ef2a5c1e170c7c0ef9ba83e8d0cb2e2f07930d092af51cdec3aab1c97b1c451460d0e3525fd5b079ab32ba1ff179fc0db2f047ddb71a703"</text:span><text:span text:style-name="T5_doc5">,<text:line-break/> </text:span><text:span text:style-name="T12_doc5">:message-id</text:span><text:span text:style-name="T5_doc5"> <text:s text:c="3"/></text:span><text:span text:style-name="T10_doc5">"1498723975437-09f7ca06-2ffe-5067-87d0-a65d128efb31"</text:span><text:span text:style-name="T5_doc5">,<text:line-break/> </text:span><text:span text:style-name="T12_doc5">:contacts</text:span><text:span text:style-name="T5_doc5"> <text:s text:c="5"/>[</text:span><text:span text:style-name="T10_doc5">"0x0428c9d6c1aaaa8369a7c63819684f30e34396dc0907d49afeac85a0a774ccb919b3482097d992e66bcc538e7a0c6acf874c77748f396f53c0a102e10d1a37765b"</text:span><text:span text:style-name="T5_doc5"><text:line-break/> <text:s text:c="14"/></text:span><text:span text:style-name="T10_doc5">"0x04e40d8b966a6644bb8ef2a5c1e170c7c0ef9ba83e8d0cb2e2f07930d092af51cdec3aab1c97b1c451460d0e3525fd5b079ab32ba1ff179fc0db2f047ddb71a703"</text:span><text:span text:style-name="T5_doc5">],<text:line-break/> </text:span><text:span text:style-name="T12_doc5">:group-id</text:span><text:span text:style-name="T5_doc5"> <text:s text:c="5"/></text:span><text:span text:style-name="T10_doc5">"1498723975430-5a3f18f5-189e-5966-b159-bdf837d47e58"</text:span><text:span text:style-name="T5_doc5">,<text:line-break/> </text:span><text:span text:style-name="T12_doc5">:content</text:span><text:span text:style-name="T5_doc5"> <text:s text:c="6"/></text:span><text:span text:style-name="T12_doc5">nil</text:span><text:span text:style-name="T5_doc5">,<text:line-break/> </text:span><text:span text:style-name="T12_doc5">:type</text:span><text:span text:style-name="T5_doc5"> <text:s text:c="9"/></text:span><text:span text:style-name="T12_doc5">:group-invitation</text:span><text:span text:style-name="T5_doc5">,<text:line-break/> </text:span><text:span text:style-name="T12_doc5">:requires-ack?</text:span><text:span text:style-name="T5_doc5"> </text:span><text:span text:style-name="T12_doc5">true</text:span><text:span text:style-name="T5_doc5">,<text:line-break/> </text:span><text:span text:style-name="T12_doc5">:group-name</text:span><text:span text:style-name="T5_doc5"> <text:s text:c="3"/></text:span><text:span text:style-name="T10_doc5">"T"</text:span><text:span text:style-name="T5_doc5">,<text:line-break/> </text:span><text:span text:style-name="T11_doc5">;; this keypair is used for sending messages to all group members, so that any user could encrypt/decrypt message</text:span><text:span text:style-name="T5_doc5"><text:line-break/> </text:span><text:span text:style-name="T12_doc5">:keypair</text:span><text:span text:style-name="T5_doc5"> <text:s text:c="6"/>{</text:span><text:span text:style-name="T12_doc5">:public</text:span><text:span text:style-name="T5_doc5"> <text:s/></text:span><text:span text:style-name="T10_doc5">".."</text:span><text:span text:style-name="T5_doc5">,<text:line-break/> <text:s text:c="16"/></text:span><text:span text:style-name="T12_doc5">:private</text:span><text:span text:style-name="T5_doc5"> </text:span><text:span text:style-name="T10_doc5">".."</text:span><text:span text:style-name="T5_doc5">},<text:line-break/> </text:span><text:span text:style-name="T12_doc5">:timestamp</text:span><text:span text:style-name="T5_doc5"> <text:s text:c="4"/></text:span><text:span text:style-name="T13_doc5">1498723975439</text:span><text:span text:style-name="T5_doc5">}<text:line-break/></text:span></text:p>
      <text:p text:style-name="P8_doc5"><text:bookmark text:name="_yw5jt0oq2yy1"/><text:span text:style-name="T2_doc5">:discoveries-request</text:span></text:p>
      <text:p text:style-name="P3_doc5"><text:span text:style-name="T5_doc5">{</text:span><text:span text:style-name="T12_doc5">:message-id</text:span><text:span text:style-name="T5_doc5"> </text:span><text:span text:style-name="T10_doc5">"1498724283011-65da6bd7-1cb0-566f-a055-27d66cbd04e4"</text:span><text:span text:style-name="T5_doc5">,<text:line-break/> </text:span><text:span text:style-name="T12_doc5">:type</text:span><text:span text:style-name="T5_doc5"> <text:s text:c="6"/></text:span><text:span text:style-name="T12_doc5">:discoveries-request</text:span><text:span text:style-name="T5_doc5">,<text:line-break/> </text:span><text:span text:style-name="T12_doc5">:content</text:span><text:span text:style-name="T5_doc5"> <text:s text:c="3"/></text:span><text:span text:style-name="T12_doc5">nil</text:span><text:span text:style-name="T5_doc5">}<text:line-break/></text:span></text:p>
      <text:p text:style-name="P8_doc5"><text:bookmark text:name="_in39ylo2koq5"/><text:span text:style-name="T2_doc5">:remove-group-identity</text:span></text:p>
      <text:p text:style-name="P3_doc5"><text:span text:style-name="T5_doc5">{</text:span><text:span text:style-name="T12_doc5">:message-id</text:span><text:span text:style-name="T5_doc5"> <text:s text:c="3"/></text:span><text:span text:style-name="T10_doc5">"1498724483015-0d468376-69f5-551c-a6c1-3762f7cb9651"</text:span><text:span text:style-name="T5_doc5">,<text:line-break/> </text:span><text:span text:style-name="T12_doc5">:requires-ack?</text:span><text:span text:style-name="T5_doc5"> </text:span><text:span text:style-name="T12_doc5">true</text:span><text:span text:style-name="T5_doc5">,<text:line-break/> </text:span><text:span text:style-name="T12_doc5">:type</text:span><text:span text:style-name="T5_doc5"> <text:s text:c="9"/></text:span><text:span text:style-name="T12_doc5">:remove-group-identity</text:span><text:span text:style-name="T5_doc5">,<text:line-break/> </text:span><text:span text:style-name="T12_doc5">:identity</text:span><text:span text:style-name="T5_doc5"> <text:s text:c="5"/></text:span><text:span text:style-name="T10_doc5">"id"</text:span><text:span text:style-name="T5_doc5">,<text:line-break/> </text:span><text:span text:style-name="T12_doc5">:group-id</text:span><text:span text:style-name="T5_doc5"> <text:s text:c="5"/></text:span><text:span text:style-name="T10_doc5">"1498723975430-5a3f18f5-189e-5966-b159-bdf837d47e58"</text:span><text:span text:style-name="T5_doc5">,<text:line-break/> </text:span><text:span text:style-name="T12_doc5">:username</text:span><text:span text:style-name="T5_doc5"> <text:s text:c="5"/></text:span><text:span text:style-name="T12_doc5">nil</text:span><text:span text:style-name="T5_doc5">,<text:line-break/> </text:span><text:span text:style-name="T12_doc5">:timestamp</text:span><text:span text:style-name="T5_doc5"> <text:s text:c="4"/></text:span><text:span text:style-name="T13_doc5">1498724483015</text:span><text:span text:style-name="T5_doc5">,<text:line-break/> </text:span><text:span text:style-name="T12_doc5">:content</text:span><text:span text:style-name="T5_doc5"> <text:s text:c="6"/></text:span><text:span text:style-name="T12_doc5">nil</text:span><text:span text:style-name="T5_doc5">}<text:line-break/></text:span></text:p>
      <text:p text:style-name="P8_doc5"><text:bookmark text:name="_nsgct6ypazdj"/><text:span text:style-name="T2_doc5">:update-group</text:span></text:p>
      <text:p text:style-name="P3_doc5"><text:span text:style-name="T5_doc5">{</text:span><text:span text:style-name="T12_doc5">:group-admin</text:span><text:span text:style-name="T5_doc5"> <text:s text:c="2"/></text:span><text:span text:style-name="T10_doc5">"0x04e40d8b966a6644bb8ef2a5c1e170c7c0ef9ba83e8d0cb2e2f07930d092af51cdec3aab1c97b1c451460d0e3525fd5b079ab32ba1ff179fc0db2f047ddb71a703"</text:span><text:span text:style-name="T5_doc5">,<text:line-break/> </text:span><text:span text:style-name="T12_doc5">:message-id</text:span><text:span text:style-name="T5_doc5"> <text:s text:c="3"/></text:span><text:span text:style-name="T10_doc5">"1498725030208-c44f66bb-4d9c-5022-b992-eb663511792a"</text:span><text:span text:style-name="T5_doc5">,<text:line-break/> </text:span><text:span text:style-name="T12_doc5">:contacts</text:span><text:span text:style-name="T5_doc5"> <text:s text:c="5"/>(</text:span><text:span text:style-name="T10_doc5">"0x04e40d8b966a6644bb8ef2a5c1e170c7c0ef9ba83e8d0cb2e2f07930d092af51cdec3aab1c97b1c451460d0e3525fd5b079ab32ba1ff179fc0db2f047ddb71a703"</text:span><text:span text:style-name="T5_doc5"> <text:s text:c="13"/></text:span><text:span text:style-name="T10_doc5">"0x0428c9d6c1aaaa8369a7c63819684f30e34396dc0907d49afeac85a0a774ccb919b3482097d992e66bcc538e7a0c6acf874c77748f396f53c0a102e10d1a37765b"</text:span><text:span text:style-name="T5_doc5">),<text:line-break/> </text:span><text:span text:style-name="T12_doc5">:group-id</text:span><text:span text:style-name="T5_doc5"> <text:s text:c="5"/></text:span><text:span text:style-name="T10_doc5">"1498723975430-5a3f18f5-189e-5966-b159-bdf837d47e58"</text:span><text:span text:style-name="T5_doc5">,<text:line-break/> </text:span><text:span text:style-name="T12_doc5">:content</text:span><text:span text:style-name="T5_doc5"> <text:s text:c="6"/></text:span><text:span text:style-name="T12_doc5">nil</text:span><text:span text:style-name="T5_doc5">,<text:line-break/> </text:span><text:span text:style-name="T12_doc5">:type</text:span><text:span text:style-name="T5_doc5"> <text:s text:c="9"/></text:span><text:span text:style-name="T12_doc5">:update-group</text:span><text:span text:style-name="T5_doc5">,<text:line-break/> </text:span><text:span text:style-name="T12_doc5">:requires-ack?</text:span><text:span text:style-name="T5_doc5"> </text:span><text:span text:style-name="T12_doc5">true</text:span><text:span text:style-name="T5_doc5">,<text:line-break/> </text:span><text:span text:style-name="T12_doc5">:group-name</text:span><text:span text:style-name="T5_doc5"> <text:s text:c="3"/></text:span><text:span text:style-name="T10_doc5">"T"</text:span><text:span text:style-name="T5_doc5">,<text:line-break/> </text:span><text:span text:style-name="T12_doc5">:keypair</text:span><text:span text:style-name="T5_doc5"> <text:s text:c="6"/>{</text:span><text:span text:style-name="T12_doc5">:private</text:span><text:span text:style-name="T5_doc5"> </text:span><text:span text:style-name="T10_doc5">".."</text:span><text:span text:style-name="T5_doc5">, </text:span><text:span text:style-name="T12_doc5">:public</text:span><text:span text:style-name="T5_doc5"> <text:s/></text:span><text:span text:style-name="T10_doc5">".."</text:span><text:span text:style-name="T5_doc5">},<text:line-break/> </text:span><text:span text:style-name="T12_doc5">:timestamp</text:span><text:span text:style-name="T5_doc5"> <text:s text:c="4"/></text:span><text:span text:style-name="T13_doc5">1498725030220</text:span><text:span text:style-name="T5_doc5">}<text:line-break/></text:span></text:p>
      <text:p text:style-name="P8_doc5"><text:bookmark text:name="_u4530g3odn77"/><text:span text:style-name="T2_doc5">:add-group-identity</text:span></text:p>
      <text:p text:style-name="P3_doc5"><text:soft-page-break/><text:span text:style-name="T5_doc5">{</text:span><text:span text:style-name="T12_doc5">:message-id</text:span><text:span text:style-name="T5_doc5"> <text:s text:c="3"/></text:span><text:span text:style-name="T10_doc5">"1498725030221-3a4f2890-3897-546b-8819-c240d99089a3"</text:span><text:span text:style-name="T5_doc5">,<text:line-break/> </text:span><text:span text:style-name="T12_doc5">:requires-ack?</text:span><text:span text:style-name="T5_doc5"> </text:span><text:span text:style-name="T12_doc5">true</text:span><text:span text:style-name="T5_doc5">,<text:line-break/> </text:span><text:span text:style-name="T12_doc5">:type</text:span><text:span text:style-name="T5_doc5"> <text:s text:c="9"/></text:span><text:span text:style-name="T12_doc5">:add-group-identity</text:span><text:span text:style-name="T5_doc5">,<text:line-break/> </text:span><text:span text:style-name="T12_doc5">:identity</text:span><text:span text:style-name="T5_doc5"> <text:s text:c="5"/></text:span><text:span text:style-name="T10_doc5">"0x0428c9d6c1aaaa8369a7c63819684f30e34396dc0907d49afeac85a0a774ccb919b3482097d992e66bcc538e7a0c6acf874c77748f396f53c0a102e10d1a37765b"</text:span><text:span text:style-name="T5_doc5">, </text:span><text:span text:style-name="T12_doc5">:group-id</text:span><text:span text:style-name="T5_doc5"> </text:span><text:span text:style-name="T10_doc5">"1498723975430-5a3f18f5-189e-5966-b159-bdf837d47e58"</text:span><text:span text:style-name="T5_doc5">,<text:line-break/> </text:span><text:span text:style-name="T12_doc5">:username</text:span><text:span text:style-name="T5_doc5"> <text:s text:c="5"/></text:span><text:span text:style-name="T12_doc5">nil</text:span><text:span text:style-name="T5_doc5">,<text:line-break/> </text:span><text:span text:style-name="T12_doc5">:timestamp</text:span><text:span text:style-name="T5_doc5"> <text:s text:c="4"/></text:span><text:span text:style-name="T13_doc5">1498725030222</text:span><text:span text:style-name="T5_doc5">,<text:line-break/> </text:span><text:span text:style-name="T12_doc5">:content</text:span><text:span text:style-name="T5_doc5"> <text:s text:c="6"/></text:span><text:span text:style-name="T12_doc5">nil</text:span><text:span text:style-name="T5_doc5">}<text:line-break/></text:span></text:p>
      <text:p text:style-name="P8_doc5"><text:bookmark text:name="_nytyu8uu33hb"/><text:span text:style-name="T2_doc5">:seen</text:span></text:p>
      <text:p text:style-name="P3_doc5"><text:span text:style-name="T5_doc5">{</text:span><text:span text:style-name="T12_doc5">:message-id</text:span><text:span text:style-name="T5_doc5"> <text:s text:c="3"/></text:span><text:span text:style-name="T10_doc5">"1498724483032-ef9f6889-5699-5603-9ffd-05bee945f146"</text:span><text:span text:style-name="T5_doc5">,<text:line-break/> </text:span><text:span text:style-name="T12_doc5">:requires-ack?</text:span><text:span text:style-name="T5_doc5"> </text:span><text:span text:style-name="T12_doc5">false</text:span><text:span text:style-name="T5_doc5">,<text:line-break/> </text:span><text:span text:style-name="T12_doc5">:type</text:span><text:span text:style-name="T5_doc5"> <text:s text:c="9"/></text:span><text:span text:style-name="T12_doc5">:seen</text:span><text:span text:style-name="T5_doc5">,<text:line-break/> </text:span><text:span text:style-name="T12_doc5">:group-id</text:span><text:span text:style-name="T5_doc5"> <text:s text:c="5"/></text:span><text:span text:style-name="T10_doc5">"1498723975430-5a3f18f5-189e-5966-b159-bdf837d47e58"</text:span><text:span text:style-name="T5_doc5">,<text:line-break/> </text:span><text:span text:style-name="T12_doc5">:content</text:span><text:span text:style-name="T5_doc5"> <text:s text:c="6"/></text:span><text:span text:style-name="T12_doc5">nil</text:span><text:span text:style-name="T5_doc5">}<text:line-break/><text:line-break/>{</text:span><text:span text:style-name="T12_doc5">:message-id</text:span><text:span text:style-name="T5_doc5"> <text:s text:c="3"/></text:span><text:span text:style-name="T10_doc5">"1498725866330-4a77d7d9-5d18-5628-8cf4-1f7d862f5122"</text:span><text:span text:style-name="T5_doc5">,<text:line-break/> </text:span><text:span text:style-name="T12_doc5">:requires-ack?</text:span><text:span text:style-name="T5_doc5"> </text:span><text:span text:style-name="T12_doc5">false</text:span><text:span text:style-name="T5_doc5">,<text:line-break/> </text:span><text:span text:style-name="T12_doc5">:type</text:span><text:span text:style-name="T5_doc5"> <text:s text:c="9"/></text:span><text:span text:style-name="T12_doc5">:seen</text:span><text:span text:style-name="T5_doc5">,<text:line-break/> </text:span><text:span text:style-name="T12_doc5">:group-id</text:span><text:span text:style-name="T5_doc5"> <text:s text:c="5"/></text:span><text:span text:style-name="T12_doc5">nil</text:span><text:span text:style-name="T5_doc5">,<text:line-break/> </text:span><text:span text:style-name="T12_doc5">:content</text:span><text:span text:style-name="T5_doc5"> <text:s text:c="6"/></text:span><text:span text:style-name="T12_doc5">nil</text:span><text:span text:style-name="T5_doc5">}<text:line-break/></text:span></text:p>
      <text:p text:style-name="P8_doc5"><text:bookmark text:name="_hy8nri2alk6o"/><text:span text:style-name="T2_doc5">:leave-group</text:span></text:p>
      <text:p text:style-name="P3_doc5"><text:span text:style-name="T5_doc5">{</text:span><text:span text:style-name="T12_doc5">:message-id</text:span><text:span text:style-name="T5_doc5"> <text:s text:c="3"/></text:span><text:span text:style-name="T10_doc5">"1498725404895-36369ea8-1403-5554-b921-c58aaa8d1e0a"</text:span><text:span text:style-name="T5_doc5">,<text:line-break/> </text:span><text:span text:style-name="T12_doc5">:requires-ack?</text:span><text:span text:style-name="T5_doc5"> </text:span><text:span text:style-name="T12_doc5">true</text:span><text:span text:style-name="T5_doc5">,<text:line-break/> </text:span><text:span text:style-name="T12_doc5">:type</text:span><text:span text:style-name="T5_doc5"> <text:s text:c="9"/></text:span><text:span text:style-name="T12_doc5">:leave-group</text:span><text:span text:style-name="T5_doc5">,<text:line-break/> </text:span><text:span text:style-name="T12_doc5">:group-id</text:span><text:span text:style-name="T5_doc5"> <text:s text:c="5"/></text:span><text:span text:style-name="T10_doc5">"1498723975430-5a3f18f5-189e-5966-b159-bdf837d47e58"</text:span><text:span text:style-name="T5_doc5">,<text:line-break/> </text:span><text:span text:style-name="T12_doc5">:username</text:span><text:span text:style-name="T5_doc5"> <text:s text:c="5"/></text:span><text:span text:style-name="T12_doc5">nil</text:span><text:span text:style-name="T5_doc5">,<text:line-break/> </text:span><text:span text:style-name="T12_doc5">:timestamp</text:span><text:span text:style-name="T5_doc5"> <text:s text:c="4"/></text:span><text:span text:style-name="T13_doc5">1498725404895</text:span><text:span text:style-name="T5_doc5">,<text:line-break/> </text:span><text:span text:style-name="T12_doc5">:content</text:span><text:span text:style-name="T5_doc5"> <text:s text:c="6"/></text:span><text:span text:style-name="T12_doc5">nil</text:span><text:span text:style-name="T5_doc5">}<text:line-break/></text:span></text:p>
      <text:p text:style-name="P8_doc5"><text:bookmark text:name="_x6k1nfv1lemb"/><text:span text:style-name="T2_doc5">:discover</text:span></text:p>
      <text:p text:style-name="P3_doc5"><text:span text:style-name="T5_doc5">{</text:span><text:span text:style-name="T12_doc5">:message-id</text:span><text:span text:style-name="T5_doc5"> </text:span><text:span text:style-name="T10_doc5">"1498725562980-10a58c17-b994-5dd3-87b1-cbdc30533df0"</text:span><text:span text:style-name="T5_doc5">,<text:line-break/> </text:span><text:span text:style-name="T12_doc5">:type</text:span><text:span text:style-name="T5_doc5"> <text:s text:c="6"/></text:span><text:span text:style-name="T12_doc5">:discover</text:span><text:span text:style-name="T5_doc5">,<text:line-break/> </text:span><text:span text:style-name="T12_doc5">:status</text:span><text:span text:style-name="T5_doc5"> <text:s text:c="4"/></text:span><text:span text:style-name="T10_doc5">"the #life we're given is on a thread, so wear it well"</text:span><text:span text:style-name="T5_doc5">,<text:line-break/> </text:span><text:span text:style-name="T12_doc5">:hashtags</text:span><text:span text:style-name="T5_doc5"> <text:s text:c="2"/>[</text:span><text:span text:style-name="T10_doc5">"life"</text:span><text:span text:style-name="T5_doc5">],<text:line-break/> </text:span><text:span text:style-name="T12_doc5">:profile</text:span><text:span text:style-name="T5_doc5"> <text:s text:c="3"/>{</text:span><text:span text:style-name="T12_doc5">:name</text:span><text:span text:style-name="T5_doc5"> <text:s text:c="8"/></text:span><text:span text:style-name="T10_doc5">"Name"</text:span><text:span text:style-name="T5_doc5">,<text:line-break/> <text:s text:c="12"/></text:span><text:span text:style-name="T12_doc5">:profile-image</text:span><text:span text:style-name="T5_doc5"> </text:span><text:span text:style-name="T10_doc5">"data:image/png;base64,..."</text:span><text:span text:style-name="T5_doc5">},<text:line-break/> </text:span><text:span text:style-name="T12_doc5">:content</text:span><text:span text:style-name="T5_doc5"> <text:s text:c="3"/></text:span><text:span text:style-name="T12_doc5">nil</text:span><text:span text:style-name="T5_doc5">}<text:line-break/></text:span></text:p>
      <text:p text:style-name="P8_doc5"><text:bookmark text:name="_8lttdzn7f0le"/><text:span text:style-name="T2_doc5">:discoveries-response</text:span></text:p>
      <text:p text:style-name="P3_doc5"><text:span text:style-name="T5_doc5">{</text:span><text:span text:style-name="T12_doc5">:message-id</text:span><text:span text:style-name="T5_doc5"> </text:span><text:span text:style-name="T10_doc5">"1498725718717-2c483805-da99-568b-8958-1e9a54d30630"</text:span><text:span text:style-name="T5_doc5">,<text:line-break/> </text:span><text:span text:style-name="T12_doc5">:type</text:span><text:span text:style-name="T5_doc5"> <text:s text:c="6"/></text:span><text:span text:style-name="T12_doc5">:discoveries-response</text:span><text:span text:style-name="T5_doc5">,<text:line-break/> </text:span><text:span text:style-name="T12_doc5">:data</text:span><text:span text:style-name="T5_doc5"> <text:s text:c="6"/>[{</text:span><text:span text:style-name="T12_doc5">:message-id</text:span><text:span text:style-name="T5_doc5"> </text:span><text:span text:style-name="T10_doc5">"1498725562980-10a58c17-b994-5dd3-87b1-cbdc30533df"</text:span><text:span text:style-name="T5_doc5">,<text:line-break/> <text:s text:c="14"/></text:span><text:span text:style-name="T12_doc5">:name</text:span><text:span text:style-name="T5_doc5"> <text:s text:c="6"/></text:span><text:span text:style-name="T10_doc5">"Name"</text:span><text:span text:style-name="T5_doc5">,<text:line-break/> <text:s text:c="14"/></text:span><text:span text:style-name="T12_doc5">:status</text:span><text:span text:style-name="T5_doc5"> <text:s text:c="4"/></text:span><text:span text:style-name="T10_doc5">"the #life we're given is on a thread"</text:span><text:span text:style-name="T5_doc5">,<text:line-break/> <text:s text:c="14"/></text:span><text:span text:style-name="T12_doc5">:whisper-id</text:span><text:span text:style-name="T5_doc5"> </text:span><text:span text:style-name="T10_doc5">"0x04e40d8b966a6644bb8ef2a5c1e170c7c0ef9ba83e8d0cb2e2f07930d092af51cdec3aab1c97b1c451460d0e3525fd5b079ab32ba1ff179fc0db2f047ddb71a703"</text:span><text:span text:style-name="T5_doc5">,<text:line-break/> <text:s text:c="14"/></text:span><text:span text:style-name="T12_doc5">:photo-path</text:span><text:span text:style-name="T5_doc5"> </text:span><text:span text:style-name="T10_doc5">"data:image/png;base64,..."</text:span><text:span text:style-name="T5_doc5">,<text:line-break/> <text:s text:c="14"/></text:span><text:span text:style-name="T12_doc5">:tags</text:span><text:span text:style-name="T5_doc5"> <text:s text:c="6"/>({</text:span><text:span text:style-name="T12_doc5">:name</text:span><text:span text:style-name="T5_doc5"> <text:s/></text:span><text:span text:style-name="T10_doc5">"life"</text:span><text:span text:style-name="T5_doc5">,<text:line-break/> <text:s text:c="28"/></text:span><text:span text:style-name="T12_doc5">:count</text:span><text:span text:style-name="T5_doc5"> </text:span><text:span text:style-name="T13_doc5">1</text:span><text:span text:style-name="T5_doc5">}),<text:line-break/> <text:s text:c="14"/></text:span><text:span text:style-name="T12_doc5">:created-at</text:span><text:span text:style-name="T5_doc5"> </text:span><text:span text:style-name="T13_doc5">1498725562990</text:span><text:span text:style-name="T5_doc5">}],<text:line-break/> </text:span><text:span text:style-name="T12_doc5">:content</text:span><text:span text:style-name="T5_doc5"> <text:s text:c="3"/></text:span><text:span text:style-name="T12_doc5">nil</text:span><text:span text:style-name="T5_doc5">}<text:line-break/></text:span></text:p>
      <text:p text:style-name="P8_doc5"><text:bookmark text:name="_ht2a97rf474a"/><text:span text:style-name="T2_doc5">:ack</text:span></text:p>
      <text:p text:style-name="P3_doc5"><text:span text:style-name="T5_doc5">{</text:span><text:span text:style-name="T12_doc5">:message-id</text:span><text:span text:style-name="T5_doc5"> <text:s text:c="4"/></text:span><text:span text:style-name="T10_doc5">"1498725867070-78e60ec0-266e-5dba-a9f6-e53a333f38c7"</text:span><text:span text:style-name="T5_doc5">,<text:line-break/> </text:span><text:span text:style-name="T12_doc5">:type</text:span><text:span text:style-name="T5_doc5"> <text:s text:c="10"/></text:span><text:span text:style-name="T12_doc5">:message</text:span><text:span text:style-name="T5_doc5">,<text:line-break/> </text:span><text:span text:style-name="T12_doc5">:ack?</text:span><text:span text:style-name="T5_doc5"> <text:s text:c="10"/></text:span><text:span text:style-name="T12_doc5">true</text:span><text:span text:style-name="T5_doc5">,<text:line-break/> </text:span><text:span text:style-name="T12_doc5">:ack-of-message</text:span><text:span text:style-name="T5_doc5"> </text:span><text:span text:style-name="T10_doc5">"1498725866330-4a77d7d9-5d18-5628-8cf4-1f7d862f5122"</text:span><text:span text:style-name="T5_doc5">,<text:line-break/> </text:span><text:span text:style-name="T12_doc5">:group-id</text:span><text:span text:style-name="T5_doc5"> <text:s text:c="6"/></text:span><text:span text:style-name="T12_doc5">nil</text:span><text:span text:style-name="T5_doc5">,<text:line-break/> </text:span><text:span text:style-name="T12_doc5">:content</text:span><text:span text:style-name="T5_doc5"> <text:s text:c="7"/></text:span><text:span text:style-name="T12_doc5">nil</text:span><text:span text:style-name="T5_doc5">}</text:span></text:p>
      <text:p text:style-name="P2_doc5"/>
    </office:text>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5_doc6"><text:bookmark text:name="_bv53i3e6u465"/>Build</text:p>
      <text:p text:style-name="P6_doc6"><text:bookmark text:name="_lfeymbcoqwbp"/><text:span text:style-name="T1_doc6">Read </text:span><text:a text:visited-style-name="Visited_20_Internet_20_Link" xlink:href="https://wiki.status.im/Building_status-go" xlink:type="simple" text:style-name="Internet_20_link_doc6"><text:span text:style-name="T4_doc6">Building status-go</text:span></text:a></text:p>
      <text:p text:style-name="P4_doc6"><text:bookmark text:name="_17u6kjkv8c8r"/>Contributing to status-go</text:p>
      <text:p text:style-name="P6_doc6"><text:bookmark text:name="_d084pjuv31rb"/><text:span text:style-name="T1_doc6">First of all, thank you for taking time to add more value to Status, we really appreciate it!</text:span></text:p>
      <text:p text:style-name="P1_doc6"><text:span text:style-name="T1_doc6">If you just have a question, don’t open an issue but rather ask us on our riot channel: </text:span><text:a text:visited-style-name="Visited_20_Internet_20_Link" xlink:href="https://chat.status.im/" xlink:type="simple" text:style-name="Internet_20_link_doc6"><text:span text:style-name="T4_doc6">https://chat.status.im</text:span></text:a></text:p>
      <text:p text:style-name="P7_doc6"><text:bookmark text:name="_d7n2xvwpvs4a"/>Starter Links</text:p>
      <text:p text:style-name="P1_doc6"><text:span text:style-name="T1_doc6">See:</text:span></text:p>
      <text:p text:style-name="P1_doc6"><text:span text:style-name="T1_doc6">You just want to contribute something without reading tons of documentation, right? There’re only a few useful links to start with.</text:span></text:p>
      <text:p text:style-name="P1_doc6"><text:span text:style-name="T1_doc6">How </text:span><text:a text:visited-style-name="Visited_20_Internet_20_Link" xlink:href="https://hackmd.io/CwIwbCCcBMYMYFoYBNGgAwEMlwGYFMF1h0BGXAVgGY4RdcAOIA==" xlink:type="simple" text:style-name="Internet_20_link_doc6"><text:span text:style-name="T4_doc6">status-react</text:span></text:a><text:span text:style-name="T1_doc6"> uses us: </text:span><text:a text:visited-style-name="Visited_20_Internet_20_Link" xlink:href="https://github.com/status-im/status-go/wiki/Notes-on-Bindings" xlink:type="simple" text:style-name="Internet_20_link_doc6"><text:span text:style-name="T4_doc6">https://github.com/status-im/status-go/wiki/Notes-on-Bindings</text:span></text:a></text:p>
      <text:p text:style-name="P1_doc6"><text:span text:style-name="T2_doc6">Architecture</text:span><text:span text:style-name="T1_doc6">: TBD in </text:span><text:a text:visited-style-name="Visited_20_Internet_20_Link" xlink:href="https://github.com/status-im/status-go/issues/238" xlink:type="simple" text:style-name="Internet_20_link_doc6"><text:span text:style-name="T4_doc6">#238</text:span></text:a></text:p>
      <text:p text:style-name="P1_doc6"><text:span text:style-name="T1_doc6">You can also discover more information in </text:span><text:a text:visited-style-name="Visited_20_Internet_20_Link" xlink:href="https://hackmd.io/s/SkZI0bXIb" xlink:type="simple" text:style-name="Internet_20_link_doc6"><text:span text:style-name="T4_doc6">https://hackmd.io/s/SkZI0bXIb</text:span></text:a></text:p>
      <text:p text:style-name="P7_doc6"><text:bookmark text:name="_7spcosyp9qm1"/>Workflow</text:p>
      <text:list xml:id="list8154530891951690584" text:style-name="WWNum1">
        <text:list-item>
          <text:p text:style-name="P2_doc6"><text:span text:style-name="T1_doc6">Pick an </text:span><text:a text:visited-style-name="Visited_20_Internet_20_Link" xlink:href="https://github.com/status-im/status-go/issues" xlink:type="simple" text:style-name="Internet_20_link_doc6"><text:span text:style-name="T4_doc6">issue</text:span></text:a><text:span text:style-name="T1_doc6"> to work on and drop a line there that you’re working on that.</text:span></text:p>
        </text:list-item>
        <text:list-item>
          <text:p text:style-name="P2_doc6"><text:span text:style-name="T1_doc6">Wait for an approve from one of core contributors.</text:span></text:p>
        </text:list-item>
        <text:list-item>
          <text:p text:style-name="P2_doc6"><text:span text:style-name="T1_doc6">Fork the project and work right in the </text:span><text:span text:style-name="T3_doc6">develop</text:span><text:span text:style-name="T1_doc6"> branch.</text:span></text:p>
        </text:list-item>
        <text:list-item>
          <text:p text:style-name="P2_doc6"><text:span text:style-name="T1_doc6">Work on the issue and file a PR back into </text:span><text:span text:style-name="T3_doc6">develop</text:span><text:span text:style-name="T1_doc6">.</text:span></text:p>
        </text:list-item>
        <text:list-item>
          <text:p text:style-name="P2_doc6"><text:span text:style-name="T1_doc6">Wait until your PR is </text:span><text:a text:visited-style-name="Visited_20_Internet_20_Link" xlink:href="https://hackmd.io/s/B1AenvFU-" xlink:type="simple" text:style-name="Internet_20_link_doc6"><text:span text:style-name="T4_doc6">reviewed</text:span></text:a><text:span text:style-name="T1_doc6"> by 3 core developers and merged.</text:span></text:p>
        </text:list-item>
      </text:list>
      <text:p text:style-name="P3_doc6"/>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5_doc7"><text:bookmark text:name="_cr7yxakbazvs"/>Vision</text:p>
      <text:p text:style-name="P1_doc7"><text:span text:style-name="T1_doc7">Today, when you are first exposed to Status, you might see an instant messenger and wonder, "What's the big deal? After all it’s just another instant messenger right? What makes Status different and more importantly why should I bother working on it?"</text:span></text:p>
      <text:p text:style-name="P1_doc7"><text:span text:style-name="T1_doc7">If I had to answer in one word, I would say </text:span><text:span text:style-name="T2_doc7">Decentralization</text:span><text:span text:style-name="T1_doc7">.</text:span></text:p>
      <text:p text:style-name="P1_doc7"><text:span text:style-name="T1_doc7">Now, that word might not have much meaning to you - it might even sound like a buzz word - but in our context, </text:span><text:span text:style-name="T2_doc7">Decentralization</text:span><text:span text:style-name="T1_doc7"> has the potential fundamentally to change the way we organize socially and to rebuild the Internet as it was originally imagined - a commons for innovation. By decentralizing all the things, we are changing the very foundation of civilization, providing a new infrastructural base that impacts everything else above, from our greatest institutions to our daily social interactions.</text:span></text:p>
      <text:p text:style-name="P1_doc7"><text:span text:style-name="T1_doc7">Status is our gateway to this new world. Let me explain.</text:span></text:p>
      <text:p text:style-name="P4_doc7"><text:bookmark text:name="_ddji8ap3dn60"/>Why I got into Ethereum?</text:p>
      <text:p text:style-name="P6_doc7"><text:bookmark text:name="_ca6zea7vh8f8"/><text:span text:style-name="T1_doc7">At the time of writing I am 31. I was lucky enough to be born in the developed world and am old enough to remember a world where internet and personal computing wasn’t as ubiquitous as it is today. I, like you, had a front row seat to the birth of the Internet and perhaps like you, I spent the majority of my childhood with networked computers. The idea of instant, cheap and global communications was a given, and this is the lens through which I viewed the world.</text:span></text:p>
      <text:p text:style-name="P1_doc7"><text:span text:style-name="T1_doc7">It wasn’t long before I began to start observing my environment and the ways we collectively decided to do everything; whether that was in school; seeing my parents jump through hoops around taxation; dealing with receipts; banking; voting; dealing with car registrations; and even setting up companies. I didn’t understand why things were like this, having grown up with the Internet - all of it seemed senselessly tedious. Couldn’t we do this all online? Wouldn’t life be better if we could do this from the comfort of our homes? Imagine how much time we’d save and how precise things would be! No more waiting in line, never-ending form filling or traveling great distances just to see a person who tells you ‘no’.</text:span></text:p>
      <text:p text:style-name="P1_doc7"><text:span text:style-name="T1_doc7">This is my firsthand experience with a concept called </text:span><text:span text:style-name="T3_doc7">transaction costs</text:span><text:span text:style-name="T1_doc7">. It took me a while to realize these monolithic, lumbering and inefficient institutions was </text:span><text:span text:style-name="T2_doc7">actually the best we could do</text:span><text:span text:style-name="T1_doc7">. That all these needless jobs and their apathetic attitudes, these pens that barely worked, the paper torn from some rainforest, were all just symptoms of operating the machinery of civilization. These dry, boring, legal systems are what enabled us to scale collective organisation beyond tribes. They allowed us to build religions, nations, and corporations and are the very foundation of all our modern accomplishments. Bureaucracy allowed humans to begin to exploit the division of labour, maximizing the surface area in which we explore the natural world.</text:span></text:p>
      <text:p text:style-name="P1_doc7"><text:span text:style-name="T1_doc7">In fact low </text:span><text:a text:visited-style-name="Visited_20_Internet_20_Link" xlink:href="https://en.wikipedia.org/wiki/Transaction_cost" xlink:type="simple" text:style-name="Internet_20_link_doc7"><text:span text:style-name="T4_doc7">transaction costs</text:span></text:a><text:span text:style-name="T1_doc7"> are so fundamental to economic growth, it is expected that just a 0.1% reduction in transaction costs quadruples a country’s wealth — the difference between Argentina and Switzerland. Source: </text:span><text:a text:visited-style-name="Visited_20_Internet_20_Link" xlink:href="http://dx.doi.org/10.1017/S1744137415000077" xlink:type="simple" text:style-name="Internet_20_link_doc7"><text:span text:style-name="T4_doc7">M Kovac and R Spruk (2015)</text:span></text:a></text:p>
      <text:p text:style-name="P1_doc7"><text:span text:style-name="T1_doc7">Twenty years later, everyone in the developed world is connected to the internet, they have more powerful computers in their pocket than existed in buildings forty years ago, and yet the bureaucratic systems are still largely unchanged. People go through life thinking they are as constant and unchanging as the ground they walk on, or the air they breathe. Even with yesterday’s technology, we could make the shift to digital world, but it seems our current systems are setup to expand their bureaucracy with minimal increases in efficiency. There is little attempt to scale intelligently with our population and demands. People are starting to see institutions buckle under increasing complexity, and their legitimacy is starting to be questioned.</text:span></text:p>
      <text:p text:style-name="P1_doc7"><text:span text:style-name="T1_doc7">What's more is the 'developed world' only encompasses a small fraction of our global population. The vast majority of trade is done in ‘dark markets’ and the vast majority of people are in 'third world' countries, with governments that have larger corruption issues than our own. These populations are side-stepping desktop computers in favour of mobile first, just as they sidestepped landlines. Need they to follow in our exact footsteps? Quite assuredly, the answer to that is no. A better question would be: how can we simultaneously upgrade our systems and provide people with less access to technological infrastructure with modern networks that are corruption-resistant, cheaper, less bureaucratic and more efficient?</text:span></text:p>
      <text:p text:style-name="P1_doc7"><text:span text:style-name="T1_doc7">Bitcoin, like most people, was my first taste of a paradigm shift. The first widely-adopted crypto-economic mechanism that provided the legal abstraction of money. It had effectively created programmable, digital scarcity by providing a solution to the double-spend problem. Furthermore, it had created the Blockchain, a socially immutable database that could operate in hostile environments - a.k.a. the public domain - but with a fixed set of operations. Bitcoin had provided fair and inexpensive access for anyone wanting to participate and left a history that anyone could independently audit. Tamper-proof technology flies in the face of book-burning power regimes. It allows people to send value through the internet without an intermediary, without questions or gate-keeping, privately and securely - eroding the top down control of institutions.</text:span></text:p>
      <text:p text:style-name="P1_doc7"><text:span text:style-name="T1_doc7">Then Ethereum came along, replacing a fixed instruction set and minimal scripting language, moving away from “stored procedures” and replacing it with a Turing complete Virtual Machine. With Ethereum, the Blockchain became a world computer, capable of running Smart Contracts (arbitrary code), for a price. This incremental innovation opens the flood gates on what’s possible with Programmable Money.</text:span></text:p>
      <text:p text:style-name="P1_doc7"><text:span text:style-name="T1_doc7">We are witnessing the birth of a new trustless medium in which to execute not just code, but law. We’re giving anyone who is willing to participate fair access to not just create new policies that can be used between friends, but to create new ways of organizing socially that can be deployed instantly and used globally, creating mass movements. We’re moving into a world where the agreements we join are not just defaults based on arbitrary facts like where we were born, but contracts we enter into voluntarily. We can reclaim our sovereignty.</text:span></text:p>
      <text:p text:style-name="P2_doc7"/>
      <text:p text:style-name="P4_doc7"><text:bookmark text:name="_hckbbpfr8imz"/>Why Status?</text:p>
      <text:p text:style-name="P6_doc7"><text:bookmark text:name="_avn28pmxuth3"/><text:span text:style-name="T1_doc7">For any of that to happen though, we need to make this technology accessible and ubiquitous for the people. As it currently stands, using networks like Ethereum is largely dependent on a technologist's skillset. That’s where Status comes in. Status' goal is the mass-adoption of the best </text:span><text:span text:style-name="T3_doc7">public</text:span><text:span text:style-name="T1_doc7"> Programmable Blockchain which, at the time of writing, is Ethereum mainnet. Private Blockchains gain their strength by resting on the existing legal infrastructure and, while this approach has its merits, private chains do little to move civilization forward, stagnating in their attempt to redesign systems that approximate existing institutions.</text:span></text:p>
      <text:p text:style-name="P1_doc7"><text:span text:style-name="T1_doc7">If Ethereum is a World Computer, then Status aims to be an Operating System, or Window Manager. It is the visual expression of the Ethereum network, a user-friendly interface between people and machines alike (as Ethereum makes no distinction with it’s address identifiers - Smart Contracts are first-class citizens).</text:span></text:p>
      <text:p text:style-name="P1_doc7"><text:span text:style-name="T1_doc7">Status provides a way to find and transact with DApps and users.</text:span></text:p>
      <text:p text:style-name="P1_doc7"><text:span text:style-name="T1_doc7">We are a mobile-first experience. As of 2014 more people are on smartphones and more time is spent on smartphones than laptop/desktops - smartphones are the new personal computer. Status originally started as Web 3.0 Browser, a ‘Mist for Mobile’, and is currently expressed as an instant messenger, as a third of all time spent on a smartphone is within an instant messenger, and instant messengers have the highest amount of monthly active users. This allows us to increase the surface area of adoption, meaning users can interact with Ethereum on a daily basis.</text:span></text:p>
      <text:p text:style-name="P1_doc7"><text:span text:style-name="T1_doc7">Status should always adapt to how humans interact with their personal computers on both the hardware and software levels. This includes the inevitable change from Smartphones to Mixed Reality devices.</text:span></text:p>
      <text:p text:style-name="P1_doc7"><text:span text:style-name="T1_doc7">But Status is also more than a product, it is an experiment in organization.</text:span></text:p>
      <text:p text:style-name="P4_doc7"><text:bookmark text:name="_3676czi6nabt"/>Moving away from Product, to thinking to Networks</text:p>
      <text:p text:style-name="P6_doc7"><text:bookmark text:name="_dad182zb2ux2"/><text:span text:style-name="T1_doc7">Of course, at the time of writing - designing, developing and shipping a high quality Ethereum client is our first and foremost goal, but this is just the expression of a belief in public Blockchains. This belief exists in our collective minds, and together, our collective forms a belief network.</text:span></text:p>
      <text:p text:style-name="P1_doc7"><text:soft-page-break/><text:span text:style-name="T1_doc7">This belief is in mass adoption of a public Programmable Blockchain, or Ethereum, and as such is not bound to Status as a product alone. Our job is to strengthen and grow this network, create the means to govern it, and give birth to new Networks, just as the Ethereum network has given birth to Status. This is the strength of open source development and permission-less participation.</text:span></text:p>
      <text:p text:style-name="P1_doc7"><text:span text:style-name="T1_doc7">Forks in open source are something of a misnomer, instead code should be viewed more like cultural text for an ideology. ‘Forks’ represent a shift in thought and give rise to new networks of belief.</text:span></text:p>
      <text:p text:style-name="P1_doc7"><text:span text:style-name="T1_doc7">Open source projects historically have had a hard time to fund themselves. Often they are carried on pure belief alone, by a loose collective of people who found each other through the internet. Often, it is the case they must support themselves by training and consultation (which disrupts and distracts from original belief), or depend on donations from supporters. If successful, maintainers may find that new issues outstrip their ability to offer support, and there is simply no means to scale with their users, except to encourage more developers and work on it full-time, but we all have lives to maintain.</text:span></text:p>
      <text:p text:style-name="P1_doc7"><text:span text:style-name="T1_doc7">Tokens offer a way to commoditize beliefs and incentivize software users to play an active role in governance and evangelism. This has interesting side-benefits. We hypothesize that these can be used to generate network effects on steroids. If you’re having difficulty with this concept, take a common currency, such as the USD. This is only valuable because both parties believe in it. Their reasons may be varied, but it all stems from the USD's perceived legitimacy - i.e. the particpants belief in the value of that coin - even though today this is increasingly becoming backed by debt, rather than any tangible store of value.</text:span></text:p>
      <text:p text:style-name="P1_doc7"><text:span text:style-name="T1_doc7">Our role is helping find and testing forms of decentralized governance, to recreate typical functions found in organizations and adapt them to work out in the open, in hostile environments.</text:span></text:p>
      <text:p text:style-name="P3_doc7"/>
    </office:text>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2_doc8"><text:span text:style-name="T1_doc8">Status' goal is the mass-adoption of the best </text:span><text:span text:style-name="T2_doc8">public</text:span><text:span text:style-name="T1_doc8"> Programmable Blockchain which, at the time of writing, is Ethereum. </text:span></text:p>
      <text:p text:style-name="P1_doc8"><text:span text:style-name="T1_doc8">If Ethereum is a World Computer, then Status aims to be an Operating System, or Window Manager. It is the visual expression of the Ethereum network, a user-friendly interface between people and machines alike, that lowers to nothing the technical barriers to joining, and participating on, Ethereum.</text:span></text:p>
      <text:p text:style-name="P1_doc8"><text:span text:style-name="T1_doc8">Status solves the problem of </text:span><text:a text:visited-style-name="Visited_20_Internet_20_Link" xlink:href="https://wiki.status.im/Discover" xlink:type="simple" text:style-name="Internet_20_link_doc8"><text:span text:style-name="T3_doc8">Discovery</text:span></text:a><text:span text:style-name="T1_doc8"> in decentralized networks - making it much easier for people and contracts to connect to the things that are useful and valuable to their particular needs and context.</text:span></text:p>
      <text:p text:style-name="P1_doc8"><text:span text:style-name="T1_doc8">We build networks where users truly own their own data. We build tools that preserve the human right to privacy. Tools that allow anyone to transact freely without middlemen, and ultimately take back control of their digital identity.</text:span></text:p>
      <text:p text:style-name="P3_doc8"/>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2_doc9"><text:span text:style-name="T1_doc9">On mobile devices today more time is spent in messenger apps than in any other type of application. Mobile devices will be, and in many cases already are, where people do most if not all of their personal computing. Status is an encrypted and decentralised messaging application that frees users both from third party surveillance and from the mining of the meta data in their social graph.</text:span></text:p>
      <text:p text:style-name="P1_doc9"><text:span text:style-name="T1_doc9">More than an instant messenger, Status is a platform that allows anyone with a capable smart phone to use decentralized applications (DApps) right from their mobile device.</text:span></text:p>
      <text:p text:style-name="P1_doc9"><text:span text:style-name="T2_doc9">Join us in putting Ethereum on every mobile device on the planet.</text:span></text:p>
      <text:p text:style-name="P4_doc9"><text:bookmark text:name="_20og0ua6xw8l"/><text:span text:style-name="T3_doc9">The Mission</text:span></text:p>
      <text:p text:style-name="P1_doc9"><text:span text:style-name="T1_doc9">To ease the transition to a more open mobile internet.</text:span></text:p>
      <text:p text:style-name="P1_doc9"><text:span text:style-name="T1_doc9">To help anyone, anywhere, interact with Ethereum, requiring no more than a phone.</text:span></text:p>
      <text:p text:style-name="P1_doc9"><text:span text:style-name="T1_doc9">Status also fosters links with the wider Ethereum DApp community and showcases what the ecosystem has to offer.</text:span></text:p>
      <text:p text:style-name="P4_doc9"><text:bookmark text:name="_iizgd3r89ylt"/><text:span text:style-name="T3_doc9">Technology</text:span></text:p>
      <text:p text:style-name="P1_doc9"><text:span text:style-name="T1_doc9">Status is built using ClojureScript, React and Golang. You can find our introduction to these languages and rationale for using them </text:span><text:a text:visited-style-name="Visited_20_Internet_20_Link" xlink:href="https://wiki.status.im/Developer_Documentation" xlink:type="simple" text:style-name="Internet_20_link_doc9"><text:span text:style-name="T5_doc9">here</text:span></text:a><text:span text:style-name="T1_doc9">.</text:span></text:p>
      <text:p text:style-name="P1_doc9"><text:span text:style-name="T1_doc9">Status includes a geth node on your device that uses the Light Ethereum Subprotocol (LES) to validate and sync with the blockchain. It uses Whisper (shh) as its messaging client and aims to integrate Swarm for storage.</text:span></text:p>
      <text:p text:style-name="P4_doc9"><text:bookmark text:name="_5lstjnwi5hxu"/><text:span text:style-name="T3_doc9">Developer and Contributor Community</text:span></text:p>
      <text:p text:style-name="P1_doc9"><text:span text:style-name="T1_doc9">We aim to help anyone who is keen to learn about and/or contribute to the community's effort.</text:span></text:p>
      <text:p text:style-name="P1_doc9"><text:span text:style-name="T1_doc9">As a community we strive to welcome and encourage those who are (as we so recently were,) new to the paradigm of massively concurrent permissionless peer-to-peer networks.</text:span></text:p>
      <text:p text:style-name="P1_doc9"><text:span text:style-name="T1_doc9">We approach all contributions with an open mind and a respect for the opinions of our fellow developers.</text:span></text:p>
      <text:p text:style-name="P1_doc9"><text:span text:style-name="T1_doc9">The Status Development community actively explores and experiments with the latest Ethereum technologies in the ongoing drive to provide the best possible user experience.</text:span></text:p>
      <text:p text:style-name="P1_doc9"><text:span text:style-name="T1_doc9">We aim to foster an environment conducive to easy, intuitive and consistent learning and one that fosters innovation at all levels.</text:span></text:p>
      <text:p text:style-name="P4_doc9"><text:bookmark text:name="_2480bof4z2j8"/><text:span text:style-name="T3_doc9">Security and sovereignty</text:span></text:p>
      <text:p text:style-name="P1_doc9"><text:span text:style-name="T1_doc9">Status will not compromise the sovereignty and security of user data.</text:span></text:p>
      <text:p text:style-name="P1_doc9"><text:span text:style-name="T1_doc9">We offer an intuitive entry point into decentralized, encrypted, peer-to-peer networks that is maintained by a large and diverse group of developers.</text:span></text:p>
      <text:p text:style-name="P4_doc9"><text:bookmark text:name="_628epib5sgdo"/><text:span text:style-name="T3_doc9">Beliefs</text:span></text:p>
      <text:p text:style-name="P1_doc9"><text:span text:style-name="T1_doc9">Status believes in an open internet. Built not only on open protocols, but upon Free/Libre software where the costs (financial or otherwise) of participation are negligible for all.</text:span></text:p>
      <text:p text:style-name="P1_doc9"><text:span text:style-name="T1_doc9">Status is founded on the belief that communication is at the heart of human social (and economic) life; and that society thrives through direct interaction rather than from intermediation. Status can pave the way towards </text:span><text:span text:style-name="T2_doc9">conversational crypto-commerce</text:span><text:span text:style-name="T1_doc9">.</text:span></text:p>
      <text:p text:style-name="P1_doc9"><text:span text:style-name="T1_doc9">We believe that systems like Ethereum have the potential to improve the very fabric of our society. Status should solve the problem of giving ordinary people across the globe easy access to the power and promise of Ethereum and Web3.</text:span></text:p>
      <text:p text:style-name="P1_doc9"><text:span text:style-name="T1_doc9">Status is passionate about Distributed and Decentralised technology in general, and about the advantages of Ethereum’s public Blockchain in particular.</text:span></text:p>
      <text:p text:style-name="P1_doc9"><text:span text:style-name="T1_doc9">We believe that people should directly control the use of their own personal data, and the history of their social interactions. We imagine the benefits to all of a future where distributed and decentralized applications make proprietary intermediaries and centralised services (which exploit their users) obsolete.</text:span></text:p>
      <text:p text:style-name="P1_doc9"><text:soft-page-break/><text:span text:style-name="T1_doc9">Communication, decision making and control should be clear and transparent to everyone in the community.</text:span></text:p>
      <text:p text:style-name="P1_doc9"><text:span text:style-name="T1_doc9">Our work is driven by a belief that Ethereum and public blockchains can yield great benefits to society, and access to DApps and Ethereum should be made available to anyone, anywhere.</text:span></text:p>
      <text:p text:style-name="P4_doc9"><text:bookmark text:name="_4ffnokoxrgrd"/><text:span text:style-name="T3_doc9">Core Values</text:span></text:p>
      <text:p text:style-name="P1_doc9"><text:span text:style-name="T1_doc9">Reciprocity, open-mindedness, respect and encouragement.</text:span></text:p>
      <text:p text:style-name="P1_doc9"><text:span text:style-name="T1_doc9">The systems we're creating must be open, permissionless, award fair access and Distribute, Decentralise, and Democratise power.</text:span></text:p>
      <text:p text:style-name="P1_doc9"><text:span text:style-name="T1_doc9">Status is licensed as Free Libre &amp; Open Source software, which allow </text:span><text:span text:style-name="T2_doc9">anyone</text:span><text:span text:style-name="T1_doc9"> to run the software for </text:span><text:span text:style-name="T2_doc9">any</text:span><text:span text:style-name="T1_doc9"> purpose as well as to </text:span><text:span text:style-name="T2_doc9">study</text:span><text:span text:style-name="T1_doc9">, </text:span><text:span text:style-name="T2_doc9">modify</text:span><text:span text:style-name="T1_doc9">, and </text:span><text:span text:style-name="T2_doc9">distribute</text:span><text:span text:style-name="T1_doc9"> the software and any adapted versions.</text:span></text:p>
      <text:p text:style-name="P3_doc9"/>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4_doc10"><text:bookmark text:name="_pojyvbe07g1z"/><text:span text:style-name="T1_doc10">1) We share, therefore we are</text:span></text:p>
      <text:p text:style-name="P3_doc10"><text:bookmark text:name="_7zt2rkj6a94l"/><text:span text:style-name="T2_doc10">Code and ideas are free (libre) and open source by default. It takes cost and effort to enclose, exploit and restrict thought or information. We choose to make our code available for anyone to download, use and abuse in a share-alike manner. Make sure to burn this into your neural pathways; “Free Software for a Free Society.”</text:span></text:p>
      <text:p text:style-name="P3_doc10"><text:bookmark text:name="_2ko77ysdy18a"/><text:span text:style-name="T1_doc10">2) Do first, ask permission later</text:span></text:p>
      <text:p text:style-name="P3_doc10"><text:bookmark text:name="_4htyakcqrtbu"/><text:span text:style-name="T2_doc10">In free and open networks, as opposed to fixed and closed hierarchies, permission is exactly equivalent to good communication. Open source software projects are very different to traditional corporations. Others will not tend to give you work to do, track your time, set exact deliverables, and generally make your plan for you. This can truly be a blessing. However, it also means that have to look actively to see what needs doing, and then take responsibility for getting it done. The only caveat here is that thou shalt not duplicate work. Asking for permission in open source setups is equivalent to checking that nobody else is working on your issue.</text:span></text:p>
      <text:p text:style-name="P3_doc10"><text:bookmark text:name="_wycpjqplb6yp"/><text:span text:style-name="T1_doc10">3) We collaborate competitively</text:span></text:p>
      <text:p text:style-name="P1_doc10"><text:span text:style-name="T2_doc10">Our community values creative collaboration, understanding that creativity can be best served by the very structure of open source communities where ideas compete to flourish: i.e. if you don't like it, fork it. Having said that ,we compete only to collaborate more effectively, efficiently and equally than other value ecosystems and so we strive to produce, promote and protect the kind of language - especially at a protocol level - that enhances the development of ideas and constructive dialogue.</text:span></text:p>
      <text:p text:style-name="P3_doc10"><text:bookmark text:name="_ddqbk3i5egt9"/><text:span text:style-name="T1_doc10">4) We are open and transparent with all our peers</text:span></text:p>
      <text:p text:style-name="P1_doc10"><text:span text:style-name="T2_doc10">In order to use new technology responsibly, we need to understand the practical benefits and potential dangers it confers on us and how to use them most wisely. If we are to let go of the need for central intermediaries of trust (and therefore much of the possibility of systemic corruption) it will not just be a technological problem, but one that requires a shift in mindset from everyone.</text:span></text:p>
      <text:p text:style-name="P3_doc10"><text:bookmark text:name="_pro1nl2vn19w"/><text:span text:style-name="T1_doc10">5) Each one, teach one</text:span></text:p>
      <text:p text:style-name="P1_doc10"><text:span text:style-name="T2_doc10">An AfrikaBurn principle, here because phrases like 'permissionless innovation' and 'low barriers to access' are meaningless without an educated community capable of understanding and innovating in the first place. Education is a massive part of the long term vision of Status, so be a teacher.</text:span></text:p>
      <text:p text:style-name="P3_doc10"><text:bookmark text:name="_ynss3x4xrkjv"/><text:span text:style-name="T1_doc10">6) Give, without expecting anything in return</text:span></text:p>
      <text:p text:style-name="P1_doc10"><text:span text:style-name="T2_doc10">No, we're not asking for money. This is just a truly beautiful concept - give of your time, give of your knowledge, give of your enthusiasm. Find something that inspires you to the point where giving is a blessing, not a burden.</text:span></text:p>
      <text:p text:style-name="P3_doc10"><text:bookmark text:name="_1p8d3wr4ei0j"/><text:span text:style-name="T1_doc10">7) We do not exploit people or information</text:span></text:p>
      <text:p text:style-name="P1_doc10"><text:span text:style-name="T2_doc10">Because no set of principles would be complete without stating the obvious: part of forming a collaborative community is the endeavour to always <text:s/>think, speak, and act rightly. Oh, and don't lie, steal, kill, or worship false idols either.</text:span></text:p>
      <text:p text:style-name="P3_doc10"><text:bookmark text:name="_z8r36yngmhzs"/><text:span text:style-name="T1_doc10">8) We participate enthusiastically</text:span></text:p>
      <text:p text:style-name="P1_doc10"><text:span text:style-name="T2_doc10">The word ‘enthusiasm’ comes from the Greek entheos - to see god in the world, or rather, to infuse the divine into everything we see and do. We believe that transformative change, whether in the individual or in society, can occur only through deeply personal participation. Money is a token, a legal fiction, and fiction always needs the reader to participate in the story by suspending our disbelief in order to reveal a deeper truth. With enthusiasm we can take a conscious part in the most valuable drama of our day and write collaboratively the next page of history.</text:span></text:p>
      <text:p text:style-name="P5_doc10"><text:bookmark text:name="_jnpgwom34b0z"/><text:span text:style-name="T3_doc10">Community Culture</text:span></text:p>
      <text:p text:style-name="P1_doc10"><text:span text:style-name="T2_doc10">Before we go any further, we need to tell you a little about our culture and the kind of community we are trying to build at Status. A token (be it linguistic or economic) is a representation, a sign, an expression of value. However, it takes a community to interpret different representations of value and thereby imbue them with meaning. Our communities are as important as the consensus protocol we use to agree upon our shared history and future.</text:span></text:p>
      <text:p text:style-name="P1_doc10"><text:span text:style-name="T2_doc10">Bitcoin revealed how a transaction-based model can be used to secure and communicate value via a network of peers. However, commercial transactions are only a subset of human interaction and relationship. With a richer scripting language - a Turing-complete protocol for defining protocols - we can use Ethereum not only to secure and communicate value, but to define that value dynamically and build systems that incentivise more equitable distribution. In short, it takes a community with a rich common language to invest any given transaction with meaning.</text:span></text:p>
      <text:p text:style-name="P1_doc10"><text:span text:style-name="T2_doc10">It is this same community that uses language to build applications useful to them and their local context, which nevertheless leverage the power of global, trustless computation provided by networks like Ethereum. Technology itself does not act or mean anything; it is the users who define the direction it takes. In this sense, the tools we choose to use are always double-edged swords. Importantly, our aim is not to use only one side of that sword, but rather to cut with the grain of the wood.</text:span></text:p>
      <text:p text:style-name="P5_doc10"><text:bookmark text:name="_y86g0xncgo1l"/><text:span text:style-name="T3_doc10">Community Structure</text:span></text:p>
      <text:p text:style-name="P1_doc10"><text:span text:style-name="T2_doc10">Whatever part people play in the story of the Status Network they are all contributing to something larger than themselves. We want you to help lay the foundations for the contributions that follow by deliberately constructing a set of shared meanings that will give our community structure. Our community activity is organised into domains, but they are not intended to be a separation of powers or a prescription of people’s fixed roles. Any one of us may, at different stages, be a Creator, Contributor or Curator, or a mix of all three. We simply hope these categories will help us think about the many aspects of a permissionless community and structure our activity effectively.</text:span></text:p>
      <text:p text:style-name="P3_doc10"><text:bookmark text:name="_gu8j89z2u76q"/><text:span text:style-name="T1_doc10">Contributors - “I build”</text:span></text:p>
      <text:p text:style-name="P1_doc10"><text:span text:style-name="T2_doc10">Our community is organised into three essential domains. The first, and most important for our maiden voyage, are contributors like yourself. These are people who understand the vision, code first, and talk later. Occasionally, they venture out of their basements to face the wider world, but very rarely during the day. Such people rapidly come to understand the scope of the technical challenges facing us and are willing to spend most of their time either on GitHub or in a code editor locally, trying to figure out how to make an almost entirely new technology stack work in ways that “ordinary” people will understand, use, and find generally delightful.</text:span></text:p>
      <text:p text:style-name="P3_doc10"><text:bookmark text:name="_b7mdokc8xjtu"/><text:span text:style-name="T1_doc10">Creators - “I communicate”</text:span></text:p>
      <text:p text:style-name="P1_doc10"><text:soft-page-break/><text:span text:style-name="T2_doc10">Next up, we have creators. These are people with the skills and intelligence required to take the amazing and technical work done by contributors, understand the intention behind it and the ways in which it is meant to be used, and then express that coherently to an audience more diverse than just other developers or cryptocurrency enthusiasts. They do so by - as the name implies - creating new and interesting content that people find engaging and educational, as well as creating events and meetups around the world and generally building a friendly, welcome and informative platform for our wider community. Think of them as the translation layer between hardcore code and real world uses.</text:span></text:p>
      <text:p text:style-name="P3_doc10"><text:bookmark text:name="_je3ol6w0sqby"/><text:span text:style-name="T1_doc10">Curators “I Pollinate”</text:span></text:p>
      <text:p text:style-name="P1_doc10"><text:span text:style-name="T2_doc10">Finally, we have the curators. These are open-minded, caring people capable of moderating our social channels, taking the content generated by creators and placing it contextually within the chaotic web of modern communications all competing for our limited attention. There are many ideas that we don’t properly understand in the wider Web3 community and around the status network, and curators pick them out and hold them up to the light. They engage people in further conversations about whatever the hot topic is that day and gather wider community feedback to hand over to creators and contributors so as to improve our processes iteratively. While they don’t need to add as much original value as contributors or curators, these people are in the front-lines, answering questions and taking fire from the trolls. Speaking of German and Polish curators at WWII museums in Europe, one commentator was struck by “their patience and willingness to engage with students asking difficult questions− and their willingness to hear people out in a culture of patience and good faith”. These are the kind of people we are looking for.</text:span></text:p>
      <text:p text:style-name="P2_doc10"/>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2_doc11"><text:span text:style-name="T1_doc11">The Code of Conduct serves to establish guidelines on how to conduct your behaviour. We are all responsible for maintaining and developing this shared environment. We want to have a common productive, collaborative and socially responsible space.</text:span></text:p>
      <text:p text:style-name="P1_doc11"><text:span text:style-name="T1_doc11">We hope that all our community members share our views and nurture this spirit and culture in their dealings with the Status community.</text:span></text:p>
      <text:p text:style-name="P1_doc11"><text:span text:style-name="T1_doc11">Familiarising yourself with the guidelines here is both a courtesy to the overall community and an effective way of making your interactions with other Status users mutually beneficial.</text:span></text:p>
      <text:p text:style-name="P4_doc11"><text:bookmark text:name="_e5scssgzskzl"/>Respect</text:p>
      <text:p text:style-name="P6_doc11"><text:bookmark text:name="_q70owufkbjyz"/>Respect other users</text:p>
      <text:p text:style-name="P5_doc11"><text:bookmark text:name="_he0mfj25e6t2"/><text:span text:style-name="T1_doc11">Status is about showing respect and humanity for one another: the word itself captures the spirit of social esteem in a human community.</text:span></text:p>
      <text:p text:style-name="P1_doc11"><text:span text:style-name="T1_doc11">We want to grow a productive and agile place that can welcome new ideas in a complex field. We wish to improve every process in every development cycle and foster collaboration between groups with very different needs, interests and skills.</text:span></text:p>
      <text:p text:style-name="P1_doc11"><text:span text:style-name="T1_doc11">We gain strength from diversity, and actively seek participation from those who enhance it. This Code of Conduct exists to ensure that diverse groups collaborate to mutual advantage and enjoyment.</text:span></text:p>
      <text:p text:style-name="P1_doc11"><text:span text:style-name="T1_doc11">This Code of Conduct governs how we behave in public or in private whenever the project will be judged by our actions. We expect it to be honoured by everyone who represents the project officially or informally, claims affiliation with the project, or participates directly.</text:span></text:p>
      <text:p text:style-name="P7_doc11"><text:bookmark text:name="_t3xp226h2289"/>Reciprocate</text:p>
      <text:p text:style-name="P1_doc11"><text:span text:style-name="T1_doc11">Nothing is more important than to show appreciation for every and anyone's contributions, no matter if big or small. We show reciprocation by saying thank-you, contributing ourselves or paying it forward.</text:span></text:p>
      <text:p text:style-name="P7_doc11"><text:bookmark text:name="_lf2y1viu7wx9"/>Be Considerate</text:p>
      <text:p text:style-name="P1_doc11"><text:span text:style-name="T1_doc11">Our work will be used by other people, and we in turn depend on the work of others. Any decision we take will affect users and colleagues, and we should consider them when making decisions.</text:span></text:p>
      <text:p text:style-name="P1_doc11"><text:span text:style-name="T1_doc11">When somebody leaves or disengages from the project, we ask that they do so in a way that minimises disruption to the project. They should tell people they are leaving and take the proper steps to ensure that others can pick up where they left off.</text:span></text:p>
      <text:p text:style-name="P7_doc11"><text:bookmark text:name="_rrlgyd4kqng1"/>Respect the staff</text:p>
      <text:p text:style-name="P1_doc11"><text:span text:style-name="T1_doc11">Support staff have been chosen on a specific basis to have good judgement. The staff will always attempt to implement universally peaceful solutions, but are tasked with establishing the most civil solution for the majority of the community. Therefore, they cannot always please everyone with the decisions made. Please help out to contribute to a healthy community.</text:span></text:p>
      <text:p text:style-name="P7_doc11"><text:bookmark text:name="_r1e9huabqybz"/>Responsibility of actions</text:p>
      <text:p text:style-name="P1_doc11"><text:span text:style-name="T1_doc11">We can all make mistakes; when we do, we take responsibility for them. If someone has been harmed or offended, we listen carefully and respectfully, and work together to resolve the problem, those involved in the project are expected to resolve disagreements constructively.</text:span></text:p>
      <text:p text:style-name="P1_doc11"><text:span text:style-name="T1_doc11">The participants in the project should be able to accept and give constructive criticism, be it positive or negative, this is how we learn to work better.</text:span></text:p>
      <text:p text:style-name="P5_doc11"><text:bookmark text:name="_12enwwxid03k"/>Asking Questions</text:p>
      <text:p text:style-name="P7_doc11"><text:bookmark text:name="_t638i6w8o5g1"/>Feel Free to Ask</text:p>
      <text:p text:style-name="P1_doc11"><text:span text:style-name="T1_doc11">If there's something you don't know, do ask, questions are encouraged. Nobody is expected to be perfect in this community. Many newcomers just want to get acquainted with the project, so asking questions early avoids many problems later. The project is fast paced and ever evolving, so even people that have been around a long time might have questions.</text:span></text:p>
      <text:p text:style-name="P1_doc11"><text:span text:style-name="T1_doc11">Those who are asked or answer a general question should be responsive and helpful, directing people to the appropriate forums or channels is good, but answering the question is more important.</text:span></text:p>
      <text:p text:style-name="P7_doc11"><text:bookmark text:name="_5pxlvnrwobz0"/>Be Collaborative</text:p>
      <text:p text:style-name="P1_doc11"><text:span text:style-name="T1_doc11">What we together produce is a complex whole, made of many parts and is the sum of many dreams. Collaboration between teams that each have their own goal and vision is essential. To be efficient and effective, and for the whole to be more than the sum of its parts, each team must make an effort to understand the system as a whole.</text:span></text:p>
      <text:p text:style-name="P1_doc11"><text:soft-page-break/><text:span text:style-name="T1_doc11">Wherever possible, we work closely with projects in the same space and others in the Ethereum community to coordinate our efforts. We prefer to work transparently and involve interested parties as early as possible. Collaboration at all levels improves the quality of our work and we value it both internally and externally.</text:span></text:p>
      <text:p text:style-name="P7_doc11"><text:bookmark text:name="_he6posfvjpe5"/>Discuss and Communicate</text:p>
      <text:p text:style-name="P1_doc11"><text:span text:style-name="T1_doc11">Our community values discussion, information and decisiveness. We all lead by example, both in discussion and in action.</text:span></text:p>
      <text:p text:style-name="P1_doc11"><text:span text:style-name="T1_doc11">We want to encourage new participants to feel empowered to take action, to experiment when they feel like their innovation could improve the project and at times to lead.</text:span></text:p>
      <text:p text:style-name="P1_doc11"><text:span text:style-name="T1_doc11">Sometimes not all of the data is available to everyone or a consensus on how to act can't be reached, but a decision must still be made. Not every participant will always agree on everything, but once a decision is made, it should be respected, accepted and work continued to achieve the common goal.</text:span></text:p>
      <text:p text:style-name="P7_doc11"><text:bookmark text:name="_ncqa7b3lw1nx"/>Give credit where credit is due</text:p>
      <text:p text:style-name="P1_doc11"><text:span text:style-name="T1_doc11">Some members may be more visible than others, but good ones use their visibility to highlight the great work of others. This may be accomplished in a variety of ways not limited to rewarding community members for their efforts.</text:span></text:p>
      <text:p text:style-name="P7_doc11"><text:bookmark text:name="_6s5gj5tp2go2"/>Open Source Community</text:p>
      <text:p text:style-name="P1_doc11"><text:span text:style-name="T1_doc11">We invite any- and everybody to participate in any aspect of the project. Our community is open and any responsibility can be carried by any contributor who demonstrates the required commitment, capacity and competence.</text:span></text:p>
      <text:p text:style-name="P5_doc11"><text:bookmark text:name="_fhsby05dwr8r"/>License</text:p>
      <text:p text:style-name="P1_doc11"><text:span text:style-name="T1_doc11">Status.im is a Free Software project and the individuals and communities around it are its custodians. We choose not to exclude others from using, understanding, modifying and distributing our work and in doing so we put our trust in one another to act in the best interests of the wider human community that Status.im is designed to serve. This license holds the developers to account, in the knowledge that the software is a common trust and that it is a privilege, a responsibility to continue to develop it.</text:span></text:p>
      <text:p text:style-name="P1_doc11"><text:span text:style-name="T1_doc11">The Status Code of Conduct is licensed under the Creative Commons Attribution-Share Alike 3.0 license and has been adapted from the Ubuntu Code of Conduct v2.0. You may re-use it for your own project, and modify it as you wish, just please allow others to use your modifications and give credit to Ubuntu and the Status Projects!</text:span></text:p>
      <text:p text:style-name="P3_doc11"/>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2_doc12"><text:span text:style-name="T1_doc12">This describes the sequence of events happening once a PR for an issue with a bounty was merged by repo maintainer.</text:span></text:p>
      <text:p text:style-name="P13_doc12"><text:bookmark text:name="_x9gkp6gl99bu"/><text:span text:style-name="T3_doc12">Quick info on transaction hashes</text:span></text:p>
      <text:p text:style-name="P1_doc12"><text:span text:style-name="T1_doc12">In the sequence described below, several types of hashes are used. SOB checks presence of different hashes on records in the </text:span><text:span text:style-name="T2_doc12">issues</text:span><text:span text:style-name="T1_doc12"> table to decide which action to take on an issue and associated contract. These hashes are:</text:span></text:p>
      <text:list xml:id="list2245997586857901366" text:style-name="WWNum5">
        <text:list-item>
          <text:p text:style-name="P3_doc12"><text:span text:style-name="T2_doc12">transaction_hash</text:span><text:span text:style-name="T1_doc12">: set when contract is deployed to the labeled issue</text:span></text:p>
        </text:list-item>
        <text:list-item>
          <text:p text:style-name="P3_doc12"><text:span text:style-name="T2_doc12">execute_hash</text:span><text:span text:style-name="T1_doc12">: set when PR for an issue with a bounty was merged</text:span></text:p>
        </text:list-item>
        <text:list-item>
          <text:p text:style-name="P3_doc12"><text:span text:style-name="T2_doc12">confirm_hash</text:span><text:span text:style-name="T1_doc12">: fetched from receipt from transaction invoked in previous step</text:span></text:p>
        </text:list-item>
        <text:list-item>
          <text:p text:style-name="P3_doc12"><text:span text:style-name="T2_doc12">payout_hash</text:span><text:span text:style-name="T1_doc12">: set when payout was confirmed via </text:span><text:span text:style-name="T2_doc12">Manage Payouts</text:span></text:p>
        </text:list-item>
      </text:list>
      <text:p text:style-name="P1_doc12"><text:span text:style-name="T1_doc12">The event flow is given below. For the bounty to be paid, each issue has to go through the steps in given order.</text:span></text:p>
      <text:p text:style-name="P13_doc12"><text:bookmark text:name="_u2v2nt1dd0yh"/><text:span text:style-name="T3_doc12">PR closed and merged</text:span></text:p>
      <text:list xml:id="list1393209514805104511" text:style-name="WWNum6">
        <text:list-item>
          <text:p text:style-name="P4_doc12"><text:span text:style-name="T1_doc12">app receives notification via GitHub App webhook (endpoint: </text:span><text:span text:style-name="T2_doc12">/webhook-app</text:span><text:span text:style-name="T1_doc12">)</text:span></text:p>
        </text:list-item>
        <text:list-item>
          <text:p text:style-name="P4_doc12"><text:span text:style-name="T2_doc12">handle-claim</text:span><text:span text:style-name="T1_doc12"> fn is invoked which will:</text:span></text:p>
        </text:list-item>
        <text:list-item>
          <text:p text:style-name="P4_doc12"><text:span text:style-name="T1_doc12">save PR in the </text:span><text:span text:style-name="T2_doc12">pull_requests</text:span><text:span text:style-name="T1_doc12"> DB table, where state=1 for merged PRs</text:span></text:p>
        </text:list-item>
        <text:list-item>
          <text:p text:style-name="P4_doc12"><text:span text:style-name="T1_doc12">update issue in the DB with commit SHA, if PR was merged</text:span></text:p>
        </text:list-item>
      </text:list>
      <text:p text:style-name="P1_doc12"><text:span text:style-name="T1_doc12">Afterwards two interleaving sequences of actions come into play: scheduler threads and manual user interaction in the </text:span><text:span text:style-name="T2_doc12">Manage Payouts</text:span><text:span text:style-name="T1_doc12"> tab.</text:span></text:p>
      <text:p text:style-name="P13_doc12"><text:bookmark text:name="_ppwrf2wmgsv1"/><text:span text:style-name="T3_doc12">self-sign-bounty scheduler thread</text:span></text:p>
      <text:list xml:id="list6319348702270408823" text:style-name="WWNum4">
        <text:list-item>
          <text:p text:style-name="P5_doc12"><text:span text:style-name="T1_doc12">input query name: </text:span><text:span text:style-name="T2_doc12">pending-bounties</text:span><text:span text:style-name="T1_doc12">. This selects pending bounties (where </text:span><text:span text:style-name="T2_doc12">execute_hash</text:span><text:span text:style-name="T1_doc12"> is nil and </text:span><text:span text:style-name="T2_doc12">commit_sha</text:span><text:span text:style-name="T1_doc12"> is set)</text:span></text:p>
        </text:list-item>
        <text:list-item>
          <text:p text:style-name="P5_doc12"><text:span text:style-name="T1_doc12">execute payout transactions</text:span></text:p>
        </text:list-item>
        <text:list-item>
          <text:p text:style-name="P5_doc12"><text:span text:style-name="T1_doc12">store </text:span><text:span text:style-name="T2_doc12">execute_hash</text:span><text:span text:style-name="T1_doc12"> and </text:span><text:span text:style-name="T2_doc12">winner_login</text:span><text:span text:style-name="T1_doc12"> in </text:span><text:span text:style-name="T2_doc12">issues</text:span><text:span text:style-name="T1_doc12"> DB table</text:span></text:p>
        </text:list-item>
        <text:list-item>
          <text:p text:style-name="P5_doc12"><text:span text:style-name="T1_doc12">update GitHub comment to "Pending maintainer confirmation"</text:span></text:p>
        </text:list-item>
      </text:list>
      <text:p text:style-name="P13_doc12"><text:bookmark text:name="_le627087d40d"/><text:span text:style-name="T3_doc12">update-confirm-hash scheduler thread</text:span></text:p>
      <text:list xml:id="list3272695250320640984" text:style-name="WWNum1">
        <text:list-item>
          <text:p text:style-name="P6_doc12"><text:span text:style-name="T1_doc12">input query name: </text:span><text:span text:style-name="T2_doc12">pending-payouts</text:span><text:span text:style-name="T1_doc12">. This selects bounties with </text:span><text:span text:style-name="T2_doc12">execute_hash set</text:span><text:span text:style-name="T1_doc12"> and no </text:span><text:span text:style-name="T2_doc12">confirm_hash</text:span></text:p>
        </text:list-item>
        <text:list-item>
          <text:p text:style-name="P6_doc12"><text:span text:style-name="T1_doc12">fetch </text:span><text:span text:style-name="T2_doc12">confirm_hash</text:span><text:span text:style-name="T1_doc12"> from transaction receipt</text:span></text:p>
        </text:list-item>
        <text:list-item>
          <text:p text:style-name="P6_doc12"><text:span text:style-name="T1_doc12">store </text:span><text:span text:style-name="T2_doc12">confirm_hash</text:span><text:span text:style-name="T1_doc12"> in </text:span><text:span text:style-name="T2_doc12">issues</text:span><text:span text:style-name="T1_doc12"> DB table</text:span></text:p>
        </text:list-item>
      </text:list>
      <text:p text:style-name="P13_doc12"><text:bookmark text:name="_yrkd96scve9q"/><text:span text:style-name="T3_doc12">Manage Payouts view</text:span></text:p>
      <text:p text:style-name="P1_doc12"><text:span text:style-name="T1_doc12">In order to confirm a payout, following conditions have to be met for an issue:</text:span></text:p>
      <text:list xml:id="list7611871805315588518" text:style-name="WWNum2">
        <text:list-item>
          <text:p text:style-name="P7_doc12"><text:soft-page-break/><text:span text:style-name="T1_doc12">it is merged</text:span></text:p>
        </text:list-item>
        <text:list-item>
          <text:p text:style-name="P7_doc12"><text:span text:style-name="T1_doc12">not paid yet (meaning its </text:span><text:span text:style-name="T2_doc12">payout_hash</text:span><text:span text:style-name="T1_doc12"> is nil)</text:span></text:p>
        </text:list-item>
        <text:list-item>
          <text:p text:style-name="P7_doc12"><text:span text:style-name="T1_doc12">not being confirmed at the moment (</text:span><text:span text:style-name="T2_doc12">:confirming?</text:span><text:span text:style-name="T1_doc12"> flag is true) OR</text:span></text:p>
        </text:list-item>
        <text:list-item>
          <text:p text:style-name="P7_doc12"><text:span text:style-name="T1_doc12">already confirmed by a scheduler thread(</text:span><text:span text:style-name="T2_doc12">confirm_hash</text:span><text:span text:style-name="T1_doc12"> is not nil)</text:span></text:p>
        </text:list-item>
      </text:list>
      <text:p text:style-name="P1_doc12"><text:span text:style-name="T1_doc12">Note that </text:span><text:span text:style-name="T2_doc12">confirm_hash</text:span><text:span text:style-name="T1_doc12"> issue field and confirmation action in the UI are different things, albeit identically named. In order to confirm a payout from the UI, </text:span><text:span text:style-name="T2_doc12">confirm_hash</text:span><text:span text:style-name="T1_doc12"> has to be already set by scheduler thread (see above).</text:span></text:p>
      <text:p text:style-name="P1_doc12"><text:span text:style-name="T1_doc12">Payout confirmation action results in a :confirm-payout event. Its handler will</text:span></text:p>
      <text:list xml:id="list2975639213935393243" text:style-name="WWNum7">
        <text:list-item>
          <text:p text:style-name="P8_doc12"><text:span text:style-name="T1_doc12">use </text:span><text:span text:style-name="T2_doc12">confirm_hash</text:span><text:span text:style-name="T1_doc12"> to construct transaction payload</text:span></text:p>
        </text:list-item>
        <text:list-item>
          <text:p text:style-name="P8_doc12"><text:span text:style-name="T1_doc12">set </text:span><text:span text:style-name="T2_doc12">:confirming?</text:span><text:span text:style-name="T1_doc12"> flag to true</text:span></text:p>
        </text:list-item>
        <text:list-item>
          <text:p text:style-name="P8_doc12"><text:span text:style-name="T1_doc12">execute </text:span><text:span text:style-name="T2_doc12">confirmTransaction()</text:span><text:span text:style-name="T1_doc12"> call</text:span></text:p>
        </text:list-item>
        <text:list-item>
          <text:p text:style-name="P8_doc12"><text:span text:style-name="T1_doc12">pass transaction callback to </text:span><text:span text:style-name="T2_doc12">confirmTransaction()</text:span><text:span text:style-name="T1_doc12">. Once invoked, the callback will:</text:span></text:p>
        </text:list-item>
        <text:list-item>
          <text:p text:style-name="P8_doc12"><text:span text:style-name="T1_doc12">get </text:span><text:span text:style-name="T2_doc12">payout_hash</text:span><text:span text:style-name="T1_doc12"> passed as an argument</text:span></text:p>
        </text:list-item>
        <text:list-item>
          <text:p text:style-name="P8_doc12"><text:span text:style-name="T1_doc12">dispatch </text:span><text:span text:style-name="T2_doc12">:save-payout-hash</text:span><text:span text:style-name="T1_doc12"> event. Its handler will:</text:span></text:p>
          <text:list>
            <text:list-item>
              <text:p text:style-name="P10_doc12"><text:span text:style-name="T1_doc12">POST to /api/user/bounty/%s/payout</text:span></text:p>
              <text:list>
                <text:list-item>
                  <text:p text:style-name="P11_doc12"><text:span text:style-name="T1_doc12">This will update </text:span><text:span text:style-name="T2_doc12">payout_hash</text:span><text:span text:style-name="T1_doc12"> in </text:span><text:span text:style-name="T2_doc12">issues</text:span><text:span text:style-name="T1_doc12"> DB table</text:span></text:p>
                </text:list-item>
              </text:list>
            </text:list-item>
            <text:list-item>
              <text:p text:style-name="P10_doc12"><text:span text:style-name="T1_doc12">if POST is successful, dispatch </text:span><text:span text:style-name="T2_doc12">:payout-confirmed</text:span></text:p>
              <text:list>
                <text:list-item>
                  <text:p text:style-name="P11_doc12"><text:span text:style-name="T2_doc12">:payout-confirmed</text:span><text:span text:style-name="T1_doc12"> will update </text:span><text:span text:style-name="T2_doc12">:confirmed?</text:span><text:span text:style-name="T1_doc12"> to </text:span><text:span text:style-name="T2_doc12">true</text:span><text:span text:style-name="T1_doc12"> and remove </text:span><text:span text:style-name="T2_doc12">:confirming?</text:span><text:span text:style-name="T1_doc12"> flag</text:span></text:p>
                </text:list-item>
              </text:list>
            </text:list-item>
          </text:list>
        </text:list-item>
      </text:list>
      <text:p text:style-name="P13_doc12"><text:bookmark text:name="_1hqv6wn9m4pt"/><text:span text:style-name="T3_doc12">update-payout-receipt scheduler thread</text:span></text:p>
      <text:list xml:id="list3617245991738300603" text:style-name="WWNum3">
        <text:list-item>
          <text:p text:style-name="P9_doc12"><text:span text:style-name="T1_doc12">input query name: </text:span><text:span text:style-name="T2_doc12">confirmed-payouts&lt;code&gt;. This selects confirmed payouts (the ones that have &lt;code&gt;payout_hash</text:span><text:span text:style-name="T1_doc12"> and do not have </text:span><text:span text:style-name="T2_doc12">payout_receipt</text:span><text:span text:style-name="T1_doc12"> set)</text:span></text:p>
        </text:list-item>
        <text:list-item>
          <text:p text:style-name="P9_doc12"><text:span text:style-name="T1_doc12">store </text:span><text:span text:style-name="T2_doc12">payout_receipt</text:span><text:span text:style-name="T1_doc12"> in </text:span><text:span text:style-name="T2_doc12">issues</text:span><text:span text:style-name="T1_doc12"> DB table</text:span></text:p>
        </text:list-item>
        <text:list-item>
          <text:p text:style-name="P9_doc12"><text:span text:style-name="T1_doc12">and update GitHub comment to "Paid to:..."</text:span></text:p>
        </text:list-item>
      </text:list>
      <text:p text:style-name="P12_doc12"/>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6_doc13"><text:bookmark text:name="_eprv2bco86fm"/>Using Status Open Bounty</text:p>
      <text:p text:style-name="P8_doc13"><text:bookmark text:name="_j0idguvdacvh"/><text:span text:style-name="T1_doc13">Status Open Bounty is live on the main-net. You can use Status Open Bounty today by visiting </text:span><text:a text:visited-style-name="Visited_20_Internet_20_Link" xlink:href="https://openbounty.status.im/" xlink:type="simple" text:style-name="Internet_20_link_doc13"><text:span text:style-name="T4_doc13">openbounty.status.im</text:span></text:a><text:span text:style-name="T1_doc13"> alternatively use </text:span><text:a text:visited-style-name="Visited_20_Internet_20_Link" xlink:href="https://openbounty.status.im:444/" xlink:type="simple" text:style-name="Internet_20_link_doc13"><text:span text:style-name="T4_doc13">https://openbounty.status.im:444</text:span></text:a><text:span text:style-name="T1_doc13"> for testing on Ropsten testnetwork.</text:span></text:p>
      <text:p text:style-name="P1_doc13"><text:span text:style-name="T1_doc13">Please note that for Organizations to add bounties to GitHub issues, currently you must visit </text:span><text:a text:visited-style-name="Visited_20_Internet_20_Link" xlink:href="https://chat.status.im/#/register" xlink:type="simple" text:style-name="Internet_20_link_doc13"><text:span text:style-name="T4_doc13">https://chat.status.im/#/register</text:span></text:a><text:span text:style-name="T1_doc13"> sign up and visit our #openbounty channel to get your GitHub account profile whitelisted for live-use.</text:span></text:p>
      <text:p text:style-name="P9_doc13"><text:bookmark text:name="_sep2t7owmak"/>General</text:p>
      <text:p text:style-name="P1_doc13"><text:span text:style-name="T1_doc13">For using Status Open Bounty you will need:</text:span></text:p>
      <text:list xml:id="list7152954178637183817" text:style-name="WWNum1">
        <text:list-item>
          <text:p text:style-name="P3_doc13"><text:span text:style-name="T1_doc13">A web-browser with Ethereum network connectivity (Metamask, Mist, or Parity works with chrome)</text:span></text:p>
        </text:list-item>
        <text:list-item>
          <text:p text:style-name="P3_doc13"><text:span text:style-name="T1_doc13">An ethereum account on main-net</text:span></text:p>
        </text:list-item>
        <text:list-item>
          <text:p text:style-name="P3_doc13"><text:span text:style-name="T1_doc13">A GitHub account with administrative access to one or more repositories (to add bounties)</text:span></text:p>
        </text:list-item>
      </text:list>
      <text:p text:style-name="P9_doc13"><text:bookmark text:name="_su2qosooeqk"/>Signing up</text:p>
      <text:p text:style-name="P1_doc13"><text:span text:style-name="T1_doc13">First please make sure you’re connected to Ethereum network through Metamask, Mist, or Parity through your internet browser, visit </text:span><text:a text:visited-style-name="Visited_20_Internet_20_Link" xlink:href="https://openbounty.status.im/" xlink:type="simple" text:style-name="Internet_20_link_doc13"><text:span text:style-name="T4_doc13">https://openbounty.status.im</text:span></text:a><text:span text:style-name="T1_doc13"> and click `Log In`. After allowing access to your GitHub profile you should be logged in successfully</text:span></text:p>
      <text:p text:style-name="P1_doc13"><draw:frame text:anchor-type="as-char" draw:name="image17.png" svg:height="1.4028in" svg:width="4.1665in" draw:z-index="0" draw:style-name="fr1"><draw:image xlink:show="embed" xlink:type="simple" xlink:actuate="onLoad" xlink:href="Pictures/100002010000012C00000065B3897A72C518FC2A.png"/><svg:desc>SOB image5.png</svg:desc></draw:frame></text:p>
      <text:p text:style-name="P2_doc13"/>
      <text:p text:style-name="P5_doc13"><text:bookmark text:name="_cbbl8dexv5vl"/>For Developers</text:p>
      <text:p text:style-name="P1_doc13"><text:span text:style-name="T1_doc13">After sign up </text:span><text:span text:style-name="T2_doc13">click</text:span><text:span text:style-name="T1_doc13"> on your profile picture and then </text:span><text:span text:style-name="T2_doc13">my payment details</text:span><text:span text:style-name="T1_doc13"> to add your Ethereum address to your profile.</text:span></text:p>
      <text:p text:style-name="P1_doc13"><draw:frame text:anchor-type="as-char" draw:name="image3.png" svg:height="1.4307in" svg:width="4.1665in" draw:z-index="0" draw:style-name="fr1"><draw:image xlink:show="embed" xlink:type="simple" xlink:actuate="onLoad" xlink:href="Pictures/100002010000012C0000006793E66965B950116E.png"/><svg:desc>SOB image3.png</svg:desc></draw:frame></text:p>
      <text:p text:style-name="P2_doc13"/>
      <text:p text:style-name="P1_doc13"><text:span text:style-name="T1_doc13">You will see this field `Update Address - Insert your Ethereum Address in Hex Format`</text:span></text:p>
      <text:p text:style-name="P1_doc13"><text:span text:style-name="T1_doc13">Please insert your </text:span><text:span text:style-name="T2_doc13">Main-network</text:span><text:span text:style-name="T1_doc13"> ethereum address in this field, this will be the account you receive payments in. </text:span><text:span text:style-name="T2_doc13">Verify you have all the private keys and account access secure.</text:span></text:p>
      <text:p text:style-name="P1_doc13"><text:span text:style-name="T2_doc13">Click</text:span><text:span text:style-name="T1_doc13"> Update</text:span></text:p>
      <text:p text:style-name="P1_doc13"><draw:frame text:anchor-type="as-char" draw:name="image9.png" svg:height="1.8752in" svg:width="4.1665in" draw:z-index="0" draw:style-name="fr1"><draw:image xlink:show="embed" xlink:type="simple" xlink:actuate="onLoad" xlink:href="Pictures/100002010000012C000000878EEFC8F5FC76FC56.png"/><svg:desc>SOB image4.png</svg:desc></draw:frame></text:p>
      <text:p text:style-name="P1_doc13"><text:span text:style-name="T1_doc13">Now you’re ready to start bounty hunting</text:span></text:p>
      <text:p text:style-name="P1_doc13"><text:span text:style-name="T2_doc13">Click</text:span><text:span text:style-name="T1_doc13"> on Bounties and start searching for an issue you’d like to work on - once a Pull Request you submit on an issue is merged you will receive the bounty!</text:span></text:p>
      <text:p text:style-name="P1_doc13"><text:span text:style-name="T2_doc13">Please include `Fixes: #00` with the specific Issue # on a comment of the PR for the Issuer to see your fix and pay out your bounty.</text:span></text:p>
      <text:p text:style-name="P5_doc13"><text:bookmark text:name="_vpki2xt7kn17"/>For Organizations</text:p>
      <text:p text:style-name="P1_doc13"><text:span text:style-name="T1_doc13">After sign up </text:span><text:span text:style-name="T2_doc13">click</text:span><text:span text:style-name="T1_doc13"> on your profile picture and then </text:span><text:span text:style-name="T2_doc13">my payment details</text:span><text:span text:style-name="T1_doc13"> to add your Ethereum address to your profile.</text:span></text:p>
      <text:p text:style-name="P1_doc13"><text:soft-page-break/><draw:frame text:anchor-type="as-char" draw:name="image18.png" svg:height="1.4307in" svg:width="4.1665in" draw:z-index="0" draw:style-name="fr1"><draw:image xlink:show="embed" xlink:type="simple" xlink:actuate="onLoad" xlink:href="Pictures/100002010000012C0000006793E66965B950116E.png"/><svg:desc>SOB image3.png</svg:desc></draw:frame></text:p>
      <text:p text:style-name="P1_doc13"><text:span text:style-name="T1_doc13">You will see this field `Update Address - Insert your Ethereum Address in Hex Format`</text:span></text:p>
      <text:p text:style-name="P1_doc13"><text:span text:style-name="T1_doc13">Please insert your </text:span><text:span text:style-name="T2_doc13">Main-network</text:span><text:span text:style-name="T1_doc13"> ethereum address in this field, this will be the account you receive payments in. </text:span><text:span text:style-name="T2_doc13">Verify you have all the private keys and account access secure.</text:span></text:p>
      <text:p text:style-name="P1_doc13"><text:span text:style-name="T2_doc13">Click</text:span><text:span text:style-name="T1_doc13"> Update</text:span></text:p>
      <text:p text:style-name="P1_doc13"><draw:frame text:anchor-type="as-char" draw:name="image14.png" svg:height="1.8752in" svg:width="4.1665in" draw:z-index="0" draw:style-name="fr1"><draw:image xlink:show="embed" xlink:type="simple" xlink:actuate="onLoad" xlink:href="Pictures/100002010000012C000000878EEFC8F5FC76FC56.png"/><svg:desc>SOB image4.png</svg:desc></draw:frame></text:p>
      <text:p text:style-name="P1_doc13"><text:span text:style-name="T2_doc13">Please note:</text:span><text:span text:style-name="T1_doc13"> Currently your organization must be manually added in our white-list for access contact us in our </text:span><text:a text:visited-style-name="Visited_20_Internet_20_Link" xlink:href="https://chat.status.im/" xlink:type="simple" text:style-name="Internet_20_link_doc13"><text:span text:style-name="T4_doc13">Riot</text:span></text:a><text:span text:style-name="T1_doc13"> for more information.</text:span></text:p>
      <text:p text:style-name="P1_doc13"><text:span text:style-name="T1_doc13">Login to the </text:span><text:span text:style-name="T2_doc13">GitHub Account</text:span><text:span text:style-name="T1_doc13"> you wish to add a bounty issue to.</text:span></text:p>
      <text:p text:style-name="P1_doc13"><text:span text:style-name="T1_doc13">Follow this link </text:span><text:a text:visited-style-name="Visited_20_Internet_20_Link" xlink:href="https://github.com/apps/status-open-bounty-app-test" xlink:type="simple" text:style-name="Internet_20_link_doc13"><text:span text:style-name="T4_doc13">https://github.com/apps/status-open-bounty-app-test</text:span></text:a><text:span text:style-name="T1_doc13"> for </text:span><text:span text:style-name="T2_doc13">test-network</text:span></text:p>
      <text:p text:style-name="P1_doc13"><text:a text:visited-style-name="Visited_20_Internet_20_Link" xlink:href="https://github.com/apps/status-open-bounty-app" xlink:type="simple" text:style-name="Internet_20_link_doc13"><text:span text:style-name="T4_doc13">https://github.com/apps/status-open-bounty-app</text:span></text:a><text:span text:style-name="T1_doc13"> for </text:span><text:span text:style-name="T2_doc13">main-net</text:span><text:span text:style-name="T1_doc13"> production </text:span><text:span text:style-name="T2_doc13">Authorize</text:span><text:span text:style-name="T1_doc13"> the GitHub application and </text:span><text:span text:style-name="T2_doc13">select</text:span><text:span text:style-name="T1_doc13"> the repositories you wish to put a bounty on:</text:span></text:p>
      <text:p text:style-name="P1_doc13"><draw:frame text:anchor-type="as-char" draw:name="image6.png" svg:height="3.1665in" svg:width="3.611in" draw:z-index="0" draw:style-name="fr1"><draw:image xlink:show="embed" xlink:type="simple" xlink:actuate="onLoad" xlink:href="Pictures/1000020100000104000000E4E26B8F10E7C476E2.png"/><svg:desc>Repo.png</svg:desc></draw:frame></text:p>
      <text:p text:style-name="P1_doc13"><text:span text:style-name="T1_doc13">Now navigate to the `Issues` section of the repository in </text:span><text:span text:style-name="T2_doc13">GitHub</text:span><text:span text:style-name="T1_doc13"> you want to add a </text:span><text:span text:style-name="T2_doc13">bounty</text:span><text:span text:style-name="T1_doc13"> too.</text:span></text:p>
      <text:p text:style-name="P1_doc13"><draw:frame text:anchor-type="as-char" draw:name="image11.png" svg:height="2.6528in" svg:width="6.5in" draw:z-index="0" draw:style-name="fr1"><draw:image xlink:show="embed" xlink:type="simple" xlink:actuate="onLoad" xlink:href="Pictures/10000201000001F4000000CCE847254789CBBE07.png"/><svg:desc>SOB image2.png</svg:desc></draw:frame></text:p>
      <text:p text:style-name="P1_doc13"><text:span text:style-name="T2_doc13">Please note:</text:span><text:span text:style-name="T1_doc13"> Currently you must create a `New Label` called </text:span><text:span text:style-name="T2_doc13">bounty</text:span><text:span text:style-name="T1_doc13"> to add a bounty too an issue, so you must have write access to the repository.</text:span></text:p>
      <text:p text:style-name="P1_doc13"><text:span text:style-name="T1_doc13">A </text:span><text:span text:style-name="T2_doc13">bounty</text:span><text:span text:style-name="T1_doc13"> label should now be available in the `Go To Labels` section of your GitHub issue. For more information on adding labels to a GitHub Issue refer to </text:span><text:a text:visited-style-name="Visited_20_Internet_20_Link" xlink:href="https://help.github.com/articles/applying-labels-to-issues-and-pull-requests/" xlink:type="simple" text:style-name="Internet_20_link_doc13"><text:span text:style-name="T4_doc13">https://help.github.com/articles/applying-labels-to-issues-and-pull-requests/</text:span></text:a></text:p>
      <text:p text:style-name="P1_doc13"><draw:frame text:anchor-type="as-char" draw:name="image15.png" svg:height="3.25in" svg:width="6.5in" draw:z-index="0" draw:style-name="fr1"><draw:image xlink:show="embed" xlink:type="simple" xlink:actuate="onLoad" xlink:href="Pictures/10000201000001F4000000FA90CB0F3D1EF30227.png"/><svg:desc>SOB image7.png</svg:desc></draw:frame></text:p>
      <text:p text:style-name="P1_doc13"><text:span text:style-name="T1_doc13">Once the </text:span><text:span text:style-name="T2_doc13">bounty</text:span><text:span text:style-name="T1_doc13"> label has been added to your issue in your GitHub repository the Status Open Bounty bot will add a </text:span><text:span text:style-name="T2_doc13">Comment</text:span><text:span text:style-name="T1_doc13"> to your issue where you can fund the bounty.</text:span></text:p>
      <text:p text:style-name="P1_doc13"><text:span text:style-name="T1_doc13">After a few moments your issue now has an active bounty on it and now you must </text:span><text:span text:style-name="T2_doc13">fund</text:span><text:span text:style-name="T1_doc13"> it.</text:span></text:p>
      <text:p text:style-name="P1_doc13"><text:span text:style-name="T1_doc13">The </text:span><text:span text:style-name="T2_doc13">comment</text:span><text:span text:style-name="T1_doc13"> just added to your issue will now contain a QR code and Ethereum address to be funded and should look like this.</text:span></text:p>
      <text:p text:style-name="P1_doc13"><draw:frame text:anchor-type="as-char" draw:name="image12.png" svg:height="2.1528in" svg:width="4.1665in" draw:z-index="0" draw:style-name="fr1"><draw:image xlink:show="embed" xlink:type="simple" xlink:actuate="onLoad" xlink:href="Pictures/100002010000012C0000009B96F0F434D0EC8B2E.png"/><svg:desc>SOB image1.png</svg:desc></draw:frame></text:p>
      <text:p text:style-name="P1_doc13"><text:span text:style-name="T1_doc13">You can now </text:span><text:span text:style-name="T2_doc13">fund</text:span><text:span text:style-name="T1_doc13"> this bounty by sending to the Contract address either via address or QR code with any ETH or ERC20 Tokens!</text:span></text:p>
      <text:p text:style-name="P1_doc13"><text:span text:style-name="T1_doc13">Once funded your bounty is now ready to be </text:span><text:span text:style-name="T2_doc13">managed</text:span><text:span text:style-name="T1_doc13">.</text:span></text:p>
      <text:p text:style-name="P5_doc13"><text:bookmark text:name="_mui5sp9si5r4"/>Managing Bounties</text:p>
      <text:p text:style-name="P1_doc13"><text:span text:style-name="T1_doc13">Navigate to the </text:span><text:span text:style-name="T2_doc13">Manage Payouts</text:span><text:span text:style-name="T1_doc13"> section of </text:span><text:a text:visited-style-name="Visited_20_Internet_20_Link" xlink:href="https://openbounty.status.im/" xlink:type="simple" text:style-name="Internet_20_link_doc13"><text:span text:style-name="T4_doc13">https://openbounty.status.im</text:span></text:a></text:p>
      <text:p text:style-name="P1_doc13"><text:span text:style-name="T1_doc13">The </text:span><text:span text:style-name="T2_doc13">Open Claims</text:span><text:span text:style-name="T1_doc13"> section will list all of your unmerged and merged pull requests.</text:span></text:p>
      <text:p text:style-name="P1_doc13"><text:span text:style-name="T1_doc13">Once a pull request is </text:span><text:span text:style-name="T2_doc13">merged</text:span><text:span text:style-name="T1_doc13"> with a bounty on it, it is selected as the winning claim.</text:span></text:p>
      <text:p text:style-name="P1_doc13"><text:span text:style-name="T1_doc13">You must </text:span><text:span text:style-name="T2_doc13">sign off</text:span><text:span text:style-name="T1_doc13"> on this bounty payout by navigating to your Ethereum Wallet and `confirming` the transaction - after a bounty is merged.</text:span></text:p>
      <text:p text:style-name="P1_doc13"><text:soft-page-break/><text:span text:style-name="T1_doc13">You can check out `Activity Feed` to view that claimer received the funds after `confirming` transaction.</text:span></text:p>
      <text:p text:style-name="P1_doc13"><text:span text:style-name="T1_doc13">You’ve now issued your first bounty - congratulations!</text:span></text:p>
      <text:p text:style-name="P7_doc13"><text:bookmark text:name="_a7fi2lumjrt9"/><text:span text:style-name="T3_doc13">Removing Bounties</text:span></text:p>
      <text:p text:style-name="P1_doc13"><text:span text:style-name="T1_doc13">If you would like to remove your bounty from an `issue` you can close the issue out on GitHub and the bounty will be removed.</text:span></text:p>
      <text:p text:style-name="P1_doc13"><text:span text:style-name="T2_doc13">Please note: Currently if you close an issue that has a bounty on it funds will not be automatically sent back. Please contact us in the Riot #openbounty channel if you need to manually close a bounty issue containing funds.</text:span></text:p>
      <text:p text:style-name="P5_doc13"><text:bookmark text:name="_xehxbduem5km"/>Switching Accounts</text:p>
      <text:p text:style-name="P1_doc13"><text:span text:style-name="T1_doc13">If you’d like to change the GitHub account associated with login you can simply clear the cache of your preferred browser- A private browsing window will work as well.</text:span></text:p>
      <text:p text:style-name="P1_doc13"><text:span text:style-name="T1_doc13">Alternatively if you want to remove your GitHub profile from SOB you can revoke 0auth apps access in GitHub under Applications &gt; 0auth apps &gt; Revoke access.</text:span></text:p>
      <text:p text:style-name="P2_doc13"/>
      <text:p text:style-name="P1_doc13"><text:span text:style-name="T1_doc13">$1M Bounty fund for open source projects on the way. Learn more.</text:span></text:p>
      <text:p text:style-name="P4_doc13"/>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13_doc14"><text:bookmark text:name="_p5kalhsur1tw"/><text:span text:style-name="T1_doc14">Before reporting</text:span></text:p>
      <text:p text:style-name="P12_doc14"><text:bookmark text:name="_eidl2ay6y731"/><text:span text:style-name="T2_doc14">Make sure you can reproduce an issue at least 3 times</text:span></text:p>
      <text:list xml:id="list7278573403843205786" text:style-name="WWNum1">
        <text:list-item>
          <text:p text:style-name="P1_doc14"><text:span text:style-name="T2_doc14">Check that found issue is not know yet: search in GitHub by the keywords:</text:span></text:p>
          <text:list>
            <text:list-item>
              <text:p text:style-name="P6_doc14"><text:span text:style-name="T2_doc14">If there is an error message then search by its text or 3-4 first words from the message.</text:span></text:p>
            </text:list-item>
            <text:list-item>
              <text:p text:style-name="P6_doc14"><text:span text:style-name="T2_doc14">If there is no error shown then search by some names of UI elements like "profile", "send", "QR" etc that are connected with issue you've found.</text:span></text:p>
            </text:list-item>
            <text:list-item>
              <text:p text:style-name="P6_doc14"><text:span text:style-name="T2_doc14">Search by the screen/area title where issue occurs, e.g. "Chats", "Console", "Popular statuses"</text:span></text:p>
            </text:list-item>
            <text:list-item>
              <text:p text:style-name="P6_doc14"><text:span text:style-name="T2_doc14">It's also useful just to read known issues (marked with label `bug`) and get used to the terminology and format of the bug report.</text:span></text:p>
            </text:list-item>
          </text:list>
        </text:list-item>
        <text:list-item>
          <text:p text:style-name="P1_doc14"><text:span text:style-name="T2_doc14">If issue is not yet reported then create a new one in Github </text:span><text:a text:visited-style-name="Visited_20_Internet_20_Link" xlink:href="https://github.com/status-im/status-react/issues" xlink:type="simple" text:style-name="Internet_20_link_doc14"><text:span text:style-name="T4_doc14">repo</text:span></text:a><text:span text:style-name="T2_doc14"> and follow the issue template. It's very important and if you really want to help then invest some time in creating a good title, description, steps, attaching video/pictures and logs.</text:span></text:p>
        </text:list-item>
        <text:list-item>
          <text:p text:style-name="P1_doc14"><text:span text:style-name="T2_doc14">One bug report must contain info about one issue. Do not mix several issues in one bug report. Even if they exist in one area. It's impossible to track the state of several issues in one bug report (first can be fixed and verified ok, second can fail verification, third can be in progress of fixing), so never put several issues in one bug report.</text:span></text:p>
        </text:list-item>
      </text:list>
      <text:p text:style-name="P12_doc14"><text:bookmark text:name="_de83t11n64g7"/><text:span text:style-name="T1_doc14">Good Bug Title</text:span></text:p>
      <text:p text:style-name="P7_doc14"><text:span text:style-name="T2_doc14">This is the first thing anyone reads about the found issue. This is the line that explains how this bug is different from all other bugs in the list. So, be specific and tell what’s wrong. No need to tell what’s not happening and what you don’t see. Tell what happens and what you can see. Literally, describe physical objects you see on the screen. Pretend you are the mirror that shows some situation on the screen to the reader.</text:span></text:p>
      <text:p text:style-name="P7_doc14"><text:span text:style-name="T2_doc14">For example, this title is not good: `location does not work in chat` because it does not explain what exactly is wrong and it does not tell what you really see when issue happens. There is definitely something strange but the title does not tell what. There might be 20 issues with similar title but the exact manifestation of the broken location would be different for each of them. So, describe that thing you can see on the app screen when issue happens. This specific info will differentiate your report from other 19 bugs where location does not work.</text:span></text:p>
      <text:p text:style-name="P7_doc14"><text:span text:style-name="T2_doc14">Let’s look again at the location title and ask yourself: what exactly happens that makes me think it’s a bug? What do I see on the screen? What I would expect to see? For example, location command is used, it shows your current location, you tap on the address but sent message shows other location. Then tell this in the title: “Other location is shown instead of the selected current location in the sent message”.</text:span></text:p>
      <text:p text:style-name="P7_doc14"><text:span text:style-name="T2_doc14">The pattern for a good title has 3 parts and only 1 is mandatory:</text:span></text:p>
      <text:list xml:id="list7687035418779363595" text:style-name="WWNum6">
        <text:list-item>
          <text:p text:style-name="P2_doc14"><text:span text:style-name="T2_doc14">Exact problem description: “Other location is shown”</text:span></text:p>
        </text:list-item>
        <text:list-item>
          <text:p text:style-name="P2_doc14"><text:span text:style-name="T2_doc14">What was expected (optional): “instead of the selected current location”</text:span></text:p>
        </text:list-item>
        <text:list-item>
          <text:p text:style-name="P2_doc14"><text:span text:style-name="T2_doc14">Place/condition/details (optional): “ in the sent message”</text:span></text:p>
        </text:list-item>
      </text:list>
      <text:p text:style-name="P7_doc14"><text:span text:style-name="T2_doc14">Do not tell in the title “Fix location” or “Strange behaviour in chat”. You already reporting an issue that means it needs to be fixed. Behaviour is already strange this why you are reporting it. The less specific info you provide the harder is to search for the bug and to understand it.</text:span></text:p>
      <text:p text:style-name="P7_doc14"><text:span text:style-name="T2_doc14">More examples:</text:span></text:p>
      <table:table table:name="Table1" table:style-name="Table1">
        <table:table-column table:style-name="Table1.A"/>
        <table:table-column table:style-name="Table1.B"/>
        <text:soft-page-break/>
        <table:table-row table:style-name="Table1.1">
          <table:table-cell table:style-name="Table1.A1" office:value-type="string">
            <text:p text:style-name="P8_doc14"><text:span text:style-name="T5_doc14">Bad</text:span></text:p>
          </table:table-cell>
          <table:table-cell table:style-name="Table1.A1" office:value-type="string">
            <text:p text:style-name="P8_doc14"><text:span text:style-name="T5_doc14">Good</text:span></text:p>
          </table:table-cell>
        </table:table-row>
        <table:table-row table:style-name="Table1.2">
          <table:table-cell table:style-name="Table1.A1" office:value-type="string">
            <text:p text:style-name="P8_doc14"><text:span text:style-name="T5_doc14">location does not work in chat.</text:span></text:p>
          </table:table-cell>
          <table:table-cell table:style-name="Table1.A1" office:value-type="string">
            <text:p text:style-name="P8_doc14"><text:span text:style-name="T5_doc14">Empty box instead of the map is shown in 1-1 chat</text:span></text:p>
          </table:table-cell>
        </table:table-row>
        <table:table-row table:style-name="Table1.2">
          <table:table-cell table:style-name="Table1.A1" office:value-type="string">
            <text:p text:style-name="P8_doc14"><text:span text:style-name="T5_doc14">Incorrect functioning while type</text:span></text:p>
          </table:table-cell>
          <table:table-cell table:style-name="Table1.A1" office:value-type="string">
            <text:p text:style-name="P8_doc14"><text:span text:style-name="T5_doc14">Previously sent text is automatically inserted in the input field if start typing new text</text:span></text:p>
          </table:table-cell>
        </table:table-row>
        <table:table-row table:style-name="Table1.1">
          <table:table-cell table:style-name="Table1.A1" office:value-type="string">
            <text:p text:style-name="P8_doc14"><text:span text:style-name="T5_doc14">Weird things with emoji</text:span></text:p>
          </table:table-cell>
          <table:table-cell table:style-name="Table1.A1" office:value-type="string">
            <text:p text:style-name="P8_doc14"><text:span text:style-name="T5_doc14">Letter instead of flag emoji is shown in the emoji list and 1-1 chat</text:span></text:p>
          </table:table-cell>
        </table:table-row>
        <table:table-row table:style-name="Table1.2">
          <table:table-cell table:style-name="Table1.A1" office:value-type="string">
            <text:p text:style-name="P8_doc14"><text:span text:style-name="T5_doc14">Red error in chat</text:span></text:p>
          </table:table-cell>
          <table:table-cell table:style-name="Table1.A1" office:value-type="string">
            <text:p text:style-name="P8_doc14"><text:span text:style-name="T5_doc14">"Recipient name must be specified" error is shown if tap on requesting message in group chat</text:span></text:p>
          </table:table-cell>
        </table:table-row>
      </table:table>
      <text:p text:style-name="P7_doc14"><text:soft-page-break/><text:span text:style-name="T2_doc14">Bug title is the essence of the bug. It’s like a headline in the newspaper. You want to bring news about the problem, so tell about the exact problem in the beginning of the title and leave the details for the end or for the description.</text:span></text:p>
      <text:p text:style-name="P12_doc14"><text:bookmark text:name="_kq3uclfoooq6"/><text:span text:style-name="T1_doc14">Good description</text:span></text:p>
      <text:p text:style-name="P7_doc14"><text:span text:style-name="T2_doc14">So, we are done with the title and now we have some attention from the reader, this is time to tell more details about the bug. There are different types of details:</text:span></text:p>
      <text:list xml:id="list9156695664444573933" text:style-name="WWNum5">
        <text:list-item>
          <text:p text:style-name="P9_doc14"><text:span text:style-name="T2_doc14">Must:</text:span></text:p>
          <text:list>
            <text:list-item>
              <text:p text:style-name="P10_doc14"><text:span text:style-name="T2_doc14">what’s the problem,</text:span></text:p>
            </text:list-item>
            <text:list-item>
              <text:p text:style-name="P10_doc14"><text:span text:style-name="T2_doc14">where is the problem: screen/area title where issue occurs. By mentioning the name of the screen/area you make it super easy to find the bug for anyone who will see issues on the same screen. By making a typo or not mentioning it - you are decreasing this chance</text:span></text:p>
            </text:list-item>
            <text:list-item>
              <text:p text:style-name="P10_doc14"><text:span text:style-name="T2_doc14">describe conditions to get the issue</text:span></text:p>
            </text:list-item>
            <text:list-item>
              <text:p text:style-name="P10_doc14"><text:span text:style-name="T2_doc14">is it reproducible on both iOS and Android or only on one of them? If you don't have both OS then write that issue was found on Android/iOS and you can't check on other.</text:span></text:p>
            </text:list-item>
          </text:list>
        </text:list-item>
        <text:list-item>
          <text:p text:style-name="P9_doc14"><text:span text:style-name="T2_doc14">If there is a visual bug then add a screenshot with a problem area selected by red rectangle. Picture is always better than long description.</text:span></text:p>
        </text:list-item>
        <text:list-item>
          <text:p text:style-name="P9_doc14"><text:span text:style-name="T2_doc14">If there is no picture but reader needs to see a flow then add a link to a video (for example on youtube/google drive). Sorry but we might not follow links to other resources. Record only important part with shortest set of steps to reproduce, you don't want to waste 15 minutes of your life when issue occurs on 15:25. If you can't cut the video then add info from what time there is anything important to watch.</text:span></text:p>
        </text:list-item>
        <text:list-item>
          <text:p text:style-name="P9_doc14"><text:span text:style-name="T2_doc14">If there is anything wrong with end result and it's visible then add a picture even if you've added a video. When you review 20 issues then it's much faster to see the picture then watch 20 videos even if each of them is only 2 minutes long .</text:span></text:p>
        </text:list-item>
        <text:list-item>
          <text:p text:style-name="P9_doc14"><text:span text:style-name="T2_doc14">If there is a popup with an error message, then type its text or at least first 4-5 words. It’s important because search will not find anything inside the screenshot of the message, so to make life easier for other testers, including you, error text is needed. If there are more than 4-5 words to type then attach screenshot of the full error text too.</text:span></text:p>
        </text:list-item>
        <text:list-item>
          <text:p text:style-name="P9_doc14"><text:span text:style-name="T2_doc14">Mention any special conditions that are needed to reproduce an issue. For example, bug happens only after some specific actions or only on the 1st app run.</text:span></text:p>
        </text:list-item>
        <text:list-item>
          <text:p text:style-name="P9_doc14"><text:span text:style-name="T2_doc14">Mention how many times you tried to reproduce an issue. <text:s/>E.g. can reproduce 3 times/3 attempts. If it happens sporadically then mention how many times you’ve seen it / how many times you’ve tried, e.g crash happened 3 times / 7 total attempts.</text:span></text:p>
        </text:list-item>
      </text:list>
      <text:p text:style-name="P12_doc14"><text:bookmark text:name="_amgabpbtgecm"/><text:span text:style-name="T1_doc14">Good expected and actual results</text:span></text:p>
      <text:p text:style-name="P7_doc14"><text:span text:style-name="T2_doc14">Expected:</text:span></text:p>
      <text:list xml:id="list4695718925581795315" text:style-name="WWNum3">
        <text:list-item>
          <text:p text:style-name="P3_doc14"><text:span text:style-name="T2_doc14">What I expect to see, not what I do not expect. Good example: "after sending location command there is new message in the chat with a map". Bad: "no error shown"</text:span></text:p>
        </text:list-item>
        <text:list-item>
          <text:p text:style-name="P3_doc14"><text:span text:style-name="T2_doc14">Even if it's very obvious, please, tell what you expect to happen. This will help developer to justify if the fix works and tester to verify the bug fix.</text:span></text:p>
        </text:list-item>
      </text:list>
      <text:p text:style-name="P7_doc14"><text:span text:style-name="T2_doc14">Actual:</text:span></text:p>
      <text:list xml:id="list5471554356492742658" text:style-name="WWNum2">
        <text:list-item>
          <text:p text:style-name="P4_doc14"><text:span text:style-name="T2_doc14">What exactly happens. Bad: "and it's broken" or "I can't type". Good: "after I tap in the input field there is no keyboard shown, input field stays at the bottom of the screen as if I didn't type inside it". It might be too obvious but it's not. There are more reasons why you can't type: maybe keyboard is shown but tap on each key has no effect. Maybe you can't type because keyboard is shown ok, you can tap on the key but the typed letter is not shown in the input field, etc.</text:span></text:p>
        </text:list-item>
        <text:list-item>
          <text:p text:style-name="P4_doc14"><text:span text:style-name="T2_doc14">Most likely this will be the second thing reader will check after the title. So even if you need to repeat some info from description - repeat it. This is a brief on actual manifestation of the bug. You'll read it first too when you'll start verifying the fix for the issue.</text:span></text:p>
        </text:list-item>
      </text:list>
      <text:p text:style-name="P12_doc14"><text:bookmark text:name="_et75zeqagjqt"/><text:span text:style-name="T1_doc14">Good Steps to Reproduce</text:span></text:p>
      <text:list xml:id="list4292137538042775376" text:style-name="WWNum4">
        <text:list-item>
          <text:p text:style-name="P5_doc14"><text:span text:style-name="T2_doc14">Start from the beginning and document each step to get to the problem. Do not jump from the middle of nowhere with a step: "and send 2 more messages to that contact in any chat."</text:span></text:p>
        </text:list-item>
        <text:list-item>
          <text:p text:style-name="P5_doc14"><text:span text:style-name="T2_doc14">Even if you can reproduce the issue with any data in any chat, specify the exact data you've used. For example: "send any amount in any chat, in my case I've sent 0.004 ETH in the group chat."</text:span></text:p>
        </text:list-item>
        <text:list-item>
          <text:p text:style-name="P5_doc14"><text:span text:style-name="T2_doc14">Guide a reader. Ideally, each step that need some waiting or transition to other area/screen should mention it. Imagine your issue will be investigated 10 days later when some new screen is introduced and older one is removed. It will be hard for the reader to follow why suddenly there are some UI elements mentioned that he/she doesn't see in the app. If you explicitly tell that screen X is opened as a result of some action then it will help.</text:span></text:p>
        </text:list-item>
      </text:list>
      <text:p text:style-name="P7_doc14"><text:span text:style-name="T2_doc14">For example:</text:span></text:p>
      <text:p text:style-name="P7_doc14"><text:soft-page-break/><text:span text:style-name="T2_doc14">- Open 1-1 chat with Jarrad</text:span></text:p>
      <text:p text:style-name="P7_doc14"><text:span text:style-name="T2_doc14">- Tap on send command</text:span></text:p>
      <text:p text:style-name="P7_doc14"><text:span text:style-name="T2_doc14">- in the input field after /send command type "0.1"</text:span></text:p>
      <text:p text:style-name="P7_doc14"><text:span text:style-name="T2_doc14">- tap on send button. As a result, Sign a transaction screen should be shown</text:span></text:p>
      <text:p text:style-name="P7_doc14"><text:span text:style-name="T2_doc14">- type your password in the popup ...</text:span></text:p>
      <text:p text:style-name="P12_doc14"><text:bookmark text:name="_z7eqrg4w8p3l"/><text:span text:style-name="T1_doc14">Good Additional Info</text:span></text:p>
      <text:p text:style-name="P7_doc14"><text:span text:style-name="T2_doc14">Specify not only OS but also</text:span></text:p>
      <text:p text:style-name="P7_doc14"><text:span text:style-name="T2_doc14">- real device model or emulator, e.g real Samsung Galaxy S6 ; Genymotion emulator Galaxy S6</text:span></text:p>
      <text:p text:style-name="P7_doc14"><text:span text:style-name="T2_doc14">- build type used (release or nightly build)</text:span></text:p>
      <text:p text:style-name="P7_doc14"><text:span text:style-name="T2_doc14">- build version</text:span></text:p>
      <text:p text:style-name="P7_doc14"><text:span text:style-name="T2_doc14">- link to apk and date if it's a nightly build</text:span></text:p>
      <text:p text:style-name="P7_doc14"><text:span text:style-name="T2_doc14">- Logs (logcat at least)</text:span></text:p>
      <text:p text:style-name="P7_doc14"><text:span text:style-name="T2_doc14">- For nightly builds we record session info in the TestFairy (video and logs) if you are on wifi, so you can specify exact time when issue happened, your country and build number - this will help to locate your session in TestFairy and tester from the core team can update your bug report with a link</text:span></text:p>
      <text:p text:style-name="P11_doc14"/>
    </office:text>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2_doc15"><text:span text:style-name="T1_doc15">This document describes the Discover feature of Status. Ethereum hosts its own community, and with Discover we want to connect Ethereum users with other Ethereum users - to trade and exchange ideas. Ultimately this will reduce transaction costs and increase the utility of ETH. Discover is also a way to find DApps and Public Chats - this will include Bots, DApps that can communicate to each-other and potentially jobs in the future.</text:span></text:p>
      <text:p text:style-name="P4_doc15"><text:bookmark text:name="_16q8pl95ebmy"/>What it Does</text:p>
      <text:p text:style-name="P1_doc15"><text:span text:style-name="T1_doc15">Discover is done through a users Status (hence the application name). This status is a 140 char sub-headline to a users profile which can be seen on my profile, user profile and discover screens. A status is private and not shared with anyone except their immediate contacts, unless a #hashtag is introduced. These #hashtags are locally searchable on the discover screen.</text:span></text:p>
      <text:p text:style-name="P4_doc15"><text:bookmark text:name="_io2p4jx2hhsm"/>How It's Built</text:p>
      <text:p text:style-name="P1_doc15"><text:span text:style-name="T1_doc15">The Discover application protocol is built on top of Whisper, possibly utilising our messaging protocol and is implemented in status-im/status-lib</text:span></text:p>
      <text:p text:style-name="P1_doc15"><text:span text:style-name="T1_doc15">Periodically the client should request from it's contacts, a package of statuses that is an aggregate compilation of discoverable statuses (created using the specifications below), this package should contain no more than 100-500 statuses and the period in which the client requests the package is after when the user is back online and/or after waiting X hours has elapsed. Whisper penalizes larger payloads so we may have to chunk this. 140chars × 4bytes (utf-8) × 100 contacts = 54kb</text:span></text:p>
      <text:p text:style-name="P1_doc15"><text:span text:style-name="T1_doc15">The 100 contacts the user decides to return is weighted by;</text:span></text:p>
      <text:p text:style-name="P1_doc15"><text:span text:style-name="T1_doc15">the newest available information (latest status from that user), the most seen contact statuses by other contacts. (that user who has seen the same contact status from all his contacts) and actual interactions with contacts, favor contacts that the user has actually messaged themselves. if contact is online The Discover screen then takes this aggregate search space 100-500 statuses × users in contact list and organise them by #hashtags, the hashtags that have more than X contacts are put into the carousel under that #hashtag category.</text:span></text:p>
      <text:p text:style-name="P1_doc15"><text:span text:style-name="T1_doc15">Below it, the statuses are listed by most recent.</text:span></text:p>
      <text:p text:style-name="P1_doc15"><text:span text:style-name="T1_doc15">On tapping one of these messages a chat session is attempted with that user.</text:span></text:p>
      <text:p text:style-name="P1_doc15"><text:span text:style-name="T1_doc15">Each user should cache no more than 1000 statuses</text:span></text:p>
      <text:p text:style-name="P3_doc15"/>
    </office:text>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6_doc16"><text:bookmark text:name="_culaxjuwvm4l"/><text:span text:style-name="T1_doc16">Check if you are ready to help</text:span></text:p>
      <table:table table:name="Table1" table:style-name="Table1">
        <table:table-column table:style-name="Table1.A"/>
        <table:table-column table:style-name="Table1.B"/>
        <text:soft-page-break/>
        <table:table-row table:style-name="Table1.1">
          <table:table-cell table:style-name="Table1.A1" office:value-type="string">
            <text:p text:style-name="P1_doc16"><text:span text:style-name="T4_doc16">Short</text:span></text:p>
          </table:table-cell>
          <table:table-cell table:style-name="Table1.A1" office:value-type="string">
            <text:p text:style-name="P1_doc16"><text:span text:style-name="T4_doc16">Details</text:span></text:p>
          </table:table-cell>
        </table:table-row>
        <table:table-row table:style-name="Table1.2">
          <table:table-cell table:style-name="Table1.A1" office:value-type="string">
            <text:p text:style-name="P1_doc16"><text:span text:style-name="T5_doc16">app is unstable</text:span></text:p>
          </table:table-cell>
          <table:table-cell table:style-name="Table1.A1" office:value-type="string">
            <text:p text:style-name="P1_doc16"><text:span text:style-name="T5_doc16">If you are not ready to deal with unstable/crashing/weird and other typical traits of the untested app then you should not help with testing</text:span></text:p>
          </table:table-cell>
        </table:table-row>
        <table:table-row table:style-name="Table1.3">
          <table:table-cell table:style-name="Table1.A1" office:value-type="string">
            <text:p text:style-name="P1_doc16"><text:span text:style-name="T5_doc16">create backup of the device BEFORE testing</text:span></text:p>
          </table:table-cell>
          <table:table-cell table:style-name="Table1.A1" office:value-type="string">
            <text:p text:style-name="P1_doc16"><text:span text:style-name="T5_doc16">If you are ready to help with testing then make sure you have a recent backup of your device as there is no guarantee that next build will not introduce critical issues that cause complete device reset and data loss.</text:span></text:p>
          </table:table-cell>
        </table:table-row>
        <table:table-row table:style-name="Table1.4">
          <table:table-cell table:style-name="Table1.A1" office:value-type="string">
            <text:p text:style-name="P1_doc16"><text:span text:style-name="T5_doc16">2 devices for testing</text:span></text:p>
          </table:table-cell>
          <table:table-cell table:style-name="Table1.A1" office:value-type="string">
            <text:p text:style-name="P1_doc16"><text:span text:style-name="T5_doc16">This is app with lot's of messaging functionality, so you need at least 2 devices to test it. Ideally, it's 2 real devices. Ok: 1 real and 1 emulator like Android emulator or Genymotion.</text:span></text:p>
          </table:table-cell>
        </table:table-row>
        <table:table-row table:style-name="Table1.2">
          <table:table-cell table:style-name="Table1.A1" office:value-type="string">
            <text:p text:style-name="P1_doc16"><text:span text:style-name="T5_doc16">test on wifi</text:span></text:p>
          </table:table-cell>
          <table:table-cell table:style-name="Table1.A1" office:value-type="string">
            <text:p text:style-name="P1_doc16"><text:span text:style-name="T5_doc16">Current versions consume lots of traffic and battery, make sure you are using wifi for testing.</text:span></text:p>
          </table:table-cell>
        </table:table-row>
        <table:table-row table:style-name="Table1.4">
          <table:table-cell table:style-name="Table1.A1" office:value-type="string">
            <text:p text:style-name="P1_doc16"><text:span text:style-name="T5_doc16">do not send real ETH or SNT to the app</text:span></text:p>
          </table:table-cell>
          <table:table-cell table:style-name="Table1.A1" office:value-type="string">
            <text:p text:style-name="P1_doc16"><text:span text:style-name="T5_doc16">We will test only in Testnets (Ropsten and Rinkeby). Test ether should be used to check transactions are working. We will never ask you to send real SNT or ETH for testing</text:span></text:p>
          </table:table-cell>
        </table:table-row>
      </table:table>
      <text:p text:style-name="P5_doc16"><text:bookmark text:name="_gvt5zn5fgku6"/><text:soft-page-break/><text:span text:style-name="T1_doc16">Test all features in the nightly develop build</text:span></text:p>
      <text:p text:style-name="P2_doc16"><text:span text:style-name="T2_doc16">The most useful would be to check nightly develop build on Android. We expect that features merged in the develop build are stable enough and this build is free of obvious bugs. This is of course just an assumption and should be verified. There are end-to-end tests that cover some common scenario. For the rest we test manually once in 2-3 days, so anyone who can find and report not-known issue is welcome to the club. There is an outdated version of the smoke test cases (for version 0.9.10) available </text:span><text:a text:visited-style-name="Visited_20_Internet_20_Link" xlink:href="https://docs.google.com/spreadsheets/d/1Nx9JLNhW9SwHBOMgWdT0LPxbB-r6EBoqGQ2AcwEpEIU/edit#gid=572215431" xlink:type="simple" text:style-name="Internet_20_link_doc16"><text:span text:style-name="T6_doc16">here</text:span></text:a><text:span text:style-name="T2_doc16"> that we will update soon. It can be used as a base to learn the features of the app.</text:span></text:p>
      <text:p text:style-name="P2_doc16"><text:span text:style-name="T2_doc16">Each European night there is a new nightly build created and it’s very important to take the latest because issues you will find in 2-days old build might be already fixed in the recent build. </text:span><text:a text:visited-style-name="Visited_20_Internet_20_Link" xlink:href="http://artifacts.status.im:8081/artifactory/nightlies-local/" xlink:type="simple" text:style-name="Internet_20_link_doc16"><text:span text:style-name="T6_doc16">List of the builds</text:span></text:a><text:span text:style-name="T2_doc16"> is not sorted by the latest date, so to find the latest search by the date, e.g. “06-dec”</text:span></text:p>
      <text:p text:style-name="P2_doc16"><text:span text:style-name="T2_doc16">When you report an issue it’s also important to mention that nightly build X was used. Just add an info about the date and link to the apk you’ve used in section “Additional Information” of the issue. When reporting an issue, please follow the guidelines from </text:span><text:a text:visited-style-name="Visited_20_Internet_20_Link" xlink:href="https://wiki.status.im/Bug_Report" xlink:type="simple" text:style-name="Internet_20_link_doc16"><text:span text:style-name="T6_doc16">How to report a Bug</text:span></text:a><text:span text:style-name="T2_doc16">.</text:span></text:p>
      <text:p text:style-name="P2_doc16"><text:span text:style-name="T2_doc16">Suggestions on the procedure to check dev build:</text:span></text:p>
      <table:table table:name="Table2" table:style-name="Table2">
        <table:table-column table:style-name="Table2.A"/>
        <table:table-column table:style-name="Table2.B"/>
        <text:soft-page-break/>
        <table:table-row table:style-name="Table2.1">
          <table:table-cell table:style-name="Table2.A1" office:value-type="string">
            <text:p text:style-name="P1_doc16"><text:span text:style-name="T5_doc16">1</text:span></text:p>
          </table:table-cell>
          <table:table-cell table:style-name="Table2.A1" office:value-type="string">
            <text:p text:style-name="P1_doc16"><text:span text:style-name="T5_doc16">Perform fresh install to see that build works. Fresh install = previous build was uninstalled or never installed on the device and new version is installed. There is no old data from the previous version available in the app (user profile, chats etc).</text:span></text:p>
            <text:p text:style-name="P3_doc16"><text:span text:style-name="T5_doc16">Do not perform install of a new build on top of previously installed develop or PR build.</text:span></text:p>
          </table:table-cell>
        </table:table-row>
        <table:table-row table:style-name="Table2.2">
          <table:table-cell table:style-name="Table2.A1" office:value-type="string">
            <text:p text:style-name="P1_doc16"><text:span text:style-name="T5_doc16">2</text:span></text:p>
          </table:table-cell>
          <table:table-cell table:style-name="Table2.A1" office:value-type="string">
            <text:p text:style-name="P1_doc16"><text:span text:style-name="T5_doc16">Test basic flows that typical user will do. You can use Smoke Tests checklist for this</text:span></text:p>
          </table:table-cell>
        </table:table-row>
        <table:table-row table:style-name="Table2.3">
          <table:table-cell table:style-name="Table2.A1" office:value-type="string">
            <text:p text:style-name="P1_doc16"><text:span text:style-name="T5_doc16">3</text:span></text:p>
          </table:table-cell>
          <table:table-cell table:style-name="Table2.A1" office:value-type="string">
            <text:p text:style-name="P1_doc16"><text:span text:style-name="T5_doc16">Perform upgrade to see that older version can be upgraded using "build under test". Upgrade = released version from the TestFlight/PlayStore was installed on the device and "build under test" is installed on top of it. No uninstall was performed, so old data like user profile, chats, contacts is available.</text:span></text:p>
            <text:p text:style-name="P3_doc16"><text:span text:style-name="T5_doc16">Data for upgrade is listed in Smoke Test checklist Before making upgrade: record (video or pictures) the state of the data as anything can be broken after upgrade. For example, if there is "requesting ether" message sent before upgrade then chat will contain empty boxes instead of this message, To identify and prove what was there you need to record initial state with video/screenshots.</text:span></text:p>
          </table:table-cell>
        </table:table-row>
        <table:table-row table:style-name="Table2.4">
          <table:table-cell table:style-name="Table2.A1" office:value-type="string">
            <text:p text:style-name="P1_doc16"><text:span text:style-name="T5_doc16">4</text:span></text:p>
          </table:table-cell>
          <table:table-cell table:style-name="Table2.A1" office:value-type="string">
            <text:p text:style-name="P1_doc16"><text:span text:style-name="T5_doc16">After upgrade - check that old data is visible/usable. Test basic flows that typical user will do using old data and new data</text:span></text:p>
          </table:table-cell>
        </table:table-row>
        <table:table-row table:style-name="Table2.2">
          <table:table-cell table:style-name="Table2.A1" office:value-type="string">
            <text:p text:style-name="P1_doc16"><text:span text:style-name="T5_doc16">5</text:span></text:p>
          </table:table-cell>
          <table:table-cell table:style-name="Table2.A1" office:value-type="string">
            <text:p text:style-name="P1_doc16"><text:span text:style-name="T5_doc16">Fresh install - do "crazy" things, not typical flows</text:span></text:p>
          </table:table-cell>
        </table:table-row>
        <table:table-row table:style-name="Table2.2">
          <table:table-cell table:style-name="Table2.A1" office:value-type="string">
            <text:p text:style-name="P1_doc16"><text:span text:style-name="T5_doc16">6</text:span></text:p>
          </table:table-cell>
          <table:table-cell table:style-name="Table2.A1" office:value-type="string">
            <text:p text:style-name="P1_doc16"><text:span text:style-name="T5_doc16">Upgrade - do "crazy" things, not typical flows</text:span></text:p>
          </table:table-cell>
        </table:table-row>
      </table:table>
      <text:p text:style-name="P5_doc16"><text:bookmark text:name="_ihd6ixqmswh8"/><text:soft-page-break/><text:span text:style-name="T1_doc16">Find and report issues in the stable released versions on iOS or Android</text:span></text:p>
      <text:p text:style-name="P2_doc16"><text:span text:style-name="T2_doc16">If you don’t want to install nightly apk build then you can help by finding and reporting issues in the released Android version available on PlayStore or in iOS version from TestFlight. This is less useful as we continue to fix known issues and modify existing areas, so it might happen that found issue is already fixed or area is being re-designed in the current develop build. When reporting an issue, please follow the guidelines from </text:span><text:a text:visited-style-name="Visited_20_Internet_20_Link" xlink:href="https://wiki.status.im/Bug_Report" xlink:type="simple" text:style-name="Internet_20_link_doc16"><text:span text:style-name="T6_doc16">How to report a Bug</text:span></text:a></text:p>
      <text:p text:style-name="P5_doc16"><text:bookmark text:name="_pslji67voud2"/><text:span text:style-name="T1_doc16">Reproduce issues with "Help to reproduce" label and add extra info</text:span></text:p>
      <text:p text:style-name="P2_doc16"><text:span text:style-name="T2_doc16">Sometimes we see the issues or get the bug reports but can't find the exact steps/model/condition to reproduce them. You can search in the Github repo by label "Help to reproduce" to see the </text:span><text:a text:visited-style-name="Visited_20_Internet_20_Link" xlink:href="https://github.com/status-im/status-react/issues?q=is%3Aopen+is%3Aissue+label%3A%22help+to+reproduce%22" xlink:type="simple" text:style-name="Internet_20_link_doc16"><text:span text:style-name="T6_doc16">list</text:span></text:a><text:span text:style-name="T2_doc16"> and try to reproduce bugs. If you can then add as much info as possible: exact steps, logs, video, info about the phone model/OS, anything else that can help us to reproduce and then to fix a bug.</text:span></text:p>
      <text:p text:style-name="P5_doc16"><text:bookmark text:name="_4587hnx7ti45"/><text:span text:style-name="T1_doc16">Test new features in PR builds</text:span></text:p>
      <text:p text:style-name="P2_doc16"><text:span text:style-name="T2_doc16">Team is working on providing an access to the PR builds to the external contributors, including testers. However, PR builds are expected to be tested faster and thoroughly by someone who is very familiar with the app. This is what core test team is doing daily: testing PR builds that introduce changes/fixes/features. So, if you are just starting to help it would not be the best option to choose.</text:span></text:p>
      <text:p text:style-name="P5_doc16"><text:bookmark text:name="_nqrbc6ggrbv"/><text:span text:style-name="T1_doc16">Check the Python end-to-end test suite and create new tests</text:span></text:p>
      <text:p text:style-name="P5_doc16"><text:bookmark text:name="_e7nxprfi4t3a"/><text:a text:visited-style-name="Visited_20_Internet_20_Link" xlink:href="https://wiki.status.im/Appium_end-to-end_tests_for_Status_app" xlink:type="simple" text:style-name="Internet_20_link_doc16"><text:span text:style-name="T6_doc16">Setup</text:span></text:a><text:span text:style-name="T2_doc16"> and run existing automated tests. Review the tests and create new ones in PR. You might also like to create an issue in Github </text:span><text:a text:visited-style-name="Visited_20_Internet_20_Link" xlink:href="https://github.com/status-im/status-react/issues" xlink:type="simple" text:style-name="Internet_20_link_doc16"><text:span text:style-name="T6_doc16">repo</text:span></text:a><text:span text:style-name="T2_doc16"> marked `Autotests` in title to explain which test you want to automate, so core test team can verify you have the correct assumptions about expected results.</text:span></text:p>
      <text:p text:style-name="P4_doc16"/>
    </office:text>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2_doc17"/>
      <text:p text:style-name="P1_doc17"><draw:frame text:anchor-type="as-char" draw:name="image2.png" svg:height="3.389in" svg:width="6.5in" draw:z-index="0" draw:style-name="fr1"><draw:image xlink:show="embed" xlink:type="simple" xlink:actuate="onLoad" xlink:href="Pictures/10000201000003C0000001F48EC03D9B465E67AB.png"/><svg:desc>Otto VM.png</svg:desc></draw:frame></text:p>
      <text:p text:style-name="P1_doc17"/>
    </office:text>
  </office:body>
</office:document-content>
</file>

<file path=styles.xml><?xml version="1.0" encoding="utf-8"?>
<office:document-styles xmlns:ooo="http://openoffice.org/2004/office" xmlns:xlink="http://www.w3.org/1999/xlink" xmlns:draw="urn:oasis:names:tc:opendocument:xmlns:drawing:1.0" xmlns:office="urn:oasis:names:tc:opendocument:xmlns:office:1.0" xmlns:table="urn:oasis:names:tc:opendocument:xmlns:table:1.0" xmlns:chart="urn:oasis:names:tc:opendocument:xmlns:chart:1.0" xmlns:ns41="urn:org:documentfoundation:names:experimental:office:xmlns:loext:1.0" xmlns:fo="urn:oasis:names:tc:opendocument:xmlns:xsl-fo-compatible:1.0" xmlns:presentation="urn:oasis:names:tc:opendocument:xmlns:presentation:1.0" xmlns:dc="http://purl.org/dc/elements/1.1/" xmlns:text="urn:oasis:names:tc:opendocument:xmlns:text:1.0" xmlns:manifest="urn:oasis:names:tc:opendocument:xmlns:manifest:1.0" xmlns:xml="http://www.w3.org/XML/1998/namespace" xmlns:meta="urn:oasis:names:tc:opendocument:xmlns:meta:1.0" xmlns:svg="urn:oasis:names:tc:opendocument:xmlns:svg-compatible:1.0" xmlns:config="urn:oasis:names:tc:opendocument:xmlns:config:1.0" xmlns:style="urn:oasis:names:tc:opendocument:xmlns:style:1.0" office:version="1.2">
  <office:font-face-decls>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system" style:name="Georgia1" svg:font-family="Georgi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system" style:name="Georgia1" svg:font-family="Georgia" style:font-pitch="variable"/>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system" style:name="Georgia1" svg:font-family="Georgi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roman" style:name="Georgia" svg:font-family="Georgia"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system" style:name="Georgia1" svg:font-family="Georgia" style:font-pitch="variable"/>
    <style:font-face style:font-charset="x-symbol" style:name="OpenSymbol" svg:font-family="OpenSymbol"/>
    <style:font-face style:font-family-generic="swiss" style:name="Arial1" svg:font-family="Arial"/>
    <style:font-face style:font-family-generic="roman" style:name="Arial" svg:font-family="Arial" style:font-pitch="variable"/>
    <style:font-face style:font-family-generic="swiss" style:name="Caladea" svg:font-family="Caladea" style:font-pitch="variable"/>
    <style:font-face style:font-family-generic="system" style:name="Arial2"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office:font-face-decls>
  <office:styles>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2" fo:language="en" style:text-line-through-type="none" style:country-asian="CN" style:font-size-asian="11pt" style:font-name-complex="Arial2"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2" fo:country="none" fo:language="en" style:text-line-through-type="none" style:country-asian="CN" style:font-size-asian="11pt" style:font-name-complex="Arial2"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 style:class="text"/>
    <style:style style:family="paragraph" style:parent-style-name="Standard" style:next-style-name="Text_20_body" style:name="Heading"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 style:name="Text_20_body" style:class="text">
      <style:paragraph-properties fo:margin-top="0in" fo:margin-bottom="0.0972in" fo:line-height="120%" ns41:contextual-spacing="false"/>
    </style:style>
    <style:style style:family="paragraph" style:parent-style-name="Text_20_body" style:name="List" style:class="list">
      <style:text-properties style:font-size-asian="12pt"/>
    </style:style>
    <style:style style:family="paragraph" style:parent-style-name="Standard" style:name="Caption"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 style:name="Index" style:class="index">
      <style:paragraph-properties text:line-number="0" text:number-lines="false"/>
      <style:text-properties style:font-size-asian="12pt"/>
    </style:style>
    <style:style style:family="paragraph" style:name="normal" style:default-outline-level="">
      <style:paragraph-properties fo:text-align="start" style:justify-single-word="false" style:writing-mode="lr-tb" fo:widows="2" fo:orphans="2"/>
    </style:style>
    <style:style style:family="paragraph" style:display-name="Heading 1" style:name="Heading_20_1" style:class="text" style:parent-style-name="normal"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 style:class="text" style:parent-style-name="normal"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 style:class="text" style:parent-style-name="normal"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 style:class="text" style:parent-style-name="normal"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 style:class="text" style:parent-style-name="normal"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 style:class="text" style:parent-style-name="normal"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 style:name="Title"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 style:name="Subtitle"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2" fo:font-style="normal" style:font-name-asian="Arial2"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 style:name="ListLabel_20_2">
      <style:text-properties style:text-underline-style="none"/>
    </style:style>
    <style:style style:family="text" style:display-name="ListLabel 3" style:name="ListLabel_20_3">
      <style:text-properties style:text-underline-style="none"/>
    </style:style>
    <style:style style:family="text" style:display-name="ListLabel 4" style:name="ListLabel_20_4">
      <style:text-properties style:text-underline-style="none"/>
    </style:style>
    <style:style style:family="text" style:display-name="ListLabel 5" style:name="ListLabel_20_5">
      <style:text-properties style:text-underline-style="none"/>
    </style:style>
    <style:style style:family="text" style:display-name="ListLabel 6" style:name="ListLabel_20_6">
      <style:text-properties style:text-underline-style="none"/>
    </style:style>
    <style:style style:family="text" style:display-name="ListLabel 7" style:name="ListLabel_20_7">
      <style:text-properties style:text-underline-style="none"/>
    </style:style>
    <style:style style:family="text" style:display-name="ListLabel 8" style:name="ListLabel_20_8">
      <style:text-properties style:text-underline-style="none"/>
    </style:style>
    <style:style style:family="text" style:display-name="ListLabel 9" style:name="ListLabel_20_9">
      <style:text-properties style:text-underline-style="none"/>
    </style:style>
    <style:style style:family="text" style:display-name="ListLabel 10" style:name="ListLabel_20_10">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1" style:name="ListLabel_20_11">
      <style:text-properties style:text-underline-style="none"/>
    </style:style>
    <style:style style:family="text" style:display-name="ListLabel 12" style:name="ListLabel_20_12">
      <style:text-properties style:text-underline-style="none"/>
    </style:style>
    <style:style style:family="text" style:display-name="ListLabel 13" style:name="ListLabel_20_13">
      <style:text-properties style:text-underline-style="none"/>
    </style:style>
    <style:style style:family="text" style:display-name="ListLabel 14" style:name="ListLabel_20_14">
      <style:text-properties style:text-underline-style="none"/>
    </style:style>
    <style:style style:family="text" style:display-name="ListLabel 15" style:name="ListLabel_20_15">
      <style:text-properties style:text-underline-style="none"/>
    </style:style>
    <style:style style:family="text" style:display-name="ListLabel 16" style:name="ListLabel_20_16">
      <style:text-properties style:text-underline-style="none"/>
    </style:style>
    <style:style style:family="text" style:display-name="ListLabel 17" style:name="ListLabel_20_17">
      <style:text-properties style:text-underline-style="none"/>
    </style:style>
    <style:style style:family="text" style:display-name="ListLabel 18" style:name="ListLabel_20_18">
      <style:text-properties style:text-underline-style="none"/>
    </style:style>
    <style:style style:family="text" style:display-name="ListLabel 19" style:name="ListLabel_20_19">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0" style:name="ListLabel_20_20">
      <style:text-properties style:text-underline-style="none"/>
    </style:style>
    <style:style style:family="text" style:display-name="ListLabel 21" style:name="ListLabel_20_21">
      <style:text-properties style:text-underline-style="none"/>
    </style:style>
    <style:style style:family="text" style:display-name="ListLabel 22" style:name="ListLabel_20_22">
      <style:text-properties style:text-underline-style="none"/>
    </style:style>
    <style:style style:family="text" style:display-name="ListLabel 23" style:name="ListLabel_20_23">
      <style:text-properties style:text-underline-style="none"/>
    </style:style>
    <style:style style:family="text" style:display-name="ListLabel 24" style:name="ListLabel_20_24">
      <style:text-properties style:text-underline-style="none"/>
    </style:style>
    <style:style style:family="text" style:display-name="ListLabel 25" style:name="ListLabel_20_25">
      <style:text-properties style:text-underline-style="none"/>
    </style:style>
    <style:style style:family="text" style:display-name="ListLabel 26" style:name="ListLabel_20_26">
      <style:text-properties style:text-underline-style="none"/>
    </style:style>
    <style:style style:family="text" style:display-name="ListLabel 27" style:name="ListLabel_20_27">
      <style:text-properties style:text-underline-style="none"/>
    </style:style>
    <style:style style:family="text" style:display-name="ListLabel 28" style:name="ListLabel_20_28">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9" style:name="ListLabel_20_29">
      <style:text-properties style:text-underline-style="none"/>
    </style:style>
    <style:style style:family="text" style:display-name="ListLabel 30" style:name="ListLabel_20_30">
      <style:text-properties style:text-underline-style="none"/>
    </style:style>
    <style:style style:family="text" style:display-name="ListLabel 31" style:name="ListLabel_20_31">
      <style:text-properties style:text-underline-style="none"/>
    </style:style>
    <style:style style:family="text" style:display-name="ListLabel 32" style:name="ListLabel_20_32">
      <style:text-properties style:text-underline-style="none"/>
    </style:style>
    <style:style style:family="text" style:display-name="ListLabel 33" style:name="ListLabel_20_33">
      <style:text-properties style:text-underline-style="none"/>
    </style:style>
    <style:style style:family="text" style:display-name="ListLabel 34" style:name="ListLabel_20_34">
      <style:text-properties style:text-underline-style="none"/>
    </style:style>
    <style:style style:family="text" style:display-name="ListLabel 35" style:name="ListLabel_20_35">
      <style:text-properties style:text-underline-style="none"/>
    </style:style>
    <style:style style:family="text" style:display-name="ListLabel 36" style:name="ListLabel_20_36">
      <style:text-properties style:text-underline-style="none"/>
    </style:style>
    <style:style style:family="text" style:display-name="ListLabel 37" style:name="ListLabel_20_37">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38" style:name="ListLabel_20_38">
      <style:text-properties style:text-underline-style="none"/>
    </style:style>
    <style:style style:family="text" style:display-name="ListLabel 39" style:name="ListLabel_20_39">
      <style:text-properties style:text-underline-style="none"/>
    </style:style>
    <style:style style:family="text" style:display-name="ListLabel 40" style:name="ListLabel_20_40">
      <style:text-properties style:text-underline-style="none"/>
    </style:style>
    <style:style style:family="text" style:display-name="ListLabel 41" style:name="ListLabel_20_41">
      <style:text-properties style:text-underline-style="none"/>
    </style:style>
    <style:style style:family="text" style:display-name="ListLabel 42" style:name="ListLabel_20_42">
      <style:text-properties style:text-underline-style="none"/>
    </style:style>
    <style:style style:family="text" style:display-name="ListLabel 43" style:name="ListLabel_20_43">
      <style:text-properties style:text-underline-style="none"/>
    </style:style>
    <style:style style:family="text" style:display-name="ListLabel 44" style:name="ListLabel_20_44">
      <style:text-properties style:text-underline-style="none"/>
    </style:style>
    <style:style style:family="text" style:display-name="ListLabel 45" style:name="ListLabel_20_45">
      <style:text-properties style:text-underline-style="none"/>
    </style:style>
    <style:style style:family="text" style:display-name="Internet link" style:name="Internet_20_link">
      <style:text-properties style:country-asian="none" style:language-complex="zxx" fo:color="#000080" style:language-asian="zxx" style:text-underline-color="font-color" fo:country="none" style:text-underline-style="solid" style:country-complex="none" style:text-underline-width="auto" fo:language="zxx"/>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bullet text:level="1" style:num-suffix="●" text:bullet-char="●" text:style-name="ListLabel_20_1">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5">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7">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8">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9">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2">
      <text:list-level-style-bullet text:level="1" style:num-suffix="●" text:bullet-char="●" text:style-name="ListLabel_20_10">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11">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12">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13">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14">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15">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16">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17">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18">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3">
      <text:list-level-style-bullet text:level="1" style:num-suffix="●" text:bullet-char="●" text:style-name="ListLabel_20_19">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0">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21">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22">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23">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24">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25">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26">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27">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4">
      <text:list-level-style-bullet text:level="1" style:num-suffix="●" text:bullet-char="●" text:style-name="ListLabel_20_28">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9">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0">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31">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32">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33">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34">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35">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36">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5">
      <text:list-level-style-bullet text:level="1" style:num-suffix="●" text:bullet-char="●" text:style-name="ListLabel_20_37">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38">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9">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0">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41">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42">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43">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44">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45">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1" style:class="text"/>
    <style:style style:family="paragraph" style:parent-style-name="Standard_doc1" style:next-style-name="Text_20_body" style:name="Heading_doc1"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1" style:name="Text_20_body_doc1" style:class="text">
      <style:paragraph-properties fo:margin-top="0in" fo:margin-bottom="0.0972in" fo:line-height="120%" ns41:contextual-spacing="false"/>
    </style:style>
    <style:style style:family="paragraph" style:parent-style-name="Text_20_body_doc1" style:name="List_doc1" style:class="list">
      <style:text-properties style:font-size-asian="12pt"/>
    </style:style>
    <style:style style:family="paragraph" style:parent-style-name="Standard_doc1" style:name="Caption_doc1"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1" style:name="Index_doc1" style:class="index">
      <style:paragraph-properties text:line-number="0" text:number-lines="false"/>
      <style:text-properties style:font-size-asian="12pt"/>
    </style:style>
    <style:style style:family="paragraph" style:name="normal_doc1" style:default-outline-level="">
      <style:paragraph-properties fo:text-align="start" style:justify-single-word="false" style:writing-mode="lr-tb" fo:widows="2" fo:orphans="2"/>
    </style:style>
    <style:style style:family="paragraph" style:display-name="Heading 1" style:name="Heading_20_1_doc1" style:class="text" style:parent-style-name="normal_doc1"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1" style:class="text" style:parent-style-name="normal_doc1"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1" style:class="text" style:parent-style-name="normal_doc1"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1" style:class="text" style:parent-style-name="normal_doc1"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1" style:class="text" style:parent-style-name="normal_doc1"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1" style:class="text" style:parent-style-name="normal_doc1"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1" style:name="Title_doc1"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1" style:name="Subtitle_doc1"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_doc1">
      <style:text-properties style:font-size-complex="10.5pt" style:font-size-asian="10.5pt" style:font-family-generic-complex="system" style:font-name-complex="Arial1" style:font-pitch-complex="variable" style:font-name-asian="Arial1" style:font-family-asian="Arial" style:font-family-generic-asian="system" fo:color="#222222" fo:font-size="10.5pt" style:font-pitch-asian="variable" style:text-underline-style="none" style:font-family-complex="Arial"/>
    </style:style>
    <style:style style:family="text" style:display-name="ListLabel 2" style:name="ListLabel_20_2_doc1">
      <style:text-properties style:text-underline-style="none"/>
    </style:style>
    <style:style style:family="text" style:display-name="ListLabel 3" style:name="ListLabel_20_3_doc1">
      <style:text-properties style:text-underline-style="none"/>
    </style:style>
    <style:style style:family="text" style:display-name="ListLabel 4" style:name="ListLabel_20_4_doc1">
      <style:text-properties style:text-underline-style="none"/>
    </style:style>
    <style:style style:family="text" style:display-name="ListLabel 5" style:name="ListLabel_20_5_doc1">
      <style:text-properties style:text-underline-style="none"/>
    </style:style>
    <style:style style:family="text" style:display-name="ListLabel 6" style:name="ListLabel_20_6_doc1">
      <style:text-properties style:text-underline-style="none"/>
    </style:style>
    <style:style style:family="text" style:display-name="ListLabel 7" style:name="ListLabel_20_7_doc1">
      <style:text-properties style:text-underline-style="none"/>
    </style:style>
    <style:style style:family="text" style:display-name="ListLabel 8" style:name="ListLabel_20_8_doc1">
      <style:text-properties style:text-underline-style="none"/>
    </style:style>
    <style:style style:family="text" style:display-name="ListLabel 9" style:name="ListLabel_20_9_doc1">
      <style:text-properties style:text-underline-style="none"/>
    </style:style>
    <style:style style:family="text" style:display-name="Internet link" style:name="Internet_20_link_doc1">
      <style:text-properties style:country-asian="none" style:language-complex="zxx" fo:color="#000080" style:language-asian="zxx" style:text-underline-color="font-color" fo:country="none" style:text-underline-style="solid" style:country-complex="none" style:text-underline-width="auto" fo:language="zxx"/>
    </style:style>
    <style:style style:family="graphic" style:name="Graphics_doc1">
      <style:graphic-properties text:anchor-type="paragraph" style:wrap="dynamic" style:vertical-rel="paragraph" style:number-wrapped-paragraphs="no-limit" svg:x="0in" style:horizontal-rel="paragraph" style:vertical-pos="top" svg:y="0in" style:horizontal-pos="center" style:wrap-contour="false"/>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number text:level="1" style:num-suffix="." style:num-format="1" text:style-name="ListLabel_20_1">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3">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4">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5">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6">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7">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8">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9">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2" fo:language="en" style:text-line-through-type="none" style:country-asian="CN" style:font-size-asian="11pt" style:font-name-complex="Arial2"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2" fo:country="none" fo:language="en" style:text-line-through-type="none" style:country-asian="CN" style:font-size-asian="11pt" style:font-name-complex="Arial2"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2" style:class="text"/>
    <style:style style:family="paragraph" style:parent-style-name="Standard_doc2" style:next-style-name="Text_20_body" style:name="Heading_doc2"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2" style:name="Text_20_body_doc2" style:class="text">
      <style:paragraph-properties fo:margin-top="0in" fo:margin-bottom="0.0972in" fo:line-height="120%" ns41:contextual-spacing="false"/>
    </style:style>
    <style:style style:family="paragraph" style:parent-style-name="Text_20_body_doc2" style:name="List_doc2" style:class="list">
      <style:text-properties style:font-size-asian="12pt"/>
    </style:style>
    <style:style style:family="paragraph" style:parent-style-name="Standard_doc2" style:name="Caption_doc2"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2" style:name="Index_doc2" style:class="index">
      <style:paragraph-properties text:line-number="0" text:number-lines="false"/>
      <style:text-properties style:font-size-asian="12pt"/>
    </style:style>
    <style:style style:family="paragraph" style:name="normal_doc2" style:default-outline-level="">
      <style:paragraph-properties fo:text-align="start" style:justify-single-word="false" style:writing-mode="lr-tb" fo:widows="2" fo:orphans="2"/>
    </style:style>
    <style:style style:family="paragraph" style:display-name="Heading 1" style:name="Heading_20_1_doc2" style:class="text" style:parent-style-name="normal_doc2"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2" style:class="text" style:parent-style-name="normal_doc2"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2" style:class="text" style:parent-style-name="normal_doc2"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2" style:class="text" style:parent-style-name="normal_doc2"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2" style:class="text" style:parent-style-name="normal_doc2"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2" style:class="text" style:parent-style-name="normal_doc2"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2" style:name="Title_doc2"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2" style:name="Subtitle_doc2"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2" fo:font-style="normal" style:font-name-asian="Arial2"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 style:name="ListLabel_20_2_doc2">
      <style:text-properties style:text-underline-style="none"/>
    </style:style>
    <style:style style:family="text" style:display-name="ListLabel 3" style:name="ListLabel_20_3_doc2">
      <style:text-properties style:text-underline-style="none"/>
    </style:style>
    <style:style style:family="text" style:display-name="ListLabel 4" style:name="ListLabel_20_4_doc2">
      <style:text-properties style:text-underline-style="none"/>
    </style:style>
    <style:style style:family="text" style:display-name="ListLabel 5" style:name="ListLabel_20_5_doc2">
      <style:text-properties style:text-underline-style="none"/>
    </style:style>
    <style:style style:family="text" style:display-name="ListLabel 6" style:name="ListLabel_20_6_doc2">
      <style:text-properties style:text-underline-style="none"/>
    </style:style>
    <style:style style:family="text" style:display-name="ListLabel 7" style:name="ListLabel_20_7_doc2">
      <style:text-properties style:text-underline-style="none"/>
    </style:style>
    <style:style style:family="text" style:display-name="ListLabel 8" style:name="ListLabel_20_8_doc2">
      <style:text-properties style:text-underline-style="none"/>
    </style:style>
    <style:style style:family="text" style:display-name="ListLabel 9" style:name="ListLabel_20_9_doc2">
      <style:text-properties style:text-underline-style="none"/>
    </style:style>
    <style:style style:family="text" style:display-name="ListLabel 10" style:name="ListLabel_20_10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1" style:name="ListLabel_20_11_doc2">
      <style:text-properties style:text-underline-style="none"/>
    </style:style>
    <style:style style:family="text" style:display-name="ListLabel 12" style:name="ListLabel_20_12_doc2">
      <style:text-properties style:text-underline-style="none"/>
    </style:style>
    <style:style style:family="text" style:display-name="ListLabel 13" style:name="ListLabel_20_13_doc2">
      <style:text-properties style:text-underline-style="none"/>
    </style:style>
    <style:style style:family="text" style:display-name="ListLabel 14" style:name="ListLabel_20_14_doc2">
      <style:text-properties style:text-underline-style="none"/>
    </style:style>
    <style:style style:family="text" style:display-name="ListLabel 15" style:name="ListLabel_20_15_doc2">
      <style:text-properties style:text-underline-style="none"/>
    </style:style>
    <style:style style:family="text" style:display-name="ListLabel 16" style:name="ListLabel_20_16_doc2">
      <style:text-properties style:text-underline-style="none"/>
    </style:style>
    <style:style style:family="text" style:display-name="ListLabel 17" style:name="ListLabel_20_17_doc2">
      <style:text-properties style:text-underline-style="none"/>
    </style:style>
    <style:style style:family="text" style:display-name="ListLabel 18" style:name="ListLabel_20_18_doc2">
      <style:text-properties style:text-underline-style="none"/>
    </style:style>
    <style:style style:family="text" style:display-name="ListLabel 19" style:name="ListLabel_20_19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0" style:name="ListLabel_20_20_doc2">
      <style:text-properties style:text-underline-style="none"/>
    </style:style>
    <style:style style:family="text" style:display-name="ListLabel 21" style:name="ListLabel_20_21_doc2">
      <style:text-properties style:text-underline-style="none"/>
    </style:style>
    <style:style style:family="text" style:display-name="ListLabel 22" style:name="ListLabel_20_22_doc2">
      <style:text-properties style:text-underline-style="none"/>
    </style:style>
    <style:style style:family="text" style:display-name="ListLabel 23" style:name="ListLabel_20_23_doc2">
      <style:text-properties style:text-underline-style="none"/>
    </style:style>
    <style:style style:family="text" style:display-name="ListLabel 24" style:name="ListLabel_20_24_doc2">
      <style:text-properties style:text-underline-style="none"/>
    </style:style>
    <style:style style:family="text" style:display-name="ListLabel 25" style:name="ListLabel_20_25_doc2">
      <style:text-properties style:text-underline-style="none"/>
    </style:style>
    <style:style style:family="text" style:display-name="ListLabel 26" style:name="ListLabel_20_26_doc2">
      <style:text-properties style:text-underline-style="none"/>
    </style:style>
    <style:style style:family="text" style:display-name="ListLabel 27" style:name="ListLabel_20_27_doc2">
      <style:text-properties style:text-underline-style="none"/>
    </style:style>
    <style:style style:family="text" style:display-name="ListLabel 28" style:name="ListLabel_20_28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9" style:name="ListLabel_20_29_doc2">
      <style:text-properties style:text-underline-style="none"/>
    </style:style>
    <style:style style:family="text" style:display-name="ListLabel 30" style:name="ListLabel_20_30_doc2">
      <style:text-properties style:text-underline-style="none"/>
    </style:style>
    <style:style style:family="text" style:display-name="ListLabel 31" style:name="ListLabel_20_31_doc2">
      <style:text-properties style:text-underline-style="none"/>
    </style:style>
    <style:style style:family="text" style:display-name="ListLabel 32" style:name="ListLabel_20_32_doc2">
      <style:text-properties style:text-underline-style="none"/>
    </style:style>
    <style:style style:family="text" style:display-name="ListLabel 33" style:name="ListLabel_20_33_doc2">
      <style:text-properties style:text-underline-style="none"/>
    </style:style>
    <style:style style:family="text" style:display-name="ListLabel 34" style:name="ListLabel_20_34_doc2">
      <style:text-properties style:text-underline-style="none"/>
    </style:style>
    <style:style style:family="text" style:display-name="ListLabel 35" style:name="ListLabel_20_35_doc2">
      <style:text-properties style:text-underline-style="none"/>
    </style:style>
    <style:style style:family="text" style:display-name="ListLabel 36" style:name="ListLabel_20_36_doc2">
      <style:text-properties style:text-underline-style="none"/>
    </style:style>
    <style:style style:family="text" style:display-name="ListLabel 37" style:name="ListLabel_20_37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38" style:name="ListLabel_20_38_doc2">
      <style:text-properties style:text-underline-style="none"/>
    </style:style>
    <style:style style:family="text" style:display-name="ListLabel 39" style:name="ListLabel_20_39_doc2">
      <style:text-properties style:text-underline-style="none"/>
    </style:style>
    <style:style style:family="text" style:display-name="ListLabel 40" style:name="ListLabel_20_40_doc2">
      <style:text-properties style:text-underline-style="none"/>
    </style:style>
    <style:style style:family="text" style:display-name="ListLabel 41" style:name="ListLabel_20_41_doc2">
      <style:text-properties style:text-underline-style="none"/>
    </style:style>
    <style:style style:family="text" style:display-name="ListLabel 42" style:name="ListLabel_20_42_doc2">
      <style:text-properties style:text-underline-style="none"/>
    </style:style>
    <style:style style:family="text" style:display-name="ListLabel 43" style:name="ListLabel_20_43_doc2">
      <style:text-properties style:text-underline-style="none"/>
    </style:style>
    <style:style style:family="text" style:display-name="ListLabel 44" style:name="ListLabel_20_44_doc2">
      <style:text-properties style:text-underline-style="none"/>
    </style:style>
    <style:style style:family="text" style:display-name="ListLabel 45" style:name="ListLabel_20_45_doc2">
      <style:text-properties style:text-underline-style="none"/>
    </style:style>
    <style:style style:family="text" style:display-name="ListLabel 46" style:name="ListLabel_20_46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47" style:name="ListLabel_20_47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48" style:name="ListLabel_20_48_doc2">
      <style:text-properties style:text-underline-style="none"/>
    </style:style>
    <style:style style:family="text" style:display-name="ListLabel 49" style:name="ListLabel_20_49_doc2">
      <style:text-properties style:text-underline-style="none"/>
    </style:style>
    <style:style style:family="text" style:display-name="ListLabel 50" style:name="ListLabel_20_50_doc2">
      <style:text-properties style:text-underline-style="none"/>
    </style:style>
    <style:style style:family="text" style:display-name="ListLabel 51" style:name="ListLabel_20_51_doc2">
      <style:text-properties style:text-underline-style="none"/>
    </style:style>
    <style:style style:family="text" style:display-name="ListLabel 52" style:name="ListLabel_20_52_doc2">
      <style:text-properties style:text-underline-style="none"/>
    </style:style>
    <style:style style:family="text" style:display-name="ListLabel 53" style:name="ListLabel_20_53_doc2">
      <style:text-properties style:text-underline-style="none"/>
    </style:style>
    <style:style style:family="text" style:display-name="ListLabel 54" style:name="ListLabel_20_54_doc2">
      <style:text-properties style:text-underline-style="none"/>
    </style:style>
    <style:style style:family="text" style:display-name="ListLabel 55" style:name="ListLabel_20_55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56" style:name="ListLabel_20_56_doc2">
      <style:text-properties style:text-underline-style="none"/>
    </style:style>
    <style:style style:family="text" style:display-name="ListLabel 57" style:name="ListLabel_20_57_doc2">
      <style:text-properties style:text-underline-style="none"/>
    </style:style>
    <style:style style:family="text" style:display-name="ListLabel 58" style:name="ListLabel_20_58_doc2">
      <style:text-properties style:text-underline-style="none"/>
    </style:style>
    <style:style style:family="text" style:display-name="ListLabel 59" style:name="ListLabel_20_59_doc2">
      <style:text-properties style:text-underline-style="none"/>
    </style:style>
    <style:style style:family="text" style:display-name="ListLabel 60" style:name="ListLabel_20_60_doc2">
      <style:text-properties style:text-underline-style="none"/>
    </style:style>
    <style:style style:family="text" style:display-name="ListLabel 61" style:name="ListLabel_20_61_doc2">
      <style:text-properties style:text-underline-style="none"/>
    </style:style>
    <style:style style:family="text" style:display-name="ListLabel 62" style:name="ListLabel_20_62_doc2">
      <style:text-properties style:text-underline-style="none"/>
    </style:style>
    <style:style style:family="text" style:display-name="ListLabel 63" style:name="ListLabel_20_63_doc2">
      <style:text-properties style:text-underline-style="none"/>
    </style:style>
    <style:style style:family="text" style:display-name="ListLabel 64" style:name="ListLabel_20_64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65" style:name="ListLabel_20_65_doc2">
      <style:text-properties style:text-underline-style="none"/>
    </style:style>
    <style:style style:family="text" style:display-name="ListLabel 66" style:name="ListLabel_20_66_doc2">
      <style:text-properties style:text-underline-style="none"/>
    </style:style>
    <style:style style:family="text" style:display-name="ListLabel 67" style:name="ListLabel_20_67_doc2">
      <style:text-properties style:text-underline-style="none"/>
    </style:style>
    <style:style style:family="text" style:display-name="ListLabel 68" style:name="ListLabel_20_68_doc2">
      <style:text-properties style:text-underline-style="none"/>
    </style:style>
    <style:style style:family="text" style:display-name="ListLabel 69" style:name="ListLabel_20_69_doc2">
      <style:text-properties style:text-underline-style="none"/>
    </style:style>
    <style:style style:family="text" style:display-name="ListLabel 70" style:name="ListLabel_20_70_doc2">
      <style:text-properties style:text-underline-style="none"/>
    </style:style>
    <style:style style:family="text" style:display-name="ListLabel 71" style:name="ListLabel_20_71_doc2">
      <style:text-properties style:text-underline-style="none"/>
    </style:style>
    <style:style style:family="text" style:display-name="ListLabel 72" style:name="ListLabel_20_72_doc2">
      <style:text-properties style:text-underline-style="none"/>
    </style:style>
    <style:style style:family="text" style:display-name="ListLabel 73" style:name="ListLabel_20_73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74" style:name="ListLabel_20_74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75" style:name="ListLabel_20_75_doc2">
      <style:text-properties style:text-underline-style="none"/>
    </style:style>
    <style:style style:family="text" style:display-name="ListLabel 76" style:name="ListLabel_20_76_doc2">
      <style:text-properties style:text-underline-style="none"/>
    </style:style>
    <style:style style:family="text" style:display-name="ListLabel 77" style:name="ListLabel_20_77_doc2">
      <style:text-properties style:text-underline-style="none"/>
    </style:style>
    <style:style style:family="text" style:display-name="ListLabel 78" style:name="ListLabel_20_78_doc2">
      <style:text-properties style:text-underline-style="none"/>
    </style:style>
    <style:style style:family="text" style:display-name="ListLabel 79" style:name="ListLabel_20_79_doc2">
      <style:text-properties style:text-underline-style="none"/>
    </style:style>
    <style:style style:family="text" style:display-name="ListLabel 80" style:name="ListLabel_20_80_doc2">
      <style:text-properties style:text-underline-style="none"/>
    </style:style>
    <style:style style:family="text" style:display-name="ListLabel 81" style:name="ListLabel_20_81_doc2">
      <style:text-properties style:text-underline-style="none"/>
    </style:style>
    <style:style style:family="text" style:display-name="ListLabel 82" style:name="ListLabel_20_82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83" style:name="ListLabel_20_83_doc2">
      <style:text-properties style:text-underline-style="none"/>
    </style:style>
    <style:style style:family="text" style:display-name="ListLabel 84" style:name="ListLabel_20_84_doc2">
      <style:text-properties style:text-underline-style="none"/>
    </style:style>
    <style:style style:family="text" style:display-name="ListLabel 85" style:name="ListLabel_20_85_doc2">
      <style:text-properties style:text-underline-style="none"/>
    </style:style>
    <style:style style:family="text" style:display-name="ListLabel 86" style:name="ListLabel_20_86_doc2">
      <style:text-properties style:text-underline-style="none"/>
    </style:style>
    <style:style style:family="text" style:display-name="ListLabel 87" style:name="ListLabel_20_87_doc2">
      <style:text-properties style:text-underline-style="none"/>
    </style:style>
    <style:style style:family="text" style:display-name="ListLabel 88" style:name="ListLabel_20_88_doc2">
      <style:text-properties style:text-underline-style="none"/>
    </style:style>
    <style:style style:family="text" style:display-name="ListLabel 89" style:name="ListLabel_20_89_doc2">
      <style:text-properties style:text-underline-style="none"/>
    </style:style>
    <style:style style:family="text" style:display-name="ListLabel 90" style:name="ListLabel_20_90_doc2">
      <style:text-properties style:text-underline-style="none"/>
    </style:style>
    <style:style style:family="text" style:display-name="ListLabel 91" style:name="ListLabel_20_91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92" style:name="ListLabel_20_92_doc2">
      <style:text-properties style:text-underline-style="none"/>
    </style:style>
    <style:style style:family="text" style:display-name="ListLabel 93" style:name="ListLabel_20_93_doc2">
      <style:text-properties style:text-underline-style="none"/>
    </style:style>
    <style:style style:family="text" style:display-name="ListLabel 94" style:name="ListLabel_20_94_doc2">
      <style:text-properties style:text-underline-style="none"/>
    </style:style>
    <style:style style:family="text" style:display-name="ListLabel 95" style:name="ListLabel_20_95_doc2">
      <style:text-properties style:text-underline-style="none"/>
    </style:style>
    <style:style style:family="text" style:display-name="ListLabel 96" style:name="ListLabel_20_96_doc2">
      <style:text-properties style:text-underline-style="none"/>
    </style:style>
    <style:style style:family="text" style:display-name="ListLabel 97" style:name="ListLabel_20_97_doc2">
      <style:text-properties style:text-underline-style="none"/>
    </style:style>
    <style:style style:family="text" style:display-name="ListLabel 98" style:name="ListLabel_20_98_doc2">
      <style:text-properties style:text-underline-style="none"/>
    </style:style>
    <style:style style:family="text" style:display-name="ListLabel 99" style:name="ListLabel_20_99_doc2">
      <style:text-properties style:text-underline-style="none"/>
    </style:style>
    <style:style style:family="text" style:display-name="ListLabel 100" style:name="ListLabel_20_100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01" style:name="ListLabel_20_101_doc2">
      <style:text-properties style:text-underline-style="none"/>
    </style:style>
    <style:style style:family="text" style:display-name="ListLabel 102" style:name="ListLabel_20_102_doc2">
      <style:text-properties style:text-underline-style="none"/>
    </style:style>
    <style:style style:family="text" style:display-name="ListLabel 103" style:name="ListLabel_20_103_doc2">
      <style:text-properties style:text-underline-style="none"/>
    </style:style>
    <style:style style:family="text" style:display-name="ListLabel 104" style:name="ListLabel_20_104_doc2">
      <style:text-properties style:text-underline-style="none"/>
    </style:style>
    <style:style style:family="text" style:display-name="ListLabel 105" style:name="ListLabel_20_105_doc2">
      <style:text-properties style:text-underline-style="none"/>
    </style:style>
    <style:style style:family="text" style:display-name="ListLabel 106" style:name="ListLabel_20_106_doc2">
      <style:text-properties style:text-underline-style="none"/>
    </style:style>
    <style:style style:family="text" style:display-name="ListLabel 107" style:name="ListLabel_20_107_doc2">
      <style:text-properties style:text-underline-style="none"/>
    </style:style>
    <style:style style:family="text" style:display-name="ListLabel 108" style:name="ListLabel_20_108_doc2">
      <style:text-properties style:text-underline-style="none"/>
    </style:style>
    <style:style style:family="text" style:display-name="ListLabel 109" style:name="ListLabel_20_109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10" style:name="ListLabel_20_110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11" style:name="ListLabel_20_111_doc2">
      <style:text-properties style:text-underline-style="none"/>
    </style:style>
    <style:style style:family="text" style:display-name="ListLabel 112" style:name="ListLabel_20_112_doc2">
      <style:text-properties style:text-underline-style="none"/>
    </style:style>
    <style:style style:family="text" style:display-name="ListLabel 113" style:name="ListLabel_20_113_doc2">
      <style:text-properties style:text-underline-style="none"/>
    </style:style>
    <style:style style:family="text" style:display-name="ListLabel 114" style:name="ListLabel_20_114_doc2">
      <style:text-properties style:text-underline-style="none"/>
    </style:style>
    <style:style style:family="text" style:display-name="ListLabel 115" style:name="ListLabel_20_115_doc2">
      <style:text-properties style:text-underline-style="none"/>
    </style:style>
    <style:style style:family="text" style:display-name="ListLabel 116" style:name="ListLabel_20_116_doc2">
      <style:text-properties style:text-underline-style="none"/>
    </style:style>
    <style:style style:family="text" style:display-name="ListLabel 117" style:name="ListLabel_20_117_doc2">
      <style:text-properties style:text-underline-style="none"/>
    </style:style>
    <style:style style:family="text" style:display-name="ListLabel 118" style:name="ListLabel_20_118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19" style:name="ListLabel_20_119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20" style:name="ListLabel_20_120_doc2">
      <style:text-properties style:text-underline-style="none"/>
    </style:style>
    <style:style style:family="text" style:display-name="ListLabel 121" style:name="ListLabel_20_121_doc2">
      <style:text-properties style:text-underline-style="none"/>
    </style:style>
    <style:style style:family="text" style:display-name="ListLabel 122" style:name="ListLabel_20_122_doc2">
      <style:text-properties style:text-underline-style="none"/>
    </style:style>
    <style:style style:family="text" style:display-name="ListLabel 123" style:name="ListLabel_20_123_doc2">
      <style:text-properties style:text-underline-style="none"/>
    </style:style>
    <style:style style:family="text" style:display-name="ListLabel 124" style:name="ListLabel_20_124_doc2">
      <style:text-properties style:text-underline-style="none"/>
    </style:style>
    <style:style style:family="text" style:display-name="ListLabel 125" style:name="ListLabel_20_125_doc2">
      <style:text-properties style:text-underline-style="none"/>
    </style:style>
    <style:style style:family="text" style:display-name="ListLabel 126" style:name="ListLabel_20_126_doc2">
      <style:text-properties style:text-underline-style="none"/>
    </style:style>
    <style:style style:family="text" style:display-name="ListLabel 127" style:name="ListLabel_20_127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28" style:name="ListLabel_20_128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29" style:name="ListLabel_20_129_doc2">
      <style:text-properties style:text-underline-style="none"/>
    </style:style>
    <style:style style:family="text" style:display-name="ListLabel 130" style:name="ListLabel_20_130_doc2">
      <style:text-properties style:text-underline-style="none"/>
    </style:style>
    <style:style style:family="text" style:display-name="ListLabel 131" style:name="ListLabel_20_131_doc2">
      <style:text-properties style:text-underline-style="none"/>
    </style:style>
    <style:style style:family="text" style:display-name="ListLabel 132" style:name="ListLabel_20_132_doc2">
      <style:text-properties style:text-underline-style="none"/>
    </style:style>
    <style:style style:family="text" style:display-name="ListLabel 133" style:name="ListLabel_20_133_doc2">
      <style:text-properties style:text-underline-style="none"/>
    </style:style>
    <style:style style:family="text" style:display-name="ListLabel 134" style:name="ListLabel_20_134_doc2">
      <style:text-properties style:text-underline-style="none"/>
    </style:style>
    <style:style style:family="text" style:display-name="ListLabel 135" style:name="ListLabel_20_135_doc2">
      <style:text-properties style:text-underline-style="none"/>
    </style:style>
    <style:style style:family="text" style:display-name="ListLabel 136" style:name="ListLabel_20_136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37" style:name="ListLabel_20_137_doc2">
      <style:text-properties style:text-underline-style="none"/>
    </style:style>
    <style:style style:family="text" style:display-name="ListLabel 138" style:name="ListLabel_20_138_doc2">
      <style:text-properties style:text-underline-style="none"/>
    </style:style>
    <style:style style:family="text" style:display-name="ListLabel 139" style:name="ListLabel_20_139_doc2">
      <style:text-properties style:text-underline-style="none"/>
    </style:style>
    <style:style style:family="text" style:display-name="ListLabel 140" style:name="ListLabel_20_140_doc2">
      <style:text-properties style:text-underline-style="none"/>
    </style:style>
    <style:style style:family="text" style:display-name="ListLabel 141" style:name="ListLabel_20_141_doc2">
      <style:text-properties style:text-underline-style="none"/>
    </style:style>
    <style:style style:family="text" style:display-name="ListLabel 142" style:name="ListLabel_20_142_doc2">
      <style:text-properties style:text-underline-style="none"/>
    </style:style>
    <style:style style:family="text" style:display-name="ListLabel 143" style:name="ListLabel_20_143_doc2">
      <style:text-properties style:text-underline-style="none"/>
    </style:style>
    <style:style style:family="text" style:display-name="ListLabel 144" style:name="ListLabel_20_144_doc2">
      <style:text-properties style:text-underline-style="none"/>
    </style:style>
    <style:style style:family="text" style:display-name="ListLabel 145" style:name="ListLabel_20_145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46" style:name="ListLabel_20_146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47" style:name="ListLabel_20_147_doc2">
      <style:text-properties style:text-underline-style="none"/>
    </style:style>
    <style:style style:family="text" style:display-name="ListLabel 148" style:name="ListLabel_20_148_doc2">
      <style:text-properties style:text-underline-style="none"/>
    </style:style>
    <style:style style:family="text" style:display-name="ListLabel 149" style:name="ListLabel_20_149_doc2">
      <style:text-properties style:text-underline-style="none"/>
    </style:style>
    <style:style style:family="text" style:display-name="ListLabel 150" style:name="ListLabel_20_150_doc2">
      <style:text-properties style:text-underline-style="none"/>
    </style:style>
    <style:style style:family="text" style:display-name="ListLabel 151" style:name="ListLabel_20_151_doc2">
      <style:text-properties style:text-underline-style="none"/>
    </style:style>
    <style:style style:family="text" style:display-name="ListLabel 152" style:name="ListLabel_20_152_doc2">
      <style:text-properties style:text-underline-style="none"/>
    </style:style>
    <style:style style:family="text" style:display-name="ListLabel 153" style:name="ListLabel_20_153_doc2">
      <style:text-properties style:text-underline-style="none"/>
    </style:style>
    <style:style style:family="text" style:display-name="ListLabel 154" style:name="ListLabel_20_154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55" style:name="ListLabel_20_155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56" style:name="ListLabel_20_156_doc2">
      <style:text-properties style:text-underline-style="none"/>
    </style:style>
    <style:style style:family="text" style:display-name="ListLabel 157" style:name="ListLabel_20_157_doc2">
      <style:text-properties style:text-underline-style="none"/>
    </style:style>
    <style:style style:family="text" style:display-name="ListLabel 158" style:name="ListLabel_20_158_doc2">
      <style:text-properties style:text-underline-style="none"/>
    </style:style>
    <style:style style:family="text" style:display-name="ListLabel 159" style:name="ListLabel_20_159_doc2">
      <style:text-properties style:text-underline-style="none"/>
    </style:style>
    <style:style style:family="text" style:display-name="ListLabel 160" style:name="ListLabel_20_160_doc2">
      <style:text-properties style:text-underline-style="none"/>
    </style:style>
    <style:style style:family="text" style:display-name="ListLabel 161" style:name="ListLabel_20_161_doc2">
      <style:text-properties style:text-underline-style="none"/>
    </style:style>
    <style:style style:family="text" style:display-name="ListLabel 162" style:name="ListLabel_20_162_doc2">
      <style:text-properties style:text-underline-style="none"/>
    </style:style>
    <style:style style:family="text" style:display-name="ListLabel 163" style:name="ListLabel_20_163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64" style:name="ListLabel_20_164_doc2">
      <style:text-properties style:text-underline-style="none"/>
    </style:style>
    <style:style style:family="text" style:display-name="ListLabel 165" style:name="ListLabel_20_165_doc2">
      <style:text-properties style:text-underline-style="none"/>
    </style:style>
    <style:style style:family="text" style:display-name="ListLabel 166" style:name="ListLabel_20_166_doc2">
      <style:text-properties style:text-underline-style="none"/>
    </style:style>
    <style:style style:family="text" style:display-name="ListLabel 167" style:name="ListLabel_20_167_doc2">
      <style:text-properties style:text-underline-style="none"/>
    </style:style>
    <style:style style:family="text" style:display-name="ListLabel 168" style:name="ListLabel_20_168_doc2">
      <style:text-properties style:text-underline-style="none"/>
    </style:style>
    <style:style style:family="text" style:display-name="ListLabel 169" style:name="ListLabel_20_169_doc2">
      <style:text-properties style:text-underline-style="none"/>
    </style:style>
    <style:style style:family="text" style:display-name="ListLabel 170" style:name="ListLabel_20_170_doc2">
      <style:text-properties style:text-underline-style="none"/>
    </style:style>
    <style:style style:family="text" style:display-name="ListLabel 171" style:name="ListLabel_20_171_doc2">
      <style:text-properties style:text-underline-style="none"/>
    </style:style>
    <style:style style:family="text" style:display-name="ListLabel 172" style:name="ListLabel_20_172_doc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73" style:name="ListLabel_20_173_doc2">
      <style:text-properties style:text-underline-style="none"/>
    </style:style>
    <style:style style:family="text" style:display-name="ListLabel 174" style:name="ListLabel_20_174_doc2">
      <style:text-properties style:text-underline-style="none"/>
    </style:style>
    <style:style style:family="text" style:display-name="ListLabel 175" style:name="ListLabel_20_175_doc2">
      <style:text-properties style:text-underline-style="none"/>
    </style:style>
    <style:style style:family="text" style:display-name="ListLabel 176" style:name="ListLabel_20_176_doc2">
      <style:text-properties style:text-underline-style="none"/>
    </style:style>
    <style:style style:family="text" style:display-name="ListLabel 177" style:name="ListLabel_20_177_doc2">
      <style:text-properties style:text-underline-style="none"/>
    </style:style>
    <style:style style:family="text" style:display-name="ListLabel 178" style:name="ListLabel_20_178_doc2">
      <style:text-properties style:text-underline-style="none"/>
    </style:style>
    <style:style style:family="text" style:display-name="ListLabel 179" style:name="ListLabel_20_179_doc2">
      <style:text-properties style:text-underline-style="none"/>
    </style:style>
    <style:style style:family="text" style:display-name="ListLabel 180" style:name="ListLabel_20_180_doc2">
      <style:text-properties style:text-underline-style="none"/>
    </style:style>
    <style:style style:family="text" style:display-name="Internet link" style:name="Internet_20_link_doc2">
      <style:text-properties style:country-asian="none" style:language-complex="zxx" fo:color="#000080" style:language-asian="zxx" style:text-underline-color="font-color" fo:country="none" style:text-underline-style="solid" style:country-complex="none" style:text-underline-width="auto" fo:language="zxx"/>
    </style:style>
    <style:style style:family="graphic" style:name="Graphics_doc2">
      <style:graphic-properties text:anchor-type="paragraph" style:wrap="dynamic" style:vertical-rel="paragraph" style:number-wrapped-paragraphs="no-limit" svg:x="0in" style:horizontal-rel="paragraph" style:vertical-pos="top" svg:y="0in" style:horizontal-pos="center" style:wrap-contour="false"/>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number text:level="1" style:num-suffix="." style:num-format="1" text:style-name="ListLabel_20_1">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3">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4">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5">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6">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7">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8">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9">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2">
      <text:list-level-style-bullet text:level="1" style:num-suffix="●" text:bullet-char="●" text:style-name="ListLabel_20_10">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11">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12">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13">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14">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15">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16">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17">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18">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3">
      <text:list-level-style-number text:level="1" style:num-suffix="." style:num-format="1" text:style-name="ListLabel_20_19">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0">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21">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22">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23">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24">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25">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26">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27">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4">
      <text:list-level-style-number text:level="1" style:num-suffix="." style:num-format="1" text:style-name="ListLabel_20_28">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9">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30">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31">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32">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33">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34">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35">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36">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5">
      <text:list-level-style-bullet text:level="1" style:num-suffix="●" text:bullet-char="●" text:style-name="ListLabel_20_37">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38">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9">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0">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41">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42">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43">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44">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45">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6">
      <text:list-level-style-number text:level="1" style:num-suffix="." style:num-format="1" text:style-name="ListLabel_20_46">
        <style:list-level-properties text:list-level-position-and-space-mode="label-alignment">
          <style:list-level-label-alignment text:label-followed-by="listtab" fo:margin-left="0.5in" fo:text-indent="-0.25in"/>
        </style:list-level-properties>
      </text:list-level-style-number>
      <text:list-level-style-bullet text:level="2" style:num-suffix="●" text:bullet-char="●" text:style-name="ListLabel_20_47">
        <style:list-level-properties text:list-level-position-and-space-mode="label-alignment">
          <style:list-level-label-alignment text:label-followed-by="listtab" fo:margin-left="1in" fo:text-indent="-0.25in"/>
        </style:list-level-properties>
        <style:text-properties style:font-name="Arial1"/>
      </text:list-level-style-bullet>
      <text:list-level-style-number text:level="3" style:num-suffix="." style:num-format="i" text:style-name="ListLabel_20_48">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49">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50">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51">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52">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53">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54">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7">
      <text:list-level-style-number text:level="1" style:num-suffix="." style:num-format="1" text:style-name="ListLabel_20_55">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56">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57">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58">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59">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60">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61">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62">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63">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8">
      <text:list-level-style-bullet text:level="1" style:num-suffix="●" text:bullet-char="●" text:style-name="ListLabel_20_64">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65">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66">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67">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68">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9">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70">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71">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72">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9">
      <text:list-level-style-number text:level="1" style:num-suffix="." style:num-format="1" text:style-name="ListLabel_20_73">
        <style:list-level-properties text:list-level-position-and-space-mode="label-alignment">
          <style:list-level-label-alignment text:label-followed-by="listtab" fo:margin-left="0.5in" fo:text-indent="-0.25in"/>
        </style:list-level-properties>
      </text:list-level-style-number>
      <text:list-level-style-bullet text:level="2" style:num-suffix="●" text:bullet-char="●" text:style-name="ListLabel_20_74">
        <style:list-level-properties text:list-level-position-and-space-mode="label-alignment">
          <style:list-level-label-alignment text:label-followed-by="listtab" fo:margin-left="1in" fo:text-indent="-0.25in"/>
        </style:list-level-properties>
        <style:text-properties style:font-name="Arial1"/>
      </text:list-level-style-bullet>
      <text:list-level-style-number text:level="3" style:num-suffix="." style:num-format="i" text:style-name="ListLabel_20_75">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76">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77">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78">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79">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80">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81">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0">
      <text:list-level-style-bullet text:level="1" style:num-suffix="●" text:bullet-char="●" text:style-name="ListLabel_20_82">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83">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84">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85">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86">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87">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88">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89">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90">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1">
      <text:list-level-style-bullet text:level="1" style:num-suffix="●" text:bullet-char="●" text:style-name="ListLabel_20_91">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92">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93">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94">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95">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96">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97">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98">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99">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2">
      <text:list-level-style-bullet text:level="1" style:num-suffix="●" text:bullet-char="●" text:style-name="ListLabel_20_100">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101">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102">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103">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104">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105">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106">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107">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108">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3">
      <text:list-level-style-bullet text:level="1" style:num-suffix="●" text:bullet-char="●" text:style-name="ListLabel_20_109">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110">
        <style:list-level-properties text:list-level-position-and-space-mode="label-alignment">
          <style:list-level-label-alignment text:label-followed-by="listtab" fo:margin-left="1in" fo:text-indent="-0.25in"/>
        </style:list-level-properties>
        <style:text-properties style:font-name="Arial1"/>
      </text:list-level-style-bullet>
      <text:list-level-style-bullet text:level="3" style:num-suffix="■" text:bullet-char="■" text:style-name="ListLabel_20_111">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112">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113">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114">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115">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116">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117">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4">
      <text:list-level-style-number text:level="1" style:num-suffix="." style:num-format="1" text:style-name="ListLabel_20_118">
        <style:list-level-properties text:list-level-position-and-space-mode="label-alignment">
          <style:list-level-label-alignment text:label-followed-by="listtab" fo:margin-left="0.5in" fo:text-indent="-0.25in"/>
        </style:list-level-properties>
      </text:list-level-style-number>
      <text:list-level-style-number text:level="2" style:num-suffix="." style:num-format="1" text:style-name="ListLabel_20_119">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120">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121">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122">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123">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124">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125">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126">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5">
      <text:list-level-style-bullet text:level="1" style:num-suffix="●" text:bullet-char="●" text:style-name="ListLabel_20_127">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128">
        <style:list-level-properties text:list-level-position-and-space-mode="label-alignment">
          <style:list-level-label-alignment text:label-followed-by="listtab" fo:margin-left="1in" fo:text-indent="-0.25in"/>
        </style:list-level-properties>
        <style:text-properties style:font-name="Arial1"/>
      </text:list-level-style-bullet>
      <text:list-level-style-bullet text:level="3" style:num-suffix="■" text:bullet-char="■" text:style-name="ListLabel_20_129">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130">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131">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132">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133">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134">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135">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6">
      <text:list-level-style-number text:level="1" style:num-suffix="." style:num-format="1" text:style-name="ListLabel_20_136">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137">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138">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139">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140">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141">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142">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143">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144">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7">
      <text:list-level-style-number text:level="1" style:num-suffix="." style:num-format="1" text:style-name="ListLabel_20_145">
        <style:list-level-properties text:list-level-position-and-space-mode="label-alignment">
          <style:list-level-label-alignment text:label-followed-by="listtab" fo:margin-left="0.5in" fo:text-indent="-0.25in"/>
        </style:list-level-properties>
      </text:list-level-style-number>
      <text:list-level-style-bullet text:level="2" style:num-suffix="●" text:bullet-char="●" text:style-name="ListLabel_20_146">
        <style:list-level-properties text:list-level-position-and-space-mode="label-alignment">
          <style:list-level-label-alignment text:label-followed-by="listtab" fo:margin-left="1in" fo:text-indent="-0.25in"/>
        </style:list-level-properties>
        <style:text-properties style:font-name="Arial1"/>
      </text:list-level-style-bullet>
      <text:list-level-style-number text:level="3" style:num-suffix="." style:num-format="i" text:style-name="ListLabel_20_147">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148">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149">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150">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151">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152">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153">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8">
      <text:list-level-style-bullet text:level="1" style:num-suffix="●" text:bullet-char="●" text:style-name="ListLabel_20_154">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155">
        <style:list-level-properties text:list-level-position-and-space-mode="label-alignment">
          <style:list-level-label-alignment text:label-followed-by="listtab" fo:margin-left="1in" fo:text-indent="-0.25in"/>
        </style:list-level-properties>
        <style:text-properties style:font-name="Arial1"/>
      </text:list-level-style-bullet>
      <text:list-level-style-bullet text:level="3" style:num-suffix="■" text:bullet-char="■" text:style-name="ListLabel_20_156">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157">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158">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159">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160">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161">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162">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9">
      <text:list-level-style-number text:level="1" style:num-suffix="." style:num-format="1" text:style-name="ListLabel_20_163">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164">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165">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166">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167">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168">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169">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170">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171">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20">
      <text:list-level-style-bullet text:level="1" style:num-suffix="●" text:bullet-char="●" text:style-name="ListLabel_20_172">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173">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174">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175">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176">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177">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178">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179">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180">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2" fo:language="en" style:text-line-through-type="none" style:country-asian="CN" style:font-size-asian="11pt" style:font-name-complex="Arial2"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2" fo:country="none" fo:language="en" style:text-line-through-type="none" style:country-asian="CN" style:font-size-asian="11pt" style:font-name-complex="Arial2"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3" style:class="text"/>
    <style:style style:family="paragraph" style:parent-style-name="Standard_doc3" style:next-style-name="Text_20_body" style:name="Heading_doc3"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3" style:name="Text_20_body_doc3" style:class="text">
      <style:paragraph-properties fo:margin-top="0in" fo:margin-bottom="0.0972in" fo:line-height="120%" ns41:contextual-spacing="false"/>
    </style:style>
    <style:style style:family="paragraph" style:parent-style-name="Text_20_body_doc3" style:name="List_doc3" style:class="list">
      <style:text-properties style:font-size-asian="12pt"/>
    </style:style>
    <style:style style:family="paragraph" style:parent-style-name="Standard_doc3" style:name="Caption_doc3"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3" style:name="Index_doc3" style:class="index">
      <style:paragraph-properties text:line-number="0" text:number-lines="false"/>
      <style:text-properties style:font-size-asian="12pt"/>
    </style:style>
    <style:style style:family="paragraph" style:name="normal_doc3" style:default-outline-level="">
      <style:paragraph-properties fo:text-align="start" style:justify-single-word="false" style:writing-mode="lr-tb" fo:widows="2" fo:orphans="2"/>
    </style:style>
    <style:style style:family="paragraph" style:display-name="Heading 1" style:name="Heading_20_1_doc3" style:class="text" style:parent-style-name="normal_doc3"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3" style:class="text" style:parent-style-name="normal_doc3"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3" style:class="text" style:parent-style-name="normal_doc3"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3" style:class="text" style:parent-style-name="normal_doc3"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3" style:class="text" style:parent-style-name="normal_doc3"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3" style:class="text" style:parent-style-name="normal_doc3"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3" style:name="Title_doc3"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3" style:name="Subtitle_doc3"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2" fo:font-style="normal" style:font-name-asian="Arial2"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 style:name="ListLabel_20_2_doc3">
      <style:text-properties style:text-underline-style="none"/>
    </style:style>
    <style:style style:family="text" style:display-name="ListLabel 3" style:name="ListLabel_20_3_doc3">
      <style:text-properties style:text-underline-style="none"/>
    </style:style>
    <style:style style:family="text" style:display-name="ListLabel 4" style:name="ListLabel_20_4_doc3">
      <style:text-properties style:text-underline-style="none"/>
    </style:style>
    <style:style style:family="text" style:display-name="ListLabel 5" style:name="ListLabel_20_5_doc3">
      <style:text-properties style:text-underline-style="none"/>
    </style:style>
    <style:style style:family="text" style:display-name="ListLabel 6" style:name="ListLabel_20_6_doc3">
      <style:text-properties style:text-underline-style="none"/>
    </style:style>
    <style:style style:family="text" style:display-name="ListLabel 7" style:name="ListLabel_20_7_doc3">
      <style:text-properties style:text-underline-style="none"/>
    </style:style>
    <style:style style:family="text" style:display-name="ListLabel 8" style:name="ListLabel_20_8_doc3">
      <style:text-properties style:text-underline-style="none"/>
    </style:style>
    <style:style style:family="text" style:display-name="ListLabel 9" style:name="ListLabel_20_9_doc3">
      <style:text-properties style:text-underline-style="none"/>
    </style:style>
    <style:style style:family="text" style:display-name="ListLabel 10" style:name="ListLabel_20_10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1" style:name="ListLabel_20_11_doc3">
      <style:text-properties style:text-underline-style="none"/>
    </style:style>
    <style:style style:family="text" style:display-name="ListLabel 12" style:name="ListLabel_20_12_doc3">
      <style:text-properties style:text-underline-style="none"/>
    </style:style>
    <style:style style:family="text" style:display-name="ListLabel 13" style:name="ListLabel_20_13_doc3">
      <style:text-properties style:text-underline-style="none"/>
    </style:style>
    <style:style style:family="text" style:display-name="ListLabel 14" style:name="ListLabel_20_14_doc3">
      <style:text-properties style:text-underline-style="none"/>
    </style:style>
    <style:style style:family="text" style:display-name="ListLabel 15" style:name="ListLabel_20_15_doc3">
      <style:text-properties style:text-underline-style="none"/>
    </style:style>
    <style:style style:family="text" style:display-name="ListLabel 16" style:name="ListLabel_20_16_doc3">
      <style:text-properties style:text-underline-style="none"/>
    </style:style>
    <style:style style:family="text" style:display-name="ListLabel 17" style:name="ListLabel_20_17_doc3">
      <style:text-properties style:text-underline-style="none"/>
    </style:style>
    <style:style style:family="text" style:display-name="ListLabel 18" style:name="ListLabel_20_18_doc3">
      <style:text-properties style:text-underline-style="none"/>
    </style:style>
    <style:style style:family="text" style:display-name="ListLabel 19" style:name="ListLabel_20_19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0" style:name="ListLabel_20_20_doc3">
      <style:text-properties style:text-underline-style="none"/>
    </style:style>
    <style:style style:family="text" style:display-name="ListLabel 21" style:name="ListLabel_20_21_doc3">
      <style:text-properties style:text-underline-style="none"/>
    </style:style>
    <style:style style:family="text" style:display-name="ListLabel 22" style:name="ListLabel_20_22_doc3">
      <style:text-properties style:text-underline-style="none"/>
    </style:style>
    <style:style style:family="text" style:display-name="ListLabel 23" style:name="ListLabel_20_23_doc3">
      <style:text-properties style:text-underline-style="none"/>
    </style:style>
    <style:style style:family="text" style:display-name="ListLabel 24" style:name="ListLabel_20_24_doc3">
      <style:text-properties style:text-underline-style="none"/>
    </style:style>
    <style:style style:family="text" style:display-name="ListLabel 25" style:name="ListLabel_20_25_doc3">
      <style:text-properties style:text-underline-style="none"/>
    </style:style>
    <style:style style:family="text" style:display-name="ListLabel 26" style:name="ListLabel_20_26_doc3">
      <style:text-properties style:text-underline-style="none"/>
    </style:style>
    <style:style style:family="text" style:display-name="ListLabel 27" style:name="ListLabel_20_27_doc3">
      <style:text-properties style:text-underline-style="none"/>
    </style:style>
    <style:style style:family="text" style:display-name="ListLabel 28" style:name="ListLabel_20_28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9" style:name="ListLabel_20_29_doc3">
      <style:text-properties style:text-underline-style="none"/>
    </style:style>
    <style:style style:family="text" style:display-name="ListLabel 30" style:name="ListLabel_20_30_doc3">
      <style:text-properties style:text-underline-style="none"/>
    </style:style>
    <style:style style:family="text" style:display-name="ListLabel 31" style:name="ListLabel_20_31_doc3">
      <style:text-properties style:text-underline-style="none"/>
    </style:style>
    <style:style style:family="text" style:display-name="ListLabel 32" style:name="ListLabel_20_32_doc3">
      <style:text-properties style:text-underline-style="none"/>
    </style:style>
    <style:style style:family="text" style:display-name="ListLabel 33" style:name="ListLabel_20_33_doc3">
      <style:text-properties style:text-underline-style="none"/>
    </style:style>
    <style:style style:family="text" style:display-name="ListLabel 34" style:name="ListLabel_20_34_doc3">
      <style:text-properties style:text-underline-style="none"/>
    </style:style>
    <style:style style:family="text" style:display-name="ListLabel 35" style:name="ListLabel_20_35_doc3">
      <style:text-properties style:text-underline-style="none"/>
    </style:style>
    <style:style style:family="text" style:display-name="ListLabel 36" style:name="ListLabel_20_36_doc3">
      <style:text-properties style:text-underline-style="none"/>
    </style:style>
    <style:style style:family="text" style:display-name="ListLabel 37" style:name="ListLabel_20_37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38" style:name="ListLabel_20_38_doc3">
      <style:text-properties style:text-underline-style="none"/>
    </style:style>
    <style:style style:family="text" style:display-name="ListLabel 39" style:name="ListLabel_20_39_doc3">
      <style:text-properties style:text-underline-style="none"/>
    </style:style>
    <style:style style:family="text" style:display-name="ListLabel 40" style:name="ListLabel_20_40_doc3">
      <style:text-properties style:text-underline-style="none"/>
    </style:style>
    <style:style style:family="text" style:display-name="ListLabel 41" style:name="ListLabel_20_41_doc3">
      <style:text-properties style:text-underline-style="none"/>
    </style:style>
    <style:style style:family="text" style:display-name="ListLabel 42" style:name="ListLabel_20_42_doc3">
      <style:text-properties style:text-underline-style="none"/>
    </style:style>
    <style:style style:family="text" style:display-name="ListLabel 43" style:name="ListLabel_20_43_doc3">
      <style:text-properties style:text-underline-style="none"/>
    </style:style>
    <style:style style:family="text" style:display-name="ListLabel 44" style:name="ListLabel_20_44_doc3">
      <style:text-properties style:text-underline-style="none"/>
    </style:style>
    <style:style style:family="text" style:display-name="ListLabel 45" style:name="ListLabel_20_45_doc3">
      <style:text-properties style:text-underline-style="none"/>
    </style:style>
    <style:style style:family="text" style:display-name="ListLabel 46" style:name="ListLabel_20_46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47" style:name="ListLabel_20_47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48" style:name="ListLabel_20_48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49" style:name="ListLabel_20_49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50" style:name="ListLabel_20_50_doc3">
      <style:text-properties style:text-underline-style="none"/>
    </style:style>
    <style:style style:family="text" style:display-name="ListLabel 51" style:name="ListLabel_20_51_doc3">
      <style:text-properties style:text-underline-style="none"/>
    </style:style>
    <style:style style:family="text" style:display-name="ListLabel 52" style:name="ListLabel_20_52_doc3">
      <style:text-properties style:text-underline-style="none"/>
    </style:style>
    <style:style style:family="text" style:display-name="ListLabel 53" style:name="ListLabel_20_53_doc3">
      <style:text-properties style:text-underline-style="none"/>
    </style:style>
    <style:style style:family="text" style:display-name="ListLabel 54" style:name="ListLabel_20_54_doc3">
      <style:text-properties style:text-underline-style="none"/>
    </style:style>
    <style:style style:family="text" style:display-name="ListLabel 55" style:name="ListLabel_20_55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56" style:name="ListLabel_20_56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57" style:name="ListLabel_20_57_doc3">
      <style:text-properties style:text-underline-style="none"/>
    </style:style>
    <style:style style:family="text" style:display-name="ListLabel 58" style:name="ListLabel_20_58_doc3">
      <style:text-properties style:text-underline-style="none"/>
    </style:style>
    <style:style style:family="text" style:display-name="ListLabel 59" style:name="ListLabel_20_59_doc3">
      <style:text-properties style:text-underline-style="none"/>
    </style:style>
    <style:style style:family="text" style:display-name="ListLabel 60" style:name="ListLabel_20_60_doc3">
      <style:text-properties style:text-underline-style="none"/>
    </style:style>
    <style:style style:family="text" style:display-name="ListLabel 61" style:name="ListLabel_20_61_doc3">
      <style:text-properties style:text-underline-style="none"/>
    </style:style>
    <style:style style:family="text" style:display-name="ListLabel 62" style:name="ListLabel_20_62_doc3">
      <style:text-properties style:text-underline-style="none"/>
    </style:style>
    <style:style style:family="text" style:display-name="ListLabel 63" style:name="ListLabel_20_63_doc3">
      <style:text-properties style:text-underline-style="none"/>
    </style:style>
    <style:style style:family="text" style:display-name="ListLabel 64" style:name="ListLabel_20_64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65" style:name="ListLabel_20_65_doc3">
      <style:text-properties style:text-underline-style="none"/>
    </style:style>
    <style:style style:family="text" style:display-name="ListLabel 66" style:name="ListLabel_20_66_doc3">
      <style:text-properties style:text-underline-style="none"/>
    </style:style>
    <style:style style:family="text" style:display-name="ListLabel 67" style:name="ListLabel_20_67_doc3">
      <style:text-properties style:text-underline-style="none"/>
    </style:style>
    <style:style style:family="text" style:display-name="ListLabel 68" style:name="ListLabel_20_68_doc3">
      <style:text-properties style:text-underline-style="none"/>
    </style:style>
    <style:style style:family="text" style:display-name="ListLabel 69" style:name="ListLabel_20_69_doc3">
      <style:text-properties style:text-underline-style="none"/>
    </style:style>
    <style:style style:family="text" style:display-name="ListLabel 70" style:name="ListLabel_20_70_doc3">
      <style:text-properties style:text-underline-style="none"/>
    </style:style>
    <style:style style:family="text" style:display-name="ListLabel 71" style:name="ListLabel_20_71_doc3">
      <style:text-properties style:text-underline-style="none"/>
    </style:style>
    <style:style style:family="text" style:display-name="ListLabel 72" style:name="ListLabel_20_72_doc3">
      <style:text-properties style:text-underline-style="none"/>
    </style:style>
    <style:style style:family="text" style:display-name="ListLabel 73" style:name="ListLabel_20_73_doc3">
      <style:text-properties style:font-size-complex="10pt" style:font-size-asian="10pt" style:font-family-generic-complex="system" style:font-name-complex="Arial2" style:font-pitch-complex="variable" style:font-name-asian="Arial2" style:font-family-asian="Arial" style:font-family-generic-asian="system" fo:color="#222222" fo:font-size="10pt" style:font-pitch-asian="variable" style:text-underline-style="none" style:font-family-complex="Arial"/>
    </style:style>
    <style:style style:family="text" style:display-name="ListLabel 74" style:name="ListLabel_20_74_doc3">
      <style:text-properties style:font-size-complex="10pt" style:font-size-asian="10pt" style:font-family-generic-complex="system" style:font-name-complex="Arial2" style:font-pitch-complex="variable" style:font-name-asian="Arial2" style:font-family-asian="Arial" style:font-family-generic-asian="system" fo:color="#222222" fo:font-size="10pt" style:font-pitch-asian="variable" style:text-underline-style="none" style:font-family-complex="Arial"/>
    </style:style>
    <style:style style:family="text" style:display-name="ListLabel 75" style:name="ListLabel_20_75_doc3">
      <style:text-properties style:text-underline-style="none"/>
    </style:style>
    <style:style style:family="text" style:display-name="ListLabel 76" style:name="ListLabel_20_76_doc3">
      <style:text-properties style:text-underline-style="none"/>
    </style:style>
    <style:style style:family="text" style:display-name="ListLabel 77" style:name="ListLabel_20_77_doc3">
      <style:text-properties style:text-underline-style="none"/>
    </style:style>
    <style:style style:family="text" style:display-name="ListLabel 78" style:name="ListLabel_20_78_doc3">
      <style:text-properties style:text-underline-style="none"/>
    </style:style>
    <style:style style:family="text" style:display-name="ListLabel 79" style:name="ListLabel_20_79_doc3">
      <style:text-properties style:text-underline-style="none"/>
    </style:style>
    <style:style style:family="text" style:display-name="ListLabel 80" style:name="ListLabel_20_80_doc3">
      <style:text-properties style:text-underline-style="none"/>
    </style:style>
    <style:style style:family="text" style:display-name="ListLabel 81" style:name="ListLabel_20_81_doc3">
      <style:text-properties style:text-underline-style="none"/>
    </style:style>
    <style:style style:family="text" style:display-name="ListLabel 82" style:name="ListLabel_20_82_doc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83" style:name="ListLabel_20_83_doc3">
      <style:text-properties style:text-underline-style="none"/>
    </style:style>
    <style:style style:family="text" style:display-name="ListLabel 84" style:name="ListLabel_20_84_doc3">
      <style:text-properties style:text-underline-style="none"/>
    </style:style>
    <style:style style:family="text" style:display-name="ListLabel 85" style:name="ListLabel_20_85_doc3">
      <style:text-properties style:text-underline-style="none"/>
    </style:style>
    <style:style style:family="text" style:display-name="ListLabel 86" style:name="ListLabel_20_86_doc3">
      <style:text-properties style:text-underline-style="none"/>
    </style:style>
    <style:style style:family="text" style:display-name="ListLabel 87" style:name="ListLabel_20_87_doc3">
      <style:text-properties style:text-underline-style="none"/>
    </style:style>
    <style:style style:family="text" style:display-name="ListLabel 88" style:name="ListLabel_20_88_doc3">
      <style:text-properties style:text-underline-style="none"/>
    </style:style>
    <style:style style:family="text" style:display-name="ListLabel 89" style:name="ListLabel_20_89_doc3">
      <style:text-properties style:text-underline-style="none"/>
    </style:style>
    <style:style style:family="text" style:display-name="ListLabel 90" style:name="ListLabel_20_90_doc3">
      <style:text-properties style:text-underline-style="none"/>
    </style:style>
    <style:style style:family="text" style:display-name="Internet link" style:name="Internet_20_link_doc3">
      <style:text-properties style:country-asian="none" style:language-complex="zxx" fo:color="#000080" style:language-asian="zxx" style:text-underline-color="font-color" fo:country="none" style:text-underline-style="solid" style:country-complex="none" style:text-underline-width="auto" fo:language="zxx"/>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bullet text:level="1" style:num-suffix="●" text:bullet-char="●" text:style-name="ListLabel_20_1">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5">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7">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8">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9">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2">
      <text:list-level-style-bullet text:level="1" style:num-suffix="●" text:bullet-char="●" text:style-name="ListLabel_20_10">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11">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12">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13">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14">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15">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16">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17">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18">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3">
      <text:list-level-style-bullet text:level="1" style:num-suffix="●" text:bullet-char="●" text:style-name="ListLabel_20_19">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0">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21">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22">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23">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24">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25">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26">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27">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4">
      <text:list-level-style-bullet text:level="1" style:num-suffix="●" text:bullet-char="●" text:style-name="ListLabel_20_28">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9">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0">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31">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32">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33">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34">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35">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36">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5">
      <text:list-level-style-bullet text:level="1" style:num-suffix="●" text:bullet-char="●" text:style-name="ListLabel_20_37">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38">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9">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0">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41">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42">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43">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44">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45">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6">
      <text:list-level-style-bullet text:level="1" style:num-suffix="●" text:bullet-char="●" text:style-name="ListLabel_20_46">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47">
        <style:list-level-properties text:list-level-position-and-space-mode="label-alignment">
          <style:list-level-label-alignment text:label-followed-by="listtab" fo:margin-left="1in" fo:text-indent="-0.25in"/>
        </style:list-level-properties>
        <style:text-properties style:font-name="Arial1"/>
      </text:list-level-style-bullet>
      <text:list-level-style-bullet text:level="3" style:num-suffix="●" text:bullet-char="●" text:style-name="ListLabel_20_48">
        <style:list-level-properties text:list-level-position-and-space-mode="label-alignment">
          <style:list-level-label-alignment text:label-followed-by="listtab" fo:margin-left="1.5in" fo:text-indent="-0.25in"/>
        </style:list-level-properties>
        <style:text-properties style:font-name="Arial1"/>
      </text:list-level-style-bullet>
      <text:list-level-style-bullet text:level="4" style:num-suffix="●" text:bullet-char="●" text:style-name="ListLabel_20_49">
        <style:list-level-properties text:list-level-position-and-space-mode="label-alignment">
          <style:list-level-label-alignment text:label-followed-by="listtab" fo:margin-left="2in" fo:text-indent="-0.25in"/>
        </style:list-level-properties>
        <style:text-properties style:font-name="Arial1"/>
      </text:list-level-style-bullet>
      <text:list-level-style-bullet text:level="5" style:num-suffix="○" text:bullet-char="○" text:style-name="ListLabel_20_50">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51">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52">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53">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54">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7">
      <text:list-level-style-bullet text:level="1" style:num-suffix="●" text:bullet-char="●" text:style-name="ListLabel_20_55">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56">
        <style:list-level-properties text:list-level-position-and-space-mode="label-alignment">
          <style:list-level-label-alignment text:label-followed-by="listtab" fo:margin-left="1in" fo:text-indent="-0.25in"/>
        </style:list-level-properties>
        <style:text-properties style:font-name="Arial1"/>
      </text:list-level-style-bullet>
      <text:list-level-style-bullet text:level="3" style:num-suffix="■" text:bullet-char="■" text:style-name="ListLabel_20_57">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58">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59">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0">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61">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62">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63">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8">
      <text:list-level-style-bullet text:level="1" style:num-suffix="●" text:bullet-char="●" text:style-name="ListLabel_20_64">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65">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66">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67">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68">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9">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70">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71">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72">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9">
      <text:list-level-style-bullet text:level="1" text:bullet-char="" text:style-name="ListLabel_20_73">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text:bullet-char="" text:style-name="ListLabel_20_74">
        <style:list-level-properties text:list-level-position-and-space-mode="label-alignment">
          <style:list-level-label-alignment text:label-followed-by="listtab" fo:margin-left="1in" fo:text-indent="-0.25in"/>
        </style:list-level-properties>
        <style:text-properties style:font-name="Arial1"/>
      </text:list-level-style-bullet>
      <text:list-level-style-bullet text:level="3" style:num-suffix="■" text:bullet-char="■" text:style-name="ListLabel_20_75">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76">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77">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78">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79">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80">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81">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0">
      <text:list-level-style-bullet text:level="1" style:num-suffix="●" text:bullet-char="●" text:style-name="ListLabel_20_82">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83">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84">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85">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86">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87">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88">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89">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90">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2" fo:language="en" style:text-line-through-type="none" style:country-asian="CN" style:font-size-asian="11pt" style:font-name-complex="Arial2"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2" fo:country="none" fo:language="en" style:text-line-through-type="none" style:country-asian="CN" style:font-size-asian="11pt" style:font-name-complex="Arial2"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4" style:class="text"/>
    <style:style style:family="paragraph" style:parent-style-name="Standard_doc4" style:next-style-name="Text_20_body" style:name="Heading_doc4"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4" style:name="Text_20_body_doc4" style:class="text">
      <style:paragraph-properties fo:margin-top="0in" fo:margin-bottom="0.0972in" fo:line-height="120%" ns41:contextual-spacing="false"/>
    </style:style>
    <style:style style:family="paragraph" style:parent-style-name="Text_20_body_doc4" style:name="List_doc4" style:class="list">
      <style:text-properties style:font-size-asian="12pt"/>
    </style:style>
    <style:style style:family="paragraph" style:parent-style-name="Standard_doc4" style:name="Caption_doc4"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4" style:name="Index_doc4" style:class="index">
      <style:paragraph-properties text:line-number="0" text:number-lines="false"/>
      <style:text-properties style:font-size-asian="12pt"/>
    </style:style>
    <style:style style:family="paragraph" style:name="normal_doc4" style:default-outline-level="">
      <style:paragraph-properties fo:text-align="start" style:justify-single-word="false" style:writing-mode="lr-tb" fo:widows="2" fo:orphans="2"/>
    </style:style>
    <style:style style:family="paragraph" style:display-name="Heading 1" style:name="Heading_20_1_doc4" style:class="text" style:parent-style-name="normal_doc4"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4" style:class="text" style:parent-style-name="normal_doc4"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4" style:class="text" style:parent-style-name="normal_doc4"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4" style:class="text" style:parent-style-name="normal_doc4"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4" style:class="text" style:parent-style-name="normal_doc4"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4" style:class="text" style:parent-style-name="normal_doc4"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4" style:name="Title_doc4"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4" style:name="Subtitle_doc4"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2" fo:font-style="normal" style:font-name-asian="Arial2"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 style:name="ListLabel_20_2_doc4">
      <style:text-properties style:text-underline-style="none"/>
    </style:style>
    <style:style style:family="text" style:display-name="ListLabel 3" style:name="ListLabel_20_3_doc4">
      <style:text-properties style:text-underline-style="none"/>
    </style:style>
    <style:style style:family="text" style:display-name="ListLabel 4" style:name="ListLabel_20_4_doc4">
      <style:text-properties style:text-underline-style="none"/>
    </style:style>
    <style:style style:family="text" style:display-name="ListLabel 5" style:name="ListLabel_20_5_doc4">
      <style:text-properties style:text-underline-style="none"/>
    </style:style>
    <style:style style:family="text" style:display-name="ListLabel 6" style:name="ListLabel_20_6_doc4">
      <style:text-properties style:text-underline-style="none"/>
    </style:style>
    <style:style style:family="text" style:display-name="ListLabel 7" style:name="ListLabel_20_7_doc4">
      <style:text-properties style:text-underline-style="none"/>
    </style:style>
    <style:style style:family="text" style:display-name="ListLabel 8" style:name="ListLabel_20_8_doc4">
      <style:text-properties style:text-underline-style="none"/>
    </style:style>
    <style:style style:family="text" style:display-name="ListLabel 9" style:name="ListLabel_20_9_doc4">
      <style:text-properties style:text-underline-style="none"/>
    </style:style>
    <style:style style:family="text" style:display-name="ListLabel 10" style:name="ListLabel_20_10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1" style:name="ListLabel_20_11_doc4">
      <style:text-properties style:text-underline-style="none"/>
    </style:style>
    <style:style style:family="text" style:display-name="ListLabel 12" style:name="ListLabel_20_12_doc4">
      <style:text-properties style:text-underline-style="none"/>
    </style:style>
    <style:style style:family="text" style:display-name="ListLabel 13" style:name="ListLabel_20_13_doc4">
      <style:text-properties style:text-underline-style="none"/>
    </style:style>
    <style:style style:family="text" style:display-name="ListLabel 14" style:name="ListLabel_20_14_doc4">
      <style:text-properties style:text-underline-style="none"/>
    </style:style>
    <style:style style:family="text" style:display-name="ListLabel 15" style:name="ListLabel_20_15_doc4">
      <style:text-properties style:text-underline-style="none"/>
    </style:style>
    <style:style style:family="text" style:display-name="ListLabel 16" style:name="ListLabel_20_16_doc4">
      <style:text-properties style:text-underline-style="none"/>
    </style:style>
    <style:style style:family="text" style:display-name="ListLabel 17" style:name="ListLabel_20_17_doc4">
      <style:text-properties style:text-underline-style="none"/>
    </style:style>
    <style:style style:family="text" style:display-name="ListLabel 18" style:name="ListLabel_20_18_doc4">
      <style:text-properties style:text-underline-style="none"/>
    </style:style>
    <style:style style:family="text" style:display-name="ListLabel 19" style:name="ListLabel_20_19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0" style:name="ListLabel_20_20_doc4">
      <style:text-properties style:text-underline-style="none"/>
    </style:style>
    <style:style style:family="text" style:display-name="ListLabel 21" style:name="ListLabel_20_21_doc4">
      <style:text-properties style:text-underline-style="none"/>
    </style:style>
    <style:style style:family="text" style:display-name="ListLabel 22" style:name="ListLabel_20_22_doc4">
      <style:text-properties style:text-underline-style="none"/>
    </style:style>
    <style:style style:family="text" style:display-name="ListLabel 23" style:name="ListLabel_20_23_doc4">
      <style:text-properties style:text-underline-style="none"/>
    </style:style>
    <style:style style:family="text" style:display-name="ListLabel 24" style:name="ListLabel_20_24_doc4">
      <style:text-properties style:text-underline-style="none"/>
    </style:style>
    <style:style style:family="text" style:display-name="ListLabel 25" style:name="ListLabel_20_25_doc4">
      <style:text-properties style:text-underline-style="none"/>
    </style:style>
    <style:style style:family="text" style:display-name="ListLabel 26" style:name="ListLabel_20_26_doc4">
      <style:text-properties style:text-underline-style="none"/>
    </style:style>
    <style:style style:family="text" style:display-name="ListLabel 27" style:name="ListLabel_20_27_doc4">
      <style:text-properties style:text-underline-style="none"/>
    </style:style>
    <style:style style:family="text" style:display-name="ListLabel 28" style:name="ListLabel_20_28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9" style:name="ListLabel_20_29_doc4">
      <style:text-properties style:text-underline-style="none"/>
    </style:style>
    <style:style style:family="text" style:display-name="ListLabel 30" style:name="ListLabel_20_30_doc4">
      <style:text-properties style:text-underline-style="none"/>
    </style:style>
    <style:style style:family="text" style:display-name="ListLabel 31" style:name="ListLabel_20_31_doc4">
      <style:text-properties style:text-underline-style="none"/>
    </style:style>
    <style:style style:family="text" style:display-name="ListLabel 32" style:name="ListLabel_20_32_doc4">
      <style:text-properties style:text-underline-style="none"/>
    </style:style>
    <style:style style:family="text" style:display-name="ListLabel 33" style:name="ListLabel_20_33_doc4">
      <style:text-properties style:text-underline-style="none"/>
    </style:style>
    <style:style style:family="text" style:display-name="ListLabel 34" style:name="ListLabel_20_34_doc4">
      <style:text-properties style:text-underline-style="none"/>
    </style:style>
    <style:style style:family="text" style:display-name="ListLabel 35" style:name="ListLabel_20_35_doc4">
      <style:text-properties style:text-underline-style="none"/>
    </style:style>
    <style:style style:family="text" style:display-name="ListLabel 36" style:name="ListLabel_20_36_doc4">
      <style:text-properties style:text-underline-style="none"/>
    </style:style>
    <style:style style:family="text" style:display-name="ListLabel 37" style:name="ListLabel_20_37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38" style:name="ListLabel_20_38_doc4">
      <style:text-properties style:text-underline-style="none"/>
    </style:style>
    <style:style style:family="text" style:display-name="ListLabel 39" style:name="ListLabel_20_39_doc4">
      <style:text-properties style:text-underline-style="none"/>
    </style:style>
    <style:style style:family="text" style:display-name="ListLabel 40" style:name="ListLabel_20_40_doc4">
      <style:text-properties style:text-underline-style="none"/>
    </style:style>
    <style:style style:family="text" style:display-name="ListLabel 41" style:name="ListLabel_20_41_doc4">
      <style:text-properties style:text-underline-style="none"/>
    </style:style>
    <style:style style:family="text" style:display-name="ListLabel 42" style:name="ListLabel_20_42_doc4">
      <style:text-properties style:text-underline-style="none"/>
    </style:style>
    <style:style style:family="text" style:display-name="ListLabel 43" style:name="ListLabel_20_43_doc4">
      <style:text-properties style:text-underline-style="none"/>
    </style:style>
    <style:style style:family="text" style:display-name="ListLabel 44" style:name="ListLabel_20_44_doc4">
      <style:text-properties style:text-underline-style="none"/>
    </style:style>
    <style:style style:family="text" style:display-name="ListLabel 45" style:name="ListLabel_20_45_doc4">
      <style:text-properties style:text-underline-style="none"/>
    </style:style>
    <style:style style:family="text" style:display-name="ListLabel 46" style:name="ListLabel_20_46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47" style:name="ListLabel_20_47_doc4">
      <style:text-properties style:text-underline-style="none"/>
    </style:style>
    <style:style style:family="text" style:display-name="ListLabel 48" style:name="ListLabel_20_48_doc4">
      <style:text-properties style:text-underline-style="none"/>
    </style:style>
    <style:style style:family="text" style:display-name="ListLabel 49" style:name="ListLabel_20_49_doc4">
      <style:text-properties style:text-underline-style="none"/>
    </style:style>
    <style:style style:family="text" style:display-name="ListLabel 50" style:name="ListLabel_20_50_doc4">
      <style:text-properties style:text-underline-style="none"/>
    </style:style>
    <style:style style:family="text" style:display-name="ListLabel 51" style:name="ListLabel_20_51_doc4">
      <style:text-properties style:text-underline-style="none"/>
    </style:style>
    <style:style style:family="text" style:display-name="ListLabel 52" style:name="ListLabel_20_52_doc4">
      <style:text-properties style:text-underline-style="none"/>
    </style:style>
    <style:style style:family="text" style:display-name="ListLabel 53" style:name="ListLabel_20_53_doc4">
      <style:text-properties style:text-underline-style="none"/>
    </style:style>
    <style:style style:family="text" style:display-name="ListLabel 54" style:name="ListLabel_20_54_doc4">
      <style:text-properties style:text-underline-style="none"/>
    </style:style>
    <style:style style:family="text" style:display-name="ListLabel 55" style:name="ListLabel_20_55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56" style:name="ListLabel_20_56_doc4">
      <style:text-properties style:text-underline-style="none"/>
    </style:style>
    <style:style style:family="text" style:display-name="ListLabel 57" style:name="ListLabel_20_57_doc4">
      <style:text-properties style:text-underline-style="none"/>
    </style:style>
    <style:style style:family="text" style:display-name="ListLabel 58" style:name="ListLabel_20_58_doc4">
      <style:text-properties style:text-underline-style="none"/>
    </style:style>
    <style:style style:family="text" style:display-name="ListLabel 59" style:name="ListLabel_20_59_doc4">
      <style:text-properties style:text-underline-style="none"/>
    </style:style>
    <style:style style:family="text" style:display-name="ListLabel 60" style:name="ListLabel_20_60_doc4">
      <style:text-properties style:text-underline-style="none"/>
    </style:style>
    <style:style style:family="text" style:display-name="ListLabel 61" style:name="ListLabel_20_61_doc4">
      <style:text-properties style:text-underline-style="none"/>
    </style:style>
    <style:style style:family="text" style:display-name="ListLabel 62" style:name="ListLabel_20_62_doc4">
      <style:text-properties style:text-underline-style="none"/>
    </style:style>
    <style:style style:family="text" style:display-name="ListLabel 63" style:name="ListLabel_20_63_doc4">
      <style:text-properties style:text-underline-style="none"/>
    </style:style>
    <style:style style:family="text" style:display-name="ListLabel 64" style:name="ListLabel_20_64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65" style:name="ListLabel_20_65_doc4">
      <style:text-properties style:text-underline-style="none"/>
    </style:style>
    <style:style style:family="text" style:display-name="ListLabel 66" style:name="ListLabel_20_66_doc4">
      <style:text-properties style:text-underline-style="none"/>
    </style:style>
    <style:style style:family="text" style:display-name="ListLabel 67" style:name="ListLabel_20_67_doc4">
      <style:text-properties style:text-underline-style="none"/>
    </style:style>
    <style:style style:family="text" style:display-name="ListLabel 68" style:name="ListLabel_20_68_doc4">
      <style:text-properties style:text-underline-style="none"/>
    </style:style>
    <style:style style:family="text" style:display-name="ListLabel 69" style:name="ListLabel_20_69_doc4">
      <style:text-properties style:text-underline-style="none"/>
    </style:style>
    <style:style style:family="text" style:display-name="ListLabel 70" style:name="ListLabel_20_70_doc4">
      <style:text-properties style:text-underline-style="none"/>
    </style:style>
    <style:style style:family="text" style:display-name="ListLabel 71" style:name="ListLabel_20_71_doc4">
      <style:text-properties style:text-underline-style="none"/>
    </style:style>
    <style:style style:family="text" style:display-name="ListLabel 72" style:name="ListLabel_20_72_doc4">
      <style:text-properties style:text-underline-style="none"/>
    </style:style>
    <style:style style:family="text" style:display-name="ListLabel 73" style:name="ListLabel_20_73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74" style:name="ListLabel_20_74_doc4">
      <style:text-properties style:text-underline-style="none"/>
    </style:style>
    <style:style style:family="text" style:display-name="ListLabel 75" style:name="ListLabel_20_75_doc4">
      <style:text-properties style:text-underline-style="none"/>
    </style:style>
    <style:style style:family="text" style:display-name="ListLabel 76" style:name="ListLabel_20_76_doc4">
      <style:text-properties style:text-underline-style="none"/>
    </style:style>
    <style:style style:family="text" style:display-name="ListLabel 77" style:name="ListLabel_20_77_doc4">
      <style:text-properties style:text-underline-style="none"/>
    </style:style>
    <style:style style:family="text" style:display-name="ListLabel 78" style:name="ListLabel_20_78_doc4">
      <style:text-properties style:text-underline-style="none"/>
    </style:style>
    <style:style style:family="text" style:display-name="ListLabel 79" style:name="ListLabel_20_79_doc4">
      <style:text-properties style:text-underline-style="none"/>
    </style:style>
    <style:style style:family="text" style:display-name="ListLabel 80" style:name="ListLabel_20_80_doc4">
      <style:text-properties style:text-underline-style="none"/>
    </style:style>
    <style:style style:family="text" style:display-name="ListLabel 81" style:name="ListLabel_20_81_doc4">
      <style:text-properties style:text-underline-style="none"/>
    </style:style>
    <style:style style:family="text" style:display-name="ListLabel 82" style:name="ListLabel_20_82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83" style:name="ListLabel_20_83_doc4">
      <style:text-properties style:text-underline-style="none"/>
    </style:style>
    <style:style style:family="text" style:display-name="ListLabel 84" style:name="ListLabel_20_84_doc4">
      <style:text-properties style:text-underline-style="none"/>
    </style:style>
    <style:style style:family="text" style:display-name="ListLabel 85" style:name="ListLabel_20_85_doc4">
      <style:text-properties style:text-underline-style="none"/>
    </style:style>
    <style:style style:family="text" style:display-name="ListLabel 86" style:name="ListLabel_20_86_doc4">
      <style:text-properties style:text-underline-style="none"/>
    </style:style>
    <style:style style:family="text" style:display-name="ListLabel 87" style:name="ListLabel_20_87_doc4">
      <style:text-properties style:text-underline-style="none"/>
    </style:style>
    <style:style style:family="text" style:display-name="ListLabel 88" style:name="ListLabel_20_88_doc4">
      <style:text-properties style:text-underline-style="none"/>
    </style:style>
    <style:style style:family="text" style:display-name="ListLabel 89" style:name="ListLabel_20_89_doc4">
      <style:text-properties style:text-underline-style="none"/>
    </style:style>
    <style:style style:family="text" style:display-name="ListLabel 90" style:name="ListLabel_20_90_doc4">
      <style:text-properties style:text-underline-style="none"/>
    </style:style>
    <style:style style:family="text" style:display-name="ListLabel 91" style:name="ListLabel_20_91_doc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92" style:name="ListLabel_20_92_doc4">
      <style:text-properties style:text-underline-style="none"/>
    </style:style>
    <style:style style:family="text" style:display-name="ListLabel 93" style:name="ListLabel_20_93_doc4">
      <style:text-properties style:text-underline-style="none"/>
    </style:style>
    <style:style style:family="text" style:display-name="ListLabel 94" style:name="ListLabel_20_94_doc4">
      <style:text-properties style:text-underline-style="none"/>
    </style:style>
    <style:style style:family="text" style:display-name="ListLabel 95" style:name="ListLabel_20_95_doc4">
      <style:text-properties style:text-underline-style="none"/>
    </style:style>
    <style:style style:family="text" style:display-name="ListLabel 96" style:name="ListLabel_20_96_doc4">
      <style:text-properties style:text-underline-style="none"/>
    </style:style>
    <style:style style:family="text" style:display-name="ListLabel 97" style:name="ListLabel_20_97_doc4">
      <style:text-properties style:text-underline-style="none"/>
    </style:style>
    <style:style style:family="text" style:display-name="ListLabel 98" style:name="ListLabel_20_98_doc4">
      <style:text-properties style:text-underline-style="none"/>
    </style:style>
    <style:style style:family="text" style:display-name="ListLabel 99" style:name="ListLabel_20_99_doc4">
      <style:text-properties style:text-underline-style="none"/>
    </style:style>
    <style:style style:family="text" style:display-name="Internet link" style:name="Internet_20_link_doc4">
      <style:text-properties style:country-asian="none" style:language-complex="zxx" fo:color="#000080" style:language-asian="zxx" style:text-underline-color="font-color" fo:country="none" style:text-underline-style="solid" style:country-complex="none" style:text-underline-width="auto" fo:language="zxx"/>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bullet text:level="1" style:num-suffix="●" text:bullet-char="●" text:style-name="ListLabel_20_1">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5">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7">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8">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9">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2">
      <text:list-level-style-bullet text:level="1" style:num-suffix="●" text:bullet-char="●" text:style-name="ListLabel_20_10">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11">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12">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13">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14">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15">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16">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17">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18">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3">
      <text:list-level-style-number text:level="1" style:num-suffix="." style:num-format="1" text:style-name="ListLabel_20_19">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0">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21">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22">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23">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24">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25">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26">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27">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4">
      <text:list-level-style-bullet text:level="1" style:num-suffix="●" text:bullet-char="●" text:style-name="ListLabel_20_28">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9">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0">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31">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32">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33">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34">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35">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36">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5">
      <text:list-level-style-bullet text:level="1" style:num-suffix="●" text:bullet-char="●" text:style-name="ListLabel_20_37">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38">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9">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0">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41">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42">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43">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44">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45">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6">
      <text:list-level-style-bullet text:level="1" style:num-suffix="●" text:bullet-char="●" text:style-name="ListLabel_20_46">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47">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48">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9">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50">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51">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52">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53">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54">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7">
      <text:list-level-style-bullet text:level="1" style:num-suffix="●" text:bullet-char="●" text:style-name="ListLabel_20_55">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56">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57">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58">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59">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0">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61">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62">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63">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8">
      <text:list-level-style-bullet text:level="1" style:num-suffix="●" text:bullet-char="●" text:style-name="ListLabel_20_64">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65">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66">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67">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68">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9">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70">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71">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72">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9">
      <text:list-level-style-bullet text:level="1" style:num-suffix="●" text:bullet-char="●" text:style-name="ListLabel_20_73">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74">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75">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76">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77">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78">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79">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80">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81">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0">
      <text:list-level-style-bullet text:level="1" style:num-suffix="●" text:bullet-char="●" text:style-name="ListLabel_20_82">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83">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84">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85">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86">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87">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88">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89">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90">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11">
      <text:list-level-style-bullet text:level="1" style:num-suffix="●" text:bullet-char="●" text:style-name="ListLabel_20_91">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92">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93">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94">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95">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96">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97">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98">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99">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2" fo:language="en" style:text-line-through-type="none" style:country-asian="CN" style:font-size-asian="11pt" style:font-name-complex="Arial2"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2" fo:country="none" fo:language="en" style:text-line-through-type="none" style:country-asian="CN" style:font-size-asian="11pt" style:font-name-complex="Arial2"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5" style:class="text"/>
    <style:style style:family="paragraph" style:parent-style-name="Standard_doc5" style:next-style-name="Text_20_body" style:name="Heading_doc5"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5" style:name="Text_20_body_doc5" style:class="text">
      <style:paragraph-properties fo:margin-top="0in" fo:margin-bottom="0.0972in" fo:line-height="120%" ns41:contextual-spacing="false"/>
    </style:style>
    <style:style style:family="paragraph" style:parent-style-name="Text_20_body_doc5" style:name="List_doc5" style:class="list">
      <style:text-properties style:font-size-asian="12pt"/>
    </style:style>
    <style:style style:family="paragraph" style:parent-style-name="Standard_doc5" style:name="Caption_doc5"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5" style:name="Index_doc5" style:class="index">
      <style:paragraph-properties text:line-number="0" text:number-lines="false"/>
      <style:text-properties style:font-size-asian="12pt"/>
    </style:style>
    <style:style style:family="paragraph" style:name="normal_doc5" style:default-outline-level="">
      <style:paragraph-properties fo:text-align="start" style:justify-single-word="false" style:writing-mode="lr-tb" fo:widows="2" fo:orphans="2"/>
    </style:style>
    <style:style style:family="paragraph" style:display-name="Heading 1" style:name="Heading_20_1_doc5" style:class="text" style:parent-style-name="normal_doc5"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5" style:class="text" style:parent-style-name="normal_doc5"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5" style:class="text" style:parent-style-name="normal_doc5"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5" style:class="text" style:parent-style-name="normal_doc5"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5" style:class="text" style:parent-style-name="normal_doc5"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5" style:class="text" style:parent-style-name="normal_doc5"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5" style:name="Title_doc5"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5" style:name="Subtitle_doc5"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2" fo:font-style="normal" style:font-name-asian="Arial2"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_doc5">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 style:name="ListLabel_20_2_doc5">
      <style:text-properties style:text-underline-style="none"/>
    </style:style>
    <style:style style:family="text" style:display-name="ListLabel 3" style:name="ListLabel_20_3_doc5">
      <style:text-properties style:text-underline-style="none"/>
    </style:style>
    <style:style style:family="text" style:display-name="ListLabel 4" style:name="ListLabel_20_4_doc5">
      <style:text-properties style:text-underline-style="none"/>
    </style:style>
    <style:style style:family="text" style:display-name="ListLabel 5" style:name="ListLabel_20_5_doc5">
      <style:text-properties style:text-underline-style="none"/>
    </style:style>
    <style:style style:family="text" style:display-name="ListLabel 6" style:name="ListLabel_20_6_doc5">
      <style:text-properties style:text-underline-style="none"/>
    </style:style>
    <style:style style:family="text" style:display-name="ListLabel 7" style:name="ListLabel_20_7_doc5">
      <style:text-properties style:text-underline-style="none"/>
    </style:style>
    <style:style style:family="text" style:display-name="ListLabel 8" style:name="ListLabel_20_8_doc5">
      <style:text-properties style:text-underline-style="none"/>
    </style:style>
    <style:style style:family="text" style:display-name="ListLabel 9" style:name="ListLabel_20_9_doc5">
      <style:text-properties style:text-underline-style="none"/>
    </style:style>
    <style:style style:family="text" style:display-name="ListLabel 10" style:name="ListLabel_20_10_doc5">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1" style:name="ListLabel_20_11_doc5">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2" style:name="ListLabel_20_12_doc5">
      <style:text-properties style:text-underline-style="none"/>
    </style:style>
    <style:style style:family="text" style:display-name="ListLabel 13" style:name="ListLabel_20_13_doc5">
      <style:text-properties style:text-underline-style="none"/>
    </style:style>
    <style:style style:family="text" style:display-name="ListLabel 14" style:name="ListLabel_20_14_doc5">
      <style:text-properties style:text-underline-style="none"/>
    </style:style>
    <style:style style:family="text" style:display-name="ListLabel 15" style:name="ListLabel_20_15_doc5">
      <style:text-properties style:text-underline-style="none"/>
    </style:style>
    <style:style style:family="text" style:display-name="ListLabel 16" style:name="ListLabel_20_16_doc5">
      <style:text-properties style:text-underline-style="none"/>
    </style:style>
    <style:style style:family="text" style:display-name="ListLabel 17" style:name="ListLabel_20_17_doc5">
      <style:text-properties style:text-underline-style="none"/>
    </style:style>
    <style:style style:family="text" style:display-name="ListLabel 18" style:name="ListLabel_20_18_doc5">
      <style:text-properties style:text-underline-style="none"/>
    </style:style>
    <style:style style:family="text" style:display-name="Internet link" style:name="Internet_20_link_doc5">
      <style:text-properties style:country-asian="none" style:language-complex="zxx" fo:color="#000080" style:language-asian="zxx" style:text-underline-color="font-color" fo:country="none" style:text-underline-style="solid" style:country-complex="none" style:text-underline-width="auto" fo:language="zxx"/>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number text:level="1" style:num-suffix="." style:num-format="1" text:style-name="ListLabel_20_1">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3">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4">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5">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6">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7">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8">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9">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2">
      <text:list-level-style-number text:level="1" style:num-suffix="." style:num-format="1" text:style-name="ListLabel_20_10">
        <style:list-level-properties text:list-level-position-and-space-mode="label-alignment">
          <style:list-level-label-alignment text:label-followed-by="listtab" fo:margin-left="0.5in" fo:text-indent="-0.25in"/>
        </style:list-level-properties>
      </text:list-level-style-number>
      <text:list-level-style-bullet text:level="2" style:num-suffix="●" text:bullet-char="●" text:style-name="ListLabel_20_11">
        <style:list-level-properties text:list-level-position-and-space-mode="label-alignment">
          <style:list-level-label-alignment text:label-followed-by="listtab" fo:margin-left="1in" fo:text-indent="-0.25in"/>
        </style:list-level-properties>
        <style:text-properties style:font-name="Arial1"/>
      </text:list-level-style-bullet>
      <text:list-level-style-number text:level="3" style:num-suffix="." style:num-format="i" text:style-name="ListLabel_20_12">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13">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14">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15">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16">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17">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18">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6" style:class="text"/>
    <style:style style:family="paragraph" style:parent-style-name="Standard_doc6" style:next-style-name="Text_20_body" style:name="Heading_doc6"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6" style:name="Text_20_body_doc6" style:class="text">
      <style:paragraph-properties fo:margin-top="0in" fo:margin-bottom="0.0972in" fo:line-height="120%" ns41:contextual-spacing="false"/>
    </style:style>
    <style:style style:family="paragraph" style:parent-style-name="Text_20_body_doc6" style:name="List_doc6" style:class="list">
      <style:text-properties style:font-size-asian="12pt"/>
    </style:style>
    <style:style style:family="paragraph" style:parent-style-name="Standard_doc6" style:name="Caption_doc6"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6" style:name="Index_doc6" style:class="index">
      <style:paragraph-properties text:line-number="0" text:number-lines="false"/>
      <style:text-properties style:font-size-asian="12pt"/>
    </style:style>
    <style:style style:family="paragraph" style:name="normal_doc6" style:default-outline-level="">
      <style:paragraph-properties fo:text-align="start" style:justify-single-word="false" style:writing-mode="lr-tb" fo:widows="2" fo:orphans="2"/>
    </style:style>
    <style:style style:family="paragraph" style:display-name="Heading 1" style:name="Heading_20_1_doc6" style:class="text" style:parent-style-name="normal_doc6"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6" style:class="text" style:parent-style-name="normal_doc6"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6" style:class="text" style:parent-style-name="normal_doc6"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6" style:class="text" style:parent-style-name="normal_doc6"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6" style:class="text" style:parent-style-name="normal_doc6"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6" style:class="text" style:parent-style-name="normal_doc6"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6" style:name="Title_doc6"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6" style:name="Subtitle_doc6"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_doc6">
      <style:text-properties style:font-size-complex="10.5pt" style:font-size-asian="10.5pt" style:font-family-generic-complex="system" style:font-name-complex="Arial1" style:font-pitch-complex="variable" style:font-name-asian="Arial1" style:font-family-asian="Arial" style:font-family-generic-asian="system" fo:color="#222222" fo:font-size="10.5pt" style:font-pitch-asian="variable" style:text-underline-style="none" style:font-family-complex="Arial"/>
    </style:style>
    <style:style style:family="text" style:display-name="ListLabel 2" style:name="ListLabel_20_2_doc6">
      <style:text-properties style:text-underline-style="none"/>
    </style:style>
    <style:style style:family="text" style:display-name="ListLabel 3" style:name="ListLabel_20_3_doc6">
      <style:text-properties style:text-underline-style="none"/>
    </style:style>
    <style:style style:family="text" style:display-name="ListLabel 4" style:name="ListLabel_20_4_doc6">
      <style:text-properties style:text-underline-style="none"/>
    </style:style>
    <style:style style:family="text" style:display-name="ListLabel 5" style:name="ListLabel_20_5_doc6">
      <style:text-properties style:text-underline-style="none"/>
    </style:style>
    <style:style style:family="text" style:display-name="ListLabel 6" style:name="ListLabel_20_6_doc6">
      <style:text-properties style:text-underline-style="none"/>
    </style:style>
    <style:style style:family="text" style:display-name="ListLabel 7" style:name="ListLabel_20_7_doc6">
      <style:text-properties style:text-underline-style="none"/>
    </style:style>
    <style:style style:family="text" style:display-name="ListLabel 8" style:name="ListLabel_20_8_doc6">
      <style:text-properties style:text-underline-style="none"/>
    </style:style>
    <style:style style:family="text" style:display-name="ListLabel 9" style:name="ListLabel_20_9_doc6">
      <style:text-properties style:text-underline-style="none"/>
    </style:style>
    <style:style style:family="text" style:display-name="Internet link" style:name="Internet_20_link_doc6">
      <style:text-properties style:country-asian="none" style:language-complex="zxx" fo:color="#000080" style:language-asian="zxx" style:text-underline-color="font-color" fo:country="none" style:text-underline-style="solid" style:country-complex="none" style:text-underline-width="auto" fo:language="zxx"/>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number text:level="1" style:num-suffix="." style:num-format="1" text:style-name="ListLabel_20_1">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3">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4">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5">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6">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7">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8">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9">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7" style:class="text"/>
    <style:style style:family="paragraph" style:parent-style-name="Standard_doc7" style:next-style-name="Text_20_body" style:name="Heading_doc7"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7" style:name="Text_20_body_doc7" style:class="text">
      <style:paragraph-properties fo:margin-top="0in" fo:margin-bottom="0.0972in" fo:line-height="120%" ns41:contextual-spacing="false"/>
    </style:style>
    <style:style style:family="paragraph" style:parent-style-name="Text_20_body_doc7" style:name="List_doc7" style:class="list">
      <style:text-properties style:font-size-asian="12pt"/>
    </style:style>
    <style:style style:family="paragraph" style:parent-style-name="Standard_doc7" style:name="Caption_doc7"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7" style:name="Index_doc7" style:class="index">
      <style:paragraph-properties text:line-number="0" text:number-lines="false"/>
      <style:text-properties style:font-size-asian="12pt"/>
    </style:style>
    <style:style style:family="paragraph" style:name="normal_doc7" style:default-outline-level="">
      <style:paragraph-properties fo:text-align="start" style:justify-single-word="false" style:writing-mode="lr-tb" fo:widows="2" fo:orphans="2"/>
    </style:style>
    <style:style style:family="paragraph" style:display-name="Heading 1" style:name="Heading_20_1_doc7" style:class="text" style:parent-style-name="normal_doc7"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7" style:class="text" style:parent-style-name="normal_doc7"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7" style:class="text" style:parent-style-name="normal_doc7"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7" style:class="text" style:parent-style-name="normal_doc7"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7" style:class="text" style:parent-style-name="normal_doc7"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7" style:class="text" style:parent-style-name="normal_doc7"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7" style:name="Title_doc7"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7" style:name="Subtitle_doc7"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style:style style:family="text" style:display-name="Internet link" style:name="Internet_20_link_doc7">
      <style:text-properties style:country-asian="none" style:language-complex="zxx" fo:color="#000080" style:language-asian="zxx" style:text-underline-color="font-color" fo:country="none" style:text-underline-style="solid" style:country-complex="none" style:text-underline-width="auto" fo:language="zxx"/>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8" style:class="text"/>
    <style:style style:family="paragraph" style:parent-style-name="Standard_doc8" style:next-style-name="Text_20_body" style:name="Heading_doc8"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8" style:name="Text_20_body_doc8" style:class="text">
      <style:paragraph-properties fo:margin-top="0in" fo:margin-bottom="0.0972in" fo:line-height="120%" ns41:contextual-spacing="false"/>
    </style:style>
    <style:style style:family="paragraph" style:parent-style-name="Text_20_body_doc8" style:name="List_doc8" style:class="list">
      <style:text-properties style:font-size-asian="12pt"/>
    </style:style>
    <style:style style:family="paragraph" style:parent-style-name="Standard_doc8" style:name="Caption_doc8"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8" style:name="Index_doc8" style:class="index">
      <style:paragraph-properties text:line-number="0" text:number-lines="false"/>
      <style:text-properties style:font-size-asian="12pt"/>
    </style:style>
    <style:style style:family="paragraph" style:name="normal_doc8" style:default-outline-level="">
      <style:paragraph-properties fo:text-align="start" style:justify-single-word="false" style:writing-mode="lr-tb" fo:widows="2" fo:orphans="2"/>
    </style:style>
    <style:style style:family="paragraph" style:display-name="Heading 1" style:name="Heading_20_1_doc8" style:class="text" style:parent-style-name="normal_doc8"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8" style:class="text" style:parent-style-name="normal_doc8"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8" style:class="text" style:parent-style-name="normal_doc8"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8" style:class="text" style:parent-style-name="normal_doc8"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8" style:class="text" style:parent-style-name="normal_doc8"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8" style:class="text" style:parent-style-name="normal_doc8"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8" style:name="Title_doc8"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8" style:name="Subtitle_doc8"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style:style style:family="text" style:display-name="Internet link" style:name="Internet_20_link_doc8">
      <style:text-properties style:country-asian="none" style:language-complex="zxx" fo:color="#000080" style:language-asian="zxx" style:text-underline-color="font-color" fo:country="none" style:text-underline-style="solid" style:country-complex="none" style:text-underline-width="auto" fo:language="zxx"/>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9" style:class="text"/>
    <style:style style:family="paragraph" style:parent-style-name="Standard_doc9" style:next-style-name="Text_20_body" style:name="Heading_doc9"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9" style:name="Text_20_body_doc9" style:class="text">
      <style:paragraph-properties fo:margin-top="0in" fo:margin-bottom="0.0972in" fo:line-height="120%" ns41:contextual-spacing="false"/>
    </style:style>
    <style:style style:family="paragraph" style:parent-style-name="Text_20_body_doc9" style:name="List_doc9" style:class="list">
      <style:text-properties style:font-size-asian="12pt"/>
    </style:style>
    <style:style style:family="paragraph" style:parent-style-name="Standard_doc9" style:name="Caption_doc9"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9" style:name="Index_doc9" style:class="index">
      <style:paragraph-properties text:line-number="0" text:number-lines="false"/>
      <style:text-properties style:font-size-asian="12pt"/>
    </style:style>
    <style:style style:family="paragraph" style:name="normal_doc9" style:default-outline-level="">
      <style:paragraph-properties fo:text-align="start" style:justify-single-word="false" style:writing-mode="lr-tb" fo:widows="2" fo:orphans="2"/>
    </style:style>
    <style:style style:family="paragraph" style:display-name="Heading 1" style:name="Heading_20_1_doc9" style:class="text" style:parent-style-name="normal_doc9"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9" style:class="text" style:parent-style-name="normal_doc9"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9" style:class="text" style:parent-style-name="normal_doc9"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9" style:class="text" style:parent-style-name="normal_doc9"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9" style:class="text" style:parent-style-name="normal_doc9"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9" style:class="text" style:parent-style-name="normal_doc9"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9" style:name="Title_doc9"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9" style:name="Subtitle_doc9"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style:style style:family="text" style:display-name="Internet link" style:name="Internet_20_link_doc9">
      <style:text-properties style:country-asian="none" style:language-complex="zxx" fo:color="#000080" style:language-asian="zxx" style:text-underline-color="font-color" fo:country="none" style:text-underline-style="solid" style:country-complex="none" style:text-underline-width="auto" fo:language="zxx"/>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10" style:class="text"/>
    <style:style style:family="paragraph" style:parent-style-name="Standard_doc10" style:next-style-name="Text_20_body" style:name="Heading_doc10"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10" style:name="Text_20_body_doc10" style:class="text">
      <style:paragraph-properties fo:margin-top="0in" fo:margin-bottom="0.0972in" fo:line-height="120%" ns41:contextual-spacing="false"/>
    </style:style>
    <style:style style:family="paragraph" style:parent-style-name="Text_20_body_doc10" style:name="List_doc10" style:class="list">
      <style:text-properties style:font-size-asian="12pt"/>
    </style:style>
    <style:style style:family="paragraph" style:parent-style-name="Standard_doc10" style:name="Caption_doc10"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10" style:name="Index_doc10" style:class="index">
      <style:paragraph-properties text:line-number="0" text:number-lines="false"/>
      <style:text-properties style:font-size-asian="12pt"/>
    </style:style>
    <style:style style:family="paragraph" style:name="normal_doc10" style:default-outline-level="">
      <style:paragraph-properties fo:text-align="start" style:justify-single-word="false" style:writing-mode="lr-tb" fo:widows="2" fo:orphans="2"/>
    </style:style>
    <style:style style:family="paragraph" style:display-name="Heading 1" style:name="Heading_20_1_doc10" style:class="text" style:parent-style-name="normal_doc10"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10" style:class="text" style:parent-style-name="normal_doc10"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10" style:class="text" style:parent-style-name="normal_doc10"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10" style:class="text" style:parent-style-name="normal_doc10"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10" style:class="text" style:parent-style-name="normal_doc10"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10" style:class="text" style:parent-style-name="normal_doc10"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10" style:name="Title_doc10"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10" style:name="Subtitle_doc10"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11" style:class="text"/>
    <style:style style:family="paragraph" style:parent-style-name="Standard_doc11" style:next-style-name="Text_20_body" style:name="Heading_doc11"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11" style:name="Text_20_body_doc11" style:class="text">
      <style:paragraph-properties fo:margin-top="0in" fo:margin-bottom="0.0972in" fo:line-height="120%" ns41:contextual-spacing="false"/>
    </style:style>
    <style:style style:family="paragraph" style:parent-style-name="Text_20_body_doc11" style:name="List_doc11" style:class="list">
      <style:text-properties style:font-size-asian="12pt"/>
    </style:style>
    <style:style style:family="paragraph" style:parent-style-name="Standard_doc11" style:name="Caption_doc11"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11" style:name="Index_doc11" style:class="index">
      <style:paragraph-properties text:line-number="0" text:number-lines="false"/>
      <style:text-properties style:font-size-asian="12pt"/>
    </style:style>
    <style:style style:family="paragraph" style:name="normal_doc11" style:default-outline-level="">
      <style:paragraph-properties fo:text-align="start" style:justify-single-word="false" style:writing-mode="lr-tb" fo:widows="2" fo:orphans="2"/>
    </style:style>
    <style:style style:family="paragraph" style:display-name="Heading 1" style:name="Heading_20_1_doc11" style:class="text" style:parent-style-name="normal_doc11"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11" style:class="text" style:parent-style-name="normal_doc11"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11" style:class="text" style:parent-style-name="normal_doc11"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11" style:class="text" style:parent-style-name="normal_doc11"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11" style:class="text" style:parent-style-name="normal_doc11"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11" style:class="text" style:parent-style-name="normal_doc11"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11" style:name="Title_doc11"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11" style:name="Subtitle_doc11"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2" fo:language="en" style:text-line-through-type="none" style:country-asian="CN" style:font-size-asian="11pt" style:font-name-complex="Arial2"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2" fo:country="none" fo:language="en" style:text-line-through-type="none" style:country-asian="CN" style:font-size-asian="11pt" style:font-name-complex="Arial2"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12" style:class="text"/>
    <style:style style:family="paragraph" style:parent-style-name="Standard_doc12" style:next-style-name="Text_20_body" style:name="Heading_doc12"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12" style:name="Text_20_body_doc12" style:class="text">
      <style:paragraph-properties fo:margin-top="0in" fo:margin-bottom="0.0972in" fo:line-height="120%" ns41:contextual-spacing="false"/>
    </style:style>
    <style:style style:family="paragraph" style:parent-style-name="Text_20_body_doc12" style:name="List_doc12" style:class="list">
      <style:text-properties style:font-size-asian="12pt"/>
    </style:style>
    <style:style style:family="paragraph" style:parent-style-name="Standard_doc12" style:name="Caption_doc12"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12" style:name="Index_doc12" style:class="index">
      <style:paragraph-properties text:line-number="0" text:number-lines="false"/>
      <style:text-properties style:font-size-asian="12pt"/>
    </style:style>
    <style:style style:family="paragraph" style:name="normal_doc12" style:default-outline-level="">
      <style:paragraph-properties fo:text-align="start" style:justify-single-word="false" style:writing-mode="lr-tb" fo:widows="2" fo:orphans="2"/>
    </style:style>
    <style:style style:family="paragraph" style:display-name="Heading 1" style:name="Heading_20_1_doc12" style:class="text" style:parent-style-name="normal_doc12"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12" style:class="text" style:parent-style-name="normal_doc12"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12" style:class="text" style:parent-style-name="normal_doc12"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12" style:class="text" style:parent-style-name="normal_doc12"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12" style:class="text" style:parent-style-name="normal_doc12"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12" style:class="text" style:parent-style-name="normal_doc12"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12" style:name="Title_doc12"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12" style:name="Subtitle_doc12"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2" fo:font-style="normal" style:font-name-asian="Arial2"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_doc1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 style:name="ListLabel_20_2_doc12">
      <style:text-properties style:text-underline-style="none"/>
    </style:style>
    <style:style style:family="text" style:display-name="ListLabel 3" style:name="ListLabel_20_3_doc12">
      <style:text-properties style:text-underline-style="none"/>
    </style:style>
    <style:style style:family="text" style:display-name="ListLabel 4" style:name="ListLabel_20_4_doc12">
      <style:text-properties style:text-underline-style="none"/>
    </style:style>
    <style:style style:family="text" style:display-name="ListLabel 5" style:name="ListLabel_20_5_doc12">
      <style:text-properties style:text-underline-style="none"/>
    </style:style>
    <style:style style:family="text" style:display-name="ListLabel 6" style:name="ListLabel_20_6_doc12">
      <style:text-properties style:text-underline-style="none"/>
    </style:style>
    <style:style style:family="text" style:display-name="ListLabel 7" style:name="ListLabel_20_7_doc12">
      <style:text-properties style:text-underline-style="none"/>
    </style:style>
    <style:style style:family="text" style:display-name="ListLabel 8" style:name="ListLabel_20_8_doc12">
      <style:text-properties style:text-underline-style="none"/>
    </style:style>
    <style:style style:family="text" style:display-name="ListLabel 9" style:name="ListLabel_20_9_doc12">
      <style:text-properties style:text-underline-style="none"/>
    </style:style>
    <style:style style:family="text" style:display-name="ListLabel 10" style:name="ListLabel_20_10_doc1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1" style:name="ListLabel_20_11_doc12">
      <style:text-properties style:text-underline-style="none"/>
    </style:style>
    <style:style style:family="text" style:display-name="ListLabel 12" style:name="ListLabel_20_12_doc12">
      <style:text-properties style:text-underline-style="none"/>
    </style:style>
    <style:style style:family="text" style:display-name="ListLabel 13" style:name="ListLabel_20_13_doc12">
      <style:text-properties style:text-underline-style="none"/>
    </style:style>
    <style:style style:family="text" style:display-name="ListLabel 14" style:name="ListLabel_20_14_doc12">
      <style:text-properties style:text-underline-style="none"/>
    </style:style>
    <style:style style:family="text" style:display-name="ListLabel 15" style:name="ListLabel_20_15_doc12">
      <style:text-properties style:text-underline-style="none"/>
    </style:style>
    <style:style style:family="text" style:display-name="ListLabel 16" style:name="ListLabel_20_16_doc12">
      <style:text-properties style:text-underline-style="none"/>
    </style:style>
    <style:style style:family="text" style:display-name="ListLabel 17" style:name="ListLabel_20_17_doc12">
      <style:text-properties style:text-underline-style="none"/>
    </style:style>
    <style:style style:family="text" style:display-name="ListLabel 18" style:name="ListLabel_20_18_doc12">
      <style:text-properties style:text-underline-style="none"/>
    </style:style>
    <style:style style:family="text" style:display-name="ListLabel 19" style:name="ListLabel_20_19_doc1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0" style:name="ListLabel_20_20_doc12">
      <style:text-properties style:text-underline-style="none"/>
    </style:style>
    <style:style style:family="text" style:display-name="ListLabel 21" style:name="ListLabel_20_21_doc12">
      <style:text-properties style:text-underline-style="none"/>
    </style:style>
    <style:style style:family="text" style:display-name="ListLabel 22" style:name="ListLabel_20_22_doc12">
      <style:text-properties style:text-underline-style="none"/>
    </style:style>
    <style:style style:family="text" style:display-name="ListLabel 23" style:name="ListLabel_20_23_doc12">
      <style:text-properties style:text-underline-style="none"/>
    </style:style>
    <style:style style:family="text" style:display-name="ListLabel 24" style:name="ListLabel_20_24_doc12">
      <style:text-properties style:text-underline-style="none"/>
    </style:style>
    <style:style style:family="text" style:display-name="ListLabel 25" style:name="ListLabel_20_25_doc12">
      <style:text-properties style:text-underline-style="none"/>
    </style:style>
    <style:style style:family="text" style:display-name="ListLabel 26" style:name="ListLabel_20_26_doc12">
      <style:text-properties style:text-underline-style="none"/>
    </style:style>
    <style:style style:family="text" style:display-name="ListLabel 27" style:name="ListLabel_20_27_doc12">
      <style:text-properties style:text-underline-style="none"/>
    </style:style>
    <style:style style:family="text" style:display-name="ListLabel 28" style:name="ListLabel_20_28_doc1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9" style:name="ListLabel_20_29_doc12">
      <style:text-properties style:text-underline-style="none"/>
    </style:style>
    <style:style style:family="text" style:display-name="ListLabel 30" style:name="ListLabel_20_30_doc12">
      <style:text-properties style:text-underline-style="none"/>
    </style:style>
    <style:style style:family="text" style:display-name="ListLabel 31" style:name="ListLabel_20_31_doc12">
      <style:text-properties style:text-underline-style="none"/>
    </style:style>
    <style:style style:family="text" style:display-name="ListLabel 32" style:name="ListLabel_20_32_doc12">
      <style:text-properties style:text-underline-style="none"/>
    </style:style>
    <style:style style:family="text" style:display-name="ListLabel 33" style:name="ListLabel_20_33_doc12">
      <style:text-properties style:text-underline-style="none"/>
    </style:style>
    <style:style style:family="text" style:display-name="ListLabel 34" style:name="ListLabel_20_34_doc12">
      <style:text-properties style:text-underline-style="none"/>
    </style:style>
    <style:style style:family="text" style:display-name="ListLabel 35" style:name="ListLabel_20_35_doc12">
      <style:text-properties style:text-underline-style="none"/>
    </style:style>
    <style:style style:family="text" style:display-name="ListLabel 36" style:name="ListLabel_20_36_doc12">
      <style:text-properties style:text-underline-style="none"/>
    </style:style>
    <style:style style:family="text" style:display-name="ListLabel 37" style:name="ListLabel_20_37_doc1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38" style:name="ListLabel_20_38_doc12">
      <style:text-properties style:text-underline-style="none"/>
    </style:style>
    <style:style style:family="text" style:display-name="ListLabel 39" style:name="ListLabel_20_39_doc12">
      <style:text-properties style:text-underline-style="none"/>
    </style:style>
    <style:style style:family="text" style:display-name="ListLabel 40" style:name="ListLabel_20_40_doc12">
      <style:text-properties style:text-underline-style="none"/>
    </style:style>
    <style:style style:family="text" style:display-name="ListLabel 41" style:name="ListLabel_20_41_doc12">
      <style:text-properties style:text-underline-style="none"/>
    </style:style>
    <style:style style:family="text" style:display-name="ListLabel 42" style:name="ListLabel_20_42_doc12">
      <style:text-properties style:text-underline-style="none"/>
    </style:style>
    <style:style style:family="text" style:display-name="ListLabel 43" style:name="ListLabel_20_43_doc12">
      <style:text-properties style:text-underline-style="none"/>
    </style:style>
    <style:style style:family="text" style:display-name="ListLabel 44" style:name="ListLabel_20_44_doc12">
      <style:text-properties style:text-underline-style="none"/>
    </style:style>
    <style:style style:family="text" style:display-name="ListLabel 45" style:name="ListLabel_20_45_doc12">
      <style:text-properties style:text-underline-style="none"/>
    </style:style>
    <style:style style:family="text" style:display-name="ListLabel 46" style:name="ListLabel_20_46_doc1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47" style:name="ListLabel_20_47_doc12">
      <style:text-properties style:text-underline-style="none"/>
    </style:style>
    <style:style style:family="text" style:display-name="ListLabel 48" style:name="ListLabel_20_48_doc12">
      <style:text-properties style:text-underline-style="none"/>
    </style:style>
    <style:style style:family="text" style:display-name="ListLabel 49" style:name="ListLabel_20_49_doc12">
      <style:text-properties style:text-underline-style="none"/>
    </style:style>
    <style:style style:family="text" style:display-name="ListLabel 50" style:name="ListLabel_20_50_doc12">
      <style:text-properties style:text-underline-style="none"/>
    </style:style>
    <style:style style:family="text" style:display-name="ListLabel 51" style:name="ListLabel_20_51_doc12">
      <style:text-properties style:text-underline-style="none"/>
    </style:style>
    <style:style style:family="text" style:display-name="ListLabel 52" style:name="ListLabel_20_52_doc12">
      <style:text-properties style:text-underline-style="none"/>
    </style:style>
    <style:style style:family="text" style:display-name="ListLabel 53" style:name="ListLabel_20_53_doc12">
      <style:text-properties style:text-underline-style="none"/>
    </style:style>
    <style:style style:family="text" style:display-name="ListLabel 54" style:name="ListLabel_20_54_doc12">
      <style:text-properties style:text-underline-style="none"/>
    </style:style>
    <style:style style:family="text" style:display-name="ListLabel 55" style:name="ListLabel_20_55_doc1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56" style:name="ListLabel_20_56_doc1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57" style:name="ListLabel_20_57_doc12">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58" style:name="ListLabel_20_58_doc12">
      <style:text-properties style:text-underline-style="none"/>
    </style:style>
    <style:style style:family="text" style:display-name="ListLabel 59" style:name="ListLabel_20_59_doc12">
      <style:text-properties style:text-underline-style="none"/>
    </style:style>
    <style:style style:family="text" style:display-name="ListLabel 60" style:name="ListLabel_20_60_doc12">
      <style:text-properties style:text-underline-style="none"/>
    </style:style>
    <style:style style:family="text" style:display-name="ListLabel 61" style:name="ListLabel_20_61_doc12">
      <style:text-properties style:text-underline-style="none"/>
    </style:style>
    <style:style style:family="text" style:display-name="ListLabel 62" style:name="ListLabel_20_62_doc12">
      <style:text-properties style:text-underline-style="none"/>
    </style:style>
    <style:style style:family="text" style:display-name="ListLabel 63" style:name="ListLabel_20_63_doc12">
      <style:text-properties style:text-underline-style="none"/>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bullet text:level="1" style:num-suffix="●" text:bullet-char="●" text:style-name="ListLabel_20_1">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5">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7">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8">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9">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2">
      <text:list-level-style-bullet text:level="1" style:num-suffix="●" text:bullet-char="●" text:style-name="ListLabel_20_10">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11">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12">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13">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14">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15">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16">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17">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18">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3">
      <text:list-level-style-bullet text:level="1" style:num-suffix="●" text:bullet-char="●" text:style-name="ListLabel_20_19">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0">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21">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22">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23">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24">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25">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26">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27">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4">
      <text:list-level-style-bullet text:level="1" style:num-suffix="●" text:bullet-char="●" text:style-name="ListLabel_20_28">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9">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0">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31">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32">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33">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34">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35">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36">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5">
      <text:list-level-style-bullet text:level="1" style:num-suffix="●" text:bullet-char="●" text:style-name="ListLabel_20_37">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38">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9">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0">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41">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42">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43">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44">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45">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6">
      <text:list-level-style-bullet text:level="1" style:num-suffix="●" text:bullet-char="●" text:style-name="ListLabel_20_46">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47">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48">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9">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50">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51">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52">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53">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54">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7">
      <text:list-level-style-bullet text:level="1" style:num-suffix="●" text:bullet-char="●" text:style-name="ListLabel_20_55">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56">
        <style:list-level-properties text:list-level-position-and-space-mode="label-alignment">
          <style:list-level-label-alignment text:label-followed-by="listtab" fo:margin-left="1in" fo:text-indent="-0.25in"/>
        </style:list-level-properties>
        <style:text-properties style:font-name="Arial1"/>
      </text:list-level-style-bullet>
      <text:list-level-style-bullet text:level="3" style:num-suffix="●" text:bullet-char="●" text:style-name="ListLabel_20_57">
        <style:list-level-properties text:list-level-position-and-space-mode="label-alignment">
          <style:list-level-label-alignment text:label-followed-by="listtab" fo:margin-left="1.5in" fo:text-indent="-0.25in"/>
        </style:list-level-properties>
        <style:text-properties style:font-name="Arial1"/>
      </text:list-level-style-bullet>
      <text:list-level-style-bullet text:level="4" style:num-suffix="●" text:bullet-char="●" text:style-name="ListLabel_20_58">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59">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0">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61">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62">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63">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2" fo:language="en" style:text-line-through-type="none" style:country-asian="CN" style:font-size-asian="11pt" style:font-name-complex="Arial2"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2" fo:country="none" fo:language="en" style:text-line-through-type="none" style:country-asian="CN" style:font-size-asian="11pt" style:font-name-complex="Arial2"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13" style:class="text"/>
    <style:style style:family="paragraph" style:parent-style-name="Standard_doc13" style:next-style-name="Text_20_body" style:name="Heading_doc13"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13" style:name="Text_20_body_doc13" style:class="text">
      <style:paragraph-properties fo:margin-top="0in" fo:margin-bottom="0.0972in" fo:line-height="120%" ns41:contextual-spacing="false"/>
    </style:style>
    <style:style style:family="paragraph" style:parent-style-name="Text_20_body_doc13" style:name="List_doc13" style:class="list">
      <style:text-properties style:font-size-asian="12pt"/>
    </style:style>
    <style:style style:family="paragraph" style:parent-style-name="Standard_doc13" style:name="Caption_doc13"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13" style:name="Index_doc13" style:class="index">
      <style:paragraph-properties text:line-number="0" text:number-lines="false"/>
      <style:text-properties style:font-size-asian="12pt"/>
    </style:style>
    <style:style style:family="paragraph" style:name="normal_doc13" style:default-outline-level="">
      <style:paragraph-properties fo:text-align="start" style:justify-single-word="false" style:writing-mode="lr-tb" fo:widows="2" fo:orphans="2"/>
    </style:style>
    <style:style style:family="paragraph" style:display-name="Heading 1" style:name="Heading_20_1_doc13" style:class="text" style:parent-style-name="normal_doc13"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13" style:class="text" style:parent-style-name="normal_doc13"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13" style:class="text" style:parent-style-name="normal_doc13"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13" style:class="text" style:parent-style-name="normal_doc13"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13" style:class="text" style:parent-style-name="normal_doc13"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13" style:class="text" style:parent-style-name="normal_doc13"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13" style:name="Title_doc13"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13" style:name="Subtitle_doc13"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2" fo:font-style="normal" style:font-name-asian="Arial2"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_doc13">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 style:name="ListLabel_20_2_doc13">
      <style:text-properties style:text-underline-style="none"/>
    </style:style>
    <style:style style:family="text" style:display-name="ListLabel 3" style:name="ListLabel_20_3_doc13">
      <style:text-properties style:text-underline-style="none"/>
    </style:style>
    <style:style style:family="text" style:display-name="ListLabel 4" style:name="ListLabel_20_4_doc13">
      <style:text-properties style:text-underline-style="none"/>
    </style:style>
    <style:style style:family="text" style:display-name="ListLabel 5" style:name="ListLabel_20_5_doc13">
      <style:text-properties style:text-underline-style="none"/>
    </style:style>
    <style:style style:family="text" style:display-name="ListLabel 6" style:name="ListLabel_20_6_doc13">
      <style:text-properties style:text-underline-style="none"/>
    </style:style>
    <style:style style:family="text" style:display-name="ListLabel 7" style:name="ListLabel_20_7_doc13">
      <style:text-properties style:text-underline-style="none"/>
    </style:style>
    <style:style style:family="text" style:display-name="ListLabel 8" style:name="ListLabel_20_8_doc13">
      <style:text-properties style:text-underline-style="none"/>
    </style:style>
    <style:style style:family="text" style:display-name="ListLabel 9" style:name="ListLabel_20_9_doc13">
      <style:text-properties style:text-underline-style="none"/>
    </style:style>
    <style:style style:family="text" style:display-name="Internet link" style:name="Internet_20_link_doc13">
      <style:text-properties style:country-asian="none" style:language-complex="zxx" fo:color="#000080" style:language-asian="zxx" style:text-underline-color="font-color" fo:country="none" style:text-underline-style="solid" style:country-complex="none" style:text-underline-width="auto" fo:language="zxx"/>
    </style:style>
    <style:style style:family="graphic" style:name="Graphics_doc13">
      <style:graphic-properties text:anchor-type="paragraph" style:wrap="dynamic" style:vertical-rel="paragraph" style:number-wrapped-paragraphs="no-limit" svg:x="0in" style:horizontal-rel="paragraph" style:vertical-pos="top" svg:y="0in" style:horizontal-pos="center" style:wrap-contour="false"/>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bullet text:level="1" style:num-suffix="●" text:bullet-char="●" text:style-name="ListLabel_20_1">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2">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5">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6">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7">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8">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9">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2" fo:language="en" style:text-line-through-type="none" style:country-asian="CN" style:font-size-asian="11pt" style:font-name-complex="Arial2"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2" fo:country="none" fo:language="en" style:text-line-through-type="none" style:country-asian="CN" style:font-size-asian="11pt" style:font-name-complex="Arial2"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14" style:class="text"/>
    <style:style style:family="paragraph" style:parent-style-name="Standard_doc14" style:next-style-name="Text_20_body" style:name="Heading_doc14"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14" style:name="Text_20_body_doc14" style:class="text">
      <style:paragraph-properties fo:margin-top="0in" fo:margin-bottom="0.0972in" fo:line-height="120%" ns41:contextual-spacing="false"/>
    </style:style>
    <style:style style:family="paragraph" style:parent-style-name="Text_20_body_doc14" style:name="List_doc14" style:class="list">
      <style:text-properties style:font-size-asian="12pt"/>
    </style:style>
    <style:style style:family="paragraph" style:parent-style-name="Standard_doc14" style:name="Caption_doc14"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14" style:name="Index_doc14" style:class="index">
      <style:paragraph-properties text:line-number="0" text:number-lines="false"/>
      <style:text-properties style:font-size-asian="12pt"/>
    </style:style>
    <style:style style:family="paragraph" style:name="normal_doc14" style:default-outline-level="">
      <style:paragraph-properties fo:text-align="start" style:justify-single-word="false" style:writing-mode="lr-tb" fo:widows="2" fo:orphans="2"/>
    </style:style>
    <style:style style:family="paragraph" style:display-name="Heading 1" style:name="Heading_20_1_doc14" style:class="text" style:parent-style-name="normal_doc14"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14" style:class="text" style:parent-style-name="normal_doc14"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14" style:class="text" style:parent-style-name="normal_doc14"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14" style:class="text" style:parent-style-name="normal_doc14"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14" style:class="text" style:parent-style-name="normal_doc14"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14" style:class="text" style:parent-style-name="normal_doc14"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14" style:name="Title_doc14"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14" style:name="Subtitle_doc14"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2" fo:font-style="normal" style:font-name-asian="Arial2"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_doc1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 style:name="ListLabel_20_2_doc1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3" style:name="ListLabel_20_3_doc14">
      <style:text-properties style:text-underline-style="none"/>
    </style:style>
    <style:style style:family="text" style:display-name="ListLabel 4" style:name="ListLabel_20_4_doc14">
      <style:text-properties style:text-underline-style="none"/>
    </style:style>
    <style:style style:family="text" style:display-name="ListLabel 5" style:name="ListLabel_20_5_doc14">
      <style:text-properties style:text-underline-style="none"/>
    </style:style>
    <style:style style:family="text" style:display-name="ListLabel 6" style:name="ListLabel_20_6_doc14">
      <style:text-properties style:text-underline-style="none"/>
    </style:style>
    <style:style style:family="text" style:display-name="ListLabel 7" style:name="ListLabel_20_7_doc14">
      <style:text-properties style:text-underline-style="none"/>
    </style:style>
    <style:style style:family="text" style:display-name="ListLabel 8" style:name="ListLabel_20_8_doc14">
      <style:text-properties style:text-underline-style="none"/>
    </style:style>
    <style:style style:family="text" style:display-name="ListLabel 9" style:name="ListLabel_20_9_doc14">
      <style:text-properties style:text-underline-style="none"/>
    </style:style>
    <style:style style:family="text" style:display-name="ListLabel 10" style:name="ListLabel_20_10_doc1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11" style:name="ListLabel_20_11_doc14">
      <style:text-properties style:text-underline-style="none"/>
    </style:style>
    <style:style style:family="text" style:display-name="ListLabel 12" style:name="ListLabel_20_12_doc14">
      <style:text-properties style:text-underline-style="none"/>
    </style:style>
    <style:style style:family="text" style:display-name="ListLabel 13" style:name="ListLabel_20_13_doc14">
      <style:text-properties style:text-underline-style="none"/>
    </style:style>
    <style:style style:family="text" style:display-name="ListLabel 14" style:name="ListLabel_20_14_doc14">
      <style:text-properties style:text-underline-style="none"/>
    </style:style>
    <style:style style:family="text" style:display-name="ListLabel 15" style:name="ListLabel_20_15_doc14">
      <style:text-properties style:text-underline-style="none"/>
    </style:style>
    <style:style style:family="text" style:display-name="ListLabel 16" style:name="ListLabel_20_16_doc14">
      <style:text-properties style:text-underline-style="none"/>
    </style:style>
    <style:style style:family="text" style:display-name="ListLabel 17" style:name="ListLabel_20_17_doc14">
      <style:text-properties style:text-underline-style="none"/>
    </style:style>
    <style:style style:family="text" style:display-name="ListLabel 18" style:name="ListLabel_20_18_doc14">
      <style:text-properties style:text-underline-style="none"/>
    </style:style>
    <style:style style:family="text" style:display-name="ListLabel 19" style:name="ListLabel_20_19_doc1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0" style:name="ListLabel_20_20_doc14">
      <style:text-properties style:text-underline-style="none"/>
    </style:style>
    <style:style style:family="text" style:display-name="ListLabel 21" style:name="ListLabel_20_21_doc14">
      <style:text-properties style:text-underline-style="none"/>
    </style:style>
    <style:style style:family="text" style:display-name="ListLabel 22" style:name="ListLabel_20_22_doc14">
      <style:text-properties style:text-underline-style="none"/>
    </style:style>
    <style:style style:family="text" style:display-name="ListLabel 23" style:name="ListLabel_20_23_doc14">
      <style:text-properties style:text-underline-style="none"/>
    </style:style>
    <style:style style:family="text" style:display-name="ListLabel 24" style:name="ListLabel_20_24_doc14">
      <style:text-properties style:text-underline-style="none"/>
    </style:style>
    <style:style style:family="text" style:display-name="ListLabel 25" style:name="ListLabel_20_25_doc14">
      <style:text-properties style:text-underline-style="none"/>
    </style:style>
    <style:style style:family="text" style:display-name="ListLabel 26" style:name="ListLabel_20_26_doc14">
      <style:text-properties style:text-underline-style="none"/>
    </style:style>
    <style:style style:family="text" style:display-name="ListLabel 27" style:name="ListLabel_20_27_doc14">
      <style:text-properties style:text-underline-style="none"/>
    </style:style>
    <style:style style:family="text" style:display-name="ListLabel 28" style:name="ListLabel_20_28_doc1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29" style:name="ListLabel_20_29_doc14">
      <style:text-properties style:text-underline-style="none"/>
    </style:style>
    <style:style style:family="text" style:display-name="ListLabel 30" style:name="ListLabel_20_30_doc14">
      <style:text-properties style:text-underline-style="none"/>
    </style:style>
    <style:style style:family="text" style:display-name="ListLabel 31" style:name="ListLabel_20_31_doc14">
      <style:text-properties style:text-underline-style="none"/>
    </style:style>
    <style:style style:family="text" style:display-name="ListLabel 32" style:name="ListLabel_20_32_doc14">
      <style:text-properties style:text-underline-style="none"/>
    </style:style>
    <style:style style:family="text" style:display-name="ListLabel 33" style:name="ListLabel_20_33_doc14">
      <style:text-properties style:text-underline-style="none"/>
    </style:style>
    <style:style style:family="text" style:display-name="ListLabel 34" style:name="ListLabel_20_34_doc14">
      <style:text-properties style:text-underline-style="none"/>
    </style:style>
    <style:style style:family="text" style:display-name="ListLabel 35" style:name="ListLabel_20_35_doc14">
      <style:text-properties style:text-underline-style="none"/>
    </style:style>
    <style:style style:family="text" style:display-name="ListLabel 36" style:name="ListLabel_20_36_doc14">
      <style:text-properties style:text-underline-style="none"/>
    </style:style>
    <style:style style:family="text" style:display-name="ListLabel 37" style:name="ListLabel_20_37_doc1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38" style:name="ListLabel_20_38_doc1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39" style:name="ListLabel_20_39_doc14">
      <style:text-properties style:text-underline-style="none"/>
    </style:style>
    <style:style style:family="text" style:display-name="ListLabel 40" style:name="ListLabel_20_40_doc14">
      <style:text-properties style:text-underline-style="none"/>
    </style:style>
    <style:style style:family="text" style:display-name="ListLabel 41" style:name="ListLabel_20_41_doc14">
      <style:text-properties style:text-underline-style="none"/>
    </style:style>
    <style:style style:family="text" style:display-name="ListLabel 42" style:name="ListLabel_20_42_doc14">
      <style:text-properties style:text-underline-style="none"/>
    </style:style>
    <style:style style:family="text" style:display-name="ListLabel 43" style:name="ListLabel_20_43_doc14">
      <style:text-properties style:text-underline-style="none"/>
    </style:style>
    <style:style style:family="text" style:display-name="ListLabel 44" style:name="ListLabel_20_44_doc14">
      <style:text-properties style:text-underline-style="none"/>
    </style:style>
    <style:style style:family="text" style:display-name="ListLabel 45" style:name="ListLabel_20_45_doc14">
      <style:text-properties style:text-underline-style="none"/>
    </style:style>
    <style:style style:family="text" style:display-name="ListLabel 46" style:name="ListLabel_20_46_doc14">
      <style:text-properties style:font-size-complex="10.5pt" style:font-size-asian="10.5pt" style:font-family-generic-complex="system" style:font-name-complex="Arial2" style:font-pitch-complex="variable" style:font-name-asian="Arial2" style:font-family-asian="Arial" style:font-family-generic-asian="system" fo:color="#222222" fo:font-size="10.5pt" style:font-pitch-asian="variable" style:text-underline-style="none" style:font-family-complex="Arial"/>
    </style:style>
    <style:style style:family="text" style:display-name="ListLabel 47" style:name="ListLabel_20_47_doc14">
      <style:text-properties style:text-underline-style="none"/>
    </style:style>
    <style:style style:family="text" style:display-name="ListLabel 48" style:name="ListLabel_20_48_doc14">
      <style:text-properties style:text-underline-style="none"/>
    </style:style>
    <style:style style:family="text" style:display-name="ListLabel 49" style:name="ListLabel_20_49_doc14">
      <style:text-properties style:text-underline-style="none"/>
    </style:style>
    <style:style style:family="text" style:display-name="ListLabel 50" style:name="ListLabel_20_50_doc14">
      <style:text-properties style:text-underline-style="none"/>
    </style:style>
    <style:style style:family="text" style:display-name="ListLabel 51" style:name="ListLabel_20_51_doc14">
      <style:text-properties style:text-underline-style="none"/>
    </style:style>
    <style:style style:family="text" style:display-name="ListLabel 52" style:name="ListLabel_20_52_doc14">
      <style:text-properties style:text-underline-style="none"/>
    </style:style>
    <style:style style:family="text" style:display-name="ListLabel 53" style:name="ListLabel_20_53_doc14">
      <style:text-properties style:text-underline-style="none"/>
    </style:style>
    <style:style style:family="text" style:display-name="ListLabel 54" style:name="ListLabel_20_54_doc14">
      <style:text-properties style:text-underline-style="none"/>
    </style:style>
    <style:style style:family="text" style:display-name="Internet link" style:name="Internet_20_link_doc14">
      <style:text-properties style:country-asian="none" style:language-complex="zxx" fo:color="#000080" style:language-asian="zxx" style:text-underline-color="font-color" fo:country="none" style:text-underline-style="solid" style:country-complex="none" style:text-underline-width="auto" fo:language="zxx"/>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number text:level="1" style:num-suffix="." style:num-format="1" text:style-name="ListLabel_20_1">
        <style:list-level-properties text:list-level-position-and-space-mode="label-alignment">
          <style:list-level-label-alignment text:label-followed-by="listtab" fo:margin-left="0.5in" fo:text-indent="-0.25in"/>
        </style:list-level-properties>
      </text:list-level-style-number>
      <text:list-level-style-number text:level="2" style:num-suffix="." style:num-format="1" text:style-name="ListLabel_20_2">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3">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4">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5">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6">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7">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8">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9">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2">
      <text:list-level-style-number text:level="1" style:num-suffix="." style:num-format="1" text:style-name="ListLabel_20_10">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11">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12">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13">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14">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15">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16">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17">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18">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3">
      <text:list-level-style-number text:level="1" style:num-suffix="." style:num-format="1" text:style-name="ListLabel_20_19">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0">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21">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22">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23">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24">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25">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26">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27">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4">
      <text:list-level-style-number text:level="1" style:num-suffix="." style:num-format="1" text:style-name="ListLabel_20_28">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9">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30">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31">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32">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33">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34">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35">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36">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5">
      <text:list-level-style-bullet text:level="1" style:num-suffix="●" text:bullet-char="●" text:style-name="ListLabel_20_37">
        <style:list-level-properties text:list-level-position-and-space-mode="label-alignment">
          <style:list-level-label-alignment text:label-followed-by="listtab" fo:margin-left="0.5in" fo:text-indent="-0.25in"/>
        </style:list-level-properties>
        <style:text-properties style:font-name="Arial1"/>
      </text:list-level-style-bullet>
      <text:list-level-style-bullet text:level="2" style:num-suffix="●" text:bullet-char="●" text:style-name="ListLabel_20_38">
        <style:list-level-properties text:list-level-position-and-space-mode="label-alignment">
          <style:list-level-label-alignment text:label-followed-by="listtab" fo:margin-left="1in" fo:text-indent="-0.25in"/>
        </style:list-level-properties>
        <style:text-properties style:font-name="Arial1"/>
      </text:list-level-style-bullet>
      <text:list-level-style-bullet text:level="3" style:num-suffix="■" text:bullet-char="■" text:style-name="ListLabel_20_39">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0">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41">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42">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43">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44">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45">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6">
      <text:list-level-style-number text:level="1" style:num-suffix="." style:num-format="1" text:style-name="ListLabel_20_46">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47">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48">
        <style:list-level-properties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49">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50">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51">
        <style:list-level-properties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52">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53">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54">
        <style:list-level-properties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15" style:class="text"/>
    <style:style style:family="paragraph" style:parent-style-name="Standard_doc15" style:next-style-name="Text_20_body" style:name="Heading_doc15"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15" style:name="Text_20_body_doc15" style:class="text">
      <style:paragraph-properties fo:margin-top="0in" fo:margin-bottom="0.0972in" fo:line-height="120%" ns41:contextual-spacing="false"/>
    </style:style>
    <style:style style:family="paragraph" style:parent-style-name="Text_20_body_doc15" style:name="List_doc15" style:class="list">
      <style:text-properties style:font-size-asian="12pt"/>
    </style:style>
    <style:style style:family="paragraph" style:parent-style-name="Standard_doc15" style:name="Caption_doc15"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15" style:name="Index_doc15" style:class="index">
      <style:paragraph-properties text:line-number="0" text:number-lines="false"/>
      <style:text-properties style:font-size-asian="12pt"/>
    </style:style>
    <style:style style:family="paragraph" style:name="normal_doc15" style:default-outline-level="">
      <style:paragraph-properties fo:text-align="start" style:justify-single-word="false" style:writing-mode="lr-tb" fo:widows="2" fo:orphans="2"/>
    </style:style>
    <style:style style:family="paragraph" style:display-name="Heading 1" style:name="Heading_20_1_doc15" style:class="text" style:parent-style-name="normal_doc15"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15" style:class="text" style:parent-style-name="normal_doc15"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15" style:class="text" style:parent-style-name="normal_doc15"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15" style:class="text" style:parent-style-name="normal_doc15"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15" style:class="text" style:parent-style-name="normal_doc15"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15" style:class="text" style:parent-style-name="normal_doc15"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15" style:name="Title_doc15"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15" style:name="Subtitle_doc15"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16" style:class="text"/>
    <style:style style:family="paragraph" style:parent-style-name="Standard_doc16" style:next-style-name="Text_20_body" style:name="Heading_doc16"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16" style:name="Text_20_body_doc16" style:class="text">
      <style:paragraph-properties fo:margin-top="0in" fo:margin-bottom="0.0972in" fo:line-height="120%" ns41:contextual-spacing="false"/>
    </style:style>
    <style:style style:family="paragraph" style:parent-style-name="Text_20_body_doc16" style:name="List_doc16" style:class="list">
      <style:text-properties style:font-size-asian="12pt"/>
    </style:style>
    <style:style style:family="paragraph" style:parent-style-name="Standard_doc16" style:name="Caption_doc16"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16" style:name="Index_doc16" style:class="index">
      <style:paragraph-properties text:line-number="0" text:number-lines="false"/>
      <style:text-properties style:font-size-asian="12pt"/>
    </style:style>
    <style:style style:family="paragraph" style:name="normal_doc16" style:default-outline-level="">
      <style:paragraph-properties fo:text-align="start" style:justify-single-word="false" style:writing-mode="lr-tb" fo:widows="2" fo:orphans="2"/>
    </style:style>
    <style:style style:family="paragraph" style:display-name="Heading 1" style:name="Heading_20_1_doc16" style:class="text" style:parent-style-name="normal_doc16"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16" style:class="text" style:parent-style-name="normal_doc16"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16" style:class="text" style:parent-style-name="normal_doc16"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16" style:class="text" style:parent-style-name="normal_doc16"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16" style:class="text" style:parent-style-name="normal_doc16"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16" style:class="text" style:parent-style-name="normal_doc16"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16" style:name="Title_doc16"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16" style:name="Subtitle_doc16"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style:style style:family="text" style:display-name="Internet link" style:name="Internet_20_link_doc16">
      <style:text-properties style:country-asian="none" style:language-complex="zxx" fo:color="#000080" style:language-asian="zxx" style:text-underline-color="font-color" fo:country="none" style:text-underline-style="solid" style:country-complex="none" style:text-underline-width="auto" fo:language="zxx"/>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17" style:class="text"/>
    <style:style style:family="paragraph" style:parent-style-name="Standard_doc17" style:next-style-name="Text_20_body" style:name="Heading_doc17"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17" style:name="Text_20_body_doc17" style:class="text">
      <style:paragraph-properties fo:margin-top="0in" fo:margin-bottom="0.0972in" fo:line-height="120%" ns41:contextual-spacing="false"/>
    </style:style>
    <style:style style:family="paragraph" style:parent-style-name="Text_20_body_doc17" style:name="List_doc17" style:class="list">
      <style:text-properties style:font-size-asian="12pt"/>
    </style:style>
    <style:style style:family="paragraph" style:parent-style-name="Standard_doc17" style:name="Caption_doc17"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17" style:name="Index_doc17" style:class="index">
      <style:paragraph-properties text:line-number="0" text:number-lines="false"/>
      <style:text-properties style:font-size-asian="12pt"/>
    </style:style>
    <style:style style:family="paragraph" style:name="normal_doc17" style:default-outline-level="">
      <style:paragraph-properties fo:text-align="start" style:justify-single-word="false" style:writing-mode="lr-tb" fo:widows="2" fo:orphans="2"/>
    </style:style>
    <style:style style:family="paragraph" style:display-name="Heading 1" style:name="Heading_20_1_doc17" style:class="text" style:parent-style-name="normal_doc17"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17" style:class="text" style:parent-style-name="normal_doc17"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17" style:class="text" style:parent-style-name="normal_doc17"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17" style:class="text" style:parent-style-name="normal_doc17"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17" style:class="text" style:parent-style-name="normal_doc17"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17" style:class="text" style:parent-style-name="normal_doc17"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17" style:name="Title_doc17"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17" style:name="Subtitle_doc17"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style:style style:family="graphic" style:name="Graphics_doc17">
      <style:graphic-properties text:anchor-type="paragraph" style:wrap="dynamic" style:vertical-rel="paragraph" style:number-wrapped-paragraphs="no-limit" svg:x="0in" style:horizontal-rel="paragraph" style:vertical-pos="top" svg:y="0in" style:horizontal-pos="center" style:wrap-contour="false"/>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office:styles>
  <office:automatic-styles>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office:automatic-styles>
  <office:master-styles>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style:master-page style:page-layout-name="Mpm1" style:name="Standard"/>
  </office:master-styles>
</office:document-styles>
</file>

<file path=meta.xml><?xml version="1.0" encoding="utf-8"?>
<office:document-meta xmlns:ooo="http://openoffice.org/2004/office" xmlns:xlink="http://www.w3.org/1999/xlink" xmlns:draw="urn:oasis:names:tc:opendocument:xmlns:drawing:1.0" xmlns:office="urn:oasis:names:tc:opendocument:xmlns:office:1.0" xmlns:table="urn:oasis:names:tc:opendocument:xmlns:table:1.0" xmlns:chart="urn:oasis:names:tc:opendocument:xmlns:chart:1.0" xmlns:ns41="urn:org:documentfoundation:names:experimental:office:xmlns:loext:1.0" xmlns:fo="urn:oasis:names:tc:opendocument:xmlns:xsl-fo-compatible:1.0" xmlns:presentation="urn:oasis:names:tc:opendocument:xmlns:presentation:1.0" xmlns:dc="http://purl.org/dc/elements/1.1/" xmlns:text="urn:oasis:names:tc:opendocument:xmlns:text:1.0" xmlns:manifest="urn:oasis:names:tc:opendocument:xmlns:manifest:1.0" xmlns:xml="http://www.w3.org/XML/1998/namespace" xmlns:meta="urn:oasis:names:tc:opendocument:xmlns:meta:1.0" xmlns:svg="urn:oasis:names:tc:opendocument:xmlns:svg-compatible:1.0" xmlns:config="urn:oasis:names:tc:opendocument:xmlns:config:1.0" xmlns:style="urn:oasis:names:tc:opendocument:xmlns:style:1.0" office:version="1.2">
  <office:meta>
    <meta:document-statistic meta:character-count="8569" meta:page-count="4" meta:object-count="0" meta:table-count="0" meta:paragraph-count="91" meta:image-count="0" meta:word-count="1303" meta:non-whitespace-character-count="7384"/>
    <meta:document-statistic meta:character-count="10826" meta:page-count="1" meta:object-count="0" meta:table-count="0" meta:paragraph-count="50" meta:image-count="15" meta:word-count="1996" meta:non-whitespace-character-count="8868"/>
    <meta:document-statistic meta:character-count="10559" meta:page-count="7" meta:object-count="0" meta:table-count="0" meta:paragraph-count="128" meta:image-count="1" meta:word-count="1755" meta:non-whitespace-character-count="8972"/>
    <meta:document-statistic meta:character-count="2351" meta:page-count="3" meta:object-count="0" meta:table-count="0" meta:paragraph-count="56" meta:image-count="0" meta:word-count="415" meta:non-whitespace-character-count="2036"/>
    <meta:document-statistic meta:character-count="16036" meta:page-count="6" meta:object-count="0" meta:table-count="0" meta:paragraph-count="118" meta:image-count="0" meta:word-count="2565" meta:non-whitespace-character-count="13066"/>
    <meta:document-statistic meta:character-count="13607" meta:page-count="7" meta:object-count="0" meta:table-count="1" meta:paragraph-count="117" meta:image-count="0" meta:word-count="1221" meta:non-whitespace-character-count="11297"/>
    <meta:document-statistic meta:character-count="897" meta:page-count="1" meta:object-count="0" meta:table-count="0" meta:paragraph-count="17" meta:image-count="0" meta:word-count="149" meta:non-whitespace-character-count="770"/>
    <meta:document-statistic meta:character-count="10599" meta:page-count="2" meta:object-count="0" meta:table-count="0" meta:paragraph-count="29" meta:image-count="0" meta:word-count="1722" meta:non-whitespace-character-count="8905"/>
    <meta:document-statistic meta:character-count="860" meta:page-count="1" meta:object-count="0" meta:table-count="0" meta:paragraph-count="4" meta:image-count="0" meta:word-count="138" meta:non-whitespace-character-count="725"/>
    <meta:document-statistic meta:character-count="4011" meta:page-count="2" meta:object-count="0" meta:table-count="0" meta:paragraph-count="31" meta:image-count="0" meta:word-count="632" meta:non-whitespace-character-count="3410"/>
    <meta:document-statistic meta:character-count="8274" meta:page-count="2" meta:object-count="0" meta:table-count="0" meta:paragraph-count="28" meta:image-count="0" meta:word-count="1378" meta:non-whitespace-character-count="6923"/>
    <meta:document-statistic meta:character-count="6146" meta:page-count="2" meta:object-count="0" meta:table-count="0" meta:paragraph-count="37" meta:image-count="0" meta:word-count="1023" meta:non-whitespace-character-count="5160"/>
    <meta:document-statistic meta:character-count="3018" meta:page-count="2" meta:object-count="0" meta:table-count="0" meta:paragraph-count="45" meta:image-count="0" meta:word-count="482" meta:non-whitespace-character-count="2613"/>
    <meta:document-statistic meta:character-count="4923" meta:page-count="3" meta:object-count="0" meta:table-count="0" meta:paragraph-count="58" meta:image-count="9" meta:word-count="819" meta:non-whitespace-character-count="4156"/>
    <meta:document-statistic meta:character-count="8821" meta:page-count="4" meta:object-count="0" meta:table-count="1" meta:paragraph-count="68" meta:image-count="0" meta:word-count="1658" meta:non-whitespace-character-count="7258"/>
    <meta:document-statistic meta:character-count="2236" meta:page-count="1" meta:object-count="0" meta:table-count="0" meta:paragraph-count="11" meta:image-count="0" meta:word-count="367" meta:non-whitespace-character-count="1880"/>
    <meta:document-statistic meta:character-count="5369" meta:page-count="5" meta:object-count="0" meta:table-count="2" meta:paragraph-count="40" meta:image-count="0" meta:word-count="967" meta:non-whitespace-character-count="4442"/>
    <meta:document-statistic meta:character-count="0" meta:page-count="1" meta:object-count="0" meta:table-count="0" meta:paragraph-count="1" meta:image-count="1" meta:word-count="0" meta:non-whitespace-character-count="0"/>
    <meta:generator>ODFPY/1.3.6</meta:generator>
  </office:meta>
</office:document-meta>
</file>